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1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10709月報表(修正)_fil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10709月報表(修正)_fil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22T00:00:00" table:style-name="ce4">
            <text:p>2018/11/22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9月至2018年9月(Data for 2018/9～2018/9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183183" table:style-name="ce5">
            <text:p>183,183</text:p>
          </table:table-cell>
          <table:table-cell office:value-type="percentage" office:value="0.68859999999999999" table:style-name="ce6">
            <text:p>68.86%</text:p>
          </table:table-cell>
          <table:table-cell office:value-type="float" office:value="4460" table:style-name="ce5">
            <text:p>4,460</text:p>
          </table:table-cell>
          <table:table-cell office:value-type="float" office:value="817084022" table:style-name="ce5">
            <text:p>817,084,022</text:p>
          </table:table-cell>
          <table:table-cell office:value-type="float" office:value="1099587975" table:style-name="ce5">
            <text:p>1,099,587,975</text:p>
          </table:table-cell>
          <table:table-cell office:value-type="float" office:value="2196859973" table:style-name="ce5">
            <text:p>2,196,859,973</text:p>
          </table:table-cell>
          <table:table-cell office:value-type="float" office:value="2881" table:style-name="ce5">
            <text:p>2,881</text:p>
          </table:table-cell>
          <table:table-cell office:value-type="float" office:value="5317" table:style-name="ce5">
            <text:p>5,317</text:p>
          </table:table-cell>
          <table:table-cell office:value-type="float" office:value="1767" table:style-name="ce5">
            <text:p>1,767</text:p>
          </table:table-cell>
          <table:table-cell office:value-type="float" office:value="846" table:style-name="ce2">
            <text:p>846</text:p>
          </table:table-cell>
          <table:table-cell office:value-type="float" office:value="10811" table:style-name="ce5">
            <text:p>10,8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4739" table:style-name="ce5">
            <text:p>54,739</text:p>
          </table:table-cell>
          <table:table-cell office:value-type="percentage" office:value="0.68830000000000002" table:style-name="ce6">
            <text:p>68.83%</text:p>
          </table:table-cell>
          <table:table-cell office:value-type="float" office:value="3482" table:style-name="ce5">
            <text:p>3,482</text:p>
          </table:table-cell>
          <table:table-cell office:value-type="float" office:value="190610695" table:style-name="ce5">
            <text:p>190,610,695</text:p>
          </table:table-cell>
          <table:table-cell office:value-type="float" office:value="185013528" table:style-name="ce5">
            <text:p>185,013,528</text:p>
          </table:table-cell>
          <table:table-cell office:value-type="float" office:value="431246259" table:style-name="ce5">
            <text:p>431,246,259</text:p>
          </table:table-cell>
          <table:table-cell office:value-type="float" office:value="745" table:style-name="ce2">
            <text:p>745</text:p>
          </table:table-cell>
          <table:table-cell office:value-type="float" office:value="1036" table:style-name="ce5">
            <text:p>1,036</text:p>
          </table:table-cell>
          <table:table-cell office:value-type="float" office:value="490" table:style-name="ce2">
            <text:p>490</text:p>
          </table:table-cell>
          <table:table-cell office:value-type="float" office:value="240" table:style-name="ce2">
            <text:p>240</text:p>
          </table:table-cell>
          <table:table-cell office:value-type="float" office:value="2511" table:style-name="ce5">
            <text:p>2,5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37922" table:style-name="ce5">
            <text:p>237,922</text:p>
          </table:table-cell>
          <table:table-cell office:value-type="percentage" office:value="0.6885" table:style-name="ce6">
            <text:p>68.85%</text:p>
          </table:table-cell>
          <table:table-cell office:value-type="float" office:value="4235" table:style-name="ce5">
            <text:p>4,235</text:p>
          </table:table-cell>
          <table:table-cell office:value-type="float" office:value="1007694717" table:style-name="ce5">
            <text:p>1,007,694,717</text:p>
          </table:table-cell>
          <table:table-cell office:value-type="float" office:value="1284601503" table:style-name="ce5">
            <text:p>1,284,601,503</text:p>
          </table:table-cell>
          <table:table-cell office:value-type="float" office:value="2628106232" table:style-name="ce5">
            <text:p>2,628,106,232</text:p>
          </table:table-cell>
          <table:table-cell office:value-type="float" office:value="3626" table:style-name="ce5">
            <text:p>3,626</text:p>
          </table:table-cell>
          <table:table-cell office:value-type="float" office:value="6353" table:style-name="ce5">
            <text:p>6,353</text:p>
          </table:table-cell>
          <table:table-cell office:value-type="float" office:value="2257" table:style-name="ce5">
            <text:p>2,257</text:p>
          </table:table-cell>
          <table:table-cell office:value-type="float" office:value="1086" table:style-name="ce5">
            <text:p>1,086</text:p>
          </table:table-cell>
          <table:table-cell office:value-type="float" office:value="13322" table:style-name="ce5">
            <text:p>13,3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48892" table:style-name="ce5">
            <text:p>48,892</text:p>
          </table:table-cell>
          <table:table-cell office:value-type="percentage" office:value="0.54449999999999998" table:style-name="ce6">
            <text:p>54.45%</text:p>
          </table:table-cell>
          <table:table-cell office:value-type="float" office:value="2307" table:style-name="ce5">
            <text:p>2,307</text:p>
          </table:table-cell>
          <table:table-cell office:value-type="float" office:value="112806707" table:style-name="ce5">
            <text:p>112,806,707</text:p>
          </table:table-cell>
          <table:table-cell office:value-type="float" office:value="173774806" table:style-name="ce5">
            <text:p>173,774,806</text:p>
          </table:table-cell>
          <table:table-cell office:value-type="float" office:value="358978937" table:style-name="ce5">
            <text:p>358,978,937</text:p>
          </table:table-cell>
          <table:table-cell office:value-type="float" office:value="787" table:style-name="ce2">
            <text:p>787</text:p>
          </table:table-cell>
          <table:table-cell office:value-type="float" office:value="1225" table:style-name="ce5">
            <text:p>1,225</text:p>
          </table:table-cell>
          <table:table-cell office:value-type="float" office:value="298" table:style-name="ce2">
            <text:p>298</text:p>
          </table:table-cell>
          <table:table-cell office:value-type="float" office:value="355" table:style-name="ce2">
            <text:p>355</text:p>
          </table:table-cell>
          <table:table-cell office:value-type="float" office:value="2665" table:style-name="ce5">
            <text:p>2,6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4666" table:style-name="ce5">
            <text:p>4,666</text:p>
          </table:table-cell>
          <table:table-cell office:value-type="percentage" office:value="0.39179999999999998" table:style-name="ce6">
            <text:p>39.18%</text:p>
          </table:table-cell>
          <table:table-cell office:value-type="float" office:value="2416" table:style-name="ce5">
            <text:p>2,416</text:p>
          </table:table-cell>
          <table:table-cell office:value-type="float" office:value="11271534" table:style-name="ce5">
            <text:p>11,271,534</text:p>
          </table:table-cell>
          <table:table-cell office:value-type="float" office:value="13766053" table:style-name="ce5">
            <text:p>13,766,053</text:p>
          </table:table-cell>
          <table:table-cell office:value-type="float" office:value="27769598" table:style-name="ce5">
            <text:p>27,769,598</text:p>
          </table:table-cell>
          <table:table-cell office:value-type="float" office:value="98" table:style-name="ce2">
            <text:p>98</text:p>
          </table:table-cell>
          <table:table-cell office:value-type="float" office:value="109" table:style-name="ce2">
            <text:p>109</text:p>
          </table:table-cell>
          <table:table-cell office:value-type="float" office:value="58" table:style-name="ce2">
            <text:p>58</text:p>
          </table:table-cell>
          <table:table-cell office:value-type="float" office:value="4" table:style-name="ce2">
            <text:p>4</text:p>
          </table:table-cell>
          <table:table-cell office:value-type="float" office:value="269" table:style-name="ce2">
            <text:p>2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3558" table:style-name="ce5">
            <text:p>53,558</text:p>
          </table:table-cell>
          <table:table-cell office:value-type="percentage" office:value="0.52659999999999996" table:style-name="ce6">
            <text:p>52.66%</text:p>
          </table:table-cell>
          <table:table-cell office:value-type="float" office:value="2317" table:style-name="ce5">
            <text:p>2,317</text:p>
          </table:table-cell>
          <table:table-cell office:value-type="float" office:value="124078241" table:style-name="ce5">
            <text:p>124,078,241</text:p>
          </table:table-cell>
          <table:table-cell office:value-type="float" office:value="187540859" table:style-name="ce5">
            <text:p>187,540,859</text:p>
          </table:table-cell>
          <table:table-cell office:value-type="float" office:value="386748535" table:style-name="ce5">
            <text:p>386,748,535</text:p>
          </table:table-cell>
          <table:table-cell office:value-type="float" office:value="885" table:style-name="ce2">
            <text:p>885</text:p>
          </table:table-cell>
          <table:table-cell office:value-type="float" office:value="1334" table:style-name="ce5">
            <text:p>1,334</text:p>
          </table:table-cell>
          <table:table-cell office:value-type="float" office:value="356" table:style-name="ce2">
            <text:p>356</text:p>
          </table:table-cell>
          <table:table-cell office:value-type="float" office:value="359" table:style-name="ce2">
            <text:p>359</text:p>
          </table:table-cell>
          <table:table-cell office:value-type="float" office:value="2934" table:style-name="ce5">
            <text:p>2,9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17322" table:style-name="ce5">
            <text:p>17,322</text:p>
          </table:table-cell>
          <table:table-cell office:value-type="percentage" office:value="0.63519999999999999" table:style-name="ce6">
            <text:p>63.52%</text:p>
          </table:table-cell>
          <table:table-cell office:value-type="float" office:value="2670" table:style-name="ce5">
            <text:p>2,670</text:p>
          </table:table-cell>
          <table:table-cell office:value-type="float" office:value="46248304" table:style-name="ce5">
            <text:p>46,248,304</text:p>
          </table:table-cell>
          <table:table-cell office:value-type="float" office:value="100132990" table:style-name="ce5">
            <text:p>100,132,990</text:p>
          </table:table-cell>
          <table:table-cell office:value-type="float" office:value="188398412" table:style-name="ce5">
            <text:p>188,398,412</text:p>
          </table:table-cell>
          <table:table-cell office:value-type="float" office:value="351" table:style-name="ce2">
            <text:p>351</text:p>
          </table:table-cell>
          <table:table-cell office:value-type="float" office:value="499" table:style-name="ce2">
            <text:p>499</text:p>
          </table:table-cell>
          <table:table-cell office:value-type="float" office:value="159" table:style-name="ce2">
            <text:p>159</text:p>
          </table:table-cell>
          <table:table-cell office:value-type="float" office:value="88" table:style-name="ce2">
            <text:p>88</text:p>
          </table:table-cell>
          <table:table-cell office:value-type="float" office:value="1097" table:style-name="ce5">
            <text:p>1,0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6690" table:style-name="ce5">
            <text:p>6,690</text:p>
          </table:table-cell>
          <table:table-cell office:value-type="percentage" office:value="0.63900000000000001" table:style-name="ce6">
            <text:p>63.90%</text:p>
          </table:table-cell>
          <table:table-cell office:value-type="float" office:value="2817" table:style-name="ce5">
            <text:p>2,817</text:p>
          </table:table-cell>
          <table:table-cell office:value-type="float" office:value="18842777" table:style-name="ce5">
            <text:p>18,842,777</text:p>
          </table:table-cell>
          <table:table-cell office:value-type="float" office:value="33985577" table:style-name="ce5">
            <text:p>33,985,577</text:p>
          </table:table-cell>
          <table:table-cell office:value-type="float" office:value="58122305" table:style-name="ce5">
            <text:p>58,122,305</text:p>
          </table:table-cell>
          <table:table-cell office:value-type="float" office:value="115" table:style-name="ce2">
            <text:p>115</text:p>
          </table:table-cell>
          <table:table-cell office:value-type="float" office:value="170" table:style-name="ce2">
            <text:p>170</text:p>
          </table:table-cell>
          <table:table-cell office:value-type="float" office:value="35" table:style-name="ce2">
            <text:p>35</text:p>
          </table:table-cell>
          <table:table-cell office:value-type="float" office:value="38" table:style-name="ce2">
            <text:p>38</text:p>
          </table:table-cell>
          <table:table-cell office:value-type="float" office:value="358" table:style-name="ce2">
            <text:p>3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4012" table:style-name="ce5">
            <text:p>24,012</text:p>
          </table:table-cell>
          <table:table-cell office:value-type="percentage" office:value="0.63619999999999999" table:style-name="ce6">
            <text:p>63.62%</text:p>
          </table:table-cell>
          <table:table-cell office:value-type="float" office:value="2711" table:style-name="ce5">
            <text:p>2,711</text:p>
          </table:table-cell>
          <table:table-cell office:value-type="float" office:value="65091081" table:style-name="ce5">
            <text:p>65,091,081</text:p>
          </table:table-cell>
          <table:table-cell office:value-type="float" office:value="134118567" table:style-name="ce5">
            <text:p>134,118,567</text:p>
          </table:table-cell>
          <table:table-cell office:value-type="float" office:value="246520717" table:style-name="ce5">
            <text:p>246,520,717</text:p>
          </table:table-cell>
          <table:table-cell office:value-type="float" office:value="466" table:style-name="ce2">
            <text:p>466</text:p>
          </table:table-cell>
          <table:table-cell office:value-type="float" office:value="669" table:style-name="ce2">
            <text:p>669</text:p>
          </table:table-cell>
          <table:table-cell office:value-type="float" office:value="194" table:style-name="ce2">
            <text:p>194</text:p>
          </table:table-cell>
          <table:table-cell office:value-type="float" office:value="126" table:style-name="ce2">
            <text:p>126</text:p>
          </table:table-cell>
          <table:table-cell office:value-type="float" office:value="1455" table:style-name="ce5">
            <text:p>1,4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14519" table:style-name="ce5">
            <text:p>14,519</text:p>
          </table:table-cell>
          <table:table-cell office:value-type="percentage" office:value="0.44479999999999997" table:style-name="ce6">
            <text:p>44.48%</text:p>
          </table:table-cell>
          <table:table-cell office:value-type="float" office:value="2522" table:style-name="ce5">
            <text:p>2,522</text:p>
          </table:table-cell>
          <table:table-cell office:value-type="float" office:value="36612951" table:style-name="ce5">
            <text:p>36,612,951</text:p>
          </table:table-cell>
          <table:table-cell office:value-type="float" office:value="34480582" table:style-name="ce5">
            <text:p>34,480,582</text:p>
          </table:table-cell>
          <table:table-cell office:value-type="float" office:value="78617733" table:style-name="ce5">
            <text:p>78,617,733</text:p>
          </table:table-cell>
          <table:table-cell office:value-type="float" office:value="253" table:style-name="ce2">
            <text:p>253</text:p>
          </table:table-cell>
          <table:table-cell office:value-type="float" office:value="237" table:style-name="ce2">
            <text:p>237</text:p>
          </table:table-cell>
          <table:table-cell office:value-type="float" office:value="90" table:style-name="ce2">
            <text:p>90</text:p>
          </table:table-cell>
          <table:table-cell office:value-type="float" office:value="148" table:style-name="ce2">
            <text:p>148</text:p>
          </table:table-cell>
          <table:table-cell office:value-type="float" office:value="728" table:style-name="ce2">
            <text:p>7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14519" table:style-name="ce5">
            <text:p>14,519</text:p>
          </table:table-cell>
          <table:table-cell office:value-type="percentage" office:value="0.44479999999999997" table:style-name="ce6">
            <text:p>44.48%</text:p>
          </table:table-cell>
          <table:table-cell office:value-type="float" office:value="2522" table:style-name="ce5">
            <text:p>2,522</text:p>
          </table:table-cell>
          <table:table-cell office:value-type="float" office:value="36612951" table:style-name="ce5">
            <text:p>36,612,951</text:p>
          </table:table-cell>
          <table:table-cell office:value-type="float" office:value="34480582" table:style-name="ce5">
            <text:p>34,480,582</text:p>
          </table:table-cell>
          <table:table-cell office:value-type="float" office:value="78617733" table:style-name="ce5">
            <text:p>78,617,733</text:p>
          </table:table-cell>
          <table:table-cell office:value-type="float" office:value="253" table:style-name="ce2">
            <text:p>253</text:p>
          </table:table-cell>
          <table:table-cell office:value-type="float" office:value="237" table:style-name="ce2">
            <text:p>237</text:p>
          </table:table-cell>
          <table:table-cell office:value-type="float" office:value="90" table:style-name="ce2">
            <text:p>90</text:p>
          </table:table-cell>
          <table:table-cell office:value-type="float" office:value="148" table:style-name="ce2">
            <text:p>148</text:p>
          </table:table-cell>
          <table:table-cell office:value-type="float" office:value="728" table:style-name="ce2">
            <text:p>7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36983" table:style-name="ce5">
            <text:p>36,983</text:p>
          </table:table-cell>
          <table:table-cell office:value-type="percentage" office:value="0.57899999999999996" table:style-name="ce6">
            <text:p>57.90%</text:p>
          </table:table-cell>
          <table:table-cell office:value-type="float" office:value="5225" table:style-name="ce5">
            <text:p>5,225</text:p>
          </table:table-cell>
          <table:table-cell office:value-type="float" office:value="193234874" table:style-name="ce5">
            <text:p>193,234,874</text:p>
          </table:table-cell>
          <table:table-cell office:value-type="float" office:value="103156098" table:style-name="ce5">
            <text:p>103,156,098</text:p>
          </table:table-cell>
          <table:table-cell office:value-type="float" office:value="326554426" table:style-name="ce5">
            <text:p>326,554,426</text:p>
          </table:table-cell>
          <table:table-cell office:value-type="float" office:value="676" table:style-name="ce2">
            <text:p>676</text:p>
          </table:table-cell>
          <table:table-cell office:value-type="float" office:value="810" table:style-name="ce2">
            <text:p>810</text:p>
          </table:table-cell>
          <table:table-cell office:value-type="float" office:value="277" table:style-name="ce2">
            <text:p>277</text:p>
          </table:table-cell>
          <table:table-cell office:value-type="float" office:value="562" table:style-name="ce2">
            <text:p>562</text:p>
          </table:table-cell>
          <table:table-cell office:value-type="float" office:value="2325" table:style-name="ce5">
            <text:p>2,3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7644" table:style-name="ce5">
            <text:p>7,644</text:p>
          </table:table-cell>
          <table:table-cell office:value-type="percentage" office:value="0.31459999999999999" table:style-name="ce6">
            <text:p>31.46%</text:p>
          </table:table-cell>
          <table:table-cell office:value-type="float" office:value="3823" table:style-name="ce5">
            <text:p>3,823</text:p>
          </table:table-cell>
          <table:table-cell office:value-type="float" office:value="29222482" table:style-name="ce5">
            <text:p>29,222,482</text:p>
          </table:table-cell>
          <table:table-cell office:value-type="float" office:value="15316236" table:style-name="ce5">
            <text:p>15,316,236</text:p>
          </table:table-cell>
          <table:table-cell office:value-type="float" office:value="46570736" table:style-name="ce5">
            <text:p>46,570,736</text:p>
          </table:table-cell>
          <table:table-cell office:value-type="float" office:value="150" table:style-name="ce2">
            <text:p>150</text:p>
          </table:table-cell>
          <table:table-cell office:value-type="float" office:value="147" table:style-name="ce2">
            <text:p>147</text:p>
          </table:table-cell>
          <table:table-cell office:value-type="float" office:value="72" table:style-name="ce2">
            <text:p>72</text:p>
          </table:table-cell>
          <table:table-cell office:value-type="float" office:value="80" table:style-name="ce2">
            <text:p>80</text:p>
          </table:table-cell>
          <table:table-cell office:value-type="float" office:value="449" table:style-name="ce2">
            <text:p>4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44627" table:style-name="ce5">
            <text:p>44,627</text:p>
          </table:table-cell>
          <table:table-cell office:value-type="percentage" office:value="0.50609999999999999" table:style-name="ce6">
            <text:p>50.61%</text:p>
          </table:table-cell>
          <table:table-cell office:value-type="float" office:value="4985" table:style-name="ce5">
            <text:p>4,985</text:p>
          </table:table-cell>
          <table:table-cell office:value-type="float" office:value="222457356" table:style-name="ce5">
            <text:p>222,457,356</text:p>
          </table:table-cell>
          <table:table-cell office:value-type="float" office:value="118472334" table:style-name="ce5">
            <text:p>118,472,334</text:p>
          </table:table-cell>
          <table:table-cell office:value-type="float" office:value="373125162" table:style-name="ce5">
            <text:p>373,125,162</text:p>
          </table:table-cell>
          <table:table-cell office:value-type="float" office:value="826" table:style-name="ce2">
            <text:p>826</text:p>
          </table:table-cell>
          <table:table-cell office:value-type="float" office:value="957" table:style-name="ce2">
            <text:p>957</text:p>
          </table:table-cell>
          <table:table-cell office:value-type="float" office:value="349" table:style-name="ce2">
            <text:p>349</text:p>
          </table:table-cell>
          <table:table-cell office:value-type="float" office:value="642" table:style-name="ce2">
            <text:p>642</text:p>
          </table:table-cell>
          <table:table-cell office:value-type="float" office:value="2774" table:style-name="ce5">
            <text:p>2,7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8957" table:style-name="ce5">
            <text:p>48,957</text:p>
          </table:table-cell>
          <table:table-cell office:value-type="percentage" office:value="0.70860000000000001" table:style-name="ce6">
            <text:p>70.86%</text:p>
          </table:table-cell>
          <table:table-cell office:value-type="float" office:value="2862" table:style-name="ce5">
            <text:p>2,862</text:p>
          </table:table-cell>
          <table:table-cell office:value-type="float" office:value="140114449" table:style-name="ce5">
            <text:p>140,114,449</text:p>
          </table:table-cell>
          <table:table-cell office:value-type="float" office:value="188516128" table:style-name="ce5">
            <text:p>188,516,128</text:p>
          </table:table-cell>
          <table:table-cell office:value-type="float" office:value="360422270" table:style-name="ce5">
            <text:p>360,422,270</text:p>
          </table:table-cell>
          <table:table-cell office:value-type="float" office:value="552" table:style-name="ce2">
            <text:p>552</text:p>
          </table:table-cell>
          <table:table-cell office:value-type="float" office:value="1012" table:style-name="ce5">
            <text:p>1,012</text:p>
          </table:table-cell>
          <table:table-cell office:value-type="float" office:value="289" table:style-name="ce2">
            <text:p>289</text:p>
          </table:table-cell>
          <table:table-cell office:value-type="float" office:value="214" table:style-name="ce2">
            <text:p>214</text:p>
          </table:table-cell>
          <table:table-cell office:value-type="float" office:value="2067" table:style-name="ce5">
            <text:p>2,0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2119" table:style-name="ce5">
            <text:p>22,119</text:p>
          </table:table-cell>
          <table:table-cell office:value-type="percentage" office:value="0.52969999999999995" table:style-name="ce6">
            <text:p>52.97%</text:p>
          </table:table-cell>
          <table:table-cell office:value-type="float" office:value="2596" table:style-name="ce5">
            <text:p>2,596</text:p>
          </table:table-cell>
          <table:table-cell office:value-type="float" office:value="57426943" table:style-name="ce5">
            <text:p>57,426,943</text:p>
          </table:table-cell>
          <table:table-cell office:value-type="float" office:value="54224026" table:style-name="ce5">
            <text:p>54,224,026</text:p>
          </table:table-cell>
          <table:table-cell office:value-type="float" office:value="117195067" table:style-name="ce5">
            <text:p>117,195,067</text:p>
          </table:table-cell>
          <table:table-cell office:value-type="float" office:value="269" table:style-name="ce2">
            <text:p>269</text:p>
          </table:table-cell>
          <table:table-cell office:value-type="float" office:value="352" table:style-name="ce2">
            <text:p>352</text:p>
          </table:table-cell>
          <table:table-cell office:value-type="float" office:value="92" table:style-name="ce2">
            <text:p>92</text:p>
          </table:table-cell>
          <table:table-cell office:value-type="float" office:value="60" table:style-name="ce2">
            <text:p>60</text:p>
          </table:table-cell>
          <table:table-cell office:value-type="float" office:value="773" table:style-name="ce2">
            <text:p>7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71076" table:style-name="ce5">
            <text:p>71,076</text:p>
          </table:table-cell>
          <table:table-cell office:value-type="percentage" office:value="0.64119999999999999" table:style-name="ce6">
            <text:p>64.12%</text:p>
          </table:table-cell>
          <table:table-cell office:value-type="float" office:value="2779" table:style-name="ce5">
            <text:p>2,779</text:p>
          </table:table-cell>
          <table:table-cell office:value-type="float" office:value="197541392" table:style-name="ce5">
            <text:p>197,541,392</text:p>
          </table:table-cell>
          <table:table-cell office:value-type="float" office:value="242740154" table:style-name="ce5">
            <text:p>242,740,154</text:p>
          </table:table-cell>
          <table:table-cell office:value-type="float" office:value="477617337" table:style-name="ce5">
            <text:p>477,617,337</text:p>
          </table:table-cell>
          <table:table-cell office:value-type="float" office:value="821" table:style-name="ce2">
            <text:p>821</text:p>
          </table:table-cell>
          <table:table-cell office:value-type="float" office:value="1364" table:style-name="ce5">
            <text:p>1,364</text:p>
          </table:table-cell>
          <table:table-cell office:value-type="float" office:value="381" table:style-name="ce2">
            <text:p>381</text:p>
          </table:table-cell>
          <table:table-cell office:value-type="float" office:value="274" table:style-name="ce2">
            <text:p>274</text:p>
          </table:table-cell>
          <table:table-cell office:value-type="float" office:value="2840" table:style-name="ce5">
            <text:p>2,84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61002" table:style-name="ce5">
            <text:p>61,002</text:p>
          </table:table-cell>
          <table:table-cell office:value-type="percentage" office:value="0.49309999999999998" table:style-name="ce6">
            <text:p>49.31%</text:p>
          </table:table-cell>
          <table:table-cell office:value-type="float" office:value="3755" table:style-name="ce5">
            <text:p>3,755</text:p>
          </table:table-cell>
          <table:table-cell office:value-type="float" office:value="229062500" table:style-name="ce5">
            <text:p>229,062,500</text:p>
          </table:table-cell>
          <table:table-cell office:value-type="float" office:value="272961393" table:style-name="ce5">
            <text:p>272,961,393</text:p>
          </table:table-cell>
          <table:table-cell office:value-type="float" office:value="558661254" table:style-name="ce5">
            <text:p>558,661,254</text:p>
          </table:table-cell>
          <table:table-cell office:value-type="float" office:value="1029" table:style-name="ce5">
            <text:p>1,029</text:p>
          </table:table-cell>
          <table:table-cell office:value-type="float" office:value="1756" table:style-name="ce5">
            <text:p>1,756</text:p>
          </table:table-cell>
          <table:table-cell office:value-type="float" office:value="737" table:style-name="ce2">
            <text:p>737</text:p>
          </table:table-cell>
          <table:table-cell office:value-type="float" office:value="484" table:style-name="ce2">
            <text:p>484</text:p>
          </table:table-cell>
          <table:table-cell office:value-type="float" office:value="4006" table:style-name="ce5">
            <text:p>4,0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4958" table:style-name="ce5">
            <text:p>14,958</text:p>
          </table:table-cell>
          <table:table-cell office:value-type="percentage" office:value="0.38030000000000003" table:style-name="ce6">
            <text:p>38.03%</text:p>
          </table:table-cell>
          <table:table-cell office:value-type="float" office:value="2591" table:style-name="ce5">
            <text:p>2,591</text:p>
          </table:table-cell>
          <table:table-cell office:value-type="float" office:value="38760710" table:style-name="ce5">
            <text:p>38,760,710</text:p>
          </table:table-cell>
          <table:table-cell office:value-type="float" office:value="30250224" table:style-name="ce5">
            <text:p>30,250,224</text:p>
          </table:table-cell>
          <table:table-cell office:value-type="float" office:value="75724346" table:style-name="ce5">
            <text:p>75,724,346</text:p>
          </table:table-cell>
          <table:table-cell office:value-type="float" office:value="266" table:style-name="ce2">
            <text:p>266</text:p>
          </table:table-cell>
          <table:table-cell office:value-type="float" office:value="267" table:style-name="ce2">
            <text:p>267</text:p>
          </table:table-cell>
          <table:table-cell office:value-type="float" office:value="129" table:style-name="ce2">
            <text:p>129</text:p>
          </table:table-cell>
          <table:table-cell office:value-type="float" office:value="54" table:style-name="ce2">
            <text:p>54</text:p>
          </table:table-cell>
          <table:table-cell office:value-type="float" office:value="716" table:style-name="ce2">
            <text:p>7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75960" table:style-name="ce5">
            <text:p>75,960</text:p>
          </table:table-cell>
          <table:table-cell office:value-type="percentage" office:value="0.46589999999999998" table:style-name="ce6">
            <text:p>46.59%</text:p>
          </table:table-cell>
          <table:table-cell office:value-type="float" office:value="3526" table:style-name="ce5">
            <text:p>3,526</text:p>
          </table:table-cell>
          <table:table-cell office:value-type="float" office:value="267823210" table:style-name="ce5">
            <text:p>267,823,210</text:p>
          </table:table-cell>
          <table:table-cell office:value-type="float" office:value="303211617" table:style-name="ce5">
            <text:p>303,211,617</text:p>
          </table:table-cell>
          <table:table-cell office:value-type="float" office:value="634385600" table:style-name="ce5">
            <text:p>634,385,600</text:p>
          </table:table-cell>
          <table:table-cell office:value-type="float" office:value="1295" table:style-name="ce5">
            <text:p>1,295</text:p>
          </table:table-cell>
          <table:table-cell office:value-type="float" office:value="2023" table:style-name="ce5">
            <text:p>2,023</text:p>
          </table:table-cell>
          <table:table-cell office:value-type="float" office:value="866" table:style-name="ce2">
            <text:p>866</text:p>
          </table:table-cell>
          <table:table-cell office:value-type="float" office:value="538" table:style-name="ce2">
            <text:p>538</text:p>
          </table:table-cell>
          <table:table-cell office:value-type="float" office:value="4722" table:style-name="ce5">
            <text:p>4,722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521674" table:style-name="ce5">
            <text:p>521,674</text:p>
          </table:table-cell>
          <table:table-cell office:value-type="percentage" office:value="0.59299999999999997" table:style-name="ce6">
            <text:p>59.30%</text:p>
          </table:table-cell>
          <table:table-cell office:value-type="float" office:value="3683" table:style-name="ce2">
            <text:p>3683</text:p>
          </table:table-cell>
          <table:table-cell office:value-type="float" office:value="1921298948" table:style-name="ce5">
            <text:p>1,921,298,948</text:p>
          </table:table-cell>
          <table:table-cell office:value-type="float" office:value="2305165616" table:style-name="ce5">
            <text:p>2,305,165,616</text:p>
          </table:table-cell>
          <table:table-cell office:value-type="float" office:value="4825121316" table:style-name="ce5">
            <text:p>4,825,121,316</text:p>
          </table:table-cell>
          <table:table-cell office:value-type="float" office:value="8172" table:style-name="ce5">
            <text:p>8,172</text:p>
          </table:table-cell>
          <table:table-cell office:value-type="float" office:value="12937" table:style-name="ce5">
            <text:p>12,937</text:p>
          </table:table-cell>
          <table:table-cell office:value-type="float" office:value="4493" table:style-name="ce5">
            <text:p>4,493</text:p>
          </table:table-cell>
          <table:table-cell office:value-type="float" office:value="3173" table:style-name="ce5">
            <text:p>3,173</text:p>
          </table:table-cell>
          <table:table-cell office:value-type="float" office:value="28775" table:style-name="ce5">
            <text:p>28,775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2414" table:style-name="ce5">
            <text:p>22,414</text:p>
          </table:table-cell>
          <table:table-cell office:value-type="float" office:value="410858" table:style-name="ce5">
            <text:p>410,858</text:p>
          </table:table-cell>
          <table:table-cell office:value-type="percentage" office:value="0.61099999999999999" table:style-name="ce6">
            <text:p>61.10%</text:p>
          </table:table-cell>
          <table:table-cell office:value-type="float" office:value="3834" table:style-name="ce2">
            <text:p>3834</text:p>
          </table:table-cell>
          <table:table-cell office:value-type="float" office:value="1575163807" table:style-name="ce5">
            <text:p>1,575,163,807</text:p>
          </table:table-cell>
          <table:table-cell office:value-type="float" office:value="1972609972" table:style-name="ce5">
            <text:p>1,972,609,972</text:p>
          </table:table-cell>
          <table:table-cell office:value-type="float" office:value="4068493005" table:style-name="ce5">
            <text:p>4,068,493,005</text:p>
          </table:table-cell>
          <table:table-cell office:value-type="float" office:value="6529" table:style-name="ce5">
            <text:p>6,529</text:p>
          </table:table-cell>
          <table:table-cell office:value-type="float" office:value="10856" table:style-name="ce5">
            <text:p>10,856</text:p>
          </table:table-cell>
          <table:table-cell office:value-type="float" office:value="3617" table:style-name="ce5">
            <text:p>3,617</text:p>
          </table:table-cell>
          <table:table-cell office:value-type="float" office:value="2697" table:style-name="ce5">
            <text:p>2,697</text:p>
          </table:table-cell>
          <table:table-cell office:value-type="float" office:value="23699" table:style-name="ce5">
            <text:p>23,6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910" table:style-name="ce5">
            <text:p>6,910</text:p>
          </table:table-cell>
          <table:table-cell office:value-type="float" office:value="110816" table:style-name="ce5">
            <text:p>110,816</text:p>
          </table:table-cell>
          <table:table-cell office:value-type="percentage" office:value="0.53459999999999996" table:style-name="ce6">
            <text:p>53.46%</text:p>
          </table:table-cell>
          <table:table-cell office:value-type="float" office:value="3124" table:style-name="ce2">
            <text:p>3124</text:p>
          </table:table-cell>
          <table:table-cell office:value-type="float" office:value="346135141" table:style-name="ce5">
            <text:p>346,135,141</text:p>
          </table:table-cell>
          <table:table-cell office:value-type="float" office:value="332555644" table:style-name="ce5">
            <text:p>332,555,644</text:p>
          </table:table-cell>
          <table:table-cell office:value-type="float" office:value="756628311" table:style-name="ce5">
            <text:p>756,628,311</text:p>
          </table:table-cell>
          <table:table-cell office:value-type="float" office:value="1643" table:style-name="ce5">
            <text:p>1,643</text:p>
          </table:table-cell>
          <table:table-cell office:value-type="float" office:value="2081" table:style-name="ce5">
            <text:p>2,081</text:p>
          </table:table-cell>
          <table:table-cell office:value-type="float" office:value="876" table:style-name="ce2">
            <text:p>876</text:p>
          </table:table-cell>
          <table:table-cell office:value-type="float" office:value="476" table:style-name="ce2">
            <text:p>476</text:p>
          </table:table-cell>
          <table:table-cell office:value-type="float" office:value="5076" table:style-name="ce5">
            <text:p>5,0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9324" table:style-name="ce5">
            <text:p>29,324</text:p>
          </table:table-cell>
          <table:table-cell office:value-type="float" office:value="521674" table:style-name="ce5">
            <text:p>521,674</text:p>
          </table:table-cell>
          <table:table-cell office:value-type="percentage" office:value="0.59299999999999997" table:style-name="ce6">
            <text:p>59.30%</text:p>
          </table:table-cell>
          <table:table-cell office:value-type="float" office:value="3683" table:style-name="ce2">
            <text:p>3683</text:p>
          </table:table-cell>
          <table:table-cell office:value-type="float" office:value="1921298948" table:style-name="ce5">
            <text:p>1,921,298,948</text:p>
          </table:table-cell>
          <table:table-cell office:value-type="float" office:value="2305165616" table:style-name="ce5">
            <text:p>2,305,165,616</text:p>
          </table:table-cell>
          <table:table-cell office:value-type="float" office:value="4825121316" table:style-name="ce5">
            <text:p>4,825,121,316</text:p>
          </table:table-cell>
          <table:table-cell office:value-type="float" office:value="8172" table:style-name="ce5">
            <text:p>8,172</text:p>
          </table:table-cell>
          <table:table-cell office:value-type="float" office:value="12937" table:style-name="ce5">
            <text:p>12,937</text:p>
          </table:table-cell>
          <table:table-cell office:value-type="float" office:value="4493" table:style-name="ce5">
            <text:p>4,493</text:p>
          </table:table-cell>
          <table:table-cell office:value-type="float" office:value="3173" table:style-name="ce5">
            <text:p>3,173</text:p>
          </table:table-cell>
          <table:table-cell office:value-type="float" office:value="28775" table:style-name="ce5">
            <text:p>28,775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22T00:00:00" table:style-name="ce4">
            <text:p>2018/11/22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9月至2018年9月(Data for 2018/9～2018/9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10143" table:number-columns-spanned="1" table:number-rows-spanned="2" table:style-name="ce9">
            <text:p>10,143</text:p>
          </table:table-cell>
          <table:table-cell office:value-type="percentage" office:value="0.67620000000000002" table:number-columns-spanned="1" table:number-rows-spanned="2" table:style-name="ce10">
            <text:p>67.62%</text:p>
          </table:table-cell>
          <table:table-cell office:value-type="float" office:value="4122" table:number-columns-spanned="1" table:number-rows-spanned="2" table:style-name="ce9">
            <text:p>4,122</text:p>
          </table:table-cell>
          <table:table-cell office:value-type="float" office:value="41807566" table:number-columns-spanned="1" table:number-rows-spanned="2" table:style-name="ce9">
            <text:p>41,807,566</text:p>
          </table:table-cell>
          <table:table-cell office:value-type="float" office:value="61121996" table:number-columns-spanned="1" table:number-rows-spanned="2" table:style-name="ce9">
            <text:p>61,121,996</text:p>
          </table:table-cell>
          <table:table-cell office:value-type="float" office:value="117830041" table:number-columns-spanned="1" table:number-rows-spanned="2" table:style-name="ce9">
            <text:p>117,830,041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620" table:number-columns-spanned="1" table:number-rows-spanned="2" table:style-name="ce8">
            <text:p>6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8975" table:number-columns-spanned="1" table:number-rows-spanned="2" table:style-name="ce9">
            <text:p>8,975</text:p>
          </table:table-cell>
          <table:table-cell office:value-type="percentage" office:value="0.70889999999999997" table:number-columns-spanned="1" table:number-rows-spanned="2" table:style-name="ce10">
            <text:p>70.89%</text:p>
          </table:table-cell>
          <table:table-cell office:value-type="float" office:value="3603" table:number-columns-spanned="1" table:number-rows-spanned="2" table:style-name="ce9">
            <text:p>3,603</text:p>
          </table:table-cell>
          <table:table-cell office:value-type="float" office:value="32337266" table:number-columns-spanned="1" table:number-rows-spanned="2" table:style-name="ce9">
            <text:p>32,337,266</text:p>
          </table:table-cell>
          <table:table-cell office:value-type="float" office:value="93426868" table:number-columns-spanned="1" table:number-rows-spanned="2" table:style-name="ce9">
            <text:p>93,426,868</text:p>
          </table:table-cell>
          <table:table-cell office:value-type="float" office:value="132369720" table:number-columns-spanned="1" table:number-rows-spanned="2" table:style-name="ce9">
            <text:p>132,369,720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336" table:number-columns-spanned="1" table:number-rows-spanned="2" table:style-name="ce8">
            <text:p>336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574" table:number-columns-spanned="1" table:number-rows-spanned="2" table:style-name="ce8">
            <text:p>5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-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7640" table:number-columns-spanned="1" table:number-rows-spanned="2" table:style-name="ce9">
            <text:p>7,640</text:p>
          </table:table-cell>
          <table:table-cell office:value-type="percentage" office:value="0.78120000000000001" table:number-columns-spanned="1" table:number-rows-spanned="2" table:style-name="ce10">
            <text:p>78.12%</text:p>
          </table:table-cell>
          <table:table-cell office:value-type="float" office:value="2766" table:number-columns-spanned="1" table:number-rows-spanned="2" table:style-name="ce9">
            <text:p>2,766</text:p>
          </table:table-cell>
          <table:table-cell office:value-type="float" office:value="21135590" table:number-columns-spanned="1" table:number-rows-spanned="2" table:style-name="ce9">
            <text:p>21,135,590</text:p>
          </table:table-cell>
          <table:table-cell office:value-type="float" office:value="11644475" table:number-columns-spanned="1" table:number-rows-spanned="2" table:style-name="ce9">
            <text:p>11,644,475</text:p>
          </table:table-cell>
          <table:table-cell office:value-type="float" office:value="34662402" table:number-columns-spanned="1" table:number-rows-spanned="2" table:style-name="ce9">
            <text:p>34,662,402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4636" table:number-columns-spanned="1" table:number-rows-spanned="2" table:style-name="ce9">
            <text:p>4,636</text:p>
          </table:table-cell>
          <table:table-cell office:value-type="percentage" office:value="0.72209999999999996" table:number-columns-spanned="1" table:number-rows-spanned="2" table:style-name="ce10">
            <text:p>72.21%</text:p>
          </table:table-cell>
          <table:table-cell office:value-type="float" office:value="2826" table:number-columns-spanned="1" table:number-rows-spanned="2" table:style-name="ce9">
            <text:p>2,826</text:p>
          </table:table-cell>
          <table:table-cell office:value-type="float" office:value="13101122" table:number-columns-spanned="1" table:number-rows-spanned="2" table:style-name="ce9">
            <text:p>13,101,122</text:p>
          </table:table-cell>
          <table:table-cell office:value-type="float" office:value="9115926" table:number-columns-spanned="1" table:number-rows-spanned="2" table:style-name="ce9">
            <text:p>9,115,926</text:p>
          </table:table-cell>
          <table:table-cell office:value-type="float" office:value="25179638" table:number-columns-spanned="1" table:number-rows-spanned="2" table:style-name="ce9">
            <text:p>25,179,638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2273" table:number-columns-spanned="1" table:number-rows-spanned="2" table:style-name="ce9">
            <text:p>2,273</text:p>
          </table:table-cell>
          <table:table-cell office:value-type="percentage" office:value="0.78110000000000002" table:number-columns-spanned="1" table:number-rows-spanned="2" table:style-name="ce10">
            <text:p>78.11%</text:p>
          </table:table-cell>
          <table:table-cell office:value-type="float" office:value="1477" table:number-columns-spanned="1" table:number-rows-spanned="2" table:style-name="ce9">
            <text:p>1,477</text:p>
          </table:table-cell>
          <table:table-cell office:value-type="float" office:value="3357695" table:number-columns-spanned="1" table:number-rows-spanned="2" table:style-name="ce9">
            <text:p>3,357,695</text:p>
          </table:table-cell>
          <table:table-cell office:value-type="float" office:value="1002100" table:number-columns-spanned="1" table:number-rows-spanned="2" table:style-name="ce9">
            <text:p>1,002,100</text:p>
          </table:table-cell>
          <table:table-cell office:value-type="float" office:value="4447671" table:number-columns-spanned="1" table:number-rows-spanned="2" table:style-name="ce9">
            <text:p>4,447,67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3810" table:number-columns-spanned="1" table:number-rows-spanned="2" table:style-name="ce9">
            <text:p>3,810</text:p>
          </table:table-cell>
          <table:table-cell office:value-type="percentage" office:value="0.60770000000000002" table:number-columns-spanned="1" table:number-rows-spanned="2" table:style-name="ce10">
            <text:p>60.77%</text:p>
          </table:table-cell>
          <table:table-cell office:value-type="float" office:value="1800" table:number-columns-spanned="1" table:number-rows-spanned="2" table:style-name="ce9">
            <text:p>1,800</text:p>
          </table:table-cell>
          <table:table-cell office:value-type="float" office:value="6857019" table:number-columns-spanned="1" table:number-rows-spanned="2" table:style-name="ce9">
            <text:p>6,857,019</text:p>
          </table:table-cell>
          <table:table-cell office:value-type="float" office:value="1731176" table:number-columns-spanned="1" table:number-rows-spanned="2" table:style-name="ce9">
            <text:p>1,731,176</text:p>
          </table:table-cell>
          <table:table-cell office:value-type="float" office:value="8844610" table:number-columns-spanned="1" table:number-rows-spanned="2" table:style-name="ce9">
            <text:p>8,844,61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1550" table:number-columns-spanned="1" table:number-rows-spanned="2" table:style-name="ce9">
            <text:p>11,550</text:p>
          </table:table-cell>
          <table:table-cell office:value-type="percentage" office:value="0.8054" table:number-columns-spanned="1" table:number-rows-spanned="2" table:style-name="ce10">
            <text:p>80.54%</text:p>
          </table:table-cell>
          <table:table-cell office:value-type="float" office:value="3225" table:number-columns-spanned="1" table:number-rows-spanned="2" table:style-name="ce9">
            <text:p>3,225</text:p>
          </table:table-cell>
          <table:table-cell office:value-type="float" office:value="37249544" table:number-columns-spanned="1" table:number-rows-spanned="2" table:style-name="ce9">
            <text:p>37,249,544</text:p>
          </table:table-cell>
          <table:table-cell office:value-type="float" office:value="20173561" table:number-columns-spanned="1" table:number-rows-spanned="2" table:style-name="ce9">
            <text:p>20,173,561</text:p>
          </table:table-cell>
          <table:table-cell office:value-type="float" office:value="62591627" table:number-columns-spanned="1" table:number-rows-spanned="2" table:style-name="ce9">
            <text:p>62,591,627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3927" table:number-columns-spanned="1" table:number-rows-spanned="2" table:style-name="ce9">
            <text:p>3,927</text:p>
          </table:table-cell>
          <table:table-cell office:value-type="percentage" office:value="0.60880000000000001" table:number-columns-spanned="1" table:number-rows-spanned="2" table:style-name="ce10">
            <text:p>60.88%</text:p>
          </table:table-cell>
          <table:table-cell office:value-type="float" office:value="2381" table:number-columns-spanned="1" table:number-rows-spanned="2" table:style-name="ce9">
            <text:p>2,381</text:p>
          </table:table-cell>
          <table:table-cell office:value-type="float" office:value="9352033" table:number-columns-spanned="1" table:number-rows-spanned="2" table:style-name="ce9">
            <text:p>9,352,033</text:p>
          </table:table-cell>
          <table:table-cell office:value-type="float" office:value="9881440" table:number-columns-spanned="1" table:number-rows-spanned="2" table:style-name="ce9">
            <text:p>9,881,440</text:p>
          </table:table-cell>
          <table:table-cell office:value-type="float" office:value="19828165" table:number-columns-spanned="1" table:number-rows-spanned="2" table:style-name="ce9">
            <text:p>19,828,165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5633" table:number-columns-spanned="1" table:number-rows-spanned="2" table:style-name="ce9">
            <text:p>5,633</text:p>
          </table:table-cell>
          <table:table-cell office:value-type="percentage" office:value="0.7006" table:number-columns-spanned="1" table:number-rows-spanned="2" table:style-name="ce10">
            <text:p>70.06%</text:p>
          </table:table-cell>
          <table:table-cell office:value-type="float" office:value="2657" table:number-columns-spanned="1" table:number-rows-spanned="2" table:style-name="ce9">
            <text:p>2,657</text:p>
          </table:table-cell>
          <table:table-cell office:value-type="float" office:value="14967627" table:number-columns-spanned="1" table:number-rows-spanned="2" table:style-name="ce9">
            <text:p>14,967,627</text:p>
          </table:table-cell>
          <table:table-cell office:value-type="float" office:value="31593308" table:number-columns-spanned="1" table:number-rows-spanned="2" table:style-name="ce9">
            <text:p>31,593,308</text:p>
          </table:table-cell>
          <table:table-cell office:value-type="float" office:value="49945725" table:number-columns-spanned="1" table:number-rows-spanned="2" table:style-name="ce9">
            <text:p>49,945,725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4519" table:number-columns-spanned="1" table:number-rows-spanned="2" table:style-name="ce9">
            <text:p>4,519</text:p>
          </table:table-cell>
          <table:table-cell office:value-type="percentage" office:value="0.60250000000000004" table:number-columns-spanned="1" table:number-rows-spanned="2" table:style-name="ce10">
            <text:p>60.25%</text:p>
          </table:table-cell>
          <table:table-cell office:value-type="float" office:value="3397" table:number-columns-spanned="1" table:number-rows-spanned="2" table:style-name="ce9">
            <text:p>3,397</text:p>
          </table:table-cell>
          <table:table-cell office:value-type="float" office:value="15351848" table:number-columns-spanned="1" table:number-rows-spanned="2" table:style-name="ce9">
            <text:p>15,351,848</text:p>
          </table:table-cell>
          <table:table-cell office:value-type="float" office:value="39387196" table:number-columns-spanned="1" table:number-rows-spanned="2" table:style-name="ce9">
            <text:p>39,387,196</text:p>
          </table:table-cell>
          <table:table-cell office:value-type="float" office:value="58883972" table:number-columns-spanned="1" table:number-rows-spanned="2" table:style-name="ce9">
            <text:p>58,883,972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5997" table:number-columns-spanned="1" table:number-rows-spanned="2" table:style-name="ce9">
            <text:p>5,997</text:p>
          </table:table-cell>
          <table:table-cell office:value-type="percentage" office:value="0.74039999999999995" table:number-columns-spanned="1" table:number-rows-spanned="2" table:style-name="ce10">
            <text:p>74.04%</text:p>
          </table:table-cell>
          <table:table-cell office:value-type="float" office:value="1776" table:number-columns-spanned="1" table:number-rows-spanned="2" table:style-name="ce9">
            <text:p>1,776</text:p>
          </table:table-cell>
          <table:table-cell office:value-type="float" office:value="10651091" table:number-columns-spanned="1" table:number-rows-spanned="2" table:style-name="ce9">
            <text:p>10,651,091</text:p>
          </table:table-cell>
          <table:table-cell office:value-type="float" office:value="5687729" table:number-columns-spanned="1" table:number-rows-spanned="2" table:style-name="ce9">
            <text:p>5,687,729</text:p>
          </table:table-cell>
          <table:table-cell office:value-type="float" office:value="17693467" table:number-columns-spanned="1" table:number-rows-spanned="2" table:style-name="ce9">
            <text:p>17,693,467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3698" table:number-columns-spanned="1" table:number-rows-spanned="2" table:style-name="ce9">
            <text:p>3,698</text:p>
          </table:table-cell>
          <table:table-cell office:value-type="percentage" office:value="0.58979999999999999" table:number-columns-spanned="1" table:number-rows-spanned="2" table:style-name="ce10">
            <text:p>58.98%</text:p>
          </table:table-cell>
          <table:table-cell office:value-type="float" office:value="4009" table:number-columns-spanned="1" table:number-rows-spanned="2" table:style-name="ce9">
            <text:p>4,009</text:p>
          </table:table-cell>
          <table:table-cell office:value-type="float" office:value="14825130" table:number-columns-spanned="1" table:number-rows-spanned="2" table:style-name="ce9">
            <text:p>14,825,130</text:p>
          </table:table-cell>
          <table:table-cell office:value-type="float" office:value="11510390" table:number-columns-spanned="1" table:number-rows-spanned="2" table:style-name="ce9">
            <text:p>11,510,390</text:p>
          </table:table-cell>
          <table:table-cell office:value-type="float" office:value="32636495" table:number-columns-spanned="1" table:number-rows-spanned="2" table:style-name="ce9">
            <text:p>32,636,495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4398" table:number-columns-spanned="1" table:number-rows-spanned="2" table:style-name="ce9">
            <text:p>4,398</text:p>
          </table:table-cell>
          <table:table-cell office:value-type="percentage" office:value="0.60329999999999995" table:number-columns-spanned="1" table:number-rows-spanned="2" table:style-name="ce10">
            <text:p>60.33%</text:p>
          </table:table-cell>
          <table:table-cell office:value-type="float" office:value="2102" table:number-columns-spanned="1" table:number-rows-spanned="2" table:style-name="ce9">
            <text:p>2,102</text:p>
          </table:table-cell>
          <table:table-cell office:value-type="float" office:value="9243617" table:number-columns-spanned="1" table:number-rows-spanned="2" table:style-name="ce9">
            <text:p>9,243,617</text:p>
          </table:table-cell>
          <table:table-cell office:value-type="float" office:value="1330344" table:number-columns-spanned="1" table:number-rows-spanned="2" table:style-name="ce9">
            <text:p>1,330,344</text:p>
          </table:table-cell>
          <table:table-cell office:value-type="float" office:value="11726290" table:number-columns-spanned="1" table:number-rows-spanned="2" table:style-name="ce9">
            <text:p>11,726,29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13250" table:number-columns-spanned="1" table:number-rows-spanned="2" table:style-name="ce9">
            <text:p>13,250</text:p>
          </table:table-cell>
          <table:table-cell office:value-type="percentage" office:value="0.64200000000000002" table:number-columns-spanned="1" table:number-rows-spanned="2" table:style-name="ce10">
            <text:p>64.20%</text:p>
          </table:table-cell>
          <table:table-cell office:value-type="float" office:value="5107" table:number-columns-spanned="1" table:number-rows-spanned="2" table:style-name="ce9">
            <text:p>5,107</text:p>
          </table:table-cell>
          <table:table-cell office:value-type="float" office:value="67670874" table:number-columns-spanned="1" table:number-rows-spanned="2" table:style-name="ce9">
            <text:p>67,670,874</text:p>
          </table:table-cell>
          <table:table-cell office:value-type="float" office:value="126648860" table:number-columns-spanned="1" table:number-rows-spanned="2" table:style-name="ce9">
            <text:p>126,648,860</text:p>
          </table:table-cell>
          <table:table-cell office:value-type="float" office:value="209182504" table:number-columns-spanned="1" table:number-rows-spanned="2" table:style-name="ce9">
            <text:p>209,182,504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31" table:number-columns-spanned="1" table:number-rows-spanned="2" table:style-name="ce8">
            <text:p>431</text:p>
          </table:table-cell>
          <table:table-cell office:value-type="float" office:value="246" table:number-columns-spanned="1" table:number-rows-spanned="2" table:style-name="ce8">
            <text:p>24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902" table:number-columns-spanned="1" table:number-rows-spanned="2" table:style-name="ce8">
            <text:p>90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5572" table:number-columns-spanned="1" table:number-rows-spanned="2" table:style-name="ce9">
            <text:p>5,572</text:p>
          </table:table-cell>
          <table:table-cell office:value-type="percentage" office:value="0.91949999999999998" table:number-columns-spanned="1" table:number-rows-spanned="2" table:style-name="ce10">
            <text:p>91.95%</text:p>
          </table:table-cell>
          <table:table-cell office:value-type="float" office:value="4627" table:number-columns-spanned="1" table:number-rows-spanned="2" table:style-name="ce9">
            <text:p>4,627</text:p>
          </table:table-cell>
          <table:table-cell office:value-type="float" office:value="25784237" table:number-columns-spanned="1" table:number-rows-spanned="2" table:style-name="ce9">
            <text:p>25,784,237</text:p>
          </table:table-cell>
          <table:table-cell office:value-type="float" office:value="32196970" table:number-columns-spanned="1" table:number-rows-spanned="2" table:style-name="ce9">
            <text:p>32,196,970</text:p>
          </table:table-cell>
          <table:table-cell office:value-type="float" office:value="64902068" table:number-columns-spanned="1" table:number-rows-spanned="2" table:style-name="ce9">
            <text:p>64,902,068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8661" table:number-columns-spanned="1" table:number-rows-spanned="2" table:style-name="ce9">
            <text:p>8,661</text:p>
          </table:table-cell>
          <table:table-cell office:value-type="percentage" office:value="0.47639999999999999" table:number-columns-spanned="1" table:number-rows-spanned="2" table:style-name="ce10">
            <text:p>47.64%</text:p>
          </table:table-cell>
          <table:table-cell office:value-type="float" office:value="3795" table:number-columns-spanned="1" table:number-rows-spanned="2" table:style-name="ce9">
            <text:p>3,795</text:p>
          </table:table-cell>
          <table:table-cell office:value-type="float" office:value="32865000" table:number-columns-spanned="1" table:number-rows-spanned="2" table:style-name="ce9">
            <text:p>32,865,000</text:p>
          </table:table-cell>
          <table:table-cell office:value-type="float" office:value="45259000" table:number-columns-spanned="1" table:number-rows-spanned="2" table:style-name="ce9">
            <text:p>45,259,000</text:p>
          </table:table-cell>
          <table:table-cell office:value-type="float" office:value="94743000" table:number-columns-spanned="1" table:number-rows-spanned="2" table:style-name="ce9">
            <text:p>94,743,000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660" table:number-columns-spanned="1" table:number-rows-spanned="2" table:style-name="ce8">
            <text:p>6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0" table:number-columns-spanned="1" table:number-rows-spanned="2" table:style-name="ce8">
            <text:p>850</text:p>
          </table:table-cell>
          <table:table-cell office:value-type="float" office:value="17930" table:number-columns-spanned="1" table:number-rows-spanned="2" table:style-name="ce9">
            <text:p>17,930</text:p>
          </table:table-cell>
          <table:table-cell office:value-type="percentage" office:value="0.70309999999999995" table:number-columns-spanned="1" table:number-rows-spanned="2" table:style-name="ce10">
            <text:p>70.31%</text:p>
          </table:table-cell>
          <table:table-cell office:value-type="float" office:value="5806" table:number-columns-spanned="1" table:number-rows-spanned="2" table:style-name="ce9">
            <text:p>5,806</text:p>
          </table:table-cell>
          <table:table-cell office:value-type="float" office:value="104107328" table:number-columns-spanned="1" table:number-rows-spanned="2" table:style-name="ce9">
            <text:p>104,107,328</text:p>
          </table:table-cell>
          <table:table-cell office:value-type="float" office:value="107080206" table:number-columns-spanned="1" table:number-rows-spanned="2" table:style-name="ce9">
            <text:p>107,080,206</text:p>
          </table:table-cell>
          <table:table-cell office:value-type="float" office:value="236735090" table:number-columns-spanned="1" table:number-rows-spanned="2" table:style-name="ce9">
            <text:p>236,735,090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356" table:number-columns-spanned="1" table:number-rows-spanned="2" table:style-name="ce8">
            <text:p>356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728" table:number-columns-spanned="1" table:number-rows-spanned="2" table:style-name="ce8">
            <text:p>7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12704" table:number-columns-spanned="1" table:number-rows-spanned="2" table:style-name="ce9">
            <text:p>12,704</text:p>
          </table:table-cell>
          <table:table-cell office:value-type="percentage" office:value="0.78710000000000002" table:number-columns-spanned="1" table:number-rows-spanned="2" table:style-name="ce10">
            <text:p>78.71%</text:p>
          </table:table-cell>
          <table:table-cell office:value-type="float" office:value="5546" table:number-columns-spanned="1" table:number-rows-spanned="2" table:style-name="ce9">
            <text:p>5,546</text:p>
          </table:table-cell>
          <table:table-cell office:value-type="float" office:value="70451396" table:number-columns-spanned="1" table:number-rows-spanned="2" table:style-name="ce9">
            <text:p>70,451,396</text:p>
          </table:table-cell>
          <table:table-cell office:value-type="float" office:value="148829105" table:number-columns-spanned="1" table:number-rows-spanned="2" table:style-name="ce9">
            <text:p>148,829,105</text:p>
          </table:table-cell>
          <table:table-cell office:value-type="float" office:value="290652528" table:number-columns-spanned="1" table:number-rows-spanned="2" table:style-name="ce9">
            <text:p>290,652,528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613" table:number-columns-spanned="1" table:number-rows-spanned="2" table:style-name="ce8">
            <text:p>613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066" table:number-columns-spanned="1" table:number-rows-spanned="2" table:style-name="ce9">
            <text:p>1,0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7191" table:number-columns-spanned="1" table:number-rows-spanned="2" table:style-name="ce9">
            <text:p>7,191</text:p>
          </table:table-cell>
          <table:table-cell office:value-type="percentage" office:value="0.69879999999999998" table:number-columns-spanned="1" table:number-rows-spanned="2" table:style-name="ce10">
            <text:p>69.88%</text:p>
          </table:table-cell>
          <table:table-cell office:value-type="float" office:value="4247" table:number-columns-spanned="1" table:number-rows-spanned="2" table:style-name="ce9">
            <text:p>4,247</text:p>
          </table:table-cell>
          <table:table-cell office:value-type="float" office:value="30541723" table:number-columns-spanned="1" table:number-rows-spanned="2" table:style-name="ce9">
            <text:p>30,541,723</text:p>
          </table:table-cell>
          <table:table-cell office:value-type="float" office:value="24163504" table:number-columns-spanned="1" table:number-rows-spanned="2" table:style-name="ce9">
            <text:p>24,163,504</text:p>
          </table:table-cell>
          <table:table-cell office:value-type="float" office:value="60189871" table:number-columns-spanned="1" table:number-rows-spanned="2" table:style-name="ce9">
            <text:p>60,189,871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383" table:number-columns-spanned="1" table:number-rows-spanned="2" table:style-name="ce8">
            <text:p>3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8565" table:number-columns-spanned="1" table:number-rows-spanned="2" table:style-name="ce9">
            <text:p>8,565</text:p>
          </table:table-cell>
          <table:table-cell office:value-type="percentage" office:value="0.67979999999999996" table:number-columns-spanned="1" table:number-rows-spanned="2" table:style-name="ce10">
            <text:p>67.98%</text:p>
          </table:table-cell>
          <table:table-cell office:value-type="float" office:value="5934" table:number-columns-spanned="1" table:number-rows-spanned="2" table:style-name="ce9">
            <text:p>5,934</text:p>
          </table:table-cell>
          <table:table-cell office:value-type="float" office:value="50827127" table:number-columns-spanned="1" table:number-rows-spanned="2" table:style-name="ce9">
            <text:p>50,827,127</text:p>
          </table:table-cell>
          <table:table-cell office:value-type="float" office:value="54889539" table:number-columns-spanned="1" table:number-rows-spanned="2" table:style-name="ce9">
            <text:p>54,889,539</text:p>
          </table:table-cell>
          <table:table-cell office:value-type="float" office:value="121583881" table:number-columns-spanned="1" table:number-rows-spanned="2" table:style-name="ce9">
            <text:p>121,583,881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541" table:number-columns-spanned="1" table:number-rows-spanned="2" table:style-name="ce8">
            <text:p>5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5421" table:number-columns-spanned="1" table:number-rows-spanned="2" table:style-name="ce9">
            <text:p>5,421</text:p>
          </table:table-cell>
          <table:table-cell office:value-type="percentage" office:value="0.62739999999999996" table:number-columns-spanned="1" table:number-rows-spanned="2" table:style-name="ce10">
            <text:p>62.74%</text:p>
          </table:table-cell>
          <table:table-cell office:value-type="float" office:value="6030" table:number-columns-spanned="1" table:number-rows-spanned="2" table:style-name="ce9">
            <text:p>6,030</text:p>
          </table:table-cell>
          <table:table-cell office:value-type="float" office:value="32686483" table:number-columns-spanned="1" table:number-rows-spanned="2" table:style-name="ce9">
            <text:p>32,686,483</text:p>
          </table:table-cell>
          <table:table-cell office:value-type="float" office:value="49582962" table:number-columns-spanned="1" table:number-rows-spanned="2" table:style-name="ce9">
            <text:p>49,582,962</text:p>
          </table:table-cell>
          <table:table-cell office:value-type="float" office:value="90428955" table:number-columns-spanned="1" table:number-rows-spanned="2" table:style-name="ce9">
            <text:p>90,428,955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8" table:number-columns-spanned="1" table:number-rows-spanned="2" table:style-name="ce8">
            <text:p>5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5181" table:number-columns-spanned="1" table:number-rows-spanned="2" table:style-name="ce9">
            <text:p>5,181</text:p>
          </table:table-cell>
          <table:table-cell office:value-type="percentage" office:value="0.85070000000000001" table:number-columns-spanned="1" table:number-rows-spanned="2" table:style-name="ce10">
            <text:p>85.07%</text:p>
          </table:table-cell>
          <table:table-cell office:value-type="float" office:value="2150" table:number-columns-spanned="1" table:number-rows-spanned="2" table:style-name="ce9">
            <text:p>2,150</text:p>
          </table:table-cell>
          <table:table-cell office:value-type="float" office:value="11140695" table:number-columns-spanned="1" table:number-rows-spanned="2" table:style-name="ce9">
            <text:p>11,140,695</text:p>
          </table:table-cell>
          <table:table-cell office:value-type="float" office:value="6091630" table:number-columns-spanned="1" table:number-rows-spanned="2" table:style-name="ce9">
            <text:p>6,091,630</text:p>
          </table:table-cell>
          <table:table-cell office:value-type="float" office:value="23191708" table:number-columns-spanned="1" table:number-rows-spanned="2" table:style-name="ce9">
            <text:p>23,191,708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628" table:number-columns-spanned="1" table:number-rows-spanned="2" table:style-name="ce9">
            <text:p>3,628</text:p>
          </table:table-cell>
          <table:table-cell office:value-type="percentage" office:value="0.75580000000000003" table:number-columns-spanned="1" table:number-rows-spanned="2" table:style-name="ce10">
            <text:p>75.58%</text:p>
          </table:table-cell>
          <table:table-cell office:value-type="float" office:value="8539" table:number-columns-spanned="1" table:number-rows-spanned="2" table:style-name="ce9">
            <text:p>8,539</text:p>
          </table:table-cell>
          <table:table-cell office:value-type="float" office:value="30979072" table:number-columns-spanned="1" table:number-rows-spanned="2" table:style-name="ce9">
            <text:p>30,979,072</text:p>
          </table:table-cell>
          <table:table-cell office:value-type="float" office:value="53854144" table:number-columns-spanned="1" table:number-rows-spanned="2" table:style-name="ce9">
            <text:p>53,854,144</text:p>
          </table:table-cell>
          <table:table-cell office:value-type="float" office:value="98006971" table:number-columns-spanned="1" table:number-rows-spanned="2" table:style-name="ce9">
            <text:p>98,006,971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404" table:number-columns-spanned="1" table:number-rows-spanned="2" table:style-name="ce8">
            <text:p>4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9514" table:number-columns-spanned="1" table:number-rows-spanned="2" table:style-name="ce9">
            <text:p>9,514</text:p>
          </table:table-cell>
          <table:table-cell office:value-type="percentage" office:value="0.78300000000000003" table:number-columns-spanned="1" table:number-rows-spanned="2" table:style-name="ce10">
            <text:p>78.30%</text:p>
          </table:table-cell>
          <table:table-cell office:value-type="float" office:value="8472" table:number-columns-spanned="1" table:number-rows-spanned="2" table:style-name="ce9">
            <text:p>8,472</text:p>
          </table:table-cell>
          <table:table-cell office:value-type="float" office:value="80605582" table:number-columns-spanned="1" table:number-rows-spanned="2" table:style-name="ce9">
            <text:p>80,605,582</text:p>
          </table:table-cell>
          <table:table-cell office:value-type="float" office:value="51603621" table:number-columns-spanned="1" table:number-rows-spanned="2" table:style-name="ce9">
            <text:p>51,603,621</text:p>
          </table:table-cell>
          <table:table-cell office:value-type="float" office:value="149272361" table:number-columns-spanned="1" table:number-rows-spanned="2" table:style-name="ce9">
            <text:p>149,272,361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6" table:number-columns-spanned="1" table:number-rows-spanned="2" table:style-name="ce8">
            <text:p>4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6527" table:number-columns-spanned="1" table:number-rows-spanned="2" table:style-name="ce9">
            <text:p>6,527</text:p>
          </table:table-cell>
          <table:table-cell office:value-type="percentage" office:value="0.68420000000000003" table:number-columns-spanned="1" table:number-rows-spanned="2" table:style-name="ce10">
            <text:p>68.42%</text:p>
          </table:table-cell>
          <table:table-cell office:value-type="float" office:value="5777" table:number-columns-spanned="1" table:number-rows-spanned="2" table:style-name="ce9">
            <text:p>5,777</text:p>
          </table:table-cell>
          <table:table-cell office:value-type="float" office:value="37708925" table:number-columns-spanned="1" table:number-rows-spanned="2" table:style-name="ce9">
            <text:p>37,708,925</text:p>
          </table:table-cell>
          <table:table-cell office:value-type="float" office:value="54474046" table:number-columns-spanned="1" table:number-rows-spanned="2" table:style-name="ce9">
            <text:p>54,474,046</text:p>
          </table:table-cell>
          <table:table-cell office:value-type="float" office:value="118639290" table:number-columns-spanned="1" table:number-rows-spanned="2" table:style-name="ce9">
            <text:p>118,639,290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317" table:number-columns-spanned="1" table:number-rows-spanned="2" table:style-name="ce8">
            <text:p>317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89" table:number-columns-spanned="1" table:number-rows-spanned="2" table:style-name="ce8">
            <text:p>5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1840" table:number-columns-spanned="1" table:number-rows-spanned="2" table:style-name="ce9">
            <text:p>1,840</text:p>
          </table:table-cell>
          <table:table-cell office:value-type="percentage" office:value="0.42009999999999997" table:number-columns-spanned="1" table:number-rows-spanned="2" table:style-name="ce10">
            <text:p>42.01%</text:p>
          </table:table-cell>
          <table:table-cell office:value-type="float" office:value="6238" table:number-columns-spanned="1" table:number-rows-spanned="2" table:style-name="ce9">
            <text:p>6,238</text:p>
          </table:table-cell>
          <table:table-cell office:value-type="float" office:value="11478432" table:number-columns-spanned="1" table:number-rows-spanned="2" table:style-name="ce9">
            <text:p>11,478,432</text:p>
          </table:table-cell>
          <table:table-cell office:value-type="float" office:value="47307879" table:number-columns-spanned="1" table:number-rows-spanned="2" table:style-name="ce9">
            <text:p>47,307,879</text:p>
          </table:table-cell>
          <table:table-cell office:value-type="float" office:value="62691923" table:number-columns-spanned="1" table:number-rows-spanned="2" table:style-name="ce9">
            <text:p>62,691,923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9" table:number-columns-spanned="1" table:number-rows-spanned="2" table:style-name="ce8">
            <text:p>3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32" table:number-columns-spanned="1" table:number-rows-spanned="2" table:style-name="ce8">
            <text:p>332</text:p>
          </table:table-cell>
          <table:table-cell office:value-type="percentage" office:value="0.2767" table:number-columns-spanned="1" table:number-rows-spanned="2" table:style-name="ce10">
            <text:p>27.67%</text:p>
          </table:table-cell>
          <table:table-cell office:value-type="float" office:value="2448" table:number-columns-spanned="1" table:number-rows-spanned="2" table:style-name="ce9">
            <text:p>2,448</text:p>
          </table:table-cell>
          <table:table-cell office:value-type="float" office:value="812654" table:number-columns-spanned="1" table:number-rows-spanned="2" table:style-name="ce9">
            <text:p>812,65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2654" table:number-columns-spanned="1" table:number-rows-spanned="2" table:style-name="ce9">
            <text:p>812,65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2823" table:number-columns-spanned="1" table:number-rows-spanned="2" table:style-name="ce9">
            <text:p>2,823</text:p>
          </table:table-cell>
          <table:table-cell office:value-type="percentage" office:value="0.53469999999999995" table:number-columns-spanned="1" table:number-rows-spanned="2" table:style-name="ce10">
            <text:p>53.47%</text:p>
          </table:table-cell>
          <table:table-cell office:value-type="float" office:value="1622" table:number-columns-spanned="1" table:number-rows-spanned="2" table:style-name="ce9">
            <text:p>1,622</text:p>
          </table:table-cell>
          <table:table-cell office:value-type="float" office:value="4578411" table:number-columns-spanned="1" table:number-rows-spanned="2" table:style-name="ce9">
            <text:p>4,578,411</text:p>
          </table:table-cell>
          <table:table-cell office:value-type="float" office:value="2891921" table:number-columns-spanned="1" table:number-rows-spanned="2" table:style-name="ce9">
            <text:p>2,891,921</text:p>
          </table:table-cell>
          <table:table-cell office:value-type="float" office:value="26874196" table:number-columns-spanned="1" table:number-rows-spanned="2" table:style-name="ce9">
            <text:p>26,874,19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5207" table:number-columns-spanned="1" table:number-rows-spanned="2" table:style-name="ce9">
            <text:p>5,207</text:p>
          </table:table-cell>
          <table:table-cell office:value-type="percentage" office:value="0.76800000000000002" table:number-columns-spanned="1" table:number-rows-spanned="2" table:style-name="ce10">
            <text:p>76.80%</text:p>
          </table:table-cell>
          <table:table-cell office:value-type="float" office:value="1371" table:number-columns-spanned="1" table:number-rows-spanned="2" table:style-name="ce9">
            <text:p>1,371</text:p>
          </table:table-cell>
          <table:table-cell office:value-type="float" office:value="7140980" table:number-columns-spanned="1" table:number-rows-spanned="2" table:style-name="ce9">
            <text:p>7,140,980</text:p>
          </table:table-cell>
          <table:table-cell office:value-type="float" office:value="5819114" table:number-columns-spanned="1" table:number-rows-spanned="2" table:style-name="ce9">
            <text:p>5,819,114</text:p>
          </table:table-cell>
          <table:table-cell office:value-type="float" office:value="13615096" table:number-columns-spanned="1" table:number-rows-spanned="2" table:style-name="ce9">
            <text:p>13,615,096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623" table:number-columns-spanned="1" table:number-rows-spanned="2" table:style-name="ce9">
            <text:p>2,623</text:p>
          </table:table-cell>
          <table:table-cell office:value-type="percentage" office:value="0.78069999999999995" table:number-columns-spanned="1" table:number-rows-spanned="2" table:style-name="ce10">
            <text:p>78.07%</text:p>
          </table:table-cell>
          <table:table-cell office:value-type="float" office:value="1870" table:number-columns-spanned="1" table:number-rows-spanned="2" table:style-name="ce9">
            <text:p>1,870</text:p>
          </table:table-cell>
          <table:table-cell office:value-type="float" office:value="4904612" table:number-columns-spanned="1" table:number-rows-spanned="2" table:style-name="ce9">
            <text:p>4,904,6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04612" table:number-columns-spanned="1" table:number-rows-spanned="2" table:style-name="ce9">
            <text:p>4,904,61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華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percentage" office:value="6.4199999999999993E-2" table:number-columns-spanned="1" table:number-rows-spanned="2" table:style-name="ce10">
            <text:p>6.42%</text:p>
          </table:table-cell>
          <table:table-cell office:value-type="float" office:value="5749" table:number-columns-spanned="1" table:number-rows-spanned="2" table:style-name="ce9">
            <text:p>5,749</text:p>
          </table:table-cell>
          <table:table-cell office:value-type="float" office:value="1650000" table:number-columns-spanned="1" table:number-rows-spanned="2" table:style-name="ce9">
            <text:p>1,650,000</text:p>
          </table:table-cell>
          <table:table-cell office:value-type="float" office:value="93023" table:number-columns-spanned="1" table:number-rows-spanned="2" table:style-name="ce9">
            <text:p>93,023</text:p>
          </table:table-cell>
          <table:table-cell office:value-type="float" office:value="2283314" table:number-columns-spanned="1" table:number-rows-spanned="2" table:style-name="ce9">
            <text:p>2,283,31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YIHU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419" table:number-columns-spanned="1" table:number-rows-spanned="2" table:style-name="ce9">
            <text:p>1,419</text:p>
          </table:table-cell>
          <table:table-cell office:value-type="percentage" office:value="0.42230000000000001" table:number-columns-spanned="1" table:number-rows-spanned="2" table:style-name="ce10">
            <text:p>42.23%</text:p>
          </table:table-cell>
          <table:table-cell office:value-type="float" office:value="3229" table:number-columns-spanned="1" table:number-rows-spanned="2" table:style-name="ce9">
            <text:p>3,229</text:p>
          </table:table-cell>
          <table:table-cell office:value-type="float" office:value="4582115" table:number-columns-spanned="1" table:number-rows-spanned="2" table:style-name="ce9">
            <text:p>4,582,115</text:p>
          </table:table-cell>
          <table:table-cell office:value-type="float" office:value="7527044" table:number-columns-spanned="1" table:number-rows-spanned="2" table:style-name="ce9">
            <text:p>7,527,044</text:p>
          </table:table-cell>
          <table:table-cell office:value-type="float" office:value="13338198" table:number-columns-spanned="1" table:number-rows-spanned="2" table:style-name="ce9">
            <text:p>13,338,198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3281" table:number-columns-spanned="1" table:number-rows-spanned="2" table:style-name="ce9">
            <text:p>3,281</text:p>
          </table:table-cell>
          <table:table-cell office:value-type="percentage" office:value="0.72909999999999997" table:number-columns-spanned="1" table:number-rows-spanned="2" table:style-name="ce10">
            <text:p>72.91%</text:p>
          </table:table-cell>
          <table:table-cell office:value-type="float" office:value="2821" table:number-columns-spanned="1" table:number-rows-spanned="2" table:style-name="ce9">
            <text:p>2,821</text:p>
          </table:table-cell>
          <table:table-cell office:value-type="float" office:value="9255916" table:number-columns-spanned="1" table:number-rows-spanned="2" table:style-name="ce9">
            <text:p>9,255,916</text:p>
          </table:table-cell>
          <table:table-cell office:value-type="float" office:value="4904828" table:number-columns-spanned="1" table:number-rows-spanned="2" table:style-name="ce9">
            <text:p>4,904,828</text:p>
          </table:table-cell>
          <table:table-cell office:value-type="float" office:value="15379792" table:number-columns-spanned="1" table:number-rows-spanned="2" table:style-name="ce9">
            <text:p>15,379,792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6148" table:number-columns-spanned="1" table:number-rows-spanned="2" table:style-name="ce9">
            <text:p>6,148</text:p>
          </table:table-cell>
          <table:table-cell office:value-type="percentage" office:value="0.91080000000000005" table:number-columns-spanned="1" table:number-rows-spanned="2" table:style-name="ce10">
            <text:p>91.08%</text:p>
          </table:table-cell>
          <table:table-cell office:value-type="float" office:value="2930" table:number-columns-spanned="1" table:number-rows-spanned="2" table:style-name="ce9">
            <text:p>2,930</text:p>
          </table:table-cell>
          <table:table-cell office:value-type="float" office:value="18013482" table:number-columns-spanned="1" table:number-rows-spanned="2" table:style-name="ce9">
            <text:p>18,013,482</text:p>
          </table:table-cell>
          <table:table-cell office:value-type="float" office:value="27554286" table:number-columns-spanned="1" table:number-rows-spanned="2" table:style-name="ce9">
            <text:p>27,554,286</text:p>
          </table:table-cell>
          <table:table-cell office:value-type="float" office:value="48216939" table:number-columns-spanned="1" table:number-rows-spanned="2" table:style-name="ce9">
            <text:p>48,216,939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492" table:number-columns-spanned="1" table:number-rows-spanned="2" table:style-name="ce9">
            <text:p>2,492</text:p>
          </table:table-cell>
          <table:table-cell office:value-type="percentage" office:value="0.69220000000000004" table:number-columns-spanned="1" table:number-rows-spanned="2" table:style-name="ce10">
            <text:p>69.22%</text:p>
          </table:table-cell>
          <table:table-cell office:value-type="float" office:value="2966" table:number-columns-spanned="1" table:number-rows-spanned="2" table:style-name="ce9">
            <text:p>2,966</text:p>
          </table:table-cell>
          <table:table-cell office:value-type="float" office:value="7391208" table:number-columns-spanned="1" table:number-rows-spanned="2" table:style-name="ce9">
            <text:p>7,391,208</text:p>
          </table:table-cell>
          <table:table-cell office:value-type="float" office:value="10702941" table:number-columns-spanned="1" table:number-rows-spanned="2" table:style-name="ce9">
            <text:p>10,702,941</text:p>
          </table:table-cell>
          <table:table-cell office:value-type="float" office:value="19366624" table:number-columns-spanned="1" table:number-rows-spanned="2" table:style-name="ce9">
            <text:p>19,366,62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2949" table:number-columns-spanned="1" table:number-rows-spanned="2" table:style-name="ce9">
            <text:p>2,949</text:p>
          </table:table-cell>
          <table:table-cell office:value-type="percentage" office:value="0.76200000000000001" table:number-columns-spanned="1" table:number-rows-spanned="2" table:style-name="ce10">
            <text:p>76.20%</text:p>
          </table:table-cell>
          <table:table-cell office:value-type="float" office:value="2973" table:number-columns-spanned="1" table:number-rows-spanned="2" table:style-name="ce9">
            <text:p>2,973</text:p>
          </table:table-cell>
          <table:table-cell office:value-type="float" office:value="8768584" table:number-columns-spanned="1" table:number-rows-spanned="2" table:style-name="ce9">
            <text:p>8,768,584</text:p>
          </table:table-cell>
          <table:table-cell office:value-type="float" office:value="3025129" table:number-columns-spanned="1" table:number-rows-spanned="2" table:style-name="ce9">
            <text:p>3,025,129</text:p>
          </table:table-cell>
          <table:table-cell office:value-type="float" office:value="11939863" table:number-columns-spanned="1" table:number-rows-spanned="2" table:style-name="ce9">
            <text:p>11,939,86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6548" table:number-columns-spanned="1" table:number-rows-spanned="2" table:style-name="ce9">
            <text:p>6,548</text:p>
          </table:table-cell>
          <table:table-cell office:value-type="percentage" office:value="0.76319999999999999" table:number-columns-spanned="1" table:number-rows-spanned="2" table:style-name="ce10">
            <text:p>76.32%</text:p>
          </table:table-cell>
          <table:table-cell office:value-type="float" office:value="4812" table:number-columns-spanned="1" table:number-rows-spanned="2" table:style-name="ce9">
            <text:p>4,812</text:p>
          </table:table-cell>
          <table:table-cell office:value-type="float" office:value="31511881" table:number-columns-spanned="1" table:number-rows-spanned="2" table:style-name="ce9">
            <text:p>31,511,881</text:p>
          </table:table-cell>
          <table:table-cell office:value-type="float" office:value="53169307" table:number-columns-spanned="1" table:number-rows-spanned="2" table:style-name="ce9">
            <text:p>53,169,307</text:p>
          </table:table-cell>
          <table:table-cell office:value-type="float" office:value="89049513" table:number-columns-spanned="1" table:number-rows-spanned="2" table:style-name="ce9">
            <text:p>89,049,513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5883" table:number-columns-spanned="1" table:number-rows-spanned="2" table:style-name="ce9">
            <text:p>5,883</text:p>
          </table:table-cell>
          <table:table-cell office:value-type="percentage" office:value="0.81369999999999998" table:number-columns-spanned="1" table:number-rows-spanned="2" table:style-name="ce10">
            <text:p>81.37%</text:p>
          </table:table-cell>
          <table:table-cell office:value-type="float" office:value="2136" table:number-columns-spanned="1" table:number-rows-spanned="2" table:style-name="ce9">
            <text:p>2,136</text:p>
          </table:table-cell>
          <table:table-cell office:value-type="float" office:value="12568683" table:number-columns-spanned="1" table:number-rows-spanned="2" table:style-name="ce9">
            <text:p>12,568,683</text:p>
          </table:table-cell>
          <table:table-cell office:value-type="float" office:value="21784550" table:number-columns-spanned="1" table:number-rows-spanned="2" table:style-name="ce9">
            <text:p>21,784,550</text:p>
          </table:table-cell>
          <table:table-cell office:value-type="float" office:value="37637047" table:number-columns-spanned="1" table:number-rows-spanned="2" table:style-name="ce9">
            <text:p>37,637,047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130" table:number-columns-spanned="1" table:number-rows-spanned="2" table:style-name="ce9">
            <text:p>1,130</text:p>
          </table:table-cell>
          <table:table-cell office:value-type="percentage" office:value="0.41849999999999998" table:number-columns-spanned="1" table:number-rows-spanned="2" table:style-name="ce10">
            <text:p>41.85%</text:p>
          </table:table-cell>
          <table:table-cell office:value-type="float" office:value="6613" table:number-columns-spanned="1" table:number-rows-spanned="2" table:style-name="ce9">
            <text:p>6,613</text:p>
          </table:table-cell>
          <table:table-cell office:value-type="float" office:value="7473199" table:number-columns-spanned="1" table:number-rows-spanned="2" table:style-name="ce9">
            <text:p>7,473,199</text:p>
          </table:table-cell>
          <table:table-cell office:value-type="float" office:value="7271734" table:number-columns-spanned="1" table:number-rows-spanned="2" table:style-name="ce9">
            <text:p>7,271,734</text:p>
          </table:table-cell>
          <table:table-cell office:value-type="float" office:value="22064735" table:number-columns-spanned="1" table:number-rows-spanned="2" table:style-name="ce9">
            <text:p>22,064,735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114" table:number-columns-spanned="1" table:number-rows-spanned="2" table:style-name="ce9">
            <text:p>1,114</text:p>
          </table:table-cell>
          <table:table-cell office:value-type="percentage" office:value="0.56259999999999999" table:number-columns-spanned="1" table:number-rows-spanned="2" table:style-name="ce10">
            <text:p>56.26%</text:p>
          </table:table-cell>
          <table:table-cell office:value-type="float" office:value="12543" table:number-columns-spanned="1" table:number-rows-spanned="2" table:style-name="ce9">
            <text:p>12,543</text:p>
          </table:table-cell>
          <table:table-cell office:value-type="float" office:value="13972473" table:number-columns-spanned="1" table:number-rows-spanned="2" table:style-name="ce9">
            <text:p>13,972,473</text:p>
          </table:table-cell>
          <table:table-cell office:value-type="float" office:value="9127955" table:number-columns-spanned="1" table:number-rows-spanned="2" table:style-name="ce9">
            <text:p>9,127,955</text:p>
          </table:table-cell>
          <table:table-cell office:value-type="float" office:value="27268624" table:number-columns-spanned="1" table:number-rows-spanned="2" table:style-name="ce9">
            <text:p>27,268,62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5501" table:number-columns-spanned="1" table:number-rows-spanned="2" table:style-name="ce9">
            <text:p>5,501</text:p>
          </table:table-cell>
          <table:table-cell office:value-type="percentage" office:value="0.78359999999999996" table:number-columns-spanned="1" table:number-rows-spanned="2" table:style-name="ce10">
            <text:p>78.36%</text:p>
          </table:table-cell>
          <table:table-cell office:value-type="float" office:value="5951" table:number-columns-spanned="1" table:number-rows-spanned="2" table:style-name="ce9">
            <text:p>5,951</text:p>
          </table:table-cell>
          <table:table-cell office:value-type="float" office:value="32734121" table:number-columns-spanned="1" table:number-rows-spanned="2" table:style-name="ce9">
            <text:p>32,734,121</text:p>
          </table:table-cell>
          <table:table-cell office:value-type="float" office:value="22770846" table:number-columns-spanned="1" table:number-rows-spanned="2" table:style-name="ce9">
            <text:p>22,770,846</text:p>
          </table:table-cell>
          <table:table-cell office:value-type="float" office:value="61037216" table:number-columns-spanned="1" table:number-rows-spanned="2" table:style-name="ce9">
            <text:p>61,037,216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870" table:number-columns-spanned="1" table:number-rows-spanned="2" table:style-name="ce8">
            <text:p>870</text:p>
          </table:table-cell>
          <table:table-cell office:value-type="percentage" office:value="0.57999999999999996" table:number-columns-spanned="1" table:number-rows-spanned="2" table:style-name="ce10">
            <text:p>58.00%</text:p>
          </table:table-cell>
          <table:table-cell office:value-type="float" office:value="4217" table:number-columns-spanned="1" table:number-rows-spanned="2" table:style-name="ce9">
            <text:p>4,217</text:p>
          </table:table-cell>
          <table:table-cell office:value-type="float" office:value="3669112" table:number-columns-spanned="1" table:number-rows-spanned="2" table:style-name="ce9">
            <text:p>3,669,112</text:p>
          </table:table-cell>
          <table:table-cell office:value-type="float" office:value="3161193" table:number-columns-spanned="1" table:number-rows-spanned="2" table:style-name="ce9">
            <text:p>3,161,193</text:p>
          </table:table-cell>
          <table:table-cell office:value-type="float" office:value="7816789" table:number-columns-spanned="1" table:number-rows-spanned="2" table:style-name="ce9">
            <text:p>7,816,789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531" table:number-columns-spanned="1" table:number-rows-spanned="2" table:style-name="ce9">
            <text:p>1,531</text:p>
          </table:table-cell>
          <table:table-cell office:value-type="percentage" office:value="0.9113" table:number-columns-spanned="1" table:number-rows-spanned="2" table:style-name="ce10">
            <text:p>91.13%</text:p>
          </table:table-cell>
          <table:table-cell office:value-type="float" office:value="2605" table:number-columns-spanned="1" table:number-rows-spanned="2" table:style-name="ce9">
            <text:p>2,605</text:p>
          </table:table-cell>
          <table:table-cell office:value-type="float" office:value="3987784" table:number-columns-spanned="1" table:number-rows-spanned="2" table:style-name="ce9">
            <text:p>3,987,784</text:p>
          </table:table-cell>
          <table:table-cell office:value-type="float" office:value="262977" table:number-columns-spanned="1" table:number-rows-spanned="2" table:style-name="ce9">
            <text:p>262,977</text:p>
          </table:table-cell>
          <table:table-cell office:value-type="float" office:value="4597595" table:number-columns-spanned="1" table:number-rows-spanned="2" table:style-name="ce9">
            <text:p>4,597,59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2244" table:number-columns-spanned="1" table:number-rows-spanned="2" table:style-name="ce9">
            <text:p>2,244</text:p>
          </table:table-cell>
          <table:table-cell office:value-type="percentage" office:value="0.74060000000000004" table:number-columns-spanned="1" table:number-rows-spanned="2" table:style-name="ce10">
            <text:p>74.06%</text:p>
          </table:table-cell>
          <table:table-cell office:value-type="float" office:value="3682" table:number-columns-spanned="1" table:number-rows-spanned="2" table:style-name="ce9">
            <text:p>3,682</text:p>
          </table:table-cell>
          <table:table-cell office:value-type="float" office:value="8261750" table:number-columns-spanned="1" table:number-rows-spanned="2" table:style-name="ce9">
            <text:p>8,261,750</text:p>
          </table:table-cell>
          <table:table-cell office:value-type="float" office:value="4093699" table:number-columns-spanned="1" table:number-rows-spanned="2" table:style-name="ce9">
            <text:p>4,093,699</text:p>
          </table:table-cell>
          <table:table-cell office:value-type="float" office:value="13658324" table:number-columns-spanned="1" table:number-rows-spanned="2" table:style-name="ce9">
            <text:p>13,658,32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357" table:number-columns-spanned="1" table:number-rows-spanned="2" table:style-name="ce9">
            <text:p>2,357</text:p>
          </table:table-cell>
          <table:table-cell office:value-type="percentage" office:value="0.89280000000000004" table:number-columns-spanned="1" table:number-rows-spanned="2" table:style-name="ce10">
            <text:p>89.28%</text:p>
          </table:table-cell>
          <table:table-cell office:value-type="float" office:value="3960" table:number-columns-spanned="1" table:number-rows-spanned="2" table:style-name="ce9">
            <text:p>3,960</text:p>
          </table:table-cell>
          <table:table-cell office:value-type="float" office:value="9333730" table:number-columns-spanned="1" table:number-rows-spanned="2" table:style-name="ce9">
            <text:p>9,333,730</text:p>
          </table:table-cell>
          <table:table-cell office:value-type="float" office:value="852981" table:number-columns-spanned="1" table:number-rows-spanned="2" table:style-name="ce9">
            <text:p>852,981</text:p>
          </table:table-cell>
          <table:table-cell office:value-type="float" office:value="11385128" table:number-columns-spanned="1" table:number-rows-spanned="2" table:style-name="ce9">
            <text:p>11,385,12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519" table:number-columns-spanned="1" table:number-rows-spanned="2" table:style-name="ce9">
            <text:p>11,519</text:p>
          </table:table-cell>
          <table:table-cell office:value-type="float" office:value="237922" table:number-columns-spanned="1" table:number-rows-spanned="2" table:style-name="ce9">
            <text:p>237,922</text:p>
          </table:table-cell>
          <table:table-cell office:value-type="percentage" office:value="0.6885" table:number-columns-spanned="1" table:number-rows-spanned="2" table:style-name="ce10">
            <text:p>68.85%</text:p>
          </table:table-cell>
          <table:table-cell office:value-type="float" office:value="4235" table:number-columns-spanned="1" table:number-rows-spanned="2" table:style-name="ce9">
            <text:p>4,235</text:p>
          </table:table-cell>
          <table:table-cell office:value-type="float" office:value="1007694717" table:number-columns-spanned="1" table:number-rows-spanned="2" table:style-name="ce9">
            <text:p>1,007,694,717</text:p>
          </table:table-cell>
          <table:table-cell office:value-type="float" office:value="1284601503" table:number-columns-spanned="1" table:number-rows-spanned="2" table:style-name="ce9">
            <text:p>1,284,601,503</text:p>
          </table:table-cell>
          <table:table-cell office:value-type="float" office:value="2628106232" table:number-columns-spanned="1" table:number-rows-spanned="2" table:style-name="ce9">
            <text:p>2,628,106,232</text:p>
          </table:table-cell>
          <table:table-cell office:value-type="float" office:value="3626" table:number-columns-spanned="1" table:number-rows-spanned="2" table:style-name="ce9">
            <text:p>3,626</text:p>
          </table:table-cell>
          <table:table-cell office:value-type="float" office:value="6353" table:number-columns-spanned="1" table:number-rows-spanned="2" table:style-name="ce9">
            <text:p>6,353</text:p>
          </table:table-cell>
          <table:table-cell office:value-type="float" office:value="2257" table:number-columns-spanned="1" table:number-rows-spanned="2" table:style-name="ce9">
            <text:p>2,257</text:p>
          </table:table-cell>
          <table:table-cell office:value-type="float" office:value="1086" table:number-columns-spanned="1" table:number-rows-spanned="2" table:style-name="ce9">
            <text:p>1,086</text:p>
          </table:table-cell>
          <table:table-cell office:value-type="float" office:value="13322" table:number-columns-spanned="1" table:number-rows-spanned="2" table:style-name="ce9">
            <text:p>13,322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22T00:00:00" table:style-name="ce4">
            <text:p>2018/11/22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9月至2018年9月(Data for 2018/9～2018/9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2472" table:number-columns-spanned="1" table:number-rows-spanned="2" table:style-name="ce9">
            <text:p>2,472</text:p>
          </table:table-cell>
          <table:table-cell office:value-type="percentage" office:value="0.27739999999999998" table:number-columns-spanned="1" table:number-rows-spanned="2" table:style-name="ce10">
            <text:p>27.74%</text:p>
          </table:table-cell>
          <table:table-cell office:value-type="float" office:value="1375" table:number-columns-spanned="1" table:number-rows-spanned="2" table:style-name="ce9">
            <text:p>1,375</text:p>
          </table:table-cell>
          <table:table-cell office:value-type="float" office:value="3398918" table:number-columns-spanned="1" table:number-rows-spanned="2" table:style-name="ce9">
            <text:p>3,398,918</text:p>
          </table:table-cell>
          <table:table-cell office:value-type="float" office:value="1872861" table:number-columns-spanned="1" table:number-rows-spanned="2" table:style-name="ce9">
            <text:p>1,872,861</text:p>
          </table:table-cell>
          <table:table-cell office:value-type="float" office:value="5315979" table:number-columns-spanned="1" table:number-rows-spanned="2" table:style-name="ce9">
            <text:p>5,315,979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2305" table:number-columns-spanned="1" table:number-rows-spanned="2" table:style-name="ce9">
            <text:p>2,305</text:p>
          </table:table-cell>
          <table:table-cell office:value-type="percentage" office:value="0.28560000000000002" table:number-columns-spanned="1" table:number-rows-spanned="2" table:style-name="ce10">
            <text:p>28.56%</text:p>
          </table:table-cell>
          <table:table-cell office:value-type="float" office:value="1541" table:number-columns-spanned="1" table:number-rows-spanned="2" table:style-name="ce9">
            <text:p>1,541</text:p>
          </table:table-cell>
          <table:table-cell office:value-type="float" office:value="3551943" table:number-columns-spanned="1" table:number-rows-spanned="2" table:style-name="ce9">
            <text:p>3,551,943</text:p>
          </table:table-cell>
          <table:table-cell office:value-type="float" office:value="2664537" table:number-columns-spanned="1" table:number-rows-spanned="2" table:style-name="ce9">
            <text:p>2,664,537</text:p>
          </table:table-cell>
          <table:table-cell office:value-type="float" office:value="8285356" table:number-columns-spanned="1" table:number-rows-spanned="2" table:style-name="ce9">
            <text:p>8,285,356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9404" table:number-columns-spanned="1" table:number-rows-spanned="2" table:style-name="ce9">
            <text:p>9,404</text:p>
          </table:table-cell>
          <table:table-cell office:value-type="percentage" office:value="0.69199999999999995" table:number-columns-spanned="1" table:number-rows-spanned="2" table:style-name="ce10">
            <text:p>69.20%</text:p>
          </table:table-cell>
          <table:table-cell office:value-type="float" office:value="1985" table:number-columns-spanned="1" table:number-rows-spanned="2" table:style-name="ce9">
            <text:p>1,985</text:p>
          </table:table-cell>
          <table:table-cell office:value-type="float" office:value="18671033" table:number-columns-spanned="1" table:number-rows-spanned="2" table:style-name="ce9">
            <text:p>18,671,033</text:p>
          </table:table-cell>
          <table:table-cell office:value-type="float" office:value="41324701" table:number-columns-spanned="1" table:number-rows-spanned="2" table:style-name="ce9">
            <text:p>41,324,701</text:p>
          </table:table-cell>
          <table:table-cell office:value-type="float" office:value="61736112" table:number-columns-spanned="1" table:number-rows-spanned="2" table:style-name="ce9">
            <text:p>61,736,112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540" table:number-columns-spanned="1" table:number-rows-spanned="2" table:style-name="ce8">
            <text:p>540</text:p>
          </table:table-cell>
          <table:table-cell office:value-type="float" office:value="10333" table:number-columns-spanned="1" table:number-rows-spanned="2" table:style-name="ce9">
            <text:p>10,333</text:p>
          </table:table-cell>
          <table:table-cell office:value-type="percentage" office:value="0.63780000000000003" table:number-columns-spanned="1" table:number-rows-spanned="2" table:style-name="ce10">
            <text:p>63.78%</text:p>
          </table:table-cell>
          <table:table-cell office:value-type="float" office:value="3134" table:number-columns-spanned="1" table:number-rows-spanned="2" table:style-name="ce9">
            <text:p>3,134</text:p>
          </table:table-cell>
          <table:table-cell office:value-type="float" office:value="32384459" table:number-columns-spanned="1" table:number-rows-spanned="2" table:style-name="ce9">
            <text:p>32,384,459</text:p>
          </table:table-cell>
          <table:table-cell office:value-type="float" office:value="51677940" table:number-columns-spanned="1" table:number-rows-spanned="2" table:style-name="ce9">
            <text:p>51,677,940</text:p>
          </table:table-cell>
          <table:table-cell office:value-type="float" office:value="131534512" table:number-columns-spanned="1" table:number-rows-spanned="2" table:style-name="ce9">
            <text:p>131,534,512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451" table:number-columns-spanned="1" table:number-rows-spanned="2" table:style-name="ce8">
            <text:p>45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845" table:number-columns-spanned="1" table:number-rows-spanned="2" table:style-name="ce8">
            <text:p>8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5489" table:number-columns-spanned="1" table:number-rows-spanned="2" table:style-name="ce9">
            <text:p>5,489</text:p>
          </table:table-cell>
          <table:table-cell office:value-type="percentage" office:value="0.67520000000000002" table:number-columns-spanned="1" table:number-rows-spanned="2" table:style-name="ce10">
            <text:p>67.52%</text:p>
          </table:table-cell>
          <table:table-cell office:value-type="float" office:value="2285" table:number-columns-spanned="1" table:number-rows-spanned="2" table:style-name="ce9">
            <text:p>2,285</text:p>
          </table:table-cell>
          <table:table-cell office:value-type="float" office:value="12541309" table:number-columns-spanned="1" table:number-rows-spanned="2" table:style-name="ce9">
            <text:p>12,541,309</text:p>
          </table:table-cell>
          <table:table-cell office:value-type="float" office:value="17706710" table:number-columns-spanned="1" table:number-rows-spanned="2" table:style-name="ce9">
            <text:p>17,706,710</text:p>
          </table:table-cell>
          <table:table-cell office:value-type="float" office:value="33655354" table:number-columns-spanned="1" table:number-rows-spanned="2" table:style-name="ce9">
            <text:p>33,655,354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8947" table:number-columns-spanned="1" table:number-rows-spanned="2" table:style-name="ce9">
            <text:p>8,947</text:p>
          </table:table-cell>
          <table:table-cell office:value-type="percentage" office:value="0.50980000000000003" table:number-columns-spanned="1" table:number-rows-spanned="2" table:style-name="ce10">
            <text:p>50.98%</text:p>
          </table:table-cell>
          <table:table-cell office:value-type="float" office:value="2526" table:number-columns-spanned="1" table:number-rows-spanned="2" table:style-name="ce9">
            <text:p>2,526</text:p>
          </table:table-cell>
          <table:table-cell office:value-type="float" office:value="22598724" table:number-columns-spanned="1" table:number-rows-spanned="2" table:style-name="ce9">
            <text:p>22,598,724</text:p>
          </table:table-cell>
          <table:table-cell office:value-type="float" office:value="21891534" table:number-columns-spanned="1" table:number-rows-spanned="2" table:style-name="ce9">
            <text:p>21,891,534</text:p>
          </table:table-cell>
          <table:table-cell office:value-type="float" office:value="59695056" table:number-columns-spanned="1" table:number-rows-spanned="2" table:style-name="ce9">
            <text:p>59,695,056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95" table:number-columns-spanned="1" table:number-rows-spanned="2" table:style-name="ce8">
            <text:p>4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6643" table:number-columns-spanned="1" table:number-rows-spanned="2" table:style-name="ce9">
            <text:p>6,643</text:p>
          </table:table-cell>
          <table:table-cell office:value-type="percentage" office:value="0.5827" table:number-columns-spanned="1" table:number-rows-spanned="2" table:style-name="ce10">
            <text:p>58.27%</text:p>
          </table:table-cell>
          <table:table-cell office:value-type="float" office:value="1884" table:number-columns-spanned="1" table:number-rows-spanned="2" table:style-name="ce9">
            <text:p>1,884</text:p>
          </table:table-cell>
          <table:table-cell office:value-type="float" office:value="12517821" table:number-columns-spanned="1" table:number-rows-spanned="2" table:style-name="ce9">
            <text:p>12,517,821</text:p>
          </table:table-cell>
          <table:table-cell office:value-type="float" office:value="20473571" table:number-columns-spanned="1" table:number-rows-spanned="2" table:style-name="ce9">
            <text:p>20,473,571</text:p>
          </table:table-cell>
          <table:table-cell office:value-type="float" office:value="33886943" table:number-columns-spanned="1" table:number-rows-spanned="2" table:style-name="ce9">
            <text:p>33,886,943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3299" table:number-columns-spanned="1" table:number-rows-spanned="2" table:style-name="ce9">
            <text:p>3,299</text:p>
          </table:table-cell>
          <table:table-cell office:value-type="percentage" office:value="0.5554" table:number-columns-spanned="1" table:number-rows-spanned="2" table:style-name="ce10">
            <text:p>55.54%</text:p>
          </table:table-cell>
          <table:table-cell office:value-type="float" office:value="2165" table:number-columns-spanned="1" table:number-rows-spanned="2" table:style-name="ce9">
            <text:p>2,165</text:p>
          </table:table-cell>
          <table:table-cell office:value-type="float" office:value="7142500" table:number-columns-spanned="1" table:number-rows-spanned="2" table:style-name="ce9">
            <text:p>7,142,500</text:p>
          </table:table-cell>
          <table:table-cell office:value-type="float" office:value="16162952" table:number-columns-spanned="1" table:number-rows-spanned="2" table:style-name="ce9">
            <text:p>16,162,952</text:p>
          </table:table-cell>
          <table:table-cell office:value-type="float" office:value="24869625" table:number-columns-spanned="1" table:number-rows-spanned="2" table:style-name="ce9">
            <text:p>24,869,625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627" table:number-columns-spanned="1" table:number-rows-spanned="2" table:style-name="ce8">
            <text:p>627</text:p>
          </table:table-cell>
          <table:table-cell office:value-type="percentage" office:value="0.14219999999999999" table:number-columns-spanned="1" table:number-rows-spanned="2" table:style-name="ce10">
            <text:p>14.22%</text:p>
          </table:table-cell>
          <table:table-cell office:value-type="float" office:value="6697" table:number-columns-spanned="1" table:number-rows-spanned="2" table:style-name="ce9">
            <text:p>6,697</text:p>
          </table:table-cell>
          <table:table-cell office:value-type="float" office:value="4199258" table:number-columns-spanned="1" table:number-rows-spanned="2" table:style-name="ce9">
            <text:p>4,199,258</text:p>
          </table:table-cell>
          <table:table-cell office:value-type="float" office:value="10234655" table:number-columns-spanned="1" table:number-rows-spanned="2" table:style-name="ce9">
            <text:p>10,234,655</text:p>
          </table:table-cell>
          <table:table-cell office:value-type="float" office:value="17112038" table:number-columns-spanned="1" table:number-rows-spanned="2" table:style-name="ce9">
            <text:p>17,112,038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4039" table:number-columns-spanned="1" table:number-rows-spanned="2" table:style-name="ce9">
            <text:p>4,039</text:p>
          </table:table-cell>
          <table:table-cell office:value-type="percentage" office:value="0.53849999999999998" table:number-columns-spanned="1" table:number-rows-spanned="2" table:style-name="ce10">
            <text:p>53.85%</text:p>
          </table:table-cell>
          <table:table-cell office:value-type="float" office:value="1751" table:number-columns-spanned="1" table:number-rows-spanned="2" table:style-name="ce9">
            <text:p>1,751</text:p>
          </table:table-cell>
          <table:table-cell office:value-type="float" office:value="7072276" table:number-columns-spanned="1" table:number-rows-spanned="2" table:style-name="ce9">
            <text:p>7,072,276</text:p>
          </table:table-cell>
          <table:table-cell office:value-type="float" office:value="3531398" table:number-columns-spanned="1" table:number-rows-spanned="2" table:style-name="ce9">
            <text:p>3,531,398</text:p>
          </table:table-cell>
          <table:table-cell office:value-type="float" office:value="10657560" table:number-columns-spanned="1" table:number-rows-spanned="2" table:style-name="ce9">
            <text:p>10,657,56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390" table:number-columns-spanned="1" table:number-rows-spanned="2" table:style-name="ce9">
            <text:p>3,390</text:p>
          </table:table-cell>
          <table:table-cell office:value-type="float" office:value="53558" table:number-columns-spanned="1" table:number-rows-spanned="2" table:style-name="ce9">
            <text:p>53,558</text:p>
          </table:table-cell>
          <table:table-cell office:value-type="percentage" office:value="0.52659999999999996" table:number-columns-spanned="1" table:number-rows-spanned="2" table:style-name="ce10">
            <text:p>52.66%</text:p>
          </table:table-cell>
          <table:table-cell office:value-type="float" office:value="2317" table:number-columns-spanned="1" table:number-rows-spanned="2" table:style-name="ce9">
            <text:p>2,317</text:p>
          </table:table-cell>
          <table:table-cell office:value-type="float" office:value="124078241" table:number-columns-spanned="1" table:number-rows-spanned="2" table:style-name="ce9">
            <text:p>124,078,241</text:p>
          </table:table-cell>
          <table:table-cell office:value-type="float" office:value="187540859" table:number-columns-spanned="1" table:number-rows-spanned="2" table:style-name="ce9">
            <text:p>187,540,859</text:p>
          </table:table-cell>
          <table:table-cell office:value-type="float" office:value="386748535" table:number-columns-spanned="1" table:number-rows-spanned="2" table:style-name="ce9">
            <text:p>386,748,535</text:p>
          </table:table-cell>
          <table:table-cell office:value-type="float" office:value="885" table:number-columns-spanned="1" table:number-rows-spanned="2" table:style-name="ce8">
            <text:p>885</text:p>
          </table:table-cell>
          <table:table-cell office:value-type="float" office:value="1334" table:number-columns-spanned="1" table:number-rows-spanned="2" table:style-name="ce9">
            <text:p>1,334</text:p>
          </table:table-cell>
          <table:table-cell office:value-type="float" office:value="356" table:number-columns-spanned="1" table:number-rows-spanned="2" table:style-name="ce8">
            <text:p>356</text:p>
          </table:table-cell>
          <table:table-cell office:value-type="float" office:value="359" table:number-columns-spanned="1" table:number-rows-spanned="2" table:style-name="ce8">
            <text:p>359</text:p>
          </table:table-cell>
          <table:table-cell office:value-type="float" office:value="2934" table:number-columns-spanned="1" table:number-rows-spanned="2" table:style-name="ce9">
            <text:p>2,934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22T00:00:00" table:style-name="ce4">
            <text:p>2018/11/22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9月至2018年9月(Data for 2018/9～2018/9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2724" table:number-columns-spanned="1" table:number-rows-spanned="2" table:style-name="ce9">
            <text:p>2,724</text:p>
          </table:table-cell>
          <table:table-cell office:value-type="percentage" office:value="0.5101" table:number-columns-spanned="1" table:number-rows-spanned="2" table:style-name="ce10">
            <text:p>51.01%</text:p>
          </table:table-cell>
          <table:table-cell office:value-type="float" office:value="2180" table:number-columns-spanned="1" table:number-rows-spanned="2" table:style-name="ce9">
            <text:p>2,180</text:p>
          </table:table-cell>
          <table:table-cell office:value-type="float" office:value="5937417" table:number-columns-spanned="1" table:number-rows-spanned="2" table:style-name="ce9">
            <text:p>5,937,417</text:p>
          </table:table-cell>
          <table:table-cell office:value-type="float" office:value="13156715" table:number-columns-spanned="1" table:number-rows-spanned="2" table:style-name="ce9">
            <text:p>13,156,715</text:p>
          </table:table-cell>
          <table:table-cell office:value-type="float" office:value="24585289" table:number-columns-spanned="1" table:number-rows-spanned="2" table:style-name="ce9">
            <text:p>24,585,289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6910" table:number-columns-spanned="1" table:number-rows-spanned="2" table:style-name="ce9">
            <text:p>6,910</text:p>
          </table:table-cell>
          <table:table-cell office:value-type="percentage" office:value="0.65069999999999995" table:number-columns-spanned="1" table:number-rows-spanned="2" table:style-name="ce10">
            <text:p>65.07%</text:p>
          </table:table-cell>
          <table:table-cell office:value-type="float" office:value="2568" table:number-columns-spanned="1" table:number-rows-spanned="2" table:style-name="ce9">
            <text:p>2,568</text:p>
          </table:table-cell>
          <table:table-cell office:value-type="float" office:value="17742662" table:number-columns-spanned="1" table:number-rows-spanned="2" table:style-name="ce9">
            <text:p>17,742,662</text:p>
          </table:table-cell>
          <table:table-cell office:value-type="float" office:value="56291289" table:number-columns-spanned="1" table:number-rows-spanned="2" table:style-name="ce9">
            <text:p>56,291,289</text:p>
          </table:table-cell>
          <table:table-cell office:value-type="float" office:value="83687953" table:number-columns-spanned="1" table:number-rows-spanned="2" table:style-name="ce9">
            <text:p>83,687,953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571" table:number-columns-spanned="1" table:number-rows-spanned="2" table:style-name="ce9">
            <text:p>2,571</text:p>
          </table:table-cell>
          <table:table-cell office:value-type="percentage" office:value="0.55289999999999995" table:number-columns-spanned="1" table:number-rows-spanned="2" table:style-name="ce10">
            <text:p>55.29%</text:p>
          </table:table-cell>
          <table:table-cell office:value-type="float" office:value="2679" table:number-columns-spanned="1" table:number-rows-spanned="2" table:style-name="ce9">
            <text:p>2,679</text:p>
          </table:table-cell>
          <table:table-cell office:value-type="float" office:value="6888568" table:number-columns-spanned="1" table:number-rows-spanned="2" table:style-name="ce9">
            <text:p>6,888,568</text:p>
          </table:table-cell>
          <table:table-cell office:value-type="float" office:value="11387935" table:number-columns-spanned="1" table:number-rows-spanned="2" table:style-name="ce9">
            <text:p>11,387,935</text:p>
          </table:table-cell>
          <table:table-cell office:value-type="float" office:value="20886368" table:number-columns-spanned="1" table:number-rows-spanned="2" table:style-name="ce9">
            <text:p>20,886,368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5117" table:number-columns-spanned="1" table:number-rows-spanned="2" table:style-name="ce9">
            <text:p>5,117</text:p>
          </table:table-cell>
          <table:table-cell office:value-type="percentage" office:value="0.76829999999999998" table:number-columns-spanned="1" table:number-rows-spanned="2" table:style-name="ce10">
            <text:p>76.83%</text:p>
          </table:table-cell>
          <table:table-cell office:value-type="float" office:value="3064" table:number-columns-spanned="1" table:number-rows-spanned="2" table:style-name="ce9">
            <text:p>3,064</text:p>
          </table:table-cell>
          <table:table-cell office:value-type="float" office:value="15679657" table:number-columns-spanned="1" table:number-rows-spanned="2" table:style-name="ce9">
            <text:p>15,679,657</text:p>
          </table:table-cell>
          <table:table-cell office:value-type="float" office:value="19297051" table:number-columns-spanned="1" table:number-rows-spanned="2" table:style-name="ce9">
            <text:p>19,297,051</text:p>
          </table:table-cell>
          <table:table-cell office:value-type="float" office:value="59238802" table:number-columns-spanned="1" table:number-rows-spanned="2" table:style-name="ce9">
            <text:p>59,238,802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85" table:number-columns-spanned="1" table:number-rows-spanned="2" table:style-name="ce8">
            <text:p>3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752" table:number-columns-spanned="1" table:number-rows-spanned="2" table:style-name="ce9">
            <text:p>3,752</text:p>
          </table:table-cell>
          <table:table-cell office:value-type="percentage" office:value="0.83940000000000003" table:number-columns-spanned="1" table:number-rows-spanned="2" table:style-name="ce10">
            <text:p>83.94%</text:p>
          </table:table-cell>
          <table:table-cell office:value-type="float" office:value="3235" table:number-columns-spanned="1" table:number-rows-spanned="2" table:style-name="ce9">
            <text:p>3,235</text:p>
          </table:table-cell>
          <table:table-cell office:value-type="float" office:value="12137418" table:number-columns-spanned="1" table:number-rows-spanned="2" table:style-name="ce9">
            <text:p>12,137,418</text:p>
          </table:table-cell>
          <table:table-cell office:value-type="float" office:value="30374623" table:number-columns-spanned="1" table:number-rows-spanned="2" table:style-name="ce9">
            <text:p>30,374,623</text:p>
          </table:table-cell>
          <table:table-cell office:value-type="float" office:value="47180754" table:number-columns-spanned="1" table:number-rows-spanned="2" table:style-name="ce9">
            <text:p>47,180,754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73" table:number-columns-spanned="1" table:number-rows-spanned="2" table:style-name="ce8">
            <text:p>2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2938" table:number-columns-spanned="1" table:number-rows-spanned="2" table:style-name="ce9">
            <text:p>2,938</text:p>
          </table:table-cell>
          <table:table-cell office:value-type="percentage" office:value="0.48970000000000002" table:number-columns-spanned="1" table:number-rows-spanned="2" table:style-name="ce10">
            <text:p>48.97%</text:p>
          </table:table-cell>
          <table:table-cell office:value-type="float" office:value="2282" table:number-columns-spanned="1" table:number-rows-spanned="2" table:style-name="ce9">
            <text:p>2,282</text:p>
          </table:table-cell>
          <table:table-cell office:value-type="float" office:value="6705359" table:number-columns-spanned="1" table:number-rows-spanned="2" table:style-name="ce9">
            <text:p>6,705,359</text:p>
          </table:table-cell>
          <table:table-cell office:value-type="float" office:value="3610954" table:number-columns-spanned="1" table:number-rows-spanned="2" table:style-name="ce9">
            <text:p>3,610,954</text:p>
          </table:table-cell>
          <table:table-cell office:value-type="float" office:value="10941551" table:number-columns-spanned="1" table:number-rows-spanned="2" table:style-name="ce9">
            <text:p>10,941,551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258" table:number-columns-spanned="1" table:number-rows-spanned="2" table:style-name="ce9">
            <text:p>1,258</text:p>
          </table:table-cell>
          <table:table-cell office:value-type="float" office:value="24012" table:number-columns-spanned="1" table:number-rows-spanned="2" table:style-name="ce9">
            <text:p>24,012</text:p>
          </table:table-cell>
          <table:table-cell office:value-type="percentage" office:value="0.63619999999999999" table:number-columns-spanned="1" table:number-rows-spanned="2" table:style-name="ce10">
            <text:p>63.62%</text:p>
          </table:table-cell>
          <table:table-cell office:value-type="float" office:value="2711" table:number-columns-spanned="1" table:number-rows-spanned="2" table:style-name="ce9">
            <text:p>2,711</text:p>
          </table:table-cell>
          <table:table-cell office:value-type="float" office:value="65091081" table:number-columns-spanned="1" table:number-rows-spanned="2" table:style-name="ce9">
            <text:p>65,091,081</text:p>
          </table:table-cell>
          <table:table-cell office:value-type="float" office:value="134118567" table:number-columns-spanned="1" table:number-rows-spanned="2" table:style-name="ce9">
            <text:p>134,118,567</text:p>
          </table:table-cell>
          <table:table-cell office:value-type="float" office:value="246520717" table:number-columns-spanned="1" table:number-rows-spanned="2" table:style-name="ce9">
            <text:p>246,520,717</text:p>
          </table:table-cell>
          <table:table-cell office:value-type="float" office:value="466" table:number-columns-spanned="1" table:number-rows-spanned="2" table:style-name="ce8">
            <text:p>466</text:p>
          </table:table-cell>
          <table:table-cell office:value-type="float" office:value="669" table:number-columns-spanned="1" table:number-rows-spanned="2" table:style-name="ce8">
            <text:p>669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1455" table:number-columns-spanned="1" table:number-rows-spanned="2" table:style-name="ce9">
            <text:p>1,45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22T00:00:00" table:style-name="ce4">
            <text:p>2018/11/22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9月至2018年9月(Data for 2018/9～2018/9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254" table:number-columns-spanned="1" table:number-rows-spanned="2" table:style-name="ce9">
            <text:p>1,254</text:p>
          </table:table-cell>
          <table:table-cell office:value-type="percentage" office:value="0.25030000000000002" table:number-columns-spanned="1" table:number-rows-spanned="2" table:style-name="ce10">
            <text:p>25.03%</text:p>
          </table:table-cell>
          <table:table-cell office:value-type="float" office:value="1085" table:number-columns-spanned="1" table:number-rows-spanned="2" table:style-name="ce9">
            <text:p>1,085</text:p>
          </table:table-cell>
          <table:table-cell office:value-type="float" office:value="1360045" table:number-columns-spanned="1" table:number-rows-spanned="2" table:style-name="ce9">
            <text:p>1,360,045</text:p>
          </table:table-cell>
          <table:table-cell office:value-type="float" office:value="365364" table:number-columns-spanned="1" table:number-rows-spanned="2" table:style-name="ce9">
            <text:p>365,364</text:p>
          </table:table-cell>
          <table:table-cell office:value-type="float" office:value="1734409" table:number-columns-spanned="1" table:number-rows-spanned="2" table:style-name="ce9">
            <text:p>1,734,40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3666" table:number-columns-spanned="1" table:number-rows-spanned="2" table:style-name="ce9">
            <text:p>3,666</text:p>
          </table:table-cell>
          <table:table-cell office:value-type="percentage" office:value="0.62029999999999996" table:number-columns-spanned="1" table:number-rows-spanned="2" table:style-name="ce10">
            <text:p>62.03%</text:p>
          </table:table-cell>
          <table:table-cell office:value-type="float" office:value="2343" table:number-columns-spanned="1" table:number-rows-spanned="2" table:style-name="ce9">
            <text:p>2,343</text:p>
          </table:table-cell>
          <table:table-cell office:value-type="float" office:value="8590259" table:number-columns-spanned="1" table:number-rows-spanned="2" table:style-name="ce9">
            <text:p>8,590,259</text:p>
          </table:table-cell>
          <table:table-cell office:value-type="float" office:value="9191222" table:number-columns-spanned="1" table:number-rows-spanned="2" table:style-name="ce9">
            <text:p>9,191,222</text:p>
          </table:table-cell>
          <table:table-cell office:value-type="float" office:value="19403951" table:number-columns-spanned="1" table:number-rows-spanned="2" table:style-name="ce9">
            <text:p>19,403,951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5308" table:number-columns-spanned="1" table:number-rows-spanned="2" table:style-name="ce9">
            <text:p>5,308</text:p>
          </table:table-cell>
          <table:table-cell office:value-type="percentage" office:value="0.51580000000000004" table:number-columns-spanned="1" table:number-rows-spanned="2" table:style-name="ce10">
            <text:p>51.58%</text:p>
          </table:table-cell>
          <table:table-cell office:value-type="float" office:value="2234" table:number-columns-spanned="1" table:number-rows-spanned="2" table:style-name="ce9">
            <text:p>2,234</text:p>
          </table:table-cell>
          <table:table-cell office:value-type="float" office:value="11855512" table:number-columns-spanned="1" table:number-rows-spanned="2" table:style-name="ce9">
            <text:p>11,855,512</text:p>
          </table:table-cell>
          <table:table-cell office:value-type="float" office:value="8919812" table:number-columns-spanned="1" table:number-rows-spanned="2" table:style-name="ce9">
            <text:p>8,919,812</text:p>
          </table:table-cell>
          <table:table-cell office:value-type="float" office:value="21767670" table:number-columns-spanned="1" table:number-rows-spanned="2" table:style-name="ce9">
            <text:p>21,767,67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4291" table:number-columns-spanned="1" table:number-rows-spanned="2" table:style-name="ce9">
            <text:p>4,291</text:p>
          </table:table-cell>
          <table:table-cell office:value-type="percentage" office:value="0.37540000000000001" table:number-columns-spanned="1" table:number-rows-spanned="2" table:style-name="ce10">
            <text:p>37.54%</text:p>
          </table:table-cell>
          <table:table-cell office:value-type="float" office:value="3451" table:number-columns-spanned="1" table:number-rows-spanned="2" table:style-name="ce9">
            <text:p>3,451</text:p>
          </table:table-cell>
          <table:table-cell office:value-type="float" office:value="14807135" table:number-columns-spanned="1" table:number-rows-spanned="2" table:style-name="ce9">
            <text:p>14,807,135</text:p>
          </table:table-cell>
          <table:table-cell office:value-type="float" office:value="16004184" table:number-columns-spanned="1" table:number-rows-spanned="2" table:style-name="ce9">
            <text:p>16,004,184</text:p>
          </table:table-cell>
          <table:table-cell office:value-type="float" office:value="35711703" table:number-columns-spanned="1" table:number-rows-spanned="2" table:style-name="ce9">
            <text:p>35,711,703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088" table:number-columns-spanned="1" table:number-rows-spanned="2" table:style-name="ce9">
            <text:p>1,088</text:p>
          </table:table-cell>
          <table:table-cell office:value-type="float" office:value="14519" table:number-columns-spanned="1" table:number-rows-spanned="2" table:style-name="ce9">
            <text:p>14,519</text:p>
          </table:table-cell>
          <table:table-cell office:value-type="percentage" office:value="0.44479999999999997" table:number-columns-spanned="1" table:number-rows-spanned="2" table:style-name="ce10">
            <text:p>44.48%</text:p>
          </table:table-cell>
          <table:table-cell office:value-type="float" office:value="2522" table:number-columns-spanned="1" table:number-rows-spanned="2" table:style-name="ce9">
            <text:p>2,522</text:p>
          </table:table-cell>
          <table:table-cell office:value-type="float" office:value="36612951" table:number-columns-spanned="1" table:number-rows-spanned="2" table:style-name="ce9">
            <text:p>36,612,951</text:p>
          </table:table-cell>
          <table:table-cell office:value-type="float" office:value="34480582" table:number-columns-spanned="1" table:number-rows-spanned="2" table:style-name="ce9">
            <text:p>34,480,582</text:p>
          </table:table-cell>
          <table:table-cell office:value-type="float" office:value="78617733" table:number-columns-spanned="1" table:number-rows-spanned="2" table:style-name="ce9">
            <text:p>78,617,733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728" table:number-columns-spanned="1" table:number-rows-spanned="2" table:style-name="ce8">
            <text:p>728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22T00:00:00" table:style-name="ce4">
            <text:p>2018/11/22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9月至2018年9月(Data for 2018/9～2018/9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367" table:number-columns-spanned="1" table:number-rows-spanned="2" table:style-name="ce8">
            <text:p>367</text:p>
          </table:table-cell>
          <table:table-cell office:value-type="percentage" office:value="0.26029999999999998" table:number-columns-spanned="1" table:number-rows-spanned="2" table:style-name="ce10">
            <text:p>26.03%</text:p>
          </table:table-cell>
          <table:table-cell office:value-type="float" office:value="4103" table:number-columns-spanned="1" table:number-rows-spanned="2" table:style-name="ce9">
            <text:p>4,103</text:p>
          </table:table-cell>
          <table:table-cell office:value-type="float" office:value="1505711" table:number-columns-spanned="1" table:number-rows-spanned="2" table:style-name="ce9">
            <text:p>1,505,711</text:p>
          </table:table-cell>
          <table:table-cell office:value-type="float" office:value="1634821" table:number-columns-spanned="1" table:number-rows-spanned="2" table:style-name="ce9">
            <text:p>1,634,821</text:p>
          </table:table-cell>
          <table:table-cell office:value-type="float" office:value="4804164" table:number-columns-spanned="1" table:number-rows-spanned="2" table:style-name="ce9">
            <text:p>4,804,16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116" table:number-columns-spanned="1" table:number-rows-spanned="2" table:style-name="ce9">
            <text:p>2,116</text:p>
          </table:table-cell>
          <table:table-cell office:value-type="percentage" office:value="0.35620000000000002" table:number-columns-spanned="1" table:number-rows-spanned="2" table:style-name="ce10">
            <text:p>35.62%</text:p>
          </table:table-cell>
          <table:table-cell office:value-type="float" office:value="2826" table:number-columns-spanned="1" table:number-rows-spanned="2" table:style-name="ce9">
            <text:p>2,826</text:p>
          </table:table-cell>
          <table:table-cell office:value-type="float" office:value="5980574" table:number-columns-spanned="1" table:number-rows-spanned="2" table:style-name="ce9">
            <text:p>5,980,574</text:p>
          </table:table-cell>
          <table:table-cell office:value-type="float" office:value="3527045" table:number-columns-spanned="1" table:number-rows-spanned="2" table:style-name="ce9">
            <text:p>3,527,045</text:p>
          </table:table-cell>
          <table:table-cell office:value-type="float" office:value="11063910" table:number-columns-spanned="1" table:number-rows-spanned="2" table:style-name="ce9">
            <text:p>11,063,91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698" table:number-columns-spanned="1" table:number-rows-spanned="2" table:style-name="ce9">
            <text:p>1,698</text:p>
          </table:table-cell>
          <table:table-cell office:value-type="percentage" office:value="0.52900000000000003" table:number-columns-spanned="1" table:number-rows-spanned="2" table:style-name="ce10">
            <text:p>52.90%</text:p>
          </table:table-cell>
          <table:table-cell office:value-type="float" office:value="2115" table:number-columns-spanned="1" table:number-rows-spanned="2" table:style-name="ce9">
            <text:p>2,115</text:p>
          </table:table-cell>
          <table:table-cell office:value-type="float" office:value="3590528" table:number-columns-spanned="1" table:number-rows-spanned="2" table:style-name="ce9">
            <text:p>3,590,528</text:p>
          </table:table-cell>
          <table:table-cell office:value-type="float" office:value="9847157" table:number-columns-spanned="1" table:number-rows-spanned="2" table:style-name="ce9">
            <text:p>9,847,157</text:p>
          </table:table-cell>
          <table:table-cell office:value-type="float" office:value="16153405" table:number-columns-spanned="1" table:number-rows-spanned="2" table:style-name="ce9">
            <text:p>16,153,405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3778" table:number-columns-spanned="1" table:number-rows-spanned="2" table:style-name="ce9">
            <text:p>3,778</text:p>
          </table:table-cell>
          <table:table-cell office:value-type="percentage" office:value="0.65249999999999997" table:number-columns-spanned="1" table:number-rows-spanned="2" table:style-name="ce10">
            <text:p>65.25%</text:p>
          </table:table-cell>
          <table:table-cell office:value-type="float" office:value="6679" table:number-columns-spanned="1" table:number-rows-spanned="2" table:style-name="ce9">
            <text:p>6,679</text:p>
          </table:table-cell>
          <table:table-cell office:value-type="float" office:value="25234066" table:number-columns-spanned="1" table:number-rows-spanned="2" table:style-name="ce9">
            <text:p>25,234,066</text:p>
          </table:table-cell>
          <table:table-cell office:value-type="float" office:value="22887744" table:number-columns-spanned="1" table:number-rows-spanned="2" table:style-name="ce9">
            <text:p>22,887,744</text:p>
          </table:table-cell>
          <table:table-cell office:value-type="float" office:value="56143169" table:number-columns-spanned="1" table:number-rows-spanned="2" table:style-name="ce9">
            <text:p>56,143,169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323" table:number-columns-spanned="1" table:number-rows-spanned="2" table:style-name="ce8">
            <text:p>3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309" table:number-columns-spanned="1" table:number-rows-spanned="2" table:style-name="ce9">
            <text:p>2,309</text:p>
          </table:table-cell>
          <table:table-cell office:value-type="percentage" office:value="0.80169999999999997" table:number-columns-spanned="1" table:number-rows-spanned="2" table:style-name="ce10">
            <text:p>80.17%</text:p>
          </table:table-cell>
          <table:table-cell office:value-type="float" office:value="11726" table:number-columns-spanned="1" table:number-rows-spanned="2" table:style-name="ce9">
            <text:p>11,726</text:p>
          </table:table-cell>
          <table:table-cell office:value-type="float" office:value="27074879" table:number-columns-spanned="1" table:number-rows-spanned="2" table:style-name="ce9">
            <text:p>27,074,879</text:p>
          </table:table-cell>
          <table:table-cell office:value-type="float" office:value="4280883" table:number-columns-spanned="1" table:number-rows-spanned="2" table:style-name="ce9">
            <text:p>4,280,883</text:p>
          </table:table-cell>
          <table:table-cell office:value-type="float" office:value="34377242" table:number-columns-spanned="1" table:number-rows-spanned="2" table:style-name="ce9">
            <text:p>34,377,242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4298" table:number-columns-spanned="1" table:number-rows-spanned="2" table:style-name="ce9">
            <text:p>4,298</text:p>
          </table:table-cell>
          <table:table-cell office:value-type="percentage" office:value="0.70569999999999999" table:number-columns-spanned="1" table:number-rows-spanned="2" table:style-name="ce10">
            <text:p>70.57%</text:p>
          </table:table-cell>
          <table:table-cell office:value-type="float" office:value="7720" table:number-columns-spanned="1" table:number-rows-spanned="2" table:style-name="ce9">
            <text:p>7,720</text:p>
          </table:table-cell>
          <table:table-cell office:value-type="float" office:value="33178979" table:number-columns-spanned="1" table:number-rows-spanned="2" table:style-name="ce9">
            <text:p>33,178,979</text:p>
          </table:table-cell>
          <table:table-cell office:value-type="float" office:value="20334756" table:number-columns-spanned="1" table:number-rows-spanned="2" table:style-name="ce9">
            <text:p>20,334,756</text:p>
          </table:table-cell>
          <table:table-cell office:value-type="float" office:value="57106818" table:number-columns-spanned="1" table:number-rows-spanned="2" table:style-name="ce9">
            <text:p>57,106,818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784" table:number-columns-spanned="1" table:number-rows-spanned="2" table:style-name="ce8">
            <text:p>784</text:p>
          </table:table-cell>
          <table:table-cell office:value-type="percentage" office:value="0.28410000000000002" table:number-columns-spanned="1" table:number-rows-spanned="2" table:style-name="ce10">
            <text:p>28.41%</text:p>
          </table:table-cell>
          <table:table-cell office:value-type="float" office:value="10008" table:number-columns-spanned="1" table:number-rows-spanned="2" table:style-name="ce9">
            <text:p>10,008</text:p>
          </table:table-cell>
          <table:table-cell office:value-type="float" office:value="7846152" table:number-columns-spanned="1" table:number-rows-spanned="2" table:style-name="ce9">
            <text:p>7,846,152</text:p>
          </table:table-cell>
          <table:table-cell office:value-type="float" office:value="2809007" table:number-columns-spanned="1" table:number-rows-spanned="2" table:style-name="ce9">
            <text:p>2,809,007</text:p>
          </table:table-cell>
          <table:table-cell office:value-type="float" office:value="10742896" table:number-columns-spanned="1" table:number-rows-spanned="2" table:style-name="ce9">
            <text:p>10,742,896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7453" table:number-columns-spanned="1" table:number-rows-spanned="2" table:style-name="ce9">
            <text:p>7,453</text:p>
          </table:table-cell>
          <table:table-cell office:value-type="percentage" office:value="0.8841" table:number-columns-spanned="1" table:number-rows-spanned="2" table:style-name="ce10">
            <text:p>88.41%</text:p>
          </table:table-cell>
          <table:table-cell office:value-type="float" office:value="4345" table:number-columns-spanned="1" table:number-rows-spanned="2" table:style-name="ce9">
            <text:p>4,345</text:p>
          </table:table-cell>
          <table:table-cell office:value-type="float" office:value="32384620" table:number-columns-spanned="1" table:number-rows-spanned="2" table:style-name="ce9">
            <text:p>32,384,620</text:p>
          </table:table-cell>
          <table:table-cell office:value-type="float" office:value="12719121" table:number-columns-spanned="1" table:number-rows-spanned="2" table:style-name="ce9">
            <text:p>12,719,121</text:p>
          </table:table-cell>
          <table:table-cell office:value-type="float" office:value="47018815" table:number-columns-spanned="1" table:number-rows-spanned="2" table:style-name="ce9">
            <text:p>47,018,815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7916" table:number-columns-spanned="1" table:number-rows-spanned="2" table:style-name="ce9">
            <text:p>7,916</text:p>
          </table:table-cell>
          <table:table-cell office:value-type="percentage" office:value="0.57609999999999995" table:number-columns-spanned="1" table:number-rows-spanned="2" table:style-name="ce10">
            <text:p>57.61%</text:p>
          </table:table-cell>
          <table:table-cell office:value-type="float" office:value="2912" table:number-columns-spanned="1" table:number-rows-spanned="2" table:style-name="ce9">
            <text:p>2,912</text:p>
          </table:table-cell>
          <table:table-cell office:value-type="float" office:value="23050382" table:number-columns-spanned="1" table:number-rows-spanned="2" table:style-name="ce9">
            <text:p>23,050,382</text:p>
          </table:table-cell>
          <table:table-cell office:value-type="float" office:value="8371666" table:number-columns-spanned="1" table:number-rows-spanned="2" table:style-name="ce9">
            <text:p>8,371,666</text:p>
          </table:table-cell>
          <table:table-cell office:value-type="float" office:value="33185685" table:number-columns-spanned="1" table:number-rows-spanned="2" table:style-name="ce9">
            <text:p>33,185,685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410" table:number-columns-spanned="1" table:number-rows-spanned="2" table:style-name="ce8">
            <text:p>410</text:p>
          </table:table-cell>
          <table:table-cell office:value-type="percentage" office:value="0.122" table:number-columns-spanned="1" table:number-rows-spanned="2" table:style-name="ce10">
            <text:p>12.20%</text:p>
          </table:table-cell>
          <table:table-cell office:value-type="float" office:value="2788" table:number-columns-spanned="1" table:number-rows-spanned="2" table:style-name="ce9">
            <text:p>2,788</text:p>
          </table:table-cell>
          <table:table-cell office:value-type="float" office:value="1143096" table:number-columns-spanned="1" table:number-rows-spanned="2" table:style-name="ce9">
            <text:p>1,143,096</text:p>
          </table:table-cell>
          <table:table-cell office:value-type="float" office:value="1980542" table:number-columns-spanned="1" table:number-rows-spanned="2" table:style-name="ce9">
            <text:p>1,980,542</text:p>
          </table:table-cell>
          <table:table-cell office:value-type="float" office:value="3123638" table:number-columns-spanned="1" table:number-rows-spanned="2" table:style-name="ce9">
            <text:p>3,123,63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2978" table:number-columns-spanned="1" table:number-rows-spanned="2" table:style-name="ce9">
            <text:p>2,978</text:p>
          </table:table-cell>
          <table:table-cell office:value-type="percentage" office:value="0.5454" table:number-columns-spanned="1" table:number-rows-spanned="2" table:style-name="ce10">
            <text:p>54.54%</text:p>
          </table:table-cell>
          <table:table-cell office:value-type="float" office:value="3689" table:number-columns-spanned="1" table:number-rows-spanned="2" table:style-name="ce9">
            <text:p>3,689</text:p>
          </table:table-cell>
          <table:table-cell office:value-type="float" office:value="10985415" table:number-columns-spanned="1" table:number-rows-spanned="2" table:style-name="ce9">
            <text:p>10,985,415</text:p>
          </table:table-cell>
          <table:table-cell office:value-type="float" office:value="7839481" table:number-columns-spanned="1" table:number-rows-spanned="2" table:style-name="ce9">
            <text:p>7,839,481</text:p>
          </table:table-cell>
          <table:table-cell office:value-type="float" office:value="21208143" table:number-columns-spanned="1" table:number-rows-spanned="2" table:style-name="ce9">
            <text:p>21,208,143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2876" table:number-columns-spanned="1" table:number-rows-spanned="2" table:style-name="ce9">
            <text:p>2,876</text:p>
          </table:table-cell>
          <table:table-cell office:value-type="percentage" office:value="0.59919999999999995" table:number-columns-spanned="1" table:number-rows-spanned="2" table:style-name="ce10">
            <text:p>59.92%</text:p>
          </table:table-cell>
          <table:table-cell office:value-type="float" office:value="7392" table:number-columns-spanned="1" table:number-rows-spanned="2" table:style-name="ce9">
            <text:p>7,392</text:p>
          </table:table-cell>
          <table:table-cell office:value-type="float" office:value="21260472" table:number-columns-spanned="1" table:number-rows-spanned="2" table:style-name="ce9">
            <text:p>21,260,472</text:p>
          </table:table-cell>
          <table:table-cell office:value-type="float" office:value="6923875" table:number-columns-spanned="1" table:number-rows-spanned="2" table:style-name="ce9">
            <text:p>6,923,875</text:p>
          </table:table-cell>
          <table:table-cell office:value-type="float" office:value="31626541" table:number-columns-spanned="1" table:number-rows-spanned="2" table:style-name="ce9">
            <text:p>31,626,541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1985" table:number-columns-spanned="1" table:number-rows-spanned="2" table:style-name="ce9">
            <text:p>1,985</text:p>
          </table:table-cell>
          <table:table-cell office:value-type="percentage" office:value="0.2954" table:number-columns-spanned="1" table:number-rows-spanned="2" table:style-name="ce10">
            <text:p>29.54%</text:p>
          </table:table-cell>
          <table:table-cell office:value-type="float" office:value="4292" table:number-columns-spanned="1" table:number-rows-spanned="2" table:style-name="ce9">
            <text:p>4,292</text:p>
          </table:table-cell>
          <table:table-cell office:value-type="float" office:value="8519485" table:number-columns-spanned="1" table:number-rows-spanned="2" table:style-name="ce9">
            <text:p>8,519,485</text:p>
          </table:table-cell>
          <table:table-cell office:value-type="float" office:value="5868192" table:number-columns-spanned="1" table:number-rows-spanned="2" table:style-name="ce9">
            <text:p>5,868,192</text:p>
          </table:table-cell>
          <table:table-cell office:value-type="float" office:value="14668508" table:number-columns-spanned="1" table:number-rows-spanned="2" table:style-name="ce9">
            <text:p>14,668,508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1369" table:number-columns-spanned="1" table:number-rows-spanned="2" table:style-name="ce9">
            <text:p>1,369</text:p>
          </table:table-cell>
          <table:table-cell office:value-type="percentage" office:value="0.26079999999999998" table:number-columns-spanned="1" table:number-rows-spanned="2" table:style-name="ce10">
            <text:p>26.08%</text:p>
          </table:table-cell>
          <table:table-cell office:value-type="float" office:value="1580" table:number-columns-spanned="1" table:number-rows-spanned="2" table:style-name="ce9">
            <text:p>1,580</text:p>
          </table:table-cell>
          <table:table-cell office:value-type="float" office:value="2162944" table:number-columns-spanned="1" table:number-rows-spanned="2" table:style-name="ce9">
            <text:p>2,162,944</text:p>
          </table:table-cell>
          <table:table-cell office:value-type="float" office:value="1281621" table:number-columns-spanned="1" table:number-rows-spanned="2" table:style-name="ce9">
            <text:p>1,281,621</text:p>
          </table:table-cell>
          <table:table-cell office:value-type="float" office:value="4257573" table:number-columns-spanned="1" table:number-rows-spanned="2" table:style-name="ce9">
            <text:p>4,257,57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65" table:number-columns-spanned="1" table:number-rows-spanned="2" table:style-name="ce8">
            <text:p>365</text:p>
          </table:table-cell>
          <table:table-cell office:value-type="percentage" office:value="0.34760000000000002" table:number-columns-spanned="1" table:number-rows-spanned="2" table:style-name="ce10">
            <text:p>34.76%</text:p>
          </table:table-cell>
          <table:table-cell office:value-type="float" office:value="5120" table:number-columns-spanned="1" table:number-rows-spanned="2" table:style-name="ce9">
            <text:p>5,120</text:p>
          </table:table-cell>
          <table:table-cell office:value-type="float" office:value="1868792" table:number-columns-spanned="1" table:number-rows-spanned="2" table:style-name="ce9">
            <text:p>1,868,79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68792" table:number-columns-spanned="1" table:number-rows-spanned="2" table:style-name="ce9">
            <text:p>1,868,79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percentage" office:value="0.1273" table:number-columns-spanned="1" table:number-rows-spanned="2" table:style-name="ce10">
            <text:p>12.73%</text:p>
          </table:table-cell>
          <table:table-cell office:value-type="float" office:value="1871" table:number-columns-spanned="1" table:number-rows-spanned="2" table:style-name="ce9">
            <text:p>1,871</text:p>
          </table:table-cell>
          <table:table-cell office:value-type="float" office:value="707282" table:number-columns-spanned="1" table:number-rows-spanned="2" table:style-name="ce9">
            <text:p>707,282</text:p>
          </table:table-cell>
          <table:table-cell office:value-type="float" office:value="2255132" table:number-columns-spanned="1" table:number-rows-spanned="2" table:style-name="ce9">
            <text:p>2,255,132</text:p>
          </table:table-cell>
          <table:table-cell office:value-type="float" office:value="3046029" table:number-columns-spanned="1" table:number-rows-spanned="2" table:style-name="ce9">
            <text:p>3,046,02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694" table:number-columns-spanned="1" table:number-rows-spanned="2" table:style-name="ce9">
            <text:p>1,694</text:p>
          </table:table-cell>
          <table:table-cell office:value-type="percentage" office:value="0.55359999999999998" table:number-columns-spanned="1" table:number-rows-spanned="2" table:style-name="ce10">
            <text:p>55.36%</text:p>
          </table:table-cell>
          <table:table-cell office:value-type="float" office:value="5386" table:number-columns-spanned="1" table:number-rows-spanned="2" table:style-name="ce9">
            <text:p>5,386</text:p>
          </table:table-cell>
          <table:table-cell office:value-type="float" office:value="9124105" table:number-columns-spanned="1" table:number-rows-spanned="2" table:style-name="ce9">
            <text:p>9,124,105</text:p>
          </table:table-cell>
          <table:table-cell office:value-type="float" office:value="4933007" table:number-columns-spanned="1" table:number-rows-spanned="2" table:style-name="ce9">
            <text:p>4,933,007</text:p>
          </table:table-cell>
          <table:table-cell office:value-type="float" office:value="14688156" table:number-columns-spanned="1" table:number-rows-spanned="2" table:style-name="ce9">
            <text:p>14,688,15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1853" table:number-columns-spanned="1" table:number-rows-spanned="2" table:style-name="ce9">
            <text:p>1,853</text:p>
          </table:table-cell>
          <table:table-cell office:value-type="percentage" office:value="0.35299999999999998" table:number-columns-spanned="1" table:number-rows-spanned="2" table:style-name="ce10">
            <text:p>35.30%</text:p>
          </table:table-cell>
          <table:table-cell office:value-type="float" office:value="3691" table:number-columns-spanned="1" table:number-rows-spanned="2" table:style-name="ce9">
            <text:p>3,691</text:p>
          </table:table-cell>
          <table:table-cell office:value-type="float" office:value="6839874" table:number-columns-spanned="1" table:number-rows-spanned="2" table:style-name="ce9">
            <text:p>6,839,874</text:p>
          </table:table-cell>
          <table:table-cell office:value-type="float" office:value="978284" table:number-columns-spanned="1" table:number-rows-spanned="2" table:style-name="ce9">
            <text:p>978,284</text:p>
          </table:table-cell>
          <table:table-cell office:value-type="float" office:value="8041678" table:number-columns-spanned="1" table:number-rows-spanned="2" table:style-name="ce9">
            <text:p>8,041,67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39" table:number-columns-spanned="1" table:number-rows-spanned="2" table:style-name="ce9">
            <text:p>2,939</text:p>
          </table:table-cell>
          <table:table-cell office:value-type="float" office:value="44627" table:number-columns-spanned="1" table:number-rows-spanned="2" table:style-name="ce9">
            <text:p>44,627</text:p>
          </table:table-cell>
          <table:table-cell office:value-type="percentage" office:value="0.50609999999999999" table:number-columns-spanned="1" table:number-rows-spanned="2" table:style-name="ce10">
            <text:p>50.61%</text:p>
          </table:table-cell>
          <table:table-cell office:value-type="float" office:value="4985" table:number-columns-spanned="1" table:number-rows-spanned="2" table:style-name="ce9">
            <text:p>4,985</text:p>
          </table:table-cell>
          <table:table-cell office:value-type="float" office:value="222457356" table:number-columns-spanned="1" table:number-rows-spanned="2" table:style-name="ce9">
            <text:p>222,457,356</text:p>
          </table:table-cell>
          <table:table-cell office:value-type="float" office:value="118472334" table:number-columns-spanned="1" table:number-rows-spanned="2" table:style-name="ce9">
            <text:p>118,472,334</text:p>
          </table:table-cell>
          <table:table-cell office:value-type="float" office:value="373125162" table:number-columns-spanned="1" table:number-rows-spanned="2" table:style-name="ce9">
            <text:p>373,125,162</text:p>
          </table:table-cell>
          <table:table-cell office:value-type="float" office:value="826" table:number-columns-spanned="1" table:number-rows-spanned="2" table:style-name="ce8">
            <text:p>826</text:p>
          </table:table-cell>
          <table:table-cell office:value-type="float" office:value="957" table:number-columns-spanned="1" table:number-rows-spanned="2" table:style-name="ce8">
            <text:p>957</text:p>
          </table:table-cell>
          <table:table-cell office:value-type="float" office:value="349" table:number-columns-spanned="1" table:number-rows-spanned="2" table:style-name="ce8">
            <text:p>349</text:p>
          </table:table-cell>
          <table:table-cell office:value-type="float" office:value="642" table:number-columns-spanned="1" table:number-rows-spanned="2" table:style-name="ce8">
            <text:p>642</text:p>
          </table:table-cell>
          <table:table-cell office:value-type="float" office:value="2774" table:number-columns-spanned="1" table:number-rows-spanned="2" table:style-name="ce9">
            <text:p>2,774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22T00:00:00" table:style-name="ce4">
            <text:p>2018/11/22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9月至2018年9月(Data for 2018/9～2018/9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6179" table:number-columns-spanned="1" table:number-rows-spanned="2" table:style-name="ce9">
            <text:p>6,179</text:p>
          </table:table-cell>
          <table:table-cell office:value-type="percentage" office:value="0.53080000000000005" table:number-columns-spanned="1" table:number-rows-spanned="2" table:style-name="ce10">
            <text:p>53.08%</text:p>
          </table:table-cell>
          <table:table-cell office:value-type="float" office:value="1602" table:number-columns-spanned="1" table:number-rows-spanned="2" table:style-name="ce9">
            <text:p>1,602</text:p>
          </table:table-cell>
          <table:table-cell office:value-type="float" office:value="9897382" table:number-columns-spanned="1" table:number-rows-spanned="2" table:style-name="ce9">
            <text:p>9,897,382</text:p>
          </table:table-cell>
          <table:table-cell office:value-type="float" office:value="7389910" table:number-columns-spanned="1" table:number-rows-spanned="2" table:style-name="ce9">
            <text:p>7,389,910</text:p>
          </table:table-cell>
          <table:table-cell office:value-type="float" office:value="18301324" table:number-columns-spanned="1" table:number-rows-spanned="2" table:style-name="ce9">
            <text:p>18,301,324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6227" table:number-columns-spanned="1" table:number-rows-spanned="2" table:style-name="ce9">
            <text:p>6,227</text:p>
          </table:table-cell>
          <table:table-cell office:value-type="percentage" office:value="0.83030000000000004" table:number-columns-spanned="1" table:number-rows-spanned="2" table:style-name="ce10">
            <text:p>83.03%</text:p>
          </table:table-cell>
          <table:table-cell office:value-type="float" office:value="2282" table:number-columns-spanned="1" table:number-rows-spanned="2" table:style-name="ce9">
            <text:p>2,282</text:p>
          </table:table-cell>
          <table:table-cell office:value-type="float" office:value="14212913" table:number-columns-spanned="1" table:number-rows-spanned="2" table:style-name="ce9">
            <text:p>14,212,913</text:p>
          </table:table-cell>
          <table:table-cell office:value-type="float" office:value="29523158" table:number-columns-spanned="1" table:number-rows-spanned="2" table:style-name="ce9">
            <text:p>29,523,158</text:p>
          </table:table-cell>
          <table:table-cell office:value-type="float" office:value="44276093" table:number-columns-spanned="1" table:number-rows-spanned="2" table:style-name="ce9">
            <text:p>44,276,093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桃禧航空城酒店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2286" table:number-columns-spanned="1" table:number-rows-spanned="2" table:style-name="ce9">
            <text:p>2,286</text:p>
          </table:table-cell>
          <table:table-cell office:value-type="percentage" office:value="0.40749999999999997" table:number-columns-spanned="1" table:number-rows-spanned="2" table:style-name="ce10">
            <text:p>40.75%</text:p>
          </table:table-cell>
          <table:table-cell office:value-type="float" office:value="2471" table:number-columns-spanned="1" table:number-rows-spanned="2" table:style-name="ce9">
            <text:p>2,471</text:p>
          </table:table-cell>
          <table:table-cell office:value-type="float" office:value="5649585" table:number-columns-spanned="1" table:number-rows-spanned="2" table:style-name="ce9">
            <text:p>5,649,585</text:p>
          </table:table-cell>
          <table:table-cell office:value-type="float" office:value="8123415" table:number-columns-spanned="1" table:number-rows-spanned="2" table:style-name="ce9">
            <text:p>8,123,415</text:p>
          </table:table-cell>
          <table:table-cell office:value-type="float" office:value="14970835" table:number-columns-spanned="1" table:number-rows-spanned="2" table:style-name="ce9">
            <text:p>14,970,835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ORCHARD PA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884" table:number-columns-spanned="1" table:number-rows-spanned="2" table:style-name="ce9">
            <text:p>1,884</text:p>
          </table:table-cell>
          <table:table-cell office:value-type="percentage" office:value="0.56579999999999997" table:number-columns-spanned="1" table:number-rows-spanned="2" table:style-name="ce10">
            <text:p>56.58%</text:p>
          </table:table-cell>
          <table:table-cell office:value-type="float" office:value="4081" table:number-columns-spanned="1" table:number-rows-spanned="2" table:style-name="ce9">
            <text:p>4,081</text:p>
          </table:table-cell>
          <table:table-cell office:value-type="float" office:value="7688259" table:number-columns-spanned="1" table:number-rows-spanned="2" table:style-name="ce9">
            <text:p>7,688,259</text:p>
          </table:table-cell>
          <table:table-cell office:value-type="float" office:value="13822470" table:number-columns-spanned="1" table:number-rows-spanned="2" table:style-name="ce9">
            <text:p>13,822,470</text:p>
          </table:table-cell>
          <table:table-cell office:value-type="float" office:value="29261722" table:number-columns-spanned="1" table:number-rows-spanned="2" table:style-name="ce9">
            <text:p>29,261,722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10883" table:number-columns-spanned="1" table:number-rows-spanned="2" table:style-name="ce9">
            <text:p>10,883</text:p>
          </table:table-cell>
          <table:table-cell office:value-type="percentage" office:value="0.70299999999999996" table:number-columns-spanned="1" table:number-rows-spanned="2" table:style-name="ce10">
            <text:p>70.30%</text:p>
          </table:table-cell>
          <table:table-cell office:value-type="float" office:value="2691" table:number-columns-spanned="1" table:number-rows-spanned="2" table:style-name="ce9">
            <text:p>2,691</text:p>
          </table:table-cell>
          <table:table-cell office:value-type="float" office:value="29290673" table:number-columns-spanned="1" table:number-rows-spanned="2" table:style-name="ce9">
            <text:p>29,290,673</text:p>
          </table:table-cell>
          <table:table-cell office:value-type="float" office:value="12463689" table:number-columns-spanned="1" table:number-rows-spanned="2" table:style-name="ce9">
            <text:p>12,463,689</text:p>
          </table:table-cell>
          <table:table-cell office:value-type="float" office:value="46045771" table:number-columns-spanned="1" table:number-rows-spanned="2" table:style-name="ce9">
            <text:p>46,045,771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10167" table:number-columns-spanned="1" table:number-rows-spanned="2" table:style-name="ce9">
            <text:p>10,167</text:p>
          </table:table-cell>
          <table:table-cell office:value-type="percentage" office:value="0.878" table:number-columns-spanned="1" table:number-rows-spanned="2" table:style-name="ce10">
            <text:p>87.80%</text:p>
          </table:table-cell>
          <table:table-cell office:value-type="float" office:value="3849" table:number-columns-spanned="1" table:number-rows-spanned="2" table:style-name="ce9">
            <text:p>3,849</text:p>
          </table:table-cell>
          <table:table-cell office:value-type="float" office:value="39128129" table:number-columns-spanned="1" table:number-rows-spanned="2" table:style-name="ce9">
            <text:p>39,128,129</text:p>
          </table:table-cell>
          <table:table-cell office:value-type="float" office:value="56731584" table:number-columns-spanned="1" table:number-rows-spanned="2" table:style-name="ce9">
            <text:p>56,731,584</text:p>
          </table:table-cell>
          <table:table-cell office:value-type="float" office:value="106342062" table:number-columns-spanned="1" table:number-rows-spanned="2" table:style-name="ce9">
            <text:p>106,342,062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409" table:number-columns-spanned="1" table:number-rows-spanned="2" table:style-name="ce8">
            <text:p>4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4854" table:number-columns-spanned="1" table:number-rows-spanned="2" table:style-name="ce9">
            <text:p>4,854</text:p>
          </table:table-cell>
          <table:table-cell office:value-type="percentage" office:value="0.77790000000000004" table:number-columns-spanned="1" table:number-rows-spanned="2" table:style-name="ce10">
            <text:p>77.79%</text:p>
          </table:table-cell>
          <table:table-cell office:value-type="float" office:value="2889" table:number-columns-spanned="1" table:number-rows-spanned="2" table:style-name="ce9">
            <text:p>2,889</text:p>
          </table:table-cell>
          <table:table-cell office:value-type="float" office:value="14024693" table:number-columns-spanned="1" table:number-rows-spanned="2" table:style-name="ce9">
            <text:p>14,024,693</text:p>
          </table:table-cell>
          <table:table-cell office:value-type="float" office:value="21438346" table:number-columns-spanned="1" table:number-rows-spanned="2" table:style-name="ce9">
            <text:p>21,438,346</text:p>
          </table:table-cell>
          <table:table-cell office:value-type="float" office:value="36637850" table:number-columns-spanned="1" table:number-rows-spanned="2" table:style-name="ce9">
            <text:p>36,637,85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6477" table:number-columns-spanned="1" table:number-rows-spanned="2" table:style-name="ce9">
            <text:p>6,477</text:p>
          </table:table-cell>
          <table:table-cell office:value-type="percentage" office:value="0.84009999999999996" table:number-columns-spanned="1" table:number-rows-spanned="2" table:style-name="ce10">
            <text:p>84.01%</text:p>
          </table:table-cell>
          <table:table-cell office:value-type="float" office:value="3122" table:number-columns-spanned="1" table:number-rows-spanned="2" table:style-name="ce9">
            <text:p>3,122</text:p>
          </table:table-cell>
          <table:table-cell office:value-type="float" office:value="20222815" table:number-columns-spanned="1" table:number-rows-spanned="2" table:style-name="ce9">
            <text:p>20,222,815</text:p>
          </table:table-cell>
          <table:table-cell office:value-type="float" office:value="39023556" table:number-columns-spanned="1" table:number-rows-spanned="2" table:style-name="ce9">
            <text:p>39,023,556</text:p>
          </table:table-cell>
          <table:table-cell office:value-type="float" office:value="64586613" table:number-columns-spanned="1" table:number-rows-spanned="2" table:style-name="ce9">
            <text:p>64,586,613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4980" table:number-columns-spanned="1" table:number-rows-spanned="2" table:style-name="ce9">
            <text:p>4,980</text:p>
          </table:table-cell>
          <table:table-cell office:value-type="percentage" office:value="0.71860000000000002" table:number-columns-spanned="1" table:number-rows-spanned="2" table:style-name="ce10">
            <text:p>71.86%</text:p>
          </table:table-cell>
          <table:table-cell office:value-type="float" office:value="2238" table:number-columns-spanned="1" table:number-rows-spanned="2" table:style-name="ce9">
            <text:p>2,238</text:p>
          </table:table-cell>
          <table:table-cell office:value-type="float" office:value="11144269" table:number-columns-spanned="1" table:number-rows-spanned="2" table:style-name="ce9">
            <text:p>11,144,269</text:p>
          </table:table-cell>
          <table:table-cell office:value-type="float" office:value="17163540" table:number-columns-spanned="1" table:number-rows-spanned="2" table:style-name="ce9">
            <text:p>17,163,540</text:p>
          </table:table-cell>
          <table:table-cell office:value-type="float" office:value="29745858" table:number-columns-spanned="1" table:number-rows-spanned="2" table:style-name="ce9">
            <text:p>29,745,858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5370" table:number-columns-spanned="1" table:number-rows-spanned="2" table:style-name="ce9">
            <text:p>5,370</text:p>
          </table:table-cell>
          <table:table-cell office:value-type="percentage" office:value="0.70199999999999996" table:number-columns-spanned="1" table:number-rows-spanned="2" table:style-name="ce10">
            <text:p>70.20%</text:p>
          </table:table-cell>
          <table:table-cell office:value-type="float" office:value="2874" table:number-columns-spanned="1" table:number-rows-spanned="2" table:style-name="ce9">
            <text:p>2,874</text:p>
          </table:table-cell>
          <table:table-cell office:value-type="float" office:value="15435856" table:number-columns-spanned="1" table:number-rows-spanned="2" table:style-name="ce9">
            <text:p>15,435,856</text:p>
          </table:table-cell>
          <table:table-cell office:value-type="float" office:value="22183452" table:number-columns-spanned="1" table:number-rows-spanned="2" table:style-name="ce9">
            <text:p>22,183,452</text:p>
          </table:table-cell>
          <table:table-cell office:value-type="float" office:value="39613751" table:number-columns-spanned="1" table:number-rows-spanned="2" table:style-name="ce9">
            <text:p>39,613,751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3407" table:number-columns-spanned="1" table:number-rows-spanned="2" table:style-name="ce9">
            <text:p>3,407</text:p>
          </table:table-cell>
          <table:table-cell office:value-type="percentage" office:value="0.624" table:number-columns-spanned="1" table:number-rows-spanned="2" table:style-name="ce10">
            <text:p>62.40%</text:p>
          </table:table-cell>
          <table:table-cell office:value-type="float" office:value="1972" table:number-columns-spanned="1" table:number-rows-spanned="2" table:style-name="ce9">
            <text:p>1,972</text:p>
          </table:table-cell>
          <table:table-cell office:value-type="float" office:value="6720098" table:number-columns-spanned="1" table:number-rows-spanned="2" table:style-name="ce9">
            <text:p>6,720,098</text:p>
          </table:table-cell>
          <table:table-cell office:value-type="float" office:value="4859747" table:number-columns-spanned="1" table:number-rows-spanned="2" table:style-name="ce9">
            <text:p>4,859,747</text:p>
          </table:table-cell>
          <table:table-cell office:value-type="float" office:value="12220152" table:number-columns-spanned="1" table:number-rows-spanned="2" table:style-name="ce9">
            <text:p>12,220,15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2634" table:number-columns-spanned="1" table:number-rows-spanned="2" table:style-name="ce9">
            <text:p>2,634</text:p>
          </table:table-cell>
          <table:table-cell office:value-type="percentage" office:value="0.58930000000000005" table:number-columns-spanned="1" table:number-rows-spanned="2" table:style-name="ce10">
            <text:p>58.93%</text:p>
          </table:table-cell>
          <table:table-cell office:value-type="float" office:value="3076" table:number-columns-spanned="1" table:number-rows-spanned="2" table:style-name="ce9">
            <text:p>3,076</text:p>
          </table:table-cell>
          <table:table-cell office:value-type="float" office:value="8101557" table:number-columns-spanned="1" table:number-rows-spanned="2" table:style-name="ce9">
            <text:p>8,101,557</text:p>
          </table:table-cell>
          <table:table-cell office:value-type="float" office:value="3271705" table:number-columns-spanned="1" table:number-rows-spanned="2" table:style-name="ce9">
            <text:p>3,271,705</text:p>
          </table:table-cell>
          <table:table-cell office:value-type="float" office:value="11382202" table:number-columns-spanned="1" table:number-rows-spanned="2" table:style-name="ce9">
            <text:p>11,382,202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2542" table:number-columns-spanned="1" table:number-rows-spanned="2" table:style-name="ce9">
            <text:p>2,542</text:p>
          </table:table-cell>
          <table:table-cell office:value-type="percentage" office:value="0.22070000000000001" table:number-columns-spanned="1" table:number-rows-spanned="2" table:style-name="ce10">
            <text:p>22.07%</text:p>
          </table:table-cell>
          <table:table-cell office:value-type="float" office:value="3848" table:number-columns-spanned="1" table:number-rows-spanned="2" table:style-name="ce9">
            <text:p>3,848</text:p>
          </table:table-cell>
          <table:table-cell office:value-type="float" office:value="9782032" table:number-columns-spanned="1" table:number-rows-spanned="2" table:style-name="ce9">
            <text:p>9,782,032</text:p>
          </table:table-cell>
          <table:table-cell office:value-type="float" office:value="4313462" table:number-columns-spanned="1" table:number-rows-spanned="2" table:style-name="ce9">
            <text:p>4,313,462</text:p>
          </table:table-cell>
          <table:table-cell office:value-type="float" office:value="15322721" table:number-columns-spanned="1" table:number-rows-spanned="2" table:style-name="ce9">
            <text:p>15,322,721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3186" table:number-columns-spanned="1" table:number-rows-spanned="2" table:style-name="ce9">
            <text:p>3,186</text:p>
          </table:table-cell>
          <table:table-cell office:value-type="percentage" office:value="0.55600000000000005" table:number-columns-spanned="1" table:number-rows-spanned="2" table:style-name="ce10">
            <text:p>55.60%</text:p>
          </table:table-cell>
          <table:table-cell office:value-type="float" office:value="1960" table:number-columns-spanned="1" table:number-rows-spanned="2" table:style-name="ce9">
            <text:p>1,960</text:p>
          </table:table-cell>
          <table:table-cell office:value-type="float" office:value="6243131" table:number-columns-spanned="1" table:number-rows-spanned="2" table:style-name="ce9">
            <text:p>6,243,131</text:p>
          </table:table-cell>
          <table:table-cell office:value-type="float" office:value="2432120" table:number-columns-spanned="1" table:number-rows-spanned="2" table:style-name="ce9">
            <text:p>2,432,120</text:p>
          </table:table-cell>
          <table:table-cell office:value-type="float" office:value="8910383" table:number-columns-spanned="1" table:number-rows-spanned="2" table:style-name="ce9">
            <text:p>8,910,383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695" table:number-columns-spanned="1" table:number-rows-spanned="2" table:style-name="ce9">
            <text:p>3,695</text:p>
          </table:table-cell>
          <table:table-cell office:value-type="float" office:value="71076" table:number-columns-spanned="1" table:number-rows-spanned="2" table:style-name="ce9">
            <text:p>71,076</text:p>
          </table:table-cell>
          <table:table-cell office:value-type="percentage" office:value="0.64119999999999999" table:number-columns-spanned="1" table:number-rows-spanned="2" table:style-name="ce10">
            <text:p>64.12%</text:p>
          </table:table-cell>
          <table:table-cell office:value-type="float" office:value="2779" table:number-columns-spanned="1" table:number-rows-spanned="2" table:style-name="ce9">
            <text:p>2,779</text:p>
          </table:table-cell>
          <table:table-cell office:value-type="float" office:value="197541392" table:number-columns-spanned="1" table:number-rows-spanned="2" table:style-name="ce9">
            <text:p>197,541,392</text:p>
          </table:table-cell>
          <table:table-cell office:value-type="float" office:value="242740154" table:number-columns-spanned="1" table:number-rows-spanned="2" table:style-name="ce9">
            <text:p>242,740,154</text:p>
          </table:table-cell>
          <table:table-cell office:value-type="float" office:value="477617337" table:number-columns-spanned="1" table:number-rows-spanned="2" table:style-name="ce9">
            <text:p>477,617,337</text:p>
          </table:table-cell>
          <table:table-cell office:value-type="float" office:value="821" table:number-columns-spanned="1" table:number-rows-spanned="2" table:style-name="ce8">
            <text:p>821</text:p>
          </table:table-cell>
          <table:table-cell office:value-type="float" office:value="1364" table:number-columns-spanned="1" table:number-rows-spanned="2" table:style-name="ce9">
            <text:p>1,364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2840" table:number-columns-spanned="1" table:number-rows-spanned="2" table:style-name="ce9">
            <text:p>2,840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22T00:00:00" table:style-name="ce4">
            <text:p>2018/11/22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9月至2018年9月(Data for 2018/9～2018/9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702" table:number-columns-spanned="1" table:number-rows-spanned="2" table:style-name="ce9">
            <text:p>2,702</text:p>
          </table:table-cell>
          <table:table-cell office:value-type="percentage" office:value="0.45490000000000003" table:number-columns-spanned="1" table:number-rows-spanned="2" table:style-name="ce10">
            <text:p>45.49%</text:p>
          </table:table-cell>
          <table:table-cell office:value-type="float" office:value="4499" table:number-columns-spanned="1" table:number-rows-spanned="2" table:style-name="ce9">
            <text:p>4,499</text:p>
          </table:table-cell>
          <table:table-cell office:value-type="float" office:value="12157211" table:number-columns-spanned="1" table:number-rows-spanned="2" table:style-name="ce9">
            <text:p>12,157,211</text:p>
          </table:table-cell>
          <table:table-cell office:value-type="float" office:value="15336137" table:number-columns-spanned="1" table:number-rows-spanned="2" table:style-name="ce9">
            <text:p>15,336,137</text:p>
          </table:table-cell>
          <table:table-cell office:value-type="float" office:value="29288920" table:number-columns-spanned="1" table:number-rows-spanned="2" table:style-name="ce9">
            <text:p>29,288,92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235" table:number-columns-spanned="1" table:number-rows-spanned="2" table:style-name="ce9">
            <text:p>2,235</text:p>
          </table:table-cell>
          <table:table-cell office:value-type="percentage" office:value="0.78420000000000001" table:number-columns-spanned="1" table:number-rows-spanned="2" table:style-name="ce10">
            <text:p>78.42%</text:p>
          </table:table-cell>
          <table:table-cell office:value-type="float" office:value="4695" table:number-columns-spanned="1" table:number-rows-spanned="2" table:style-name="ce9">
            <text:p>4,695</text:p>
          </table:table-cell>
          <table:table-cell office:value-type="float" office:value="10493389" table:number-columns-spanned="1" table:number-rows-spanned="2" table:style-name="ce9">
            <text:p>10,493,389</text:p>
          </table:table-cell>
          <table:table-cell office:value-type="float" office:value="11720161" table:number-columns-spanned="1" table:number-rows-spanned="2" table:style-name="ce9">
            <text:p>11,720,161</text:p>
          </table:table-cell>
          <table:table-cell office:value-type="float" office:value="34606311" table:number-columns-spanned="1" table:number-rows-spanned="2" table:style-name="ce9">
            <text:p>34,606,311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5530" table:number-columns-spanned="1" table:number-rows-spanned="2" table:style-name="ce9">
            <text:p>5,530</text:p>
          </table:table-cell>
          <table:table-cell office:value-type="percentage" office:value="0.46079999999999999" table:number-columns-spanned="1" table:number-rows-spanned="2" table:style-name="ce10">
            <text:p>46.08%</text:p>
          </table:table-cell>
          <table:table-cell office:value-type="float" office:value="3539" table:number-columns-spanned="1" table:number-rows-spanned="2" table:style-name="ce9">
            <text:p>3,539</text:p>
          </table:table-cell>
          <table:table-cell office:value-type="float" office:value="19569997" table:number-columns-spanned="1" table:number-rows-spanned="2" table:style-name="ce9">
            <text:p>19,569,997</text:p>
          </table:table-cell>
          <table:table-cell office:value-type="float" office:value="33806142" table:number-columns-spanned="1" table:number-rows-spanned="2" table:style-name="ce9">
            <text:p>33,806,142</text:p>
          </table:table-cell>
          <table:table-cell office:value-type="float" office:value="55787261" table:number-columns-spanned="1" table:number-rows-spanned="2" table:style-name="ce9">
            <text:p>55,787,261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25" table:number-columns-spanned="1" table:number-rows-spanned="2" table:style-name="ce8">
            <text:p>3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1828" table:number-columns-spanned="1" table:number-rows-spanned="2" table:style-name="ce9">
            <text:p>1,828</text:p>
          </table:table-cell>
          <table:table-cell office:value-type="percentage" office:value="0.40089999999999998" table:number-columns-spanned="1" table:number-rows-spanned="2" table:style-name="ce10">
            <text:p>40.09%</text:p>
          </table:table-cell>
          <table:table-cell office:value-type="float" office:value="2131" table:number-columns-spanned="1" table:number-rows-spanned="2" table:style-name="ce9">
            <text:p>2,131</text:p>
          </table:table-cell>
          <table:table-cell office:value-type="float" office:value="3894690" table:number-columns-spanned="1" table:number-rows-spanned="2" table:style-name="ce9">
            <text:p>3,894,690</text:p>
          </table:table-cell>
          <table:table-cell office:value-type="float" office:value="10108083" table:number-columns-spanned="1" table:number-rows-spanned="2" table:style-name="ce9">
            <text:p>10,108,083</text:p>
          </table:table-cell>
          <table:table-cell office:value-type="float" office:value="15589239" table:number-columns-spanned="1" table:number-rows-spanned="2" table:style-name="ce9">
            <text:p>15,589,239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4830" table:number-columns-spanned="1" table:number-rows-spanned="2" table:style-name="ce9">
            <text:p>4,830</text:p>
          </table:table-cell>
          <table:table-cell office:value-type="percentage" office:value="0.5111" table:number-columns-spanned="1" table:number-rows-spanned="2" table:style-name="ce10">
            <text:p>51.11%</text:p>
          </table:table-cell>
          <table:table-cell office:value-type="float" office:value="3141" table:number-columns-spanned="1" table:number-rows-spanned="2" table:style-name="ce9">
            <text:p>3,141</text:p>
          </table:table-cell>
          <table:table-cell office:value-type="float" office:value="15171048" table:number-columns-spanned="1" table:number-rows-spanned="2" table:style-name="ce9">
            <text:p>15,171,048</text:p>
          </table:table-cell>
          <table:table-cell office:value-type="float" office:value="24093347" table:number-columns-spanned="1" table:number-rows-spanned="2" table:style-name="ce9">
            <text:p>24,093,347</text:p>
          </table:table-cell>
          <table:table-cell office:value-type="float" office:value="44075835" table:number-columns-spanned="1" table:number-rows-spanned="2" table:style-name="ce9">
            <text:p>44,075,835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1" table:number-columns-spanned="1" table:number-rows-spanned="2" table:style-name="ce8">
            <text:p>3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3933" table:number-columns-spanned="1" table:number-rows-spanned="2" table:style-name="ce9">
            <text:p>3,933</text:p>
          </table:table-cell>
          <table:table-cell office:value-type="percentage" office:value="0.66549999999999998" table:number-columns-spanned="1" table:number-rows-spanned="2" table:style-name="ce10">
            <text:p>66.55%</text:p>
          </table:table-cell>
          <table:table-cell office:value-type="float" office:value="2600" table:number-columns-spanned="1" table:number-rows-spanned="2" table:style-name="ce9">
            <text:p>2,600</text:p>
          </table:table-cell>
          <table:table-cell office:value-type="float" office:value="10225063" table:number-columns-spanned="1" table:number-rows-spanned="2" table:style-name="ce9">
            <text:p>10,225,063</text:p>
          </table:table-cell>
          <table:table-cell office:value-type="float" office:value="23395385" table:number-columns-spanned="1" table:number-rows-spanned="2" table:style-name="ce9">
            <text:p>23,395,385</text:p>
          </table:table-cell>
          <table:table-cell office:value-type="float" office:value="34864014" table:number-columns-spanned="1" table:number-rows-spanned="2" table:style-name="ce9">
            <text:p>34,864,014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6151" table:number-columns-spanned="1" table:number-rows-spanned="2" table:style-name="ce9">
            <text:p>6,151</text:p>
          </table:table-cell>
          <table:table-cell office:value-type="percentage" office:value="0.61570000000000003" table:number-columns-spanned="1" table:number-rows-spanned="2" table:style-name="ce10">
            <text:p>61.57%</text:p>
          </table:table-cell>
          <table:table-cell office:value-type="float" office:value="3476" table:number-columns-spanned="1" table:number-rows-spanned="2" table:style-name="ce9">
            <text:p>3,476</text:p>
          </table:table-cell>
          <table:table-cell office:value-type="float" office:value="21379622" table:number-columns-spanned="1" table:number-rows-spanned="2" table:style-name="ce9">
            <text:p>21,379,622</text:p>
          </table:table-cell>
          <table:table-cell office:value-type="float" office:value="26917957" table:number-columns-spanned="1" table:number-rows-spanned="2" table:style-name="ce9">
            <text:p>26,917,957</text:p>
          </table:table-cell>
          <table:table-cell office:value-type="float" office:value="54390318" table:number-columns-spanned="1" table:number-rows-spanned="2" table:style-name="ce9">
            <text:p>54,390,318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61" table:number-columns-spanned="1" table:number-rows-spanned="2" table:style-name="ce8">
            <text:p>4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2508" table:number-columns-spanned="1" table:number-rows-spanned="2" table:style-name="ce9">
            <text:p>2,508</text:p>
          </table:table-cell>
          <table:table-cell office:value-type="percentage" office:value="0.3619" table:number-columns-spanned="1" table:number-rows-spanned="2" table:style-name="ce10">
            <text:p>36.19%</text:p>
          </table:table-cell>
          <table:table-cell office:value-type="float" office:value="3184" table:number-columns-spanned="1" table:number-rows-spanned="2" table:style-name="ce9">
            <text:p>3,184</text:p>
          </table:table-cell>
          <table:table-cell office:value-type="float" office:value="7986077" table:number-columns-spanned="1" table:number-rows-spanned="2" table:style-name="ce9">
            <text:p>7,986,077</text:p>
          </table:table-cell>
          <table:table-cell office:value-type="float" office:value="15199073" table:number-columns-spanned="1" table:number-rows-spanned="2" table:style-name="ce9">
            <text:p>15,199,073</text:p>
          </table:table-cell>
          <table:table-cell office:value-type="float" office:value="25223739" table:number-columns-spanned="1" table:number-rows-spanned="2" table:style-name="ce9">
            <text:p>25,223,739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9708" table:number-columns-spanned="1" table:number-rows-spanned="2" table:style-name="ce9">
            <text:p>9,708</text:p>
          </table:table-cell>
          <table:table-cell office:value-type="percentage" office:value="0.49330000000000002" table:number-columns-spanned="1" table:number-rows-spanned="2" table:style-name="ce10">
            <text:p>49.33%</text:p>
          </table:table-cell>
          <table:table-cell office:value-type="float" office:value="3166" table:number-columns-spanned="1" table:number-rows-spanned="2" table:style-name="ce9">
            <text:p>3,166</text:p>
          </table:table-cell>
          <table:table-cell office:value-type="float" office:value="30735528" table:number-columns-spanned="1" table:number-rows-spanned="2" table:style-name="ce9">
            <text:p>30,735,528</text:p>
          </table:table-cell>
          <table:table-cell office:value-type="float" office:value="27728337" table:number-columns-spanned="1" table:number-rows-spanned="2" table:style-name="ce9">
            <text:p>27,728,337</text:p>
          </table:table-cell>
          <table:table-cell office:value-type="float" office:value="61119526" table:number-columns-spanned="1" table:number-rows-spanned="2" table:style-name="ce9">
            <text:p>61,119,526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457" table:number-columns-spanned="1" table:number-rows-spanned="2" table:style-name="ce8">
            <text:p>4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029" table:number-columns-spanned="1" table:number-rows-spanned="2" table:style-name="ce9">
            <text:p>4,029</text:p>
          </table:table-cell>
          <table:table-cell office:value-type="percentage" office:value="0.69589999999999996" table:number-columns-spanned="1" table:number-rows-spanned="2" table:style-name="ce10">
            <text:p>69.59%</text:p>
          </table:table-cell>
          <table:table-cell office:value-type="float" office:value="8621" table:number-columns-spanned="1" table:number-rows-spanned="2" table:style-name="ce9">
            <text:p>8,621</text:p>
          </table:table-cell>
          <table:table-cell office:value-type="float" office:value="34731997" table:number-columns-spanned="1" table:number-rows-spanned="2" table:style-name="ce9">
            <text:p>34,731,997</text:p>
          </table:table-cell>
          <table:table-cell office:value-type="float" office:value="26120635" table:number-columns-spanned="1" table:number-rows-spanned="2" table:style-name="ce9">
            <text:p>26,120,635</text:p>
          </table:table-cell>
          <table:table-cell office:value-type="float" office:value="68238798" table:number-columns-spanned="1" table:number-rows-spanned="2" table:style-name="ce9">
            <text:p>68,238,798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321" table:number-columns-spanned="1" table:number-rows-spanned="2" table:style-name="ce8">
            <text:p>3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3866" table:number-columns-spanned="1" table:number-rows-spanned="2" table:style-name="ce9">
            <text:p>3,866</text:p>
          </table:table-cell>
          <table:table-cell office:value-type="percentage" office:value="0.55789999999999995" table:number-columns-spanned="1" table:number-rows-spanned="2" table:style-name="ce10">
            <text:p>55.79%</text:p>
          </table:table-cell>
          <table:table-cell office:value-type="float" office:value="6032" table:number-columns-spanned="1" table:number-rows-spanned="2" table:style-name="ce9">
            <text:p>6,032</text:p>
          </table:table-cell>
          <table:table-cell office:value-type="float" office:value="23321146" table:number-columns-spanned="1" table:number-rows-spanned="2" table:style-name="ce9">
            <text:p>23,321,146</text:p>
          </table:table-cell>
          <table:table-cell office:value-type="float" office:value="14925903" table:number-columns-spanned="1" table:number-rows-spanned="2" table:style-name="ce9">
            <text:p>14,925,903</text:p>
          </table:table-cell>
          <table:table-cell office:value-type="float" office:value="43638133" table:number-columns-spanned="1" table:number-rows-spanned="2" table:style-name="ce9">
            <text:p>43,638,133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760" table:number-columns-spanned="1" table:number-rows-spanned="2" table:style-name="ce8">
            <text:p>760</text:p>
          </table:table-cell>
          <table:table-cell office:value-type="percentage" office:value="0.24360000000000001" table:number-columns-spanned="1" table:number-rows-spanned="2" table:style-name="ce10">
            <text:p>24.36%</text:p>
          </table:table-cell>
          <table:table-cell office:value-type="float" office:value="5586" table:number-columns-spanned="1" table:number-rows-spanned="2" table:style-name="ce9">
            <text:p>5,586</text:p>
          </table:table-cell>
          <table:table-cell office:value-type="float" office:value="4245526" table:number-columns-spanned="1" table:number-rows-spanned="2" table:style-name="ce9">
            <text:p>4,245,526</text:p>
          </table:table-cell>
          <table:table-cell office:value-type="float" office:value="2720399" table:number-columns-spanned="1" table:number-rows-spanned="2" table:style-name="ce9">
            <text:p>2,720,399</text:p>
          </table:table-cell>
          <table:table-cell office:value-type="float" office:value="7099946" table:number-columns-spanned="1" table:number-rows-spanned="2" table:style-name="ce9">
            <text:p>7,099,946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137" table:number-columns-spanned="1" table:number-rows-spanned="2" table:style-name="ce9">
            <text:p>1,137</text:p>
          </table:table-cell>
          <table:table-cell office:value-type="percentage" office:value="0.22689999999999999" table:number-columns-spanned="1" table:number-rows-spanned="2" table:style-name="ce10">
            <text:p>22.69%</text:p>
          </table:table-cell>
          <table:table-cell office:value-type="float" office:value="2876" table:number-columns-spanned="1" table:number-rows-spanned="2" table:style-name="ce9">
            <text:p>2,876</text:p>
          </table:table-cell>
          <table:table-cell office:value-type="float" office:value="3270435" table:number-columns-spanned="1" table:number-rows-spanned="2" table:style-name="ce9">
            <text:p>3,270,435</text:p>
          </table:table-cell>
          <table:table-cell office:value-type="float" office:value="1840845" table:number-columns-spanned="1" table:number-rows-spanned="2" table:style-name="ce9">
            <text:p>1,840,845</text:p>
          </table:table-cell>
          <table:table-cell office:value-type="float" office:value="5271538" table:number-columns-spanned="1" table:number-rows-spanned="2" table:style-name="ce9">
            <text:p>5,271,538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3316" table:number-columns-spanned="1" table:number-rows-spanned="2" table:style-name="ce9">
            <text:p>3,316</text:p>
          </table:table-cell>
          <table:table-cell office:value-type="percentage" office:value="0.40050000000000002" table:number-columns-spanned="1" table:number-rows-spanned="2" table:style-name="ce10">
            <text:p>40.05%</text:p>
          </table:table-cell>
          <table:table-cell office:value-type="float" office:value="3069" table:number-columns-spanned="1" table:number-rows-spanned="2" table:style-name="ce9">
            <text:p>3,069</text:p>
          </table:table-cell>
          <table:table-cell office:value-type="float" office:value="10176804" table:number-columns-spanned="1" table:number-rows-spanned="2" table:style-name="ce9">
            <text:p>10,176,804</text:p>
          </table:table-cell>
          <table:table-cell office:value-type="float" office:value="11149090" table:number-columns-spanned="1" table:number-rows-spanned="2" table:style-name="ce9">
            <text:p>11,149,090</text:p>
          </table:table-cell>
          <table:table-cell office:value-type="float" office:value="25157610" table:number-columns-spanned="1" table:number-rows-spanned="2" table:style-name="ce9">
            <text:p>25,157,610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4719" table:number-columns-spanned="1" table:number-rows-spanned="2" table:style-name="ce9">
            <text:p>4,719</text:p>
          </table:table-cell>
          <table:table-cell office:value-type="percentage" office:value="0.47520000000000001" table:number-columns-spanned="1" table:number-rows-spanned="2" table:style-name="ce10">
            <text:p>47.52%</text:p>
          </table:table-cell>
          <table:table-cell office:value-type="float" office:value="2797" table:number-columns-spanned="1" table:number-rows-spanned="2" table:style-name="ce9">
            <text:p>2,797</text:p>
          </table:table-cell>
          <table:table-cell office:value-type="float" office:value="13201096" table:number-columns-spanned="1" table:number-rows-spanned="2" table:style-name="ce9">
            <text:p>13,201,096</text:p>
          </table:table-cell>
          <table:table-cell office:value-type="float" office:value="14194727" table:number-columns-spanned="1" table:number-rows-spanned="2" table:style-name="ce9">
            <text:p>14,194,727</text:p>
          </table:table-cell>
          <table:table-cell office:value-type="float" office:value="31034520" table:number-columns-spanned="1" table:number-rows-spanned="2" table:style-name="ce9">
            <text:p>31,034,520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3750" table:number-columns-spanned="1" table:number-rows-spanned="2" table:style-name="ce9">
            <text:p>3,750</text:p>
          </table:table-cell>
          <table:table-cell office:value-type="percentage" office:value="0.51019999999999999" table:number-columns-spanned="1" table:number-rows-spanned="2" table:style-name="ce10">
            <text:p>51.02%</text:p>
          </table:table-cell>
          <table:table-cell office:value-type="float" office:value="2267" table:number-columns-spanned="1" table:number-rows-spanned="2" table:style-name="ce9">
            <text:p>2,267</text:p>
          </table:table-cell>
          <table:table-cell office:value-type="float" office:value="8502871" table:number-columns-spanned="1" table:number-rows-spanned="2" table:style-name="ce9">
            <text:p>8,502,871</text:p>
          </table:table-cell>
          <table:table-cell office:value-type="float" office:value="13705172" table:number-columns-spanned="1" table:number-rows-spanned="2" table:style-name="ce9">
            <text:p>13,705,172</text:p>
          </table:table-cell>
          <table:table-cell office:value-type="float" office:value="23275546" table:number-columns-spanned="1" table:number-rows-spanned="2" table:style-name="ce9">
            <text:p>23,275,546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721" table:number-columns-spanned="1" table:number-rows-spanned="2" table:style-name="ce8">
            <text:p>721</text:p>
          </table:table-cell>
          <table:table-cell office:value-type="percentage" office:value="0.40060000000000001" table:number-columns-spanned="1" table:number-rows-spanned="2" table:style-name="ce10">
            <text:p>40.06%</text:p>
          </table:table-cell>
          <table:table-cell office:value-type="float" office:value="2473" table:number-columns-spanned="1" table:number-rows-spanned="2" table:style-name="ce9">
            <text:p>2,473</text:p>
          </table:table-cell>
          <table:table-cell office:value-type="float" office:value="1782878" table:number-columns-spanned="1" table:number-rows-spanned="2" table:style-name="ce9">
            <text:p>1,782,878</text:p>
          </table:table-cell>
          <table:table-cell office:value-type="float" office:value="3600" table:number-columns-spanned="1" table:number-rows-spanned="2" table:style-name="ce9">
            <text:p>3,600</text:p>
          </table:table-cell>
          <table:table-cell office:value-type="float" office:value="1786867" table:number-columns-spanned="1" table:number-rows-spanned="2" table:style-name="ce9">
            <text:p>1,786,86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瓏山林台北中和飯店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1318" table:number-columns-spanned="1" table:number-rows-spanned="2" table:style-name="ce9">
            <text:p>1,318</text:p>
          </table:table-cell>
          <table:table-cell office:value-type="percentage" office:value="0.34870000000000001" table:number-columns-spanned="1" table:number-rows-spanned="2" table:style-name="ce10">
            <text:p>34.87%</text:p>
          </table:table-cell>
          <table:table-cell office:value-type="float" office:value="2579" table:number-columns-spanned="1" table:number-rows-spanned="2" table:style-name="ce9">
            <text:p>2,579</text:p>
          </table:table-cell>
          <table:table-cell office:value-type="float" office:value="3399604" table:number-columns-spanned="1" table:number-rows-spanned="2" table:style-name="ce9">
            <text:p>3,399,604</text:p>
          </table:table-cell>
          <table:table-cell office:value-type="float" office:value="6318498" table:number-columns-spanned="1" table:number-rows-spanned="2" table:style-name="ce9">
            <text:p>6,318,498</text:p>
          </table:table-cell>
          <table:table-cell office:value-type="float" office:value="10948830" table:number-columns-spanned="1" table:number-rows-spanned="2" table:style-name="ce9">
            <text:p>10,948,83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SL Hotel Taipei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percentage" office:value="0.1605" table:number-columns-spanned="1" table:number-rows-spanned="2" table:style-name="ce10">
            <text:p>16.05%</text:p>
          </table:table-cell>
          <table:table-cell office:value-type="float" office:value="2642" table:number-columns-spanned="1" table:number-rows-spanned="2" table:style-name="ce9">
            <text:p>2,642</text:p>
          </table:table-cell>
          <table:table-cell office:value-type="float" office:value="687027" table:number-columns-spanned="1" table:number-rows-spanned="2" table:style-name="ce9">
            <text:p>687,027</text:p>
          </table:table-cell>
          <table:table-cell office:value-type="float" office:value="129672" table:number-columns-spanned="1" table:number-rows-spanned="2" table:style-name="ce9">
            <text:p>129,672</text:p>
          </table:table-cell>
          <table:table-cell office:value-type="float" office:value="816699" table:number-columns-spanned="1" table:number-rows-spanned="2" table:style-name="ce9">
            <text:p>816,69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percentage" office:value="0.1608" table:number-columns-spanned="1" table:number-rows-spanned="2" table:style-name="ce10">
            <text:p>16.08%</text:p>
          </table:table-cell>
          <table:table-cell office:value-type="float" office:value="2667" table:number-columns-spanned="1" table:number-rows-spanned="2" table:style-name="ce9">
            <text:p>2,667</text:p>
          </table:table-cell>
          <table:table-cell office:value-type="float" office:value="437403" table:number-columns-spanned="1" table:number-rows-spanned="2" table:style-name="ce9">
            <text:p>437,403</text:p>
          </table:table-cell>
          <table:table-cell office:value-type="float" office:value="171891" table:number-columns-spanned="1" table:number-rows-spanned="2" table:style-name="ce9">
            <text:p>171,891</text:p>
          </table:table-cell>
          <table:table-cell office:value-type="float" office:value="609294" table:number-columns-spanned="1" table:number-rows-spanned="2" table:style-name="ce9">
            <text:p>609,29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percentage" office:value="6.3299999999999995E-2" table:number-columns-spanned="1" table:number-rows-spanned="2" table:style-name="ce10">
            <text:p>6.33%</text:p>
          </table:table-cell>
          <table:table-cell office:value-type="float" office:value="1005" table:number-columns-spanned="1" table:number-rows-spanned="2" table:style-name="ce9">
            <text:p>1,005</text:p>
          </table:table-cell>
          <table:table-cell office:value-type="float" office:value="76400" table:number-columns-spanned="1" table:number-rows-spanned="2" table:style-name="ce9">
            <text:p>76,4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400" table:number-columns-spanned="1" table:number-rows-spanned="2" table:style-name="ce9">
            <text:p>76,40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percentage" office:value="0.1827" table:number-columns-spanned="1" table:number-rows-spanned="2" table:style-name="ce10">
            <text:p>18.27%</text:p>
          </table:table-cell>
          <table:table-cell office:value-type="float" office:value="1518" table:number-columns-spanned="1" table:number-rows-spanned="2" table:style-name="ce9">
            <text:p>1,518</text:p>
          </table:table-cell>
          <table:table-cell office:value-type="float" office:value="432690" table:number-columns-spanned="1" table:number-rows-spanned="2" table:style-name="ce9">
            <text:p>432,6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8370" table:number-columns-spanned="1" table:number-rows-spanned="2" table:style-name="ce9">
            <text:p>458,37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716" table:number-columns-spanned="1" table:number-rows-spanned="2" table:style-name="ce9">
            <text:p>1,716</text:p>
          </table:table-cell>
          <table:table-cell office:value-type="percentage" office:value="0.34250000000000003" table:number-columns-spanned="1" table:number-rows-spanned="2" table:style-name="ce10">
            <text:p>34.25%</text:p>
          </table:table-cell>
          <table:table-cell office:value-type="float" office:value="2016" table:number-columns-spanned="1" table:number-rows-spanned="2" table:style-name="ce9">
            <text:p>2,016</text:p>
          </table:table-cell>
          <table:table-cell office:value-type="float" office:value="3460112" table:number-columns-spanned="1" table:number-rows-spanned="2" table:style-name="ce9">
            <text:p>3,460,112</text:p>
          </table:table-cell>
          <table:table-cell office:value-type="float" office:value="214603" table:number-columns-spanned="1" table:number-rows-spanned="2" table:style-name="ce9">
            <text:p>214,603</text:p>
          </table:table-cell>
          <table:table-cell office:value-type="float" office:value="3868121" table:number-columns-spanned="1" table:number-rows-spanned="2" table:style-name="ce9">
            <text:p>3,868,121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2074" table:number-columns-spanned="1" table:number-rows-spanned="2" table:style-name="ce9">
            <text:p>2,074</text:p>
          </table:table-cell>
          <table:table-cell office:value-type="percentage" office:value="0.67120000000000002" table:number-columns-spanned="1" table:number-rows-spanned="2" table:style-name="ce10">
            <text:p>67.12%</text:p>
          </table:table-cell>
          <table:table-cell office:value-type="float" office:value="3117" table:number-columns-spanned="1" table:number-rows-spanned="2" table:style-name="ce9">
            <text:p>3,117</text:p>
          </table:table-cell>
          <table:table-cell office:value-type="float" office:value="6464965" table:number-columns-spanned="1" table:number-rows-spanned="2" table:style-name="ce9">
            <text:p>6,464,965</text:p>
          </table:table-cell>
          <table:table-cell office:value-type="float" office:value="5366041" table:number-columns-spanned="1" table:number-rows-spanned="2" table:style-name="ce9">
            <text:p>5,366,041</text:p>
          </table:table-cell>
          <table:table-cell office:value-type="float" office:value="12166686" table:number-columns-spanned="1" table:number-rows-spanned="2" table:style-name="ce9">
            <text:p>12,166,68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酒店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2919" table:number-columns-spanned="1" table:number-rows-spanned="2" table:style-name="ce9">
            <text:p>2,919</text:p>
          </table:table-cell>
          <table:table-cell office:value-type="percentage" office:value="0.33550000000000002" table:number-columns-spanned="1" table:number-rows-spanned="2" table:style-name="ce10">
            <text:p>33.55%</text:p>
          </table:table-cell>
          <table:table-cell office:value-type="float" office:value="3261" table:number-columns-spanned="1" table:number-rows-spanned="2" table:style-name="ce9">
            <text:p>3,261</text:p>
          </table:table-cell>
          <table:table-cell office:value-type="float" office:value="9517920" table:number-columns-spanned="1" table:number-rows-spanned="2" table:style-name="ce9">
            <text:p>9,517,920</text:p>
          </table:table-cell>
          <table:table-cell office:value-type="float" office:value="7598871" table:number-columns-spanned="1" table:number-rows-spanned="2" table:style-name="ce9">
            <text:p>7,598,871</text:p>
          </table:table-cell>
          <table:table-cell office:value-type="float" office:value="18310922" table:number-columns-spanned="1" table:number-rows-spanned="2" table:style-name="ce9">
            <text:p>18,310,922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842" table:number-columns-spanned="1" table:number-rows-spanned="2" table:style-name="ce8">
            <text:p>842</text:p>
          </table:table-cell>
          <table:table-cell office:value-type="percentage" office:value="0.35980000000000001" table:number-columns-spanned="1" table:number-rows-spanned="2" table:style-name="ce10">
            <text:p>35.98%</text:p>
          </table:table-cell>
          <table:table-cell office:value-type="float" office:value="2280" table:number-columns-spanned="1" table:number-rows-spanned="2" table:style-name="ce9">
            <text:p>2,280</text:p>
          </table:table-cell>
          <table:table-cell office:value-type="float" office:value="1919624" table:number-columns-spanned="1" table:number-rows-spanned="2" table:style-name="ce9">
            <text:p>1,919,624</text:p>
          </table:table-cell>
          <table:table-cell office:value-type="float" office:value="7000" table:number-columns-spanned="1" table:number-rows-spanned="2" table:style-name="ce9">
            <text:p>7,000</text:p>
          </table:table-cell>
          <table:table-cell office:value-type="float" office:value="1928624" table:number-columns-spanned="1" table:number-rows-spanned="2" table:style-name="ce9">
            <text:p>1,928,62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2918" table:number-columns-spanned="1" table:number-rows-spanned="2" table:style-name="ce9">
            <text:p>2,918</text:p>
          </table:table-cell>
          <table:table-cell office:value-type="percentage" office:value="0.69479999999999997" table:number-columns-spanned="1" table:number-rows-spanned="2" table:style-name="ce10">
            <text:p>69.48%</text:p>
          </table:table-cell>
          <table:table-cell office:value-type="float" office:value="2671" table:number-columns-spanned="1" table:number-rows-spanned="2" table:style-name="ce9">
            <text:p>2,671</text:p>
          </table:table-cell>
          <table:table-cell office:value-type="float" office:value="7794969" table:number-columns-spanned="1" table:number-rows-spanned="2" table:style-name="ce9">
            <text:p>7,794,969</text:p>
          </table:table-cell>
          <table:table-cell office:value-type="float" office:value="5416582" table:number-columns-spanned="1" table:number-rows-spanned="2" table:style-name="ce9">
            <text:p>5,416,582</text:p>
          </table:table-cell>
          <table:table-cell office:value-type="float" office:value="16891488" table:number-columns-spanned="1" table:number-rows-spanned="2" table:style-name="ce9">
            <text:p>16,891,488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918" table:number-columns-spanned="1" table:number-rows-spanned="2" table:style-name="ce8">
            <text:p>918</text:p>
          </table:table-cell>
          <table:table-cell office:value-type="percentage" office:value="0.255" table:number-columns-spanned="1" table:number-rows-spanned="2" table:style-name="ce10">
            <text:p>25.50%</text:p>
          </table:table-cell>
          <table:table-cell office:value-type="float" office:value="1900" table:number-columns-spanned="1" table:number-rows-spanned="2" table:style-name="ce9">
            <text:p>1,900</text:p>
          </table:table-cell>
          <table:table-cell office:value-type="float" office:value="1743852" table:number-columns-spanned="1" table:number-rows-spanned="2" table:style-name="ce9">
            <text:p>1,743,852</text:p>
          </table:table-cell>
          <table:table-cell office:value-type="float" office:value="4908826" table:number-columns-spanned="1" table:number-rows-spanned="2" table:style-name="ce9">
            <text:p>4,908,826</text:p>
          </table:table-cell>
          <table:table-cell office:value-type="float" office:value="6691299" table:number-columns-spanned="1" table:number-rows-spanned="2" table:style-name="ce9">
            <text:p>6,691,29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747" table:number-columns-spanned="1" table:number-rows-spanned="2" table:style-name="ce8">
            <text:p>747</text:p>
          </table:table-cell>
          <table:table-cell office:value-type="percentage" office:value="0.52980000000000005" table:number-columns-spanned="1" table:number-rows-spanned="2" table:style-name="ce10">
            <text:p>52.98%</text:p>
          </table:table-cell>
          <table:table-cell office:value-type="float" office:value="1397" table:number-columns-spanned="1" table:number-rows-spanned="2" table:style-name="ce9">
            <text:p>1,397</text:p>
          </table:table-cell>
          <table:table-cell office:value-type="float" office:value="1043266" table:number-columns-spanned="1" table:number-rows-spanned="2" table:style-name="ce9">
            <text:p>1,043,266</text:p>
          </table:table-cell>
          <table:table-cell office:value-type="float" office:value="114640" table:number-columns-spanned="1" table:number-rows-spanned="2" table:style-name="ce9">
            <text:p>114,640</text:p>
          </table:table-cell>
          <table:table-cell office:value-type="float" office:value="1170746" table:number-columns-spanned="1" table:number-rows-spanned="2" table:style-name="ce9">
            <text:p>1,170,74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435" table:number-columns-spanned="1" table:number-rows-spanned="2" table:style-name="ce9">
            <text:p>5,435</text:p>
          </table:table-cell>
          <table:table-cell office:value-type="float" office:value="75960" table:number-columns-spanned="1" table:number-rows-spanned="2" table:style-name="ce9">
            <text:p>75,960</text:p>
          </table:table-cell>
          <table:table-cell office:value-type="percentage" office:value="0.46589999999999998" table:number-columns-spanned="1" table:number-rows-spanned="2" table:style-name="ce10">
            <text:p>46.59%</text:p>
          </table:table-cell>
          <table:table-cell office:value-type="float" office:value="3526" table:number-columns-spanned="1" table:number-rows-spanned="2" table:style-name="ce9">
            <text:p>3,526</text:p>
          </table:table-cell>
          <table:table-cell office:value-type="float" office:value="267823210" table:number-columns-spanned="1" table:number-rows-spanned="2" table:style-name="ce9">
            <text:p>267,823,210</text:p>
          </table:table-cell>
          <table:table-cell office:value-type="float" office:value="303211617" table:number-columns-spanned="1" table:number-rows-spanned="2" table:style-name="ce9">
            <text:p>303,211,617</text:p>
          </table:table-cell>
          <table:table-cell office:value-type="float" office:value="634385600" table:number-columns-spanned="1" table:number-rows-spanned="2" table:style-name="ce9">
            <text:p>634,385,600</text:p>
          </table:table-cell>
          <table:table-cell office:value-type="float" office:value="1295" table:number-columns-spanned="1" table:number-rows-spanned="2" table:style-name="ce9">
            <text:p>1,295</text:p>
          </table:table-cell>
          <table:table-cell office:value-type="float" office:value="2023" table:number-columns-spanned="1" table:number-rows-spanned="2" table:style-name="ce9">
            <text:p>2,023</text:p>
          </table:table-cell>
          <table:table-cell office:value-type="float" office:value="866" table:number-columns-spanned="1" table:number-rows-spanned="2" table:style-name="ce8">
            <text:p>866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4722" table:number-columns-spanned="1" table:number-rows-spanned="2" table:style-name="ce9">
            <text:p>4,72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22T00:00:00" table:style-name="ce4">
            <text:p>2018/11/22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9月至2018年9月(Data for 2018/9～2018/9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13133" table:style-name="ce5">
            <text:p>213,133</text:p>
          </table:table-cell>
          <table:table-cell office:value-type="float" office:value="72635" table:style-name="ce5">
            <text:p>72,635</text:p>
          </table:table-cell>
          <table:table-cell office:value-type="float" office:value="285768" table:style-name="ce5">
            <text:p>285,768</text:p>
          </table:table-cell>
          <table:table-cell office:value-type="float" office:value="44349" table:style-name="ce5">
            <text:p>44,349</text:p>
          </table:table-cell>
          <table:table-cell office:value-type="float" office:value="40737" table:style-name="ce5">
            <text:p>40,737</text:p>
          </table:table-cell>
          <table:table-cell office:value-type="float" office:value="88163" table:style-name="ce5">
            <text:p>88,163</text:p>
          </table:table-cell>
          <table:table-cell office:value-type="float" office:value="15071" table:style-name="ce5">
            <text:p>15,071</text:p>
          </table:table-cell>
          <table:table-cell office:value-type="float" office:value="16445" table:style-name="ce5">
            <text:p>16,445</text:p>
          </table:table-cell>
          <table:table-cell office:value-type="float" office:value="8756" table:style-name="ce5">
            <text:p>8,756</text:p>
          </table:table-cell>
          <table:table-cell office:value-type="float" office:value="2921" table:style-name="ce5">
            <text:p>2,921</text:p>
          </table:table-cell>
          <table:table-cell office:value-type="float" office:value="11416" table:style-name="ce5">
            <text:p>11,416</text:p>
          </table:table-cell>
          <table:table-cell office:value-type="float" office:value="37648" table:style-name="ce5">
            <text:p>37,648</text:p>
          </table:table-cell>
          <table:table-cell office:value-type="float" office:value="13557" table:style-name="ce5">
            <text:p>13,557</text:p>
          </table:table-cell>
          <table:table-cell office:value-type="float" office:value="2882" table:style-name="ce5">
            <text:p>2,882</text:p>
          </table:table-cell>
          <table:table-cell office:value-type="float" office:value="3582" table:style-name="ce5">
            <text:p>3,582</text:p>
          </table:table-cell>
          <table:table-cell office:value-type="float" office:value="241" table:style-name="ce2">
            <text:p>241</text:p>
          </table:table-cell>
          <table:table-cell office:value-type="float" office:value="285768" table:style-name="ce5">
            <text:p>285,76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48854" table:style-name="ce5">
            <text:p>48,854</text:p>
          </table:table-cell>
          <table:table-cell office:value-type="float" office:value="26855" table:style-name="ce5">
            <text:p>26,855</text:p>
          </table:table-cell>
          <table:table-cell office:value-type="float" office:value="75709" table:style-name="ce5">
            <text:p>75,709</text:p>
          </table:table-cell>
          <table:table-cell office:value-type="float" office:value="9931" table:style-name="ce5">
            <text:p>9,931</text:p>
          </table:table-cell>
          <table:table-cell office:value-type="float" office:value="13060" table:style-name="ce5">
            <text:p>13,060</text:p>
          </table:table-cell>
          <table:table-cell office:value-type="float" office:value="25727" table:style-name="ce5">
            <text:p>25,727</text:p>
          </table:table-cell>
          <table:table-cell office:value-type="float" office:value="5059" table:style-name="ce5">
            <text:p>5,059</text:p>
          </table:table-cell>
          <table:table-cell office:value-type="float" office:value="7911" table:style-name="ce5">
            <text:p>7,911</text:p>
          </table:table-cell>
          <table:table-cell office:value-type="float" office:value="1800" table:style-name="ce5">
            <text:p>1,800</text:p>
          </table:table-cell>
          <table:table-cell office:value-type="float" office:value="832" table:style-name="ce2">
            <text:p>832</text:p>
          </table:table-cell>
          <table:table-cell office:value-type="float" office:value="2051" table:style-name="ce5">
            <text:p>2,051</text:p>
          </table:table-cell>
          <table:table-cell office:value-type="float" office:value="3363" table:style-name="ce5">
            <text:p>3,363</text:p>
          </table:table-cell>
          <table:table-cell office:value-type="float" office:value="2802" table:style-name="ce5">
            <text:p>2,802</text:p>
          </table:table-cell>
          <table:table-cell office:value-type="float" office:value="728" table:style-name="ce2">
            <text:p>728</text:p>
          </table:table-cell>
          <table:table-cell office:value-type="float" office:value="2386" table:style-name="ce5">
            <text:p>2,386</text:p>
          </table:table-cell>
          <table:table-cell office:value-type="float" office:value="59" table:style-name="ce2">
            <text:p>59</text:p>
          </table:table-cell>
          <table:table-cell office:value-type="float" office:value="75709" table:style-name="ce5">
            <text:p>75,70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61987" table:style-name="ce5">
            <text:p>261,987</text:p>
          </table:table-cell>
          <table:table-cell office:value-type="float" office:value="99490" table:style-name="ce5">
            <text:p>99,490</text:p>
          </table:table-cell>
          <table:table-cell office:value-type="float" office:value="361477" table:style-name="ce5">
            <text:p>361,477</text:p>
          </table:table-cell>
          <table:table-cell office:value-type="float" office:value="54280" table:style-name="ce5">
            <text:p>54,280</text:p>
          </table:table-cell>
          <table:table-cell office:value-type="float" office:value="53797" table:style-name="ce5">
            <text:p>53,797</text:p>
          </table:table-cell>
          <table:table-cell office:value-type="float" office:value="113890" table:style-name="ce5">
            <text:p>113,890</text:p>
          </table:table-cell>
          <table:table-cell office:value-type="float" office:value="20130" table:style-name="ce5">
            <text:p>20,130</text:p>
          </table:table-cell>
          <table:table-cell office:value-type="float" office:value="24356" table:style-name="ce5">
            <text:p>24,356</text:p>
          </table:table-cell>
          <table:table-cell office:value-type="float" office:value="10556" table:style-name="ce5">
            <text:p>10,556</text:p>
          </table:table-cell>
          <table:table-cell office:value-type="float" office:value="3753" table:style-name="ce5">
            <text:p>3,753</text:p>
          </table:table-cell>
          <table:table-cell office:value-type="float" office:value="13467" table:style-name="ce5">
            <text:p>13,467</text:p>
          </table:table-cell>
          <table:table-cell office:value-type="float" office:value="41011" table:style-name="ce5">
            <text:p>41,011</text:p>
          </table:table-cell>
          <table:table-cell office:value-type="float" office:value="16359" table:style-name="ce5">
            <text:p>16,359</text:p>
          </table:table-cell>
          <table:table-cell office:value-type="float" office:value="3610" table:style-name="ce5">
            <text:p>3,610</text:p>
          </table:table-cell>
          <table:table-cell office:value-type="float" office:value="5968" table:style-name="ce5">
            <text:p>5,968</text:p>
          </table:table-cell>
          <table:table-cell office:value-type="float" office:value="300" table:style-name="ce2">
            <text:p>300</text:p>
          </table:table-cell>
          <table:table-cell office:value-type="float" office:value="361477" table:style-name="ce5">
            <text:p>361,47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48149" table:style-name="ce5">
            <text:p>48,149</text:p>
          </table:table-cell>
          <table:table-cell office:value-type="float" office:value="35933" table:style-name="ce5">
            <text:p>35,933</text:p>
          </table:table-cell>
          <table:table-cell office:value-type="float" office:value="84082" table:style-name="ce5">
            <text:p>84,082</text:p>
          </table:table-cell>
          <table:table-cell office:value-type="float" office:value="45126" table:style-name="ce5">
            <text:p>45,126</text:p>
          </table:table-cell>
          <table:table-cell office:value-type="float" office:value="13732" table:style-name="ce5">
            <text:p>13,732</text:p>
          </table:table-cell>
          <table:table-cell office:value-type="float" office:value="10000" table:style-name="ce5">
            <text:p>10,000</text:p>
          </table:table-cell>
          <table:table-cell office:value-type="float" office:value="1815" table:style-name="ce5">
            <text:p>1,815</text:p>
          </table:table-cell>
          <table:table-cell office:value-type="float" office:value="2232" table:style-name="ce5">
            <text:p>2,232</text:p>
          </table:table-cell>
          <table:table-cell office:value-type="float" office:value="579" table:style-name="ce2">
            <text:p>579</text:p>
          </table:table-cell>
          <table:table-cell office:value-type="float" office:value="377" table:style-name="ce2">
            <text:p>377</text:p>
          </table:table-cell>
          <table:table-cell office:value-type="float" office:value="2473" table:style-name="ce5">
            <text:p>2,473</text:p>
          </table:table-cell>
          <table:table-cell office:value-type="float" office:value="2319" table:style-name="ce5">
            <text:p>2,319</text:p>
          </table:table-cell>
          <table:table-cell office:value-type="float" office:value="2078" table:style-name="ce5">
            <text:p>2,078</text:p>
          </table:table-cell>
          <table:table-cell office:value-type="float" office:value="686" table:style-name="ce2">
            <text:p>686</text:p>
          </table:table-cell>
          <table:table-cell office:value-type="float" office:value="1992" table:style-name="ce5">
            <text:p>1,992</text:p>
          </table:table-cell>
          <table:table-cell office:value-type="float" office:value="673" table:style-name="ce2">
            <text:p>673</text:p>
          </table:table-cell>
          <table:table-cell office:value-type="float" office:value="84082" table:style-name="ce5">
            <text:p>84,08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4016" table:style-name="ce5">
            <text:p>4,016</text:p>
          </table:table-cell>
          <table:table-cell office:value-type="float" office:value="6098" table:style-name="ce5">
            <text:p>6,098</text:p>
          </table:table-cell>
          <table:table-cell office:value-type="float" office:value="10114" table:style-name="ce5">
            <text:p>10,114</text:p>
          </table:table-cell>
          <table:table-cell office:value-type="float" office:value="6953" table:style-name="ce5">
            <text:p>6,953</text:p>
          </table:table-cell>
          <table:table-cell office:value-type="float" office:value="1578" table:style-name="ce5">
            <text:p>1,578</text:p>
          </table:table-cell>
          <table:table-cell office:value-type="float" office:value="120" table:style-name="ce2">
            <text:p>120</text:p>
          </table:table-cell>
          <table:table-cell office:value-type="float" office:value="298" table:style-name="ce2">
            <text:p>298</text:p>
          </table:table-cell>
          <table:table-cell office:value-type="float" office:value="173" table:style-name="ce2">
            <text:p>173</text:p>
          </table:table-cell>
          <table:table-cell office:value-type="float" office:value="110" table:style-name="ce2">
            <text:p>110</text:p>
          </table:table-cell>
          <table:table-cell office:value-type="float" office:value="69" table:style-name="ce2">
            <text:p>69</text:p>
          </table:table-cell>
          <table:table-cell office:value-type="float" office:value="560" table:style-name="ce2">
            <text:p>560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27" table:style-name="ce2">
            <text:p>27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10114" table:style-name="ce5">
            <text:p>10,11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2165" table:style-name="ce5">
            <text:p>52,165</text:p>
          </table:table-cell>
          <table:table-cell office:value-type="float" office:value="42031" table:style-name="ce5">
            <text:p>42,031</text:p>
          </table:table-cell>
          <table:table-cell office:value-type="float" office:value="94196" table:style-name="ce5">
            <text:p>94,196</text:p>
          </table:table-cell>
          <table:table-cell office:value-type="float" office:value="52079" table:style-name="ce5">
            <text:p>52,079</text:p>
          </table:table-cell>
          <table:table-cell office:value-type="float" office:value="15310" table:style-name="ce5">
            <text:p>15,310</text:p>
          </table:table-cell>
          <table:table-cell office:value-type="float" office:value="10120" table:style-name="ce5">
            <text:p>10,120</text:p>
          </table:table-cell>
          <table:table-cell office:value-type="float" office:value="2113" table:style-name="ce5">
            <text:p>2,113</text:p>
          </table:table-cell>
          <table:table-cell office:value-type="float" office:value="2405" table:style-name="ce5">
            <text:p>2,405</text:p>
          </table:table-cell>
          <table:table-cell office:value-type="float" office:value="689" table:style-name="ce2">
            <text:p>689</text:p>
          </table:table-cell>
          <table:table-cell office:value-type="float" office:value="446" table:style-name="ce2">
            <text:p>446</text:p>
          </table:table-cell>
          <table:table-cell office:value-type="float" office:value="3033" table:style-name="ce5">
            <text:p>3,033</text:p>
          </table:table-cell>
          <table:table-cell office:value-type="float" office:value="2407" table:style-name="ce5">
            <text:p>2,407</text:p>
          </table:table-cell>
          <table:table-cell office:value-type="float" office:value="2166" table:style-name="ce5">
            <text:p>2,166</text:p>
          </table:table-cell>
          <table:table-cell office:value-type="float" office:value="713" table:style-name="ce2">
            <text:p>713</text:p>
          </table:table-cell>
          <table:table-cell office:value-type="float" office:value="2042" table:style-name="ce5">
            <text:p>2,042</text:p>
          </table:table-cell>
          <table:table-cell office:value-type="float" office:value="673" table:style-name="ce2">
            <text:p>673</text:p>
          </table:table-cell>
          <table:table-cell office:value-type="float" office:value="94196" table:style-name="ce5">
            <text:p>94,19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16469" table:style-name="ce5">
            <text:p>16,469</text:p>
          </table:table-cell>
          <table:table-cell office:value-type="float" office:value="7608" table:style-name="ce5">
            <text:p>7,608</text:p>
          </table:table-cell>
          <table:table-cell office:value-type="float" office:value="24077" table:style-name="ce5">
            <text:p>24,077</text:p>
          </table:table-cell>
          <table:table-cell office:value-type="float" office:value="13299" table:style-name="ce5">
            <text:p>13,299</text:p>
          </table:table-cell>
          <table:table-cell office:value-type="float" office:value="2466" table:style-name="ce5">
            <text:p>2,466</text:p>
          </table:table-cell>
          <table:table-cell office:value-type="float" office:value="2764" table:style-name="ce5">
            <text:p>2,764</text:p>
          </table:table-cell>
          <table:table-cell office:value-type="float" office:value="642" table:style-name="ce2">
            <text:p>642</text:p>
          </table:table-cell>
          <table:table-cell office:value-type="float" office:value="440" table:style-name="ce2">
            <text:p>440</text:p>
          </table:table-cell>
          <table:table-cell office:value-type="float" office:value="298" table:style-name="ce2">
            <text:p>298</text:p>
          </table:table-cell>
          <table:table-cell office:value-type="float" office:value="207" table:style-name="ce2">
            <text:p>207</text:p>
          </table:table-cell>
          <table:table-cell office:value-type="float" office:value="576" table:style-name="ce2">
            <text:p>576</text:p>
          </table:table-cell>
          <table:table-cell office:value-type="float" office:value="1209" table:style-name="ce5">
            <text:p>1,209</text:p>
          </table:table-cell>
          <table:table-cell office:value-type="float" office:value="1639" table:style-name="ce5">
            <text:p>1,639</text:p>
          </table:table-cell>
          <table:table-cell office:value-type="float" office:value="149" table:style-name="ce2">
            <text:p>149</text:p>
          </table:table-cell>
          <table:table-cell office:value-type="float" office:value="388" table:style-name="ce2">
            <text:p>388</text:p>
          </table:table-cell>
          <table:table-cell office:value-type="float" office:value="0" table:style-name="ce2">
            <text:p>0</text:p>
          </table:table-cell>
          <table:table-cell office:value-type="float" office:value="24077" table:style-name="ce5">
            <text:p>24,07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8932" table:style-name="ce5">
            <text:p>8,932</text:p>
          </table:table-cell>
          <table:table-cell office:value-type="float" office:value="742" table:style-name="ce2">
            <text:p>742</text:p>
          </table:table-cell>
          <table:table-cell office:value-type="float" office:value="9674" table:style-name="ce5">
            <text:p>9,674</text:p>
          </table:table-cell>
          <table:table-cell office:value-type="float" office:value="4847" table:style-name="ce5">
            <text:p>4,847</text:p>
          </table:table-cell>
          <table:table-cell office:value-type="float" office:value="700" table:style-name="ce2">
            <text:p>700</text:p>
          </table:table-cell>
          <table:table-cell office:value-type="float" office:value="944" table:style-name="ce2">
            <text:p>944</text:p>
          </table:table-cell>
          <table:table-cell office:value-type="float" office:value="207" table:style-name="ce2">
            <text:p>207</text:p>
          </table:table-cell>
          <table:table-cell office:value-type="float" office:value="147" table:style-name="ce2">
            <text:p>147</text:p>
          </table:table-cell>
          <table:table-cell office:value-type="float" office:value="145" table:style-name="ce2">
            <text:p>145</text:p>
          </table:table-cell>
          <table:table-cell office:value-type="float" office:value="247" table:style-name="ce2">
            <text:p>247</text:p>
          </table:table-cell>
          <table:table-cell office:value-type="float" office:value="408" table:style-name="ce2">
            <text:p>408</text:p>
          </table:table-cell>
          <table:table-cell office:value-type="float" office:value="542" table:style-name="ce2">
            <text:p>542</text:p>
          </table:table-cell>
          <table:table-cell office:value-type="float" office:value="1332" table:style-name="ce5">
            <text:p>1,332</text:p>
          </table:table-cell>
          <table:table-cell office:value-type="float" office:value="111" table:style-name="ce2">
            <text:p>111</text:p>
          </table:table-cell>
          <table:table-cell office:value-type="float" office:value="44" table:style-name="ce2">
            <text:p>44</text:p>
          </table:table-cell>
          <table:table-cell office:value-type="float" office:value="0" table:style-name="ce2">
            <text:p>0</text:p>
          </table:table-cell>
          <table:table-cell office:value-type="float" office:value="9674" table:style-name="ce5">
            <text:p>9,67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5401" table:style-name="ce5">
            <text:p>25,401</text:p>
          </table:table-cell>
          <table:table-cell office:value-type="float" office:value="8350" table:style-name="ce5">
            <text:p>8,350</text:p>
          </table:table-cell>
          <table:table-cell office:value-type="float" office:value="33751" table:style-name="ce5">
            <text:p>33,751</text:p>
          </table:table-cell>
          <table:table-cell office:value-type="float" office:value="18146" table:style-name="ce5">
            <text:p>18,146</text:p>
          </table:table-cell>
          <table:table-cell office:value-type="float" office:value="3166" table:style-name="ce5">
            <text:p>3,166</text:p>
          </table:table-cell>
          <table:table-cell office:value-type="float" office:value="3708" table:style-name="ce5">
            <text:p>3,708</text:p>
          </table:table-cell>
          <table:table-cell office:value-type="float" office:value="849" table:style-name="ce2">
            <text:p>849</text:p>
          </table:table-cell>
          <table:table-cell office:value-type="float" office:value="587" table:style-name="ce2">
            <text:p>587</text:p>
          </table:table-cell>
          <table:table-cell office:value-type="float" office:value="443" table:style-name="ce2">
            <text:p>443</text:p>
          </table:table-cell>
          <table:table-cell office:value-type="float" office:value="454" table:style-name="ce2">
            <text:p>454</text:p>
          </table:table-cell>
          <table:table-cell office:value-type="float" office:value="984" table:style-name="ce2">
            <text:p>984</text:p>
          </table:table-cell>
          <table:table-cell office:value-type="float" office:value="1751" table:style-name="ce5">
            <text:p>1,751</text:p>
          </table:table-cell>
          <table:table-cell office:value-type="float" office:value="2971" table:style-name="ce5">
            <text:p>2,971</text:p>
          </table:table-cell>
          <table:table-cell office:value-type="float" office:value="260" table:style-name="ce2">
            <text:p>260</text:p>
          </table:table-cell>
          <table:table-cell office:value-type="float" office:value="432" table:style-name="ce2">
            <text:p>432</text:p>
          </table:table-cell>
          <table:table-cell office:value-type="float" office:value="0" table:style-name="ce2">
            <text:p>0</text:p>
          </table:table-cell>
          <table:table-cell office:value-type="float" office:value="33751" table:style-name="ce5">
            <text:p>33,75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19793" table:style-name="ce5">
            <text:p>19,793</text:p>
          </table:table-cell>
          <table:table-cell office:value-type="float" office:value="13560" table:style-name="ce5">
            <text:p>13,560</text:p>
          </table:table-cell>
          <table:table-cell office:value-type="float" office:value="33353" table:style-name="ce5">
            <text:p>33,353</text:p>
          </table:table-cell>
          <table:table-cell office:value-type="float" office:value="27337" table:style-name="ce5">
            <text:p>27,337</text:p>
          </table:table-cell>
          <table:table-cell office:value-type="float" office:value="4235" table:style-name="ce5">
            <text:p>4,235</text:p>
          </table:table-cell>
          <table:table-cell office:value-type="float" office:value="1077" table:style-name="ce5">
            <text:p>1,077</text:p>
          </table:table-cell>
          <table:table-cell office:value-type="float" office:value="59" table:style-name="ce2">
            <text:p>59</text:p>
          </table:table-cell>
          <table:table-cell office:value-type="float" office:value="121" table:style-name="ce2">
            <text:p>121</text:p>
          </table:table-cell>
          <table:table-cell office:value-type="float" office:value="17" table:style-name="ce2">
            <text:p>17</text:p>
          </table:table-cell>
          <table:table-cell office:value-type="float" office:value="38" table:style-name="ce2">
            <text:p>38</text:p>
          </table:table-cell>
          <table:table-cell office:value-type="float" office:value="257" table:style-name="ce2">
            <text:p>257</text:p>
          </table:table-cell>
          <table:table-cell office:value-type="float" office:value="116" table:style-name="ce2">
            <text:p>116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42" table:style-name="ce2">
            <text:p>42</text:p>
          </table:table-cell>
          <table:table-cell office:value-type="float" office:value="33353" table:style-name="ce5">
            <text:p>33,35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19793" table:style-name="ce5">
            <text:p>19,793</text:p>
          </table:table-cell>
          <table:table-cell office:value-type="float" office:value="13560" table:style-name="ce5">
            <text:p>13,560</text:p>
          </table:table-cell>
          <table:table-cell office:value-type="float" office:value="33353" table:style-name="ce5">
            <text:p>33,353</text:p>
          </table:table-cell>
          <table:table-cell office:value-type="float" office:value="27337" table:style-name="ce5">
            <text:p>27,337</text:p>
          </table:table-cell>
          <table:table-cell office:value-type="float" office:value="4235" table:style-name="ce5">
            <text:p>4,235</text:p>
          </table:table-cell>
          <table:table-cell office:value-type="float" office:value="1077" table:style-name="ce5">
            <text:p>1,077</text:p>
          </table:table-cell>
          <table:table-cell office:value-type="float" office:value="59" table:style-name="ce2">
            <text:p>59</text:p>
          </table:table-cell>
          <table:table-cell office:value-type="float" office:value="121" table:style-name="ce2">
            <text:p>121</text:p>
          </table:table-cell>
          <table:table-cell office:value-type="float" office:value="17" table:style-name="ce2">
            <text:p>17</text:p>
          </table:table-cell>
          <table:table-cell office:value-type="float" office:value="38" table:style-name="ce2">
            <text:p>38</text:p>
          </table:table-cell>
          <table:table-cell office:value-type="float" office:value="257" table:style-name="ce2">
            <text:p>257</text:p>
          </table:table-cell>
          <table:table-cell office:value-type="float" office:value="116" table:style-name="ce2">
            <text:p>116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42" table:style-name="ce2">
            <text:p>42</text:p>
          </table:table-cell>
          <table:table-cell office:value-type="float" office:value="33353" table:style-name="ce5">
            <text:p>33,35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54095" table:style-name="ce5">
            <text:p>54,095</text:p>
          </table:table-cell>
          <table:table-cell office:value-type="float" office:value="42727" table:style-name="ce5">
            <text:p>42,727</text:p>
          </table:table-cell>
          <table:table-cell office:value-type="float" office:value="96822" table:style-name="ce5">
            <text:p>96,822</text:p>
          </table:table-cell>
          <table:table-cell office:value-type="float" office:value="83445" table:style-name="ce5">
            <text:p>83,445</text:p>
          </table:table-cell>
          <table:table-cell office:value-type="float" office:value="5649" table:style-name="ce5">
            <text:p>5,649</text:p>
          </table:table-cell>
          <table:table-cell office:value-type="float" office:value="1321" table:style-name="ce5">
            <text:p>1,321</text:p>
          </table:table-cell>
          <table:table-cell office:value-type="float" office:value="798" table:style-name="ce2">
            <text:p>798</text:p>
          </table:table-cell>
          <table:table-cell office:value-type="float" office:value="1608" table:style-name="ce5">
            <text:p>1,608</text:p>
          </table:table-cell>
          <table:table-cell office:value-type="float" office:value="151" table:style-name="ce2">
            <text:p>151</text:p>
          </table:table-cell>
          <table:table-cell office:value-type="float" office:value="62" table:style-name="ce2">
            <text:p>62</text:p>
          </table:table-cell>
          <table:table-cell office:value-type="float" office:value="652" table:style-name="ce2">
            <text:p>652</text:p>
          </table:table-cell>
          <table:table-cell office:value-type="float" office:value="1219" table:style-name="ce5">
            <text:p>1,219</text:p>
          </table:table-cell>
          <table:table-cell office:value-type="float" office:value="1411" table:style-name="ce5">
            <text:p>1,411</text:p>
          </table:table-cell>
          <table:table-cell office:value-type="float" office:value="139" table:style-name="ce2">
            <text:p>139</text:p>
          </table:table-cell>
          <table:table-cell office:value-type="float" office:value="354" table:style-name="ce2">
            <text:p>354</text:p>
          </table:table-cell>
          <table:table-cell office:value-type="float" office:value="13" table:style-name="ce2">
            <text:p>13</text:p>
          </table:table-cell>
          <table:table-cell office:value-type="float" office:value="96822" table:style-name="ce5">
            <text:p>96,82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7059" table:style-name="ce5">
            <text:p>7,059</text:p>
          </table:table-cell>
          <table:table-cell office:value-type="float" office:value="9839" table:style-name="ce5">
            <text:p>9,839</text:p>
          </table:table-cell>
          <table:table-cell office:value-type="float" office:value="16898" table:style-name="ce5">
            <text:p>16,898</text:p>
          </table:table-cell>
          <table:table-cell office:value-type="float" office:value="12323" table:style-name="ce5">
            <text:p>12,323</text:p>
          </table:table-cell>
          <table:table-cell office:value-type="float" office:value="410" table:style-name="ce2">
            <text:p>410</text:p>
          </table:table-cell>
          <table:table-cell office:value-type="float" office:value="131" table:style-name="ce2">
            <text:p>131</text:p>
          </table:table-cell>
          <table:table-cell office:value-type="float" office:value="90" table:style-name="ce2">
            <text:p>90</text:p>
          </table:table-cell>
          <table:table-cell office:value-type="float" office:value="72" table:style-name="ce2">
            <text:p>72</text:p>
          </table:table-cell>
          <table:table-cell office:value-type="float" office:value="58" table:style-name="ce2">
            <text:p>58</text:p>
          </table:table-cell>
          <table:table-cell office:value-type="float" office:value="6" table:style-name="ce2">
            <text:p>6</text:p>
          </table:table-cell>
          <table:table-cell office:value-type="float" office:value="3548" table:style-name="ce5">
            <text:p>3,548</text:p>
          </table:table-cell>
          <table:table-cell office:value-type="float" office:value="76" table:style-name="ce2">
            <text:p>76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132" table:style-name="ce2">
            <text:p>132</text:p>
          </table:table-cell>
          <table:table-cell office:value-type="float" office:value="0" table:style-name="ce2">
            <text:p>0</text:p>
          </table:table-cell>
          <table:table-cell office:value-type="float" office:value="16898" table:style-name="ce5">
            <text:p>16,89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61154" table:style-name="ce5">
            <text:p>61,154</text:p>
          </table:table-cell>
          <table:table-cell office:value-type="float" office:value="52566" table:style-name="ce5">
            <text:p>52,566</text:p>
          </table:table-cell>
          <table:table-cell office:value-type="float" office:value="113720" table:style-name="ce5">
            <text:p>113,720</text:p>
          </table:table-cell>
          <table:table-cell office:value-type="float" office:value="95768" table:style-name="ce5">
            <text:p>95,768</text:p>
          </table:table-cell>
          <table:table-cell office:value-type="float" office:value="6059" table:style-name="ce5">
            <text:p>6,059</text:p>
          </table:table-cell>
          <table:table-cell office:value-type="float" office:value="1452" table:style-name="ce5">
            <text:p>1,452</text:p>
          </table:table-cell>
          <table:table-cell office:value-type="float" office:value="888" table:style-name="ce2">
            <text:p>888</text:p>
          </table:table-cell>
          <table:table-cell office:value-type="float" office:value="1680" table:style-name="ce5">
            <text:p>1,680</text:p>
          </table:table-cell>
          <table:table-cell office:value-type="float" office:value="209" table:style-name="ce2">
            <text:p>209</text:p>
          </table:table-cell>
          <table:table-cell office:value-type="float" office:value="68" table:style-name="ce2">
            <text:p>68</text:p>
          </table:table-cell>
          <table:table-cell office:value-type="float" office:value="4200" table:style-name="ce5">
            <text:p>4,200</text:p>
          </table:table-cell>
          <table:table-cell office:value-type="float" office:value="1295" table:style-name="ce5">
            <text:p>1,295</text:p>
          </table:table-cell>
          <table:table-cell office:value-type="float" office:value="1438" table:style-name="ce5">
            <text:p>1,438</text:p>
          </table:table-cell>
          <table:table-cell office:value-type="float" office:value="164" table:style-name="ce2">
            <text:p>164</text:p>
          </table:table-cell>
          <table:table-cell office:value-type="float" office:value="486" table:style-name="ce2">
            <text:p>486</text:p>
          </table:table-cell>
          <table:table-cell office:value-type="float" office:value="13" table:style-name="ce2">
            <text:p>13</text:p>
          </table:table-cell>
          <table:table-cell office:value-type="float" office:value="113720" table:style-name="ce5">
            <text:p>113,72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6006" table:style-name="ce5">
            <text:p>46,006</text:p>
          </table:table-cell>
          <table:table-cell office:value-type="float" office:value="19909" table:style-name="ce5">
            <text:p>19,909</text:p>
          </table:table-cell>
          <table:table-cell office:value-type="float" office:value="65915" table:style-name="ce5">
            <text:p>65,915</text:p>
          </table:table-cell>
          <table:table-cell office:value-type="float" office:value="20020" table:style-name="ce5">
            <text:p>20,020</text:p>
          </table:table-cell>
          <table:table-cell office:value-type="float" office:value="4692" table:style-name="ce5">
            <text:p>4,692</text:p>
          </table:table-cell>
          <table:table-cell office:value-type="float" office:value="5394" table:style-name="ce5">
            <text:p>5,394</text:p>
          </table:table-cell>
          <table:table-cell office:value-type="float" office:value="6565" table:style-name="ce5">
            <text:p>6,565</text:p>
          </table:table-cell>
          <table:table-cell office:value-type="float" office:value="619" table:style-name="ce2">
            <text:p>619</text:p>
          </table:table-cell>
          <table:table-cell office:value-type="float" office:value="1024" table:style-name="ce5">
            <text:p>1,024</text:p>
          </table:table-cell>
          <table:table-cell office:value-type="float" office:value="543" table:style-name="ce2">
            <text:p>543</text:p>
          </table:table-cell>
          <table:table-cell office:value-type="float" office:value="11068" table:style-name="ce5">
            <text:p>11,068</text:p>
          </table:table-cell>
          <table:table-cell office:value-type="float" office:value="6844" table:style-name="ce5">
            <text:p>6,844</text:p>
          </table:table-cell>
          <table:table-cell office:value-type="float" office:value="4337" table:style-name="ce5">
            <text:p>4,337</text:p>
          </table:table-cell>
          <table:table-cell office:value-type="float" office:value="462" table:style-name="ce2">
            <text:p>462</text:p>
          </table:table-cell>
          <table:table-cell office:value-type="float" office:value="2781" table:style-name="ce5">
            <text:p>2,781</text:p>
          </table:table-cell>
          <table:table-cell office:value-type="float" office:value="1566" table:style-name="ce5">
            <text:p>1,566</text:p>
          </table:table-cell>
          <table:table-cell office:value-type="float" office:value="65915" table:style-name="ce5">
            <text:p>65,91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1690" table:style-name="ce5">
            <text:p>21,690</text:p>
          </table:table-cell>
          <table:table-cell office:value-type="float" office:value="14589" table:style-name="ce5">
            <text:p>14,589</text:p>
          </table:table-cell>
          <table:table-cell office:value-type="float" office:value="36279" table:style-name="ce5">
            <text:p>36,279</text:p>
          </table:table-cell>
          <table:table-cell office:value-type="float" office:value="15578" table:style-name="ce5">
            <text:p>15,578</text:p>
          </table:table-cell>
          <table:table-cell office:value-type="float" office:value="2994" table:style-name="ce5">
            <text:p>2,994</text:p>
          </table:table-cell>
          <table:table-cell office:value-type="float" office:value="3023" table:style-name="ce5">
            <text:p>3,023</text:p>
          </table:table-cell>
          <table:table-cell office:value-type="float" office:value="4720" table:style-name="ce5">
            <text:p>4,720</text:p>
          </table:table-cell>
          <table:table-cell office:value-type="float" office:value="1445" table:style-name="ce5">
            <text:p>1,445</text:p>
          </table:table-cell>
          <table:table-cell office:value-type="float" office:value="396" table:style-name="ce2">
            <text:p>396</text:p>
          </table:table-cell>
          <table:table-cell office:value-type="float" office:value="424" table:style-name="ce2">
            <text:p>424</text:p>
          </table:table-cell>
          <table:table-cell office:value-type="float" office:value="1754" table:style-name="ce5">
            <text:p>1,754</text:p>
          </table:table-cell>
          <table:table-cell office:value-type="float" office:value="2163" table:style-name="ce5">
            <text:p>2,163</text:p>
          </table:table-cell>
          <table:table-cell office:value-type="float" office:value="1024" table:style-name="ce5">
            <text:p>1,024</text:p>
          </table:table-cell>
          <table:table-cell office:value-type="float" office:value="234" table:style-name="ce2">
            <text:p>234</text:p>
          </table:table-cell>
          <table:table-cell office:value-type="float" office:value="2524" table:style-name="ce5">
            <text:p>2,524</text:p>
          </table:table-cell>
          <table:table-cell office:value-type="float" office:value="0" table:style-name="ce2">
            <text:p>0</text:p>
          </table:table-cell>
          <table:table-cell office:value-type="float" office:value="36279" table:style-name="ce5">
            <text:p>36,27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7696" table:style-name="ce5">
            <text:p>67,696</text:p>
          </table:table-cell>
          <table:table-cell office:value-type="float" office:value="34498" table:style-name="ce5">
            <text:p>34,498</text:p>
          </table:table-cell>
          <table:table-cell office:value-type="float" office:value="102194" table:style-name="ce5">
            <text:p>102,194</text:p>
          </table:table-cell>
          <table:table-cell office:value-type="float" office:value="35598" table:style-name="ce5">
            <text:p>35,598</text:p>
          </table:table-cell>
          <table:table-cell office:value-type="float" office:value="7686" table:style-name="ce5">
            <text:p>7,686</text:p>
          </table:table-cell>
          <table:table-cell office:value-type="float" office:value="8417" table:style-name="ce5">
            <text:p>8,417</text:p>
          </table:table-cell>
          <table:table-cell office:value-type="float" office:value="11285" table:style-name="ce5">
            <text:p>11,285</text:p>
          </table:table-cell>
          <table:table-cell office:value-type="float" office:value="2064" table:style-name="ce5">
            <text:p>2,064</text:p>
          </table:table-cell>
          <table:table-cell office:value-type="float" office:value="1420" table:style-name="ce5">
            <text:p>1,420</text:p>
          </table:table-cell>
          <table:table-cell office:value-type="float" office:value="967" table:style-name="ce2">
            <text:p>967</text:p>
          </table:table-cell>
          <table:table-cell office:value-type="float" office:value="12822" table:style-name="ce5">
            <text:p>12,822</text:p>
          </table:table-cell>
          <table:table-cell office:value-type="float" office:value="9007" table:style-name="ce5">
            <text:p>9,007</text:p>
          </table:table-cell>
          <table:table-cell office:value-type="float" office:value="5361" table:style-name="ce5">
            <text:p>5,361</text:p>
          </table:table-cell>
          <table:table-cell office:value-type="float" office:value="696" table:style-name="ce2">
            <text:p>696</text:p>
          </table:table-cell>
          <table:table-cell office:value-type="float" office:value="5305" table:style-name="ce5">
            <text:p>5,305</text:p>
          </table:table-cell>
          <table:table-cell office:value-type="float" office:value="1566" table:style-name="ce5">
            <text:p>1,566</text:p>
          </table:table-cell>
          <table:table-cell office:value-type="float" office:value="102194" table:style-name="ce5">
            <text:p>102,19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83665" table:style-name="ce5">
            <text:p>83,665</text:p>
          </table:table-cell>
          <table:table-cell office:value-type="float" office:value="57297" table:style-name="ce5">
            <text:p>57,297</text:p>
          </table:table-cell>
          <table:table-cell office:value-type="float" office:value="140962" table:style-name="ce5">
            <text:p>140,962</text:p>
          </table:table-cell>
          <table:table-cell office:value-type="float" office:value="112380" table:style-name="ce5">
            <text:p>112,380</text:p>
          </table:table-cell>
          <table:table-cell office:value-type="float" office:value="5398" table:style-name="ce5">
            <text:p>5,398</text:p>
          </table:table-cell>
          <table:table-cell office:value-type="float" office:value="4791" table:style-name="ce5">
            <text:p>4,791</text:p>
          </table:table-cell>
          <table:table-cell office:value-type="float" office:value="2567" table:style-name="ce5">
            <text:p>2,567</text:p>
          </table:table-cell>
          <table:table-cell office:value-type="float" office:value="2567" table:style-name="ce5">
            <text:p>2,567</text:p>
          </table:table-cell>
          <table:table-cell office:value-type="float" office:value="484" table:style-name="ce2">
            <text:p>484</text:p>
          </table:table-cell>
          <table:table-cell office:value-type="float" office:value="189" table:style-name="ce2">
            <text:p>189</text:p>
          </table:table-cell>
          <table:table-cell office:value-type="float" office:value="3045" table:style-name="ce5">
            <text:p>3,045</text:p>
          </table:table-cell>
          <table:table-cell office:value-type="float" office:value="3323" table:style-name="ce5">
            <text:p>3,323</text:p>
          </table:table-cell>
          <table:table-cell office:value-type="float" office:value="1385" table:style-name="ce5">
            <text:p>1,385</text:p>
          </table:table-cell>
          <table:table-cell office:value-type="float" office:value="342" table:style-name="ce2">
            <text:p>342</text:p>
          </table:table-cell>
          <table:table-cell office:value-type="float" office:value="4491" table:style-name="ce5">
            <text:p>4,491</text:p>
          </table:table-cell>
          <table:table-cell office:value-type="float" office:value="0" table:style-name="ce2">
            <text:p>0</text:p>
          </table:table-cell>
          <table:table-cell office:value-type="float" office:value="140962" table:style-name="ce5">
            <text:p>140,96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5928" table:style-name="ce5">
            <text:p>15,928</text:p>
          </table:table-cell>
          <table:table-cell office:value-type="float" office:value="13853" table:style-name="ce5">
            <text:p>13,853</text:p>
          </table:table-cell>
          <table:table-cell office:value-type="float" office:value="29781" table:style-name="ce5">
            <text:p>29,781</text:p>
          </table:table-cell>
          <table:table-cell office:value-type="float" office:value="24609" table:style-name="ce5">
            <text:p>24,609</text:p>
          </table:table-cell>
          <table:table-cell office:value-type="float" office:value="2321" table:style-name="ce5">
            <text:p>2,321</text:p>
          </table:table-cell>
          <table:table-cell office:value-type="float" office:value="306" table:style-name="ce2">
            <text:p>306</text:p>
          </table:table-cell>
          <table:table-cell office:value-type="float" office:value="42" table:style-name="ce2">
            <text:p>42</text:p>
          </table:table-cell>
          <table:table-cell office:value-type="float" office:value="202" table:style-name="ce2">
            <text:p>202</text:p>
          </table:table-cell>
          <table:table-cell office:value-type="float" office:value="98" table:style-name="ce2">
            <text:p>98</text:p>
          </table:table-cell>
          <table:table-cell office:value-type="float" office:value="45" table:style-name="ce2">
            <text:p>45</text:p>
          </table:table-cell>
          <table:table-cell office:value-type="float" office:value="1426" table:style-name="ce5">
            <text:p>1,426</text:p>
          </table:table-cell>
          <table:table-cell office:value-type="float" office:value="412" table:style-name="ce2">
            <text:p>412</text:p>
          </table:table-cell>
          <table:table-cell office:value-type="float" office:value="222" table:style-name="ce2">
            <text:p>222</text:p>
          </table:table-cell>
          <table:table-cell office:value-type="float" office:value="43" table:style-name="ce2">
            <text:p>43</text:p>
          </table:table-cell>
          <table:table-cell office:value-type="float" office:value="48" table:style-name="ce2">
            <text:p>48</text:p>
          </table:table-cell>
          <table:table-cell office:value-type="float" office:value="7" table:style-name="ce2">
            <text:p>7</text:p>
          </table:table-cell>
          <table:table-cell office:value-type="float" office:value="29781" table:style-name="ce5">
            <text:p>29,78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99593" table:style-name="ce5">
            <text:p>99,593</text:p>
          </table:table-cell>
          <table:table-cell office:value-type="float" office:value="71150" table:style-name="ce5">
            <text:p>71,150</text:p>
          </table:table-cell>
          <table:table-cell office:value-type="float" office:value="170743" table:style-name="ce5">
            <text:p>170,743</text:p>
          </table:table-cell>
          <table:table-cell office:value-type="float" office:value="136989" table:style-name="ce5">
            <text:p>136,989</text:p>
          </table:table-cell>
          <table:table-cell office:value-type="float" office:value="7719" table:style-name="ce5">
            <text:p>7,719</text:p>
          </table:table-cell>
          <table:table-cell office:value-type="float" office:value="5097" table:style-name="ce5">
            <text:p>5,097</text:p>
          </table:table-cell>
          <table:table-cell office:value-type="float" office:value="2609" table:style-name="ce5">
            <text:p>2,609</text:p>
          </table:table-cell>
          <table:table-cell office:value-type="float" office:value="2769" table:style-name="ce5">
            <text:p>2,769</text:p>
          </table:table-cell>
          <table:table-cell office:value-type="float" office:value="582" table:style-name="ce2">
            <text:p>582</text:p>
          </table:table-cell>
          <table:table-cell office:value-type="float" office:value="234" table:style-name="ce2">
            <text:p>234</text:p>
          </table:table-cell>
          <table:table-cell office:value-type="float" office:value="4471" table:style-name="ce5">
            <text:p>4,471</text:p>
          </table:table-cell>
          <table:table-cell office:value-type="float" office:value="3735" table:style-name="ce5">
            <text:p>3,735</text:p>
          </table:table-cell>
          <table:table-cell office:value-type="float" office:value="1607" table:style-name="ce5">
            <text:p>1,607</text:p>
          </table:table-cell>
          <table:table-cell office:value-type="float" office:value="385" table:style-name="ce2">
            <text:p>385</text:p>
          </table:table-cell>
          <table:table-cell office:value-type="float" office:value="4539" table:style-name="ce5">
            <text:p>4,539</text:p>
          </table:table-cell>
          <table:table-cell office:value-type="float" office:value="7" table:style-name="ce2">
            <text:p>7</text:p>
          </table:table-cell>
          <table:table-cell office:value-type="float" office:value="170743" table:style-name="ce5">
            <text:p>170,743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587789" table:style-name="ce5">
            <text:p>587,789</text:p>
          </table:table-cell>
          <table:table-cell office:value-type="float" office:value="321645" table:style-name="ce5">
            <text:p>321,645</text:p>
          </table:table-cell>
          <table:table-cell office:value-type="float" office:value="909434" table:style-name="ce5">
            <text:p>909,434</text:p>
          </table:table-cell>
          <table:table-cell office:value-type="float" office:value="420197" table:style-name="ce5">
            <text:p>420,197</text:p>
          </table:table-cell>
          <table:table-cell office:value-type="float" office:value="97972" table:style-name="ce5">
            <text:p>97,972</text:p>
          </table:table-cell>
          <table:table-cell office:value-type="float" office:value="143761" table:style-name="ce5">
            <text:p>143,761</text:p>
          </table:table-cell>
          <table:table-cell office:value-type="float" office:value="37933" table:style-name="ce5">
            <text:p>37,933</text:p>
          </table:table-cell>
          <table:table-cell office:value-type="float" office:value="33982" table:style-name="ce5">
            <text:p>33,982</text:p>
          </table:table-cell>
          <table:table-cell office:value-type="float" office:value="13916" table:style-name="ce5">
            <text:p>13,916</text:p>
          </table:table-cell>
          <table:table-cell office:value-type="float" office:value="5960" table:style-name="ce5">
            <text:p>5,960</text:p>
          </table:table-cell>
          <table:table-cell office:value-type="float" office:value="39234" table:style-name="ce5">
            <text:p>39,234</text:p>
          </table:table-cell>
          <table:table-cell office:value-type="float" office:value="59322" table:style-name="ce5">
            <text:p>59,322</text:p>
          </table:table-cell>
          <table:table-cell office:value-type="float" office:value="29926" table:style-name="ce5">
            <text:p>29,926</text:p>
          </table:table-cell>
          <table:table-cell office:value-type="float" office:value="5858" table:style-name="ce5">
            <text:p>5,858</text:p>
          </table:table-cell>
          <table:table-cell office:value-type="float" office:value="18772" table:style-name="ce5">
            <text:p>18,772</text:p>
          </table:table-cell>
          <table:table-cell office:value-type="float" office:value="2601" table:style-name="ce5">
            <text:p>2,601</text:p>
          </table:table-cell>
          <table:table-cell office:value-type="float" office:value="909434" table:style-name="ce5">
            <text:p>909,434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481310" table:style-name="ce5">
            <text:p>481,310</text:p>
          </table:table-cell>
          <table:table-cell office:value-type="float" office:value="249669" table:style-name="ce5">
            <text:p>249,669</text:p>
          </table:table-cell>
          <table:table-cell office:value-type="float" office:value="730979" table:style-name="ce5">
            <text:p>730,979</text:p>
          </table:table-cell>
          <table:table-cell office:value-type="float" office:value="345956" table:style-name="ce5">
            <text:p>345,956</text:p>
          </table:table-cell>
          <table:table-cell office:value-type="float" office:value="76909" table:style-name="ce5">
            <text:p>76,909</text:p>
          </table:table-cell>
          <table:table-cell office:value-type="float" office:value="113510" table:style-name="ce5">
            <text:p>113,510</text:p>
          </table:table-cell>
          <table:table-cell office:value-type="float" office:value="27517" table:style-name="ce5">
            <text:p>27,517</text:p>
          </table:table-cell>
          <table:table-cell office:value-type="float" office:value="24032" table:style-name="ce5">
            <text:p>24,032</text:p>
          </table:table-cell>
          <table:table-cell office:value-type="float" office:value="11309" table:style-name="ce5">
            <text:p>11,309</text:p>
          </table:table-cell>
          <table:table-cell office:value-type="float" office:value="4337" table:style-name="ce5">
            <text:p>4,337</text:p>
          </table:table-cell>
          <table:table-cell office:value-type="float" office:value="29487" table:style-name="ce5">
            <text:p>29,487</text:p>
          </table:table-cell>
          <table:table-cell office:value-type="float" office:value="52678" table:style-name="ce5">
            <text:p>52,678</text:p>
          </table:table-cell>
          <table:table-cell office:value-type="float" office:value="24431" table:style-name="ce5">
            <text:p>24,431</text:p>
          </table:table-cell>
          <table:table-cell office:value-type="float" office:value="4690" table:style-name="ce5">
            <text:p>4,690</text:p>
          </table:table-cell>
          <table:table-cell office:value-type="float" office:value="13588" table:style-name="ce5">
            <text:p>13,588</text:p>
          </table:table-cell>
          <table:table-cell office:value-type="float" office:value="2535" table:style-name="ce5">
            <text:p>2,535</text:p>
          </table:table-cell>
          <table:table-cell office:value-type="float" office:value="730979" table:style-name="ce5">
            <text:p>730,979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06479" table:style-name="ce5">
            <text:p>106,479</text:p>
          </table:table-cell>
          <table:table-cell office:value-type="float" office:value="71976" table:style-name="ce5">
            <text:p>71,976</text:p>
          </table:table-cell>
          <table:table-cell office:value-type="float" office:value="178455" table:style-name="ce5">
            <text:p>178,455</text:p>
          </table:table-cell>
          <table:table-cell office:value-type="float" office:value="74241" table:style-name="ce5">
            <text:p>74,241</text:p>
          </table:table-cell>
          <table:table-cell office:value-type="float" office:value="21063" table:style-name="ce5">
            <text:p>21,063</text:p>
          </table:table-cell>
          <table:table-cell office:value-type="float" office:value="30251" table:style-name="ce5">
            <text:p>30,251</text:p>
          </table:table-cell>
          <table:table-cell office:value-type="float" office:value="10416" table:style-name="ce5">
            <text:p>10,416</text:p>
          </table:table-cell>
          <table:table-cell office:value-type="float" office:value="9950" table:style-name="ce5">
            <text:p>9,950</text:p>
          </table:table-cell>
          <table:table-cell office:value-type="float" office:value="2607" table:style-name="ce5">
            <text:p>2,607</text:p>
          </table:table-cell>
          <table:table-cell office:value-type="float" office:value="1623" table:style-name="ce5">
            <text:p>1,623</text:p>
          </table:table-cell>
          <table:table-cell office:value-type="float" office:value="9747" table:style-name="ce5">
            <text:p>9,747</text:p>
          </table:table-cell>
          <table:table-cell office:value-type="float" office:value="6644" table:style-name="ce5">
            <text:p>6,644</text:p>
          </table:table-cell>
          <table:table-cell office:value-type="float" office:value="5495" table:style-name="ce5">
            <text:p>5,495</text:p>
          </table:table-cell>
          <table:table-cell office:value-type="float" office:value="1168" table:style-name="ce5">
            <text:p>1,168</text:p>
          </table:table-cell>
          <table:table-cell office:value-type="float" office:value="5184" table:style-name="ce5">
            <text:p>5,184</text:p>
          </table:table-cell>
          <table:table-cell office:value-type="float" office:value="66" table:style-name="ce2">
            <text:p>66</text:p>
          </table:table-cell>
          <table:table-cell office:value-type="float" office:value="178455" table:style-name="ce5">
            <text:p>178,455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587789" table:style-name="ce5">
            <text:p>587,789</text:p>
          </table:table-cell>
          <table:table-cell office:value-type="float" office:value="321645" table:style-name="ce5">
            <text:p>321,645</text:p>
          </table:table-cell>
          <table:table-cell office:value-type="float" office:value="909434" table:style-name="ce5">
            <text:p>909,434</text:p>
          </table:table-cell>
          <table:table-cell office:value-type="float" office:value="420197" table:style-name="ce5">
            <text:p>420,197</text:p>
          </table:table-cell>
          <table:table-cell office:value-type="float" office:value="97972" table:style-name="ce5">
            <text:p>97,972</text:p>
          </table:table-cell>
          <table:table-cell office:value-type="float" office:value="143761" table:style-name="ce5">
            <text:p>143,761</text:p>
          </table:table-cell>
          <table:table-cell office:value-type="float" office:value="37933" table:style-name="ce5">
            <text:p>37,933</text:p>
          </table:table-cell>
          <table:table-cell office:value-type="float" office:value="33982" table:style-name="ce5">
            <text:p>33,982</text:p>
          </table:table-cell>
          <table:table-cell office:value-type="float" office:value="13916" table:style-name="ce5">
            <text:p>13,916</text:p>
          </table:table-cell>
          <table:table-cell office:value-type="float" office:value="5960" table:style-name="ce5">
            <text:p>5,960</text:p>
          </table:table-cell>
          <table:table-cell office:value-type="float" office:value="39234" table:style-name="ce5">
            <text:p>39,234</text:p>
          </table:table-cell>
          <table:table-cell office:value-type="float" office:value="59322" table:style-name="ce5">
            <text:p>59,322</text:p>
          </table:table-cell>
          <table:table-cell office:value-type="float" office:value="29926" table:style-name="ce5">
            <text:p>29,926</text:p>
          </table:table-cell>
          <table:table-cell office:value-type="float" office:value="5858" table:style-name="ce5">
            <text:p>5,858</text:p>
          </table:table-cell>
          <table:table-cell office:value-type="float" office:value="18772" table:style-name="ce5">
            <text:p>18,772</text:p>
          </table:table-cell>
          <table:table-cell office:value-type="float" office:value="2601" table:style-name="ce5">
            <text:p>2,601</text:p>
          </table:table-cell>
          <table:table-cell office:value-type="float" office:value="909434" table:style-name="ce5">
            <text:p>909,434</text:p>
          </table:table-cell>
          <table:table-cell table:number-columns-repeated="1636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22T00:00:00" table:style-name="ce4">
            <text:p>2018/11/22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9月至2018年9月(Data for 2018/9～2018/9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8295" table:number-columns-spanned="1" table:number-rows-spanned="2" table:style-name="ce9">
            <text:p>8,295</text:p>
          </table:table-cell>
          <table:table-cell office:value-type="float" office:value="9902" table:number-columns-spanned="1" table:number-rows-spanned="2" table:style-name="ce9">
            <text:p>9,902</text:p>
          </table:table-cell>
          <table:table-cell office:value-type="float" office:value="18197" table:number-columns-spanned="1" table:number-rows-spanned="2" table:style-name="ce9">
            <text:p>18,197</text:p>
          </table:table-cell>
          <table:table-cell office:value-type="float" office:value="4755" table:number-columns-spanned="1" table:number-rows-spanned="2" table:style-name="ce9">
            <text:p>4,755</text:p>
          </table:table-cell>
          <table:table-cell office:value-type="float" office:value="5113" table:number-columns-spanned="1" table:number-rows-spanned="2" table:style-name="ce9">
            <text:p>5,113</text:p>
          </table:table-cell>
          <table:table-cell office:value-type="float" office:value="4978" table:number-columns-spanned="1" table:number-rows-spanned="2" table:style-name="ce9">
            <text:p>4,978</text:p>
          </table:table-cell>
          <table:table-cell office:value-type="float" office:value="640" table:number-columns-spanned="1" table:number-rows-spanned="2" table:style-name="ce8">
            <text:p>640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455" table:number-columns-spanned="1" table:number-rows-spanned="2" table:style-name="ce8">
            <text:p>455</text:p>
          </table:table-cell>
          <table:table-cell office:value-type="float" office:value="1032" table:number-columns-spanned="1" table:number-rows-spanned="2" table:style-name="ce9">
            <text:p>1,032</text:p>
          </table:table-cell>
          <table:table-cell office:value-type="float" office:value="410" table:number-columns-spanned="1" table:number-rows-spanned="2" table:style-name="ce8">
            <text:p>410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197" table:number-columns-spanned="1" table:number-rows-spanned="2" table:style-name="ce9">
            <text:p>18,1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10175" table:number-columns-spanned="1" table:number-rows-spanned="2" table:style-name="ce9">
            <text:p>10,175</text:p>
          </table:table-cell>
          <table:table-cell office:value-type="float" office:value="3160" table:number-columns-spanned="1" table:number-rows-spanned="2" table:style-name="ce9">
            <text:p>3,160</text:p>
          </table:table-cell>
          <table:table-cell office:value-type="float" office:value="13335" table:number-columns-spanned="1" table:number-rows-spanned="2" table:style-name="ce9">
            <text:p>13,335</text:p>
          </table:table-cell>
          <table:table-cell office:value-type="float" office:value="1031" table:number-columns-spanned="1" table:number-rows-spanned="2" table:style-name="ce9">
            <text:p>1,031</text:p>
          </table:table-cell>
          <table:table-cell office:value-type="float" office:value="681" table:number-columns-spanned="1" table:number-rows-spanned="2" table:style-name="ce8">
            <text:p>681</text:p>
          </table:table-cell>
          <table:table-cell office:value-type="float" office:value="9461" table:number-columns-spanned="1" table:number-rows-spanned="2" table:style-name="ce9">
            <text:p>9,461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497" table:number-columns-spanned="1" table:number-rows-spanned="2" table:style-name="ce8">
            <text:p>497</text:p>
          </table:table-cell>
          <table:table-cell office:value-type="float" office:value="413" table:number-columns-spanned="1" table:number-rows-spanned="2" table:style-name="ce8">
            <text:p>413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13335" table:number-columns-spanned="1" table:number-rows-spanned="2" table:style-name="ce9">
            <text:p>13,3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-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6693" table:number-columns-spanned="1" table:number-rows-spanned="2" table:style-name="ce9">
            <text:p>6,693</text:p>
          </table:table-cell>
          <table:table-cell office:value-type="float" office:value="5453" table:number-columns-spanned="1" table:number-rows-spanned="2" table:style-name="ce9">
            <text:p>5,453</text:p>
          </table:table-cell>
          <table:table-cell office:value-type="float" office:value="12146" table:number-columns-spanned="1" table:number-rows-spanned="2" table:style-name="ce9">
            <text:p>12,146</text:p>
          </table:table-cell>
          <table:table-cell office:value-type="float" office:value="1571" table:number-columns-spanned="1" table:number-rows-spanned="2" table:style-name="ce9">
            <text:p>1,571</text:p>
          </table:table-cell>
          <table:table-cell office:value-type="float" office:value="593" table:number-columns-spanned="1" table:number-rows-spanned="2" table:style-name="ce8">
            <text:p>593</text:p>
          </table:table-cell>
          <table:table-cell office:value-type="float" office:value="6337" table:number-columns-spanned="1" table:number-rows-spanned="2" table:style-name="ce9">
            <text:p>6,337</text:p>
          </table:table-cell>
          <table:table-cell office:value-type="float" office:value="616" table:number-columns-spanned="1" table:number-rows-spanned="2" table:style-name="ce8">
            <text:p>616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383" table:number-columns-spanned="1" table:number-rows-spanned="2" table:style-name="ce8">
            <text:p>383</text:p>
          </table:table-cell>
          <table:table-cell office:value-type="float" office:value="2064" table:number-columns-spanned="1" table:number-rows-spanned="2" table:style-name="ce9">
            <text:p>2,064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146" table:number-columns-spanned="1" table:number-rows-spanned="2" table:style-name="ce9">
            <text:p>12,1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255" table:number-columns-spanned="1" table:number-rows-spanned="2" table:style-name="ce9">
            <text:p>2,255</text:p>
          </table:table-cell>
          <table:table-cell office:value-type="float" office:value="1503" table:number-columns-spanned="1" table:number-rows-spanned="2" table:style-name="ce9">
            <text:p>1,503</text:p>
          </table:table-cell>
          <table:table-cell office:value-type="float" office:value="3758" table:number-columns-spanned="1" table:number-rows-spanned="2" table:style-name="ce9">
            <text:p>3,758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3100" table:number-columns-spanned="1" table:number-rows-spanned="2" table:style-name="ce9">
            <text:p>3,10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3758" table:number-columns-spanned="1" table:number-rows-spanned="2" table:style-name="ce9">
            <text:p>3,7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681" table:number-columns-spanned="1" table:number-rows-spanned="2" table:style-name="ce8">
            <text:p>681</text:p>
          </table:table-cell>
          <table:table-cell office:value-type="float" office:value="1592" table:number-columns-spanned="1" table:number-rows-spanned="2" table:style-name="ce9">
            <text:p>1,592</text:p>
          </table:table-cell>
          <table:table-cell office:value-type="float" office:value="2273" table:number-columns-spanned="1" table:number-rows-spanned="2" table:style-name="ce9">
            <text:p>2,273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189" table:number-columns-spanned="1" table:number-rows-spanned="2" table:style-name="ce9">
            <text:p>2,18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73" table:number-columns-spanned="1" table:number-rows-spanned="2" table:style-name="ce9">
            <text:p>2,2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3389" table:number-columns-spanned="1" table:number-rows-spanned="2" table:style-name="ce9">
            <text:p>3,389</text:p>
          </table:table-cell>
          <table:table-cell office:value-type="float" office:value="4224" table:number-columns-spanned="1" table:number-rows-spanned="2" table:style-name="ce9">
            <text:p>4,224</text:p>
          </table:table-cell>
          <table:table-cell office:value-type="float" office:value="7613" table:number-columns-spanned="1" table:number-rows-spanned="2" table:style-name="ce9">
            <text:p>7,613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3615" table:number-columns-spanned="1" table:number-rows-spanned="2" table:style-name="ce9">
            <text:p>3,615</text:p>
          </table:table-cell>
          <table:table-cell office:value-type="float" office:value="1808" table:number-columns-spanned="1" table:number-rows-spanned="2" table:style-name="ce9">
            <text:p>1,808</text:p>
          </table:table-cell>
          <table:table-cell office:value-type="float" office:value="780" table:number-columns-spanned="1" table:number-rows-spanned="2" table:style-name="ce8">
            <text:p>780</text:p>
          </table:table-cell>
          <table:table-cell office:value-type="float" office:value="487" table:number-columns-spanned="1" table:number-rows-spanned="2" table:style-name="ce8">
            <text:p>487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518" table:number-columns-spanned="1" table:number-rows-spanned="2" table:style-name="ce8">
            <text:p>518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13" table:number-columns-spanned="1" table:number-rows-spanned="2" table:style-name="ce9">
            <text:p>7,6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19118" table:number-columns-spanned="1" table:number-rows-spanned="2" table:style-name="ce9">
            <text:p>19,118</text:p>
          </table:table-cell>
          <table:table-cell office:value-type="float" office:value="2183" table:number-columns-spanned="1" table:number-rows-spanned="2" table:style-name="ce9">
            <text:p>2,183</text:p>
          </table:table-cell>
          <table:table-cell office:value-type="float" office:value="21301" table:number-columns-spanned="1" table:number-rows-spanned="2" table:style-name="ce9">
            <text:p>21,301</text:p>
          </table:table-cell>
          <table:table-cell office:value-type="float" office:value="2016" table:number-columns-spanned="1" table:number-rows-spanned="2" table:style-name="ce9">
            <text:p>2,016</text:p>
          </table:table-cell>
          <table:table-cell office:value-type="float" office:value="1567" table:number-columns-spanned="1" table:number-rows-spanned="2" table:style-name="ce9">
            <text:p>1,567</text:p>
          </table:table-cell>
          <table:table-cell office:value-type="float" office:value="11772" table:number-columns-spanned="1" table:number-rows-spanned="2" table:style-name="ce9">
            <text:p>11,772</text:p>
          </table:table-cell>
          <table:table-cell office:value-type="float" office:value="1055" table:number-columns-spanned="1" table:number-rows-spanned="2" table:style-name="ce9">
            <text:p>1,055</text:p>
          </table:table-cell>
          <table:table-cell office:value-type="float" office:value="2308" table:number-columns-spanned="1" table:number-rows-spanned="2" table:style-name="ce9">
            <text:p>2,308</text:p>
          </table:table-cell>
          <table:table-cell office:value-type="float" office:value="717" table:number-columns-spanned="1" table:number-rows-spanned="2" table:style-name="ce8">
            <text:p>717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615" table:number-columns-spanned="1" table:number-rows-spanned="2" table:style-name="ce8">
            <text:p>615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460" table:number-columns-spanned="1" table:number-rows-spanned="2" table:style-name="ce8">
            <text:p>460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301" table:number-columns-spanned="1" table:number-rows-spanned="2" table:style-name="ce9">
            <text:p>21,3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1924" table:number-columns-spanned="1" table:number-rows-spanned="2" table:style-name="ce9">
            <text:p>1,924</text:p>
          </table:table-cell>
          <table:table-cell office:value-type="float" office:value="4850" table:number-columns-spanned="1" table:number-rows-spanned="2" table:style-name="ce9">
            <text:p>4,850</text:p>
          </table:table-cell>
          <table:table-cell office:value-type="float" office:value="6774" table:number-columns-spanned="1" table:number-rows-spanned="2" table:style-name="ce9">
            <text:p>6,774</text:p>
          </table:table-cell>
          <table:table-cell office:value-type="float" office:value="1347" table:number-columns-spanned="1" table:number-rows-spanned="2" table:style-name="ce9">
            <text:p>1,347</text:p>
          </table:table-cell>
          <table:table-cell office:value-type="float" office:value="1300" table:number-columns-spanned="1" table:number-rows-spanned="2" table:style-name="ce9">
            <text:p>1,300</text:p>
          </table:table-cell>
          <table:table-cell office:value-type="float" office:value="3537" table:number-columns-spanned="1" table:number-rows-spanned="2" table:style-name="ce9">
            <text:p>3,537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74" table:number-columns-spanned="1" table:number-rows-spanned="2" table:style-name="ce9">
            <text:p>6,77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8196" table:number-columns-spanned="1" table:number-rows-spanned="2" table:style-name="ce9">
            <text:p>8,196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8576" table:number-columns-spanned="1" table:number-rows-spanned="2" table:style-name="ce9">
            <text:p>8,576</text:p>
          </table:table-cell>
          <table:table-cell office:value-type="float" office:value="2164" table:number-columns-spanned="1" table:number-rows-spanned="2" table:style-name="ce9">
            <text:p>2,164</text:p>
          </table:table-cell>
          <table:table-cell office:value-type="float" office:value="2579" table:number-columns-spanned="1" table:number-rows-spanned="2" table:style-name="ce9">
            <text:p>2,579</text:p>
          </table:table-cell>
          <table:table-cell office:value-type="float" office:value="1075" table:number-columns-spanned="1" table:number-rows-spanned="2" table:style-name="ce9">
            <text:p>1,07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64" table:number-columns-spanned="1" table:number-rows-spanned="2" table:style-name="ce9">
            <text:p>1,764</text:p>
          </table:table-cell>
          <table:table-cell office:value-type="float" office:value="659" table:number-columns-spanned="1" table:number-rows-spanned="2" table:style-name="ce8">
            <text:p>659</text:p>
          </table:table-cell>
          <table:table-cell office:value-type="float" office:value="259" table:number-columns-spanned="1" table:number-rows-spanned="2" table:style-name="ce8">
            <text:p>259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576" table:number-columns-spanned="1" table:number-rows-spanned="2" table:style-name="ce9">
            <text:p>8,5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3708" table:number-columns-spanned="1" table:number-rows-spanned="2" table:style-name="ce9">
            <text:p>3,708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office:value-type="float" office:value="3992" table:number-columns-spanned="1" table:number-rows-spanned="2" table:style-name="ce9">
            <text:p>3,992</text:p>
          </table:table-cell>
          <table:table-cell office:value-type="float" office:value="960" table:number-columns-spanned="1" table:number-rows-spanned="2" table:style-name="ce8">
            <text:p>960</text:p>
          </table:table-cell>
          <table:table-cell office:value-type="float" office:value="427" table:number-columns-spanned="1" table:number-rows-spanned="2" table:style-name="ce8">
            <text:p>427</text:p>
          </table:table-cell>
          <table:table-cell office:value-type="float" office:value="1443" table:number-columns-spanned="1" table:number-rows-spanned="2" table:style-name="ce9">
            <text:p>1,443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8" table:number-columns-spanned="1" table:number-rows-spanned="2" table:style-name="ce8">
            <text:p>358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92" table:number-columns-spanned="1" table:number-rows-spanned="2" table:style-name="ce9">
            <text:p>3,99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5385" table:number-columns-spanned="1" table:number-rows-spanned="2" table:style-name="ce9">
            <text:p>5,385</text:p>
          </table:table-cell>
          <table:table-cell office:value-type="float" office:value="5089" table:number-columns-spanned="1" table:number-rows-spanned="2" table:style-name="ce9">
            <text:p>5,089</text:p>
          </table:table-cell>
          <table:table-cell office:value-type="float" office:value="10474" table:number-columns-spanned="1" table:number-rows-spanned="2" table:style-name="ce9">
            <text:p>10,4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67" table:number-columns-spanned="1" table:number-rows-spanned="2" table:style-name="ce9">
            <text:p>3,567</text:p>
          </table:table-cell>
          <table:table-cell office:value-type="float" office:value="4964" table:number-columns-spanned="1" table:number-rows-spanned="2" table:style-name="ce9">
            <text:p>4,964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395" table:number-columns-spanned="1" table:number-rows-spanned="2" table:style-name="ce8">
            <text:p>395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794" table:number-columns-spanned="1" table:number-rows-spanned="2" table:style-name="ce8">
            <text:p>794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74" table:number-columns-spanned="1" table:number-rows-spanned="2" table:style-name="ce9">
            <text:p>10,47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5490" table:number-columns-spanned="1" table:number-rows-spanned="2" table:style-name="ce9">
            <text:p>5,490</text:p>
          </table:table-cell>
          <table:table-cell office:value-type="float" office:value="515" table:number-columns-spanned="1" table:number-rows-spanned="2" table:style-name="ce8">
            <text:p>515</text:p>
          </table:table-cell>
          <table:table-cell office:value-type="float" office:value="6005" table:number-columns-spanned="1" table:number-rows-spanned="2" table:style-name="ce9">
            <text:p>6,005</text:p>
          </table:table-cell>
          <table:table-cell office:value-type="float" office:value="2120" table:number-columns-spanned="1" table:number-rows-spanned="2" table:style-name="ce9">
            <text:p>2,120</text:p>
          </table:table-cell>
          <table:table-cell office:value-type="float" office:value="515" table:number-columns-spanned="1" table:number-rows-spanned="2" table:style-name="ce8">
            <text:p>515</text:p>
          </table:table-cell>
          <table:table-cell office:value-type="float" office:value="1608" table:number-columns-spanned="1" table:number-rows-spanned="2" table:style-name="ce9">
            <text:p>1,608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324" table:number-columns-spanned="1" table:number-rows-spanned="2" table:style-name="ce8">
            <text:p>324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394" table:number-columns-spanned="1" table:number-rows-spanned="2" table:style-name="ce8">
            <text:p>394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05" table:number-columns-spanned="1" table:number-rows-spanned="2" table:style-name="ce9">
            <text:p>6,0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4446" table:number-columns-spanned="1" table:number-rows-spanned="2" table:style-name="ce9">
            <text:p>4,446</text:p>
          </table:table-cell>
          <table:table-cell office:value-type="float" office:value="2881" table:number-columns-spanned="1" table:number-rows-spanned="2" table:style-name="ce9">
            <text:p>2,881</text:p>
          </table:table-cell>
          <table:table-cell office:value-type="float" office:value="7327" table:number-columns-spanned="1" table:number-rows-spanned="2" table:style-name="ce9">
            <text:p>7,327</text:p>
          </table:table-cell>
          <table:table-cell office:value-type="float" office:value="3196" table:number-columns-spanned="1" table:number-rows-spanned="2" table:style-name="ce9">
            <text:p>3,196</text:p>
          </table:table-cell>
          <table:table-cell office:value-type="float" office:value="1072" table:number-columns-spanned="1" table:number-rows-spanned="2" table:style-name="ce9">
            <text:p>1,072</text:p>
          </table:table-cell>
          <table:table-cell office:value-type="float" office:value="755" table:number-columns-spanned="1" table:number-rows-spanned="2" table:style-name="ce8">
            <text:p>755</text:p>
          </table:table-cell>
          <table:table-cell office:value-type="float" office:value="370" table:number-columns-spanned="1" table:number-rows-spanned="2" table:style-name="ce8">
            <text:p>370</text:p>
          </table:table-cell>
          <table:table-cell office:value-type="float" office:value="568" table:number-columns-spanned="1" table:number-rows-spanned="2" table:style-name="ce8">
            <text:p>568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452" table:number-columns-spanned="1" table:number-rows-spanned="2" table:style-name="ce8">
            <text:p>452</text:p>
          </table:table-cell>
          <table:table-cell office:value-type="float" office:value="329" table:number-columns-spanned="1" table:number-rows-spanned="2" table:style-name="ce8">
            <text:p>32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327" table:number-columns-spanned="1" table:number-rows-spanned="2" table:style-name="ce9">
            <text:p>7,3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12613" table:number-columns-spanned="1" table:number-rows-spanned="2" table:style-name="ce9">
            <text:p>12,613</text:p>
          </table:table-cell>
          <table:table-cell office:value-type="float" office:value="6260" table:number-columns-spanned="1" table:number-rows-spanned="2" table:style-name="ce9">
            <text:p>6,260</text:p>
          </table:table-cell>
          <table:table-cell office:value-type="float" office:value="18873" table:number-columns-spanned="1" table:number-rows-spanned="2" table:style-name="ce9">
            <text:p>18,873</text:p>
          </table:table-cell>
          <table:table-cell office:value-type="float" office:value="2317" table:number-columns-spanned="1" table:number-rows-spanned="2" table:style-name="ce9">
            <text:p>2,317</text:p>
          </table:table-cell>
          <table:table-cell office:value-type="float" office:value="2141" table:number-columns-spanned="1" table:number-rows-spanned="2" table:style-name="ce9">
            <text:p>2,141</text:p>
          </table:table-cell>
          <table:table-cell office:value-type="float" office:value="5446" table:number-columns-spanned="1" table:number-rows-spanned="2" table:style-name="ce9">
            <text:p>5,446</text:p>
          </table:table-cell>
          <table:table-cell office:value-type="float" office:value="681" table:number-columns-spanned="1" table:number-rows-spanned="2" table:style-name="ce8">
            <text:p>681</text:p>
          </table:table-cell>
          <table:table-cell office:value-type="float" office:value="1091" table:number-columns-spanned="1" table:number-rows-spanned="2" table:style-name="ce9">
            <text:p>1,091</text:p>
          </table:table-cell>
          <table:table-cell office:value-type="float" office:value="1532" table:number-columns-spanned="1" table:number-rows-spanned="2" table:style-name="ce9">
            <text:p>1,532</text:p>
          </table:table-cell>
          <table:table-cell office:value-type="float" office:value="402" table:number-columns-spanned="1" table:number-rows-spanned="2" table:style-name="ce8">
            <text:p>402</text:p>
          </table:table-cell>
          <table:table-cell office:value-type="float" office:value="1065" table:number-columns-spanned="1" table:number-rows-spanned="2" table:style-name="ce9">
            <text:p>1,065</text:p>
          </table:table-cell>
          <table:table-cell office:value-type="float" office:value="3108" table:number-columns-spanned="1" table:number-rows-spanned="2" table:style-name="ce9">
            <text:p>3,108</text:p>
          </table:table-cell>
          <table:table-cell office:value-type="float" office:value="589" table:number-columns-spanned="1" table:number-rows-spanned="2" table:style-name="ce8">
            <text:p>589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873" table:number-columns-spanned="1" table:number-rows-spanned="2" table:style-name="ce9">
            <text:p>18,8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8130" table:number-columns-spanned="1" table:number-rows-spanned="2" table:style-name="ce9">
            <text:p>8,130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8444" table:number-columns-spanned="1" table:number-rows-spanned="2" table:style-name="ce9">
            <text:p>8,444</text:p>
          </table:table-cell>
          <table:table-cell office:value-type="float" office:value="720" table:number-columns-spanned="1" table:number-rows-spanned="2" table:style-name="ce8">
            <text:p>720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6291" table:number-columns-spanned="1" table:number-rows-spanned="2" table:style-name="ce9">
            <text:p>6,291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444" table:number-columns-spanned="1" table:number-rows-spanned="2" table:style-name="ce9">
            <text:p>8,4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1424" table:number-columns-spanned="1" table:number-rows-spanned="2" table:style-name="ce9">
            <text:p>11,424</text:p>
          </table:table-cell>
          <table:table-cell office:value-type="float" office:value="1367" table:number-columns-spanned="1" table:number-rows-spanned="2" table:style-name="ce9">
            <text:p>1,367</text:p>
          </table:table-cell>
          <table:table-cell office:value-type="float" office:value="12791" table:number-columns-spanned="1" table:number-rows-spanned="2" table:style-name="ce9">
            <text:p>12,791</text:p>
          </table:table-cell>
          <table:table-cell office:value-type="float" office:value="2458" table:number-columns-spanned="1" table:number-rows-spanned="2" table:style-name="ce9">
            <text:p>2,458</text:p>
          </table:table-cell>
          <table:table-cell office:value-type="float" office:value="1487" table:number-columns-spanned="1" table:number-rows-spanned="2" table:style-name="ce9">
            <text:p>1,487</text:p>
          </table:table-cell>
          <table:table-cell office:value-type="float" office:value="2665" table:number-columns-spanned="1" table:number-rows-spanned="2" table:style-name="ce9">
            <text:p>2,665</text:p>
          </table:table-cell>
          <table:table-cell office:value-type="float" office:value="643" table:number-columns-spanned="1" table:number-rows-spanned="2" table:style-name="ce8">
            <text:p>643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350" table:number-columns-spanned="1" table:number-rows-spanned="2" table:style-name="ce8">
            <text:p>350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810" table:number-columns-spanned="1" table:number-rows-spanned="2" table:style-name="ce8">
            <text:p>810</text:p>
          </table:table-cell>
          <table:table-cell office:value-type="float" office:value="1452" table:number-columns-spanned="1" table:number-rows-spanned="2" table:style-name="ce9">
            <text:p>1,452</text:p>
          </table:table-cell>
          <table:table-cell office:value-type="float" office:value="1572" table:number-columns-spanned="1" table:number-rows-spanned="2" table:style-name="ce9">
            <text:p>1,572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719" table:number-columns-spanned="1" table:number-rows-spanned="2" table:style-name="ce8">
            <text:p>7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791" table:number-columns-spanned="1" table:number-rows-spanned="2" table:style-name="ce9">
            <text:p>12,7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24146" table:number-columns-spanned="1" table:number-rows-spanned="2" table:style-name="ce9">
            <text:p>24,146</text:p>
          </table:table-cell>
          <table:table-cell office:value-type="float" office:value="8306" table:number-columns-spanned="1" table:number-rows-spanned="2" table:style-name="ce9">
            <text:p>8,306</text:p>
          </table:table-cell>
          <table:table-cell office:value-type="float" office:value="32452" table:number-columns-spanned="1" table:number-rows-spanned="2" table:style-name="ce9">
            <text:p>32,452</text:p>
          </table:table-cell>
          <table:table-cell office:value-type="float" office:value="4025" table:number-columns-spanned="1" table:number-rows-spanned="2" table:style-name="ce9">
            <text:p>4,025</text:p>
          </table:table-cell>
          <table:table-cell office:value-type="float" office:value="3246" table:number-columns-spanned="1" table:number-rows-spanned="2" table:style-name="ce9">
            <text:p>3,246</text:p>
          </table:table-cell>
          <table:table-cell office:value-type="float" office:value="1257" table:number-columns-spanned="1" table:number-rows-spanned="2" table:style-name="ce9">
            <text:p>1,257</text:p>
          </table:table-cell>
          <table:table-cell office:value-type="float" office:value="4464" table:number-columns-spanned="1" table:number-rows-spanned="2" table:style-name="ce9">
            <text:p>4,464</text:p>
          </table:table-cell>
          <table:table-cell office:value-type="float" office:value="1398" table:number-columns-spanned="1" table:number-rows-spanned="2" table:style-name="ce9">
            <text:p>1,398</text:p>
          </table:table-cell>
          <table:table-cell office:value-type="float" office:value="890" table:number-columns-spanned="1" table:number-rows-spanned="2" table:style-name="ce8">
            <text:p>890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1416" table:number-columns-spanned="1" table:number-rows-spanned="2" table:style-name="ce9">
            <text:p>1,416</text:p>
          </table:table-cell>
          <table:table-cell office:value-type="float" office:value="13588" table:number-columns-spanned="1" table:number-rows-spanned="2" table:style-name="ce9">
            <text:p>13,588</text:p>
          </table:table-cell>
          <table:table-cell office:value-type="float" office:value="1412" table:number-columns-spanned="1" table:number-rows-spanned="2" table:style-name="ce9">
            <text:p>1,412</text:p>
          </table:table-cell>
          <table:table-cell office:value-type="float" office:value="344" table:number-columns-spanned="1" table:number-rows-spanned="2" table:style-name="ce8">
            <text:p>344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452" table:number-columns-spanned="1" table:number-rows-spanned="2" table:style-name="ce9">
            <text:p>32,45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18760" table:number-columns-spanned="1" table:number-rows-spanned="2" table:style-name="ce9">
            <text:p>18,760</text:p>
          </table:table-cell>
          <table:table-cell office:value-type="float" office:value="3250" table:number-columns-spanned="1" table:number-rows-spanned="2" table:style-name="ce9">
            <text:p>3,250</text:p>
          </table:table-cell>
          <table:table-cell office:value-type="float" office:value="22010" table:number-columns-spanned="1" table:number-rows-spanned="2" table:style-name="ce9">
            <text:p>22,010</text:p>
          </table:table-cell>
          <table:table-cell office:value-type="float" office:value="4196" table:number-columns-spanned="1" table:number-rows-spanned="2" table:style-name="ce9">
            <text:p>4,196</text:p>
          </table:table-cell>
          <table:table-cell office:value-type="float" office:value="2038" table:number-columns-spanned="1" table:number-rows-spanned="2" table:style-name="ce9">
            <text:p>2,038</text:p>
          </table:table-cell>
          <table:table-cell office:value-type="float" office:value="9600" table:number-columns-spanned="1" table:number-rows-spanned="2" table:style-name="ce9">
            <text:p>9,600</text:p>
          </table:table-cell>
          <table:table-cell office:value-type="float" office:value="1424" table:number-columns-spanned="1" table:number-rows-spanned="2" table:style-name="ce9">
            <text:p>1,424</text:p>
          </table:table-cell>
          <table:table-cell office:value-type="float" office:value="999" table:number-columns-spanned="1" table:number-rows-spanned="2" table:style-name="ce8">
            <text:p>999</text:p>
          </table:table-cell>
          <table:table-cell office:value-type="float" office:value="431" table:number-columns-spanned="1" table:number-rows-spanned="2" table:style-name="ce8">
            <text:p>431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473" table:number-columns-spanned="1" table:number-rows-spanned="2" table:style-name="ce8">
            <text:p>473</text:p>
          </table:table-cell>
          <table:table-cell office:value-type="float" office:value="1609" table:number-columns-spanned="1" table:number-rows-spanned="2" table:style-name="ce9">
            <text:p>1,609</text:p>
          </table:table-cell>
          <table:table-cell office:value-type="float" office:value="790" table:number-columns-spanned="1" table:number-rows-spanned="2" table:style-name="ce8">
            <text:p>790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010" table:number-columns-spanned="1" table:number-rows-spanned="2" table:style-name="ce9">
            <text:p>22,0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9884" table:number-columns-spanned="1" table:number-rows-spanned="2" table:style-name="ce9">
            <text:p>9,884</text:p>
          </table:table-cell>
          <table:table-cell office:value-type="float" office:value="1154" table:number-columns-spanned="1" table:number-rows-spanned="2" table:style-name="ce9">
            <text:p>1,154</text:p>
          </table:table-cell>
          <table:table-cell office:value-type="float" office:value="11038" table:number-columns-spanned="1" table:number-rows-spanned="2" table:style-name="ce9">
            <text:p>11,038</text:p>
          </table:table-cell>
          <table:table-cell office:value-type="float" office:value="1544" table:number-columns-spanned="1" table:number-rows-spanned="2" table:style-name="ce9">
            <text:p>1,544</text:p>
          </table:table-cell>
          <table:table-cell office:value-type="float" office:value="1080" table:number-columns-spanned="1" table:number-rows-spanned="2" table:style-name="ce9">
            <text:p>1,080</text:p>
          </table:table-cell>
          <table:table-cell office:value-type="float" office:value="3062" table:number-columns-spanned="1" table:number-rows-spanned="2" table:style-name="ce9">
            <text:p>3,062</text:p>
          </table:table-cell>
          <table:table-cell office:value-type="float" office:value="683" table:number-columns-spanned="1" table:number-rows-spanned="2" table:style-name="ce8">
            <text:p>683</text:p>
          </table:table-cell>
          <table:table-cell office:value-type="float" office:value="945" table:number-columns-spanned="1" table:number-rows-spanned="2" table:style-name="ce8">
            <text:p>945</text:p>
          </table:table-cell>
          <table:table-cell office:value-type="float" office:value="475" table:number-columns-spanned="1" table:number-rows-spanned="2" table:style-name="ce8">
            <text:p>475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1367" table:number-columns-spanned="1" table:number-rows-spanned="2" table:style-name="ce9">
            <text:p>1,367</text:p>
          </table:table-cell>
          <table:table-cell office:value-type="float" office:value="1145" table:number-columns-spanned="1" table:number-rows-spanned="2" table:style-name="ce9">
            <text:p>1,145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038" table:number-columns-spanned="1" table:number-rows-spanned="2" table:style-name="ce9">
            <text:p>11,0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8815" table:number-columns-spanned="1" table:number-rows-spanned="2" table:style-name="ce9">
            <text:p>8,815</text:p>
          </table:table-cell>
          <table:table-cell office:value-type="float" office:value="3778" table:number-columns-spanned="1" table:number-rows-spanned="2" table:style-name="ce9">
            <text:p>3,778</text:p>
          </table:table-cell>
          <table:table-cell office:value-type="float" office:value="12593" table:number-columns-spanned="1" table:number-rows-spanned="2" table:style-name="ce9">
            <text:p>12,593</text:p>
          </table:table-cell>
          <table:table-cell office:value-type="float" office:value="730" table:number-columns-spanned="1" table:number-rows-spanned="2" table:style-name="ce8">
            <text:p>730</text:p>
          </table:table-cell>
          <table:table-cell office:value-type="float" office:value="1957" table:number-columns-spanned="1" table:number-rows-spanned="2" table:style-name="ce9">
            <text:p>1,957</text:p>
          </table:table-cell>
          <table:table-cell office:value-type="float" office:value="1205" table:number-columns-spanned="1" table:number-rows-spanned="2" table:style-name="ce9">
            <text:p>1,205</text:p>
          </table:table-cell>
          <table:table-cell office:value-type="float" office:value="523" table:number-columns-spanned="1" table:number-rows-spanned="2" table:style-name="ce8">
            <text:p>523</text:p>
          </table:table-cell>
          <table:table-cell office:value-type="float" office:value="1677" table:number-columns-spanned="1" table:number-rows-spanned="2" table:style-name="ce9">
            <text:p>1,677</text:p>
          </table:table-cell>
          <table:table-cell office:value-type="float" office:value="791" table:number-columns-spanned="1" table:number-rows-spanned="2" table:style-name="ce8">
            <text:p>791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431" table:number-columns-spanned="1" table:number-rows-spanned="2" table:style-name="ce8">
            <text:p>431</text:p>
          </table:table-cell>
          <table:table-cell office:value-type="float" office:value="3825" table:number-columns-spanned="1" table:number-rows-spanned="2" table:style-name="ce9">
            <text:p>3,825</text:p>
          </table:table-cell>
          <table:table-cell office:value-type="float" office:value="828" table:number-columns-spanned="1" table:number-rows-spanned="2" table:style-name="ce8">
            <text:p>828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593" table:number-columns-spanned="1" table:number-rows-spanned="2" table:style-name="ce9">
            <text:p>12,5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6820" table:number-columns-spanned="1" table:number-rows-spanned="2" table:style-name="ce9">
            <text:p>6,820</text:p>
          </table:table-cell>
          <table:table-cell office:value-type="float" office:value="398" table:number-columns-spanned="1" table:number-rows-spanned="2" table:style-name="ce8">
            <text:p>398</text:p>
          </table:table-cell>
          <table:table-cell office:value-type="float" office:value="7218" table:number-columns-spanned="1" table:number-rows-spanned="2" table:style-name="ce9">
            <text:p>7,218</text:p>
          </table:table-cell>
          <table:table-cell office:value-type="float" office:value="1291" table:number-columns-spanned="1" table:number-rows-spanned="2" table:style-name="ce9">
            <text:p>1,291</text:p>
          </table:table-cell>
          <table:table-cell office:value-type="float" office:value="1326" table:number-columns-spanned="1" table:number-rows-spanned="2" table:style-name="ce9">
            <text:p>1,326</text:p>
          </table:table-cell>
          <table:table-cell office:value-type="float" office:value="613" table:number-columns-spanned="1" table:number-rows-spanned="2" table:style-name="ce8">
            <text:p>613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396" table:number-columns-spanned="1" table:number-rows-spanned="2" table:style-name="ce8">
            <text:p>396</text:p>
          </table:table-cell>
          <table:table-cell office:value-type="float" office:value="437" table:number-columns-spanned="1" table:number-rows-spanned="2" table:style-name="ce8">
            <text:p>437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1371" table:number-columns-spanned="1" table:number-rows-spanned="2" table:style-name="ce9">
            <text:p>1,371</text:p>
          </table:table-cell>
          <table:table-cell office:value-type="float" office:value="521" table:number-columns-spanned="1" table:number-rows-spanned="2" table:style-name="ce8">
            <text:p>521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395" table:number-columns-spanned="1" table:number-rows-spanned="2" table:style-name="ce8">
            <text:p>39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18" table:number-columns-spanned="1" table:number-rows-spanned="2" table:style-name="ce9">
            <text:p>7,2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5643" table:number-columns-spanned="1" table:number-rows-spanned="2" table:style-name="ce9">
            <text:p>5,643</text:p>
          </table:table-cell>
          <table:table-cell office:value-type="float" office:value="2970" table:number-columns-spanned="1" table:number-rows-spanned="2" table:style-name="ce9">
            <text:p>2,970</text:p>
          </table:table-cell>
          <table:table-cell office:value-type="float" office:value="8613" table:number-columns-spanned="1" table:number-rows-spanned="2" table:style-name="ce9">
            <text:p>8,613</text:p>
          </table:table-cell>
          <table:table-cell office:value-type="float" office:value="1611" table:number-columns-spanned="1" table:number-rows-spanned="2" table:style-name="ce9">
            <text:p>1,611</text:p>
          </table:table-cell>
          <table:table-cell office:value-type="float" office:value="1308" table:number-columns-spanned="1" table:number-rows-spanned="2" table:style-name="ce9">
            <text:p>1,308</text:p>
          </table:table-cell>
          <table:table-cell office:value-type="float" office:value="3543" table:number-columns-spanned="1" table:number-rows-spanned="2" table:style-name="ce9">
            <text:p>3,543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484" table:number-columns-spanned="1" table:number-rows-spanned="2" table:style-name="ce8">
            <text:p>484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468" table:number-columns-spanned="1" table:number-rows-spanned="2" table:style-name="ce8">
            <text:p>468</text:p>
          </table:table-cell>
          <table:table-cell office:value-type="float" office:value="344" table:number-columns-spanned="1" table:number-rows-spanned="2" table:style-name="ce8">
            <text:p>344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13" table:number-columns-spanned="1" table:number-rows-spanned="2" table:style-name="ce9">
            <text:p>8,6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4521" table:number-columns-spanned="1" table:number-rows-spanned="2" table:style-name="ce9">
            <text:p>4,521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office:value-type="float" office:value="4784" table:number-columns-spanned="1" table:number-rows-spanned="2" table:style-name="ce9">
            <text:p>4,784</text:p>
          </table:table-cell>
          <table:table-cell office:value-type="float" office:value="1310" table:number-columns-spanned="1" table:number-rows-spanned="2" table:style-name="ce9">
            <text:p>1,310</text:p>
          </table:table-cell>
          <table:table-cell office:value-type="float" office:value="598" table:number-columns-spanned="1" table:number-rows-spanned="2" table:style-name="ce8">
            <text:p>598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993" table:number-columns-spanned="1" table:number-rows-spanned="2" table:style-name="ce8">
            <text:p>993</text:p>
          </table:table-cell>
          <table:table-cell office:value-type="float" office:value="366" table:number-columns-spanned="1" table:number-rows-spanned="2" table:style-name="ce8">
            <text:p>366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844" table:number-columns-spanned="1" table:number-rows-spanned="2" table:style-name="ce8">
            <text:p>844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84" table:number-columns-spanned="1" table:number-rows-spanned="2" table:style-name="ce9">
            <text:p>4,7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11881" table:number-columns-spanned="1" table:number-rows-spanned="2" table:style-name="ce9">
            <text:p>11,881</text:p>
          </table:table-cell>
          <table:table-cell office:value-type="float" office:value="1181" table:number-columns-spanned="1" table:number-rows-spanned="2" table:style-name="ce9">
            <text:p>1,181</text:p>
          </table:table-cell>
          <table:table-cell office:value-type="float" office:value="13062" table:number-columns-spanned="1" table:number-rows-spanned="2" table:style-name="ce9">
            <text:p>13,062</text:p>
          </table:table-cell>
          <table:table-cell office:value-type="float" office:value="1482" table:number-columns-spanned="1" table:number-rows-spanned="2" table:style-name="ce9">
            <text:p>1,482</text:p>
          </table:table-cell>
          <table:table-cell office:value-type="float" office:value="2378" table:number-columns-spanned="1" table:number-rows-spanned="2" table:style-name="ce9">
            <text:p>2,378</text:p>
          </table:table-cell>
          <table:table-cell office:value-type="float" office:value="740" table:number-columns-spanned="1" table:number-rows-spanned="2" table:style-name="ce8">
            <text:p>740</text:p>
          </table:table-cell>
          <table:table-cell office:value-type="float" office:value="441" table:number-columns-spanned="1" table:number-rows-spanned="2" table:style-name="ce8">
            <text:p>441</text:p>
          </table:table-cell>
          <table:table-cell office:value-type="float" office:value="2309" table:number-columns-spanned="1" table:number-rows-spanned="2" table:style-name="ce9">
            <text:p>2,309</text:p>
          </table:table-cell>
          <table:table-cell office:value-type="float" office:value="1009" table:number-columns-spanned="1" table:number-rows-spanned="2" table:style-name="ce9">
            <text:p>1,009</text:p>
          </table:table-cell>
          <table:table-cell office:value-type="float" office:value="305" table:number-columns-spanned="1" table:number-rows-spanned="2" table:style-name="ce8">
            <text:p>305</text:p>
          </table:table-cell>
          <table:table-cell office:value-type="float" office:value="277" table:number-columns-spanned="1" table:number-rows-spanned="2" table:style-name="ce8">
            <text:p>277</text:p>
          </table:table-cell>
          <table:table-cell office:value-type="float" office:value="3093" table:number-columns-spanned="1" table:number-rows-spanned="2" table:style-name="ce9">
            <text:p>3,093</text:p>
          </table:table-cell>
          <table:table-cell office:value-type="float" office:value="684" table:number-columns-spanned="1" table:number-rows-spanned="2" table:style-name="ce8">
            <text:p>684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062" table:number-columns-spanned="1" table:number-rows-spanned="2" table:style-name="ce9">
            <text:p>13,0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8154" table:number-columns-spanned="1" table:number-rows-spanned="2" table:style-name="ce9">
            <text:p>8,154</text:p>
          </table:table-cell>
          <table:table-cell office:value-type="float" office:value="933" table:number-columns-spanned="1" table:number-rows-spanned="2" table:style-name="ce8">
            <text:p>933</text:p>
          </table:table-cell>
          <table:table-cell office:value-type="float" office:value="9087" table:number-columns-spanned="1" table:number-rows-spanned="2" table:style-name="ce9">
            <text:p>9,087</text:p>
          </table:table-cell>
          <table:table-cell office:value-type="float" office:value="2082" table:number-columns-spanned="1" table:number-rows-spanned="2" table:style-name="ce9">
            <text:p>2,082</text:p>
          </table:table-cell>
          <table:table-cell office:value-type="float" office:value="1483" table:number-columns-spanned="1" table:number-rows-spanned="2" table:style-name="ce9">
            <text:p>1,483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582" table:number-columns-spanned="1" table:number-rows-spanned="2" table:style-name="ce8">
            <text:p>582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539" table:number-columns-spanned="1" table:number-rows-spanned="2" table:style-name="ce8">
            <text:p>539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office:value-type="float" office:value="2375" table:number-columns-spanned="1" table:number-rows-spanned="2" table:style-name="ce9">
            <text:p>2,375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87" table:number-columns-spanned="1" table:number-rows-spanned="2" table:style-name="ce9">
            <text:p>9,0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2587" table:number-columns-spanned="1" table:number-rows-spanned="2" table:style-name="ce9">
            <text:p>2,587</text:p>
          </table:table-cell>
          <table:table-cell office:value-type="float" office:value="445" table:number-columns-spanned="1" table:number-rows-spanned="2" table:style-name="ce8">
            <text:p>445</text:p>
          </table:table-cell>
          <table:table-cell office:value-type="float" office:value="3032" table:number-columns-spanned="1" table:number-rows-spanned="2" table:style-name="ce9">
            <text:p>3,032</text:p>
          </table:table-cell>
          <table:table-cell office:value-type="float" office:value="1052" table:number-columns-spanned="1" table:number-rows-spanned="2" table:style-name="ce9">
            <text:p>1,052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632" table:number-columns-spanned="1" table:number-rows-spanned="2" table:style-name="ce8">
            <text:p>632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32" table:number-columns-spanned="1" table:number-rows-spanned="2" table:style-name="ce9">
            <text:p>3,0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395" table:number-columns-spanned="1" table:number-rows-spanned="2" table:style-name="ce8">
            <text:p>395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564" table:number-columns-spanned="1" table:number-rows-spanned="2" table:style-name="ce8">
            <text:p>564</text:p>
          </table:table-cell>
          <table:table-cell office:value-type="float" office:value="262" table:number-columns-spanned="1" table:number-rows-spanned="2" table:style-name="ce8">
            <text:p>262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4" table:number-columns-spanned="1" table:number-rows-spanned="2" table:style-name="ce8">
            <text:p>5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342" table:number-columns-spanned="1" table:number-rows-spanned="2" table:style-name="ce8">
            <text:p>342</text:p>
          </table:table-cell>
          <table:table-cell office:value-type="float" office:value="5650" table:number-columns-spanned="1" table:number-rows-spanned="2" table:style-name="ce9">
            <text:p>5,650</text:p>
          </table:table-cell>
          <table:table-cell office:value-type="float" office:value="5992" table:number-columns-spanned="1" table:number-rows-spanned="2" table:style-name="ce9">
            <text:p>5,992</text:p>
          </table:table-cell>
          <table:table-cell office:value-type="float" office:value="871" table:number-columns-spanned="1" table:number-rows-spanned="2" table:style-name="ce8">
            <text:p>871</text:p>
          </table:table-cell>
          <table:table-cell office:value-type="float" office:value="1295" table:number-columns-spanned="1" table:number-rows-spanned="2" table:style-name="ce9">
            <text:p>1,295</text:p>
          </table:table-cell>
          <table:table-cell office:value-type="float" office:value="2058" table:number-columns-spanned="1" table:number-rows-spanned="2" table:style-name="ce9">
            <text:p>2,058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264" table:number-columns-spanned="1" table:number-rows-spanned="2" table:style-name="ce9">
            <text:p>1,2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92" table:number-columns-spanned="1" table:number-rows-spanned="2" table:style-name="ce9">
            <text:p>5,99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4223" table:number-columns-spanned="1" table:number-rows-spanned="2" table:style-name="ce9">
            <text:p>4,223</text:p>
          </table:table-cell>
          <table:table-cell office:value-type="float" office:value="4607" table:number-columns-spanned="1" table:number-rows-spanned="2" table:style-name="ce9">
            <text:p>4,607</text:p>
          </table:table-cell>
          <table:table-cell office:value-type="float" office:value="349" table:number-columns-spanned="1" table:number-rows-spanned="2" table:style-name="ce8">
            <text:p>349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941" table:number-columns-spanned="1" table:number-rows-spanned="2" table:style-name="ce9">
            <text:p>2,94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144" table:number-columns-spanned="1" table:number-rows-spanned="2" table:style-name="ce9">
            <text:p>1,144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607" table:number-columns-spanned="1" table:number-rows-spanned="2" table:style-name="ce9">
            <text:p>4,6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華酒店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IHU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2165" table:number-columns-spanned="1" table:number-rows-spanned="2" table:style-name="ce9">
            <text:p>2,1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65" table:number-columns-spanned="1" table:number-rows-spanned="2" table:style-name="ce9">
            <text:p>2,165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1077" table:number-columns-spanned="1" table:number-rows-spanned="2" table:style-name="ce9">
            <text:p>1,077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65" table:number-columns-spanned="1" table:number-rows-spanned="2" table:style-name="ce9">
            <text:p>2,1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777" table:number-columns-spanned="1" table:number-rows-spanned="2" table:style-name="ce8">
            <text:p>777</text:p>
          </table:table-cell>
          <table:table-cell office:value-type="float" office:value="3987" table:number-columns-spanned="1" table:number-rows-spanned="2" table:style-name="ce9">
            <text:p>3,987</text:p>
          </table:table-cell>
          <table:table-cell office:value-type="float" office:value="4764" table:number-columns-spanned="1" table:number-rows-spanned="2" table:style-name="ce9">
            <text:p>4,764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550" table:number-columns-spanned="1" table:number-rows-spanned="2" table:style-name="ce8">
            <text:p>550</text:p>
          </table:table-cell>
          <table:table-cell office:value-type="float" office:value="3444" table:number-columns-spanned="1" table:number-rows-spanned="2" table:style-name="ce9">
            <text:p>3,444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4764" table:number-columns-spanned="1" table:number-rows-spanned="2" table:style-name="ce9">
            <text:p>4,7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0926" table:number-columns-spanned="1" table:number-rows-spanned="2" table:style-name="ce9">
            <text:p>10,926</text:p>
          </table:table-cell>
          <table:table-cell office:value-type="float" office:value="1086" table:number-columns-spanned="1" table:number-rows-spanned="2" table:style-name="ce9">
            <text:p>1,086</text:p>
          </table:table-cell>
          <table:table-cell office:value-type="float" office:value="12012" table:number-columns-spanned="1" table:number-rows-spanned="2" table:style-name="ce9">
            <text:p>12,012</text:p>
          </table:table-cell>
          <table:table-cell office:value-type="float" office:value="541" table:number-columns-spanned="1" table:number-rows-spanned="2" table:style-name="ce8">
            <text:p>541</text:p>
          </table:table-cell>
          <table:table-cell office:value-type="float" office:value="735" table:number-columns-spanned="1" table:number-rows-spanned="2" table:style-name="ce8">
            <text:p>735</text:p>
          </table:table-cell>
          <table:table-cell office:value-type="float" office:value="6760" table:number-columns-spanned="1" table:number-rows-spanned="2" table:style-name="ce9">
            <text:p>6,760</text:p>
          </table:table-cell>
          <table:table-cell office:value-type="float" office:value="1238" table:number-columns-spanned="1" table:number-rows-spanned="2" table:style-name="ce9">
            <text:p>1,238</text:p>
          </table:table-cell>
          <table:table-cell office:value-type="float" office:value="1086" table:number-columns-spanned="1" table:number-rows-spanned="2" table:style-name="ce9">
            <text:p>1,086</text:p>
          </table:table-cell>
          <table:table-cell office:value-type="float" office:value="377" table:number-columns-spanned="1" table:number-rows-spanned="2" table:style-name="ce8">
            <text:p>377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367" table:number-columns-spanned="1" table:number-rows-spanned="2" table:style-name="ce8">
            <text:p>367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012" table:number-columns-spanned="1" table:number-rows-spanned="2" table:style-name="ce9">
            <text:p>12,0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948" table:number-columns-spanned="1" table:number-rows-spanned="2" table:style-name="ce9">
            <text:p>1,948</text:p>
          </table:table-cell>
          <table:table-cell office:value-type="float" office:value="1781" table:number-columns-spanned="1" table:number-rows-spanned="2" table:style-name="ce9">
            <text:p>1,781</text:p>
          </table:table-cell>
          <table:table-cell office:value-type="float" office:value="3729" table:number-columns-spanned="1" table:number-rows-spanned="2" table:style-name="ce9">
            <text:p>3,729</text:p>
          </table:table-cell>
          <table:table-cell office:value-type="float" office:value="700" table:number-columns-spanned="1" table:number-rows-spanned="2" table:style-name="ce8">
            <text:p>700</text:p>
          </table:table-cell>
          <table:table-cell office:value-type="float" office:value="1216" table:number-columns-spanned="1" table:number-rows-spanned="2" table:style-name="ce9">
            <text:p>1,216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546" table:number-columns-spanned="1" table:number-rows-spanned="2" table:style-name="ce8">
            <text:p>546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29" table:number-columns-spanned="1" table:number-rows-spanned="2" table:style-name="ce9">
            <text:p>3,7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3957" table:number-columns-spanned="1" table:number-rows-spanned="2" table:style-name="ce9">
            <text:p>3,957</text:p>
          </table:table-cell>
          <table:table-cell office:value-type="float" office:value="4180" table:number-columns-spanned="1" table:number-rows-spanned="2" table:style-name="ce9">
            <text:p>4,180</text:p>
          </table:table-cell>
          <table:table-cell office:value-type="float" office:value="430" table:number-columns-spanned="1" table:number-rows-spanned="2" table:style-name="ce8">
            <text:p>430</text:p>
          </table:table-cell>
          <table:table-cell office:value-type="float" office:value="2094" table:number-columns-spanned="1" table:number-rows-spanned="2" table:style-name="ce9">
            <text:p>2,094</text:p>
          </table:table-cell>
          <table:table-cell office:value-type="float" office:value="1106" table:number-columns-spanned="1" table:number-rows-spanned="2" table:style-name="ce9">
            <text:p>1,106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80" table:number-columns-spanned="1" table:number-rows-spanned="2" table:style-name="ce9">
            <text:p>4,1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9790" table:number-columns-spanned="1" table:number-rows-spanned="2" table:style-name="ce9">
            <text:p>9,790</text:p>
          </table:table-cell>
          <table:table-cell office:value-type="float" office:value="1371" table:number-columns-spanned="1" table:number-rows-spanned="2" table:style-name="ce9">
            <text:p>1,371</text:p>
          </table:table-cell>
          <table:table-cell office:value-type="float" office:value="11161" table:number-columns-spanned="1" table:number-rows-spanned="2" table:style-name="ce9">
            <text:p>11,161</text:p>
          </table:table-cell>
          <table:table-cell office:value-type="float" office:value="1249" table:number-columns-spanned="1" table:number-rows-spanned="2" table:style-name="ce9">
            <text:p>1,249</text:p>
          </table:table-cell>
          <table:table-cell office:value-type="float" office:value="1046" table:number-columns-spanned="1" table:number-rows-spanned="2" table:style-name="ce9">
            <text:p>1,046</text:p>
          </table:table-cell>
          <table:table-cell office:value-type="float" office:value="3544" table:number-columns-spanned="1" table:number-rows-spanned="2" table:style-name="ce9">
            <text:p>3,544</text:p>
          </table:table-cell>
          <table:table-cell office:value-type="float" office:value="1215" table:number-columns-spanned="1" table:number-rows-spanned="2" table:style-name="ce9">
            <text:p>1,215</text:p>
          </table:table-cell>
          <table:table-cell office:value-type="float" office:value="1786" table:number-columns-spanned="1" table:number-rows-spanned="2" table:style-name="ce9">
            <text:p>1,786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409" table:number-columns-spanned="1" table:number-rows-spanned="2" table:style-name="ce8">
            <text:p>409</text:p>
          </table:table-cell>
          <table:table-cell office:value-type="float" office:value="573" table:number-columns-spanned="1" table:number-rows-spanned="2" table:style-name="ce8">
            <text:p>573</text:p>
          </table:table-cell>
          <table:table-cell office:value-type="float" office:value="684" table:number-columns-spanned="1" table:number-rows-spanned="2" table:style-name="ce8">
            <text:p>684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161" table:number-columns-spanned="1" table:number-rows-spanned="2" table:style-name="ce9">
            <text:p>11,1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8230" table:number-columns-spanned="1" table:number-rows-spanned="2" table:style-name="ce9">
            <text:p>8,230</text:p>
          </table:table-cell>
          <table:table-cell office:value-type="float" office:value="2196" table:number-columns-spanned="1" table:number-rows-spanned="2" table:style-name="ce9">
            <text:p>2,196</text:p>
          </table:table-cell>
          <table:table-cell office:value-type="float" office:value="10426" table:number-columns-spanned="1" table:number-rows-spanned="2" table:style-name="ce9">
            <text:p>10,426</text:p>
          </table:table-cell>
          <table:table-cell office:value-type="float" office:value="677" table:number-columns-spanned="1" table:number-rows-spanned="2" table:style-name="ce8">
            <text:p>677</text:p>
          </table:table-cell>
          <table:table-cell office:value-type="float" office:value="3564" table:number-columns-spanned="1" table:number-rows-spanned="2" table:style-name="ce9">
            <text:p>3,564</text:p>
          </table:table-cell>
          <table:table-cell office:value-type="float" office:value="3005" table:number-columns-spanned="1" table:number-rows-spanned="2" table:style-name="ce9">
            <text:p>3,005</text:p>
          </table:table-cell>
          <table:table-cell office:value-type="float" office:value="1068" table:number-columns-spanned="1" table:number-rows-spanned="2" table:style-name="ce9">
            <text:p>1,068</text:p>
          </table:table-cell>
          <table:table-cell office:value-type="float" office:value="677" table:number-columns-spanned="1" table:number-rows-spanned="2" table:style-name="ce8">
            <text:p>677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543" table:number-columns-spanned="1" table:number-rows-spanned="2" table:style-name="ce8">
            <text:p>543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26" table:number-columns-spanned="1" table:number-rows-spanned="2" table:style-name="ce9">
            <text:p>10,4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1741" table:number-columns-spanned="1" table:number-rows-spanned="2" table:style-name="ce9">
            <text:p>1,741</text:p>
          </table:table-cell>
          <table:table-cell office:value-type="float" office:value="433" table:number-columns-spanned="1" table:number-rows-spanned="2" table:style-name="ce8">
            <text:p>433</text:p>
          </table:table-cell>
          <table:table-cell office:value-type="float" office:value="2174" table:number-columns-spanned="1" table:number-rows-spanned="2" table:style-name="ce9">
            <text:p>2,174</text:p>
          </table:table-cell>
          <table:table-cell office:value-type="float" office:value="1284" table:number-columns-spanned="1" table:number-rows-spanned="2" table:style-name="ce9">
            <text:p>1,284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74" table:number-columns-spanned="1" table:number-rows-spanned="2" table:style-name="ce9">
            <text:p>2,17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1960" table:number-columns-spanned="1" table:number-rows-spanned="2" table:style-name="ce9">
            <text:p>1,960</text:p>
          </table:table-cell>
          <table:table-cell office:value-type="float" office:value="544" table:number-columns-spanned="1" table:number-rows-spanned="2" table:style-name="ce8">
            <text:p>544</text:p>
          </table:table-cell>
          <table:table-cell office:value-type="float" office:value="2504" table:number-columns-spanned="1" table:number-rows-spanned="2" table:style-name="ce9">
            <text:p>2,504</text:p>
          </table:table-cell>
          <table:table-cell office:value-type="float" office:value="1095" table:number-columns-spanned="1" table:number-rows-spanned="2" table:style-name="ce9">
            <text:p>1,095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548" table:number-columns-spanned="1" table:number-rows-spanned="2" table:style-name="ce8">
            <text:p>54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04" table:number-columns-spanned="1" table:number-rows-spanned="2" table:style-name="ce9">
            <text:p>2,5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4711" table:number-columns-spanned="1" table:number-rows-spanned="2" table:style-name="ce9">
            <text:p>4,711</text:p>
          </table:table-cell>
          <table:table-cell office:value-type="float" office:value="841" table:number-columns-spanned="1" table:number-rows-spanned="2" table:style-name="ce8">
            <text:p>841</text:p>
          </table:table-cell>
          <table:table-cell office:value-type="float" office:value="5552" table:number-columns-spanned="1" table:number-rows-spanned="2" table:style-name="ce9">
            <text:p>5,552</text:p>
          </table:table-cell>
          <table:table-cell office:value-type="float" office:value="666" table:number-columns-spanned="1" table:number-rows-spanned="2" table:style-name="ce8">
            <text:p>666</text:p>
          </table:table-cell>
          <table:table-cell office:value-type="float" office:value="1118" table:number-columns-spanned="1" table:number-rows-spanned="2" table:style-name="ce9">
            <text:p>1,118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1123" table:number-columns-spanned="1" table:number-rows-spanned="2" table:style-name="ce9">
            <text:p>1,123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782" table:number-columns-spanned="1" table:number-rows-spanned="2" table:style-name="ce8">
            <text:p>782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344" table:number-columns-spanned="1" table:number-rows-spanned="2" table:style-name="ce8">
            <text:p>3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52" table:number-columns-spanned="1" table:number-rows-spanned="2" table:style-name="ce9">
            <text:p>5,55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1433" table:number-columns-spanned="1" table:number-rows-spanned="2" table:style-name="ce9">
            <text:p>1,433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499" table:number-columns-spanned="1" table:number-rows-spanned="2" table:style-name="ce9">
            <text:p>1,499</text:p>
          </table:table-cell>
          <table:table-cell office:value-type="float" office:value="821" table:number-columns-spanned="1" table:number-rows-spanned="2" table:style-name="ce8">
            <text:p>821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99" table:number-columns-spanned="1" table:number-rows-spanned="2" table:style-name="ce9">
            <text:p>1,4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622" table:number-columns-spanned="1" table:number-rows-spanned="2" table:style-name="ce8">
            <text:p>622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786" table:number-columns-spanned="1" table:number-rows-spanned="2" table:style-name="ce8">
            <text:p>786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6" table:number-columns-spanned="1" table:number-rows-spanned="2" table:style-name="ce8">
            <text:p>7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2878" table:number-columns-spanned="1" table:number-rows-spanned="2" table:style-name="ce9">
            <text:p>2,878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office:value-type="float" office:value="3105" table:number-columns-spanned="1" table:number-rows-spanned="2" table:style-name="ce9">
            <text:p>3,105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518" table:number-columns-spanned="1" table:number-rows-spanned="2" table:style-name="ce8">
            <text:p>518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664" table:number-columns-spanned="1" table:number-rows-spanned="2" table:style-name="ce8">
            <text:p>664</text:p>
          </table:table-cell>
          <table:table-cell office:value-type="float" office:value="308" table:number-columns-spanned="1" table:number-rows-spanned="2" table:style-name="ce8">
            <text:p>308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05" table:number-columns-spanned="1" table:number-rows-spanned="2" table:style-name="ce9">
            <text:p>3,1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61987" table:number-columns-spanned="1" table:number-rows-spanned="2" table:style-name="ce9">
            <text:p>261,987</text:p>
          </table:table-cell>
          <table:table-cell office:value-type="float" office:value="99490" table:number-columns-spanned="1" table:number-rows-spanned="2" table:style-name="ce9">
            <text:p>99,490</text:p>
          </table:table-cell>
          <table:table-cell office:value-type="float" office:value="361477" table:number-columns-spanned="1" table:number-rows-spanned="2" table:style-name="ce9">
            <text:p>361,477</text:p>
          </table:table-cell>
          <table:table-cell office:value-type="float" office:value="54280" table:number-columns-spanned="1" table:number-rows-spanned="2" table:style-name="ce9">
            <text:p>54,280</text:p>
          </table:table-cell>
          <table:table-cell office:value-type="float" office:value="53797" table:number-columns-spanned="1" table:number-rows-spanned="2" table:style-name="ce9">
            <text:p>53,797</text:p>
          </table:table-cell>
          <table:table-cell office:value-type="float" office:value="113890" table:number-columns-spanned="1" table:number-rows-spanned="2" table:style-name="ce9">
            <text:p>113,890</text:p>
          </table:table-cell>
          <table:table-cell office:value-type="float" office:value="20130" table:number-columns-spanned="1" table:number-rows-spanned="2" table:style-name="ce9">
            <text:p>20,130</text:p>
          </table:table-cell>
          <table:table-cell office:value-type="float" office:value="24356" table:number-columns-spanned="1" table:number-rows-spanned="2" table:style-name="ce9">
            <text:p>24,356</text:p>
          </table:table-cell>
          <table:table-cell office:value-type="float" office:value="10556" table:number-columns-spanned="1" table:number-rows-spanned="2" table:style-name="ce9">
            <text:p>10,556</text:p>
          </table:table-cell>
          <table:table-cell office:value-type="float" office:value="3753" table:number-columns-spanned="1" table:number-rows-spanned="2" table:style-name="ce9">
            <text:p>3,753</text:p>
          </table:table-cell>
          <table:table-cell office:value-type="float" office:value="13467" table:number-columns-spanned="1" table:number-rows-spanned="2" table:style-name="ce9">
            <text:p>13,467</text:p>
          </table:table-cell>
          <table:table-cell office:value-type="float" office:value="41011" table:number-columns-spanned="1" table:number-rows-spanned="2" table:style-name="ce9">
            <text:p>41,011</text:p>
          </table:table-cell>
          <table:table-cell office:value-type="float" office:value="16359" table:number-columns-spanned="1" table:number-rows-spanned="2" table:style-name="ce9">
            <text:p>16,359</text:p>
          </table:table-cell>
          <table:table-cell office:value-type="float" office:value="3610" table:number-columns-spanned="1" table:number-rows-spanned="2" table:style-name="ce9">
            <text:p>3,610</text:p>
          </table:table-cell>
          <table:table-cell office:value-type="float" office:value="5968" table:number-columns-spanned="1" table:number-rows-spanned="2" table:style-name="ce9">
            <text:p>5,968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office:value-type="float" office:value="361477" table:number-columns-spanned="1" table:number-rows-spanned="2" table:style-name="ce9">
            <text:p>361,477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22T00:00:00" table:style-name="ce4">
            <text:p>2018/11/22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9月至2018年9月(Data for 2018/9～2018/9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1526" table:number-columns-spanned="1" table:number-rows-spanned="2" table:style-name="ce9">
            <text:p>1,526</text:p>
          </table:table-cell>
          <table:table-cell office:value-type="float" office:value="3188" table:number-columns-spanned="1" table:number-rows-spanned="2" table:style-name="ce9">
            <text:p>3,188</text:p>
          </table:table-cell>
          <table:table-cell office:value-type="float" office:value="4714" table:number-columns-spanned="1" table:number-rows-spanned="2" table:style-name="ce9">
            <text:p>4,714</text:p>
          </table:table-cell>
          <table:table-cell office:value-type="float" office:value="3773" table:number-columns-spanned="1" table:number-rows-spanned="2" table:style-name="ce9">
            <text:p>3,773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14" table:number-columns-spanned="1" table:number-rows-spanned="2" table:style-name="ce9">
            <text:p>4,7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901" table:number-columns-spanned="1" table:number-rows-spanned="2" table:style-name="ce8">
            <text:p>901</text:p>
          </table:table-cell>
          <table:table-cell office:value-type="float" office:value="4356" table:number-columns-spanned="1" table:number-rows-spanned="2" table:style-name="ce9">
            <text:p>4,356</text:p>
          </table:table-cell>
          <table:table-cell office:value-type="float" office:value="5257" table:number-columns-spanned="1" table:number-rows-spanned="2" table:style-name="ce9">
            <text:p>5,257</text:p>
          </table:table-cell>
          <table:table-cell office:value-type="float" office:value="3402" table:number-columns-spanned="1" table:number-rows-spanned="2" table:style-name="ce9">
            <text:p>3,402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637" table:number-columns-spanned="1" table:number-rows-spanned="2" table:style-name="ce8">
            <text:p>637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79" table:number-columns-spanned="1" table:number-rows-spanned="2" table:style-name="ce8">
            <text:p>479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57" table:number-columns-spanned="1" table:number-rows-spanned="2" table:style-name="ce9">
            <text:p>5,2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7644" table:number-columns-spanned="1" table:number-rows-spanned="2" table:style-name="ce9">
            <text:p>7,644</text:p>
          </table:table-cell>
          <table:table-cell office:value-type="float" office:value="7563" table:number-columns-spanned="1" table:number-rows-spanned="2" table:style-name="ce9">
            <text:p>7,563</text:p>
          </table:table-cell>
          <table:table-cell office:value-type="float" office:value="15207" table:number-columns-spanned="1" table:number-rows-spanned="2" table:style-name="ce9">
            <text:p>15,207</text:p>
          </table:table-cell>
          <table:table-cell office:value-type="float" office:value="8043" table:number-columns-spanned="1" table:number-rows-spanned="2" table:style-name="ce9">
            <text:p>8,043</text:p>
          </table:table-cell>
          <table:table-cell office:value-type="float" office:value="2354" table:number-columns-spanned="1" table:number-rows-spanned="2" table:style-name="ce9">
            <text:p>2,354</text:p>
          </table:table-cell>
          <table:table-cell office:value-type="float" office:value="2236" table:number-columns-spanned="1" table:number-rows-spanned="2" table:style-name="ce9">
            <text:p>2,236</text:p>
          </table:table-cell>
          <table:table-cell office:value-type="float" office:value="383" table:number-columns-spanned="1" table:number-rows-spanned="2" table:style-name="ce8">
            <text:p>383</text:p>
          </table:table-cell>
          <table:table-cell office:value-type="float" office:value="979" table:number-columns-spanned="1" table:number-rows-spanned="2" table:style-name="ce8">
            <text:p>979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349" table:number-columns-spanned="1" table:number-rows-spanned="2" table:style-name="ce8">
            <text:p>349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207" table:number-columns-spanned="1" table:number-rows-spanned="2" table:style-name="ce9">
            <text:p>15,2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11794" table:number-columns-spanned="1" table:number-rows-spanned="2" table:style-name="ce9">
            <text:p>11,794</text:p>
          </table:table-cell>
          <table:table-cell office:value-type="float" office:value="2974" table:number-columns-spanned="1" table:number-rows-spanned="2" table:style-name="ce9">
            <text:p>2,974</text:p>
          </table:table-cell>
          <table:table-cell office:value-type="float" office:value="14768" table:number-columns-spanned="1" table:number-rows-spanned="2" table:style-name="ce9">
            <text:p>14,768</text:p>
          </table:table-cell>
          <table:table-cell office:value-type="float" office:value="6199" table:number-columns-spanned="1" table:number-rows-spanned="2" table:style-name="ce9">
            <text:p>6,199</text:p>
          </table:table-cell>
          <table:table-cell office:value-type="float" office:value="1967" table:number-columns-spanned="1" table:number-rows-spanned="2" table:style-name="ce9">
            <text:p>1,967</text:p>
          </table:table-cell>
          <table:table-cell office:value-type="float" office:value="1587" table:number-columns-spanned="1" table:number-rows-spanned="2" table:style-name="ce9">
            <text:p>1,58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8" table:number-columns-spanned="1" table:number-rows-spanned="2" table:style-name="ce8">
            <text:p>448</text:p>
          </table:table-cell>
          <table:table-cell office:value-type="float" office:value="1605" table:number-columns-spanned="1" table:number-rows-spanned="2" table:style-name="ce9">
            <text:p>1,605</text:p>
          </table:table-cell>
          <table:table-cell office:value-type="float" office:value="820" table:number-columns-spanned="1" table:number-rows-spanned="2" table:style-name="ce8">
            <text:p>820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1121" table:number-columns-spanned="1" table:number-rows-spanned="2" table:style-name="ce9">
            <text:p>1,121</text:p>
          </table:table-cell>
          <table:table-cell office:value-type="float" office:value="673" table:number-columns-spanned="1" table:number-rows-spanned="2" table:style-name="ce8">
            <text:p>673</text:p>
          </table:table-cell>
          <table:table-cell office:value-type="float" office:value="14768" table:number-columns-spanned="1" table:number-rows-spanned="2" table:style-name="ce9">
            <text:p>14,7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7615" table:number-columns-spanned="1" table:number-rows-spanned="2" table:style-name="ce9">
            <text:p>7,615</text:p>
          </table:table-cell>
          <table:table-cell office:value-type="float" office:value="2975" table:number-columns-spanned="1" table:number-rows-spanned="2" table:style-name="ce9">
            <text:p>2,975</text:p>
          </table:table-cell>
          <table:table-cell office:value-type="float" office:value="10590" table:number-columns-spanned="1" table:number-rows-spanned="2" table:style-name="ce9">
            <text:p>10,590</text:p>
          </table:table-cell>
          <table:table-cell office:value-type="float" office:value="4539" table:number-columns-spanned="1" table:number-rows-spanned="2" table:style-name="ce9">
            <text:p>4,539</text:p>
          </table:table-cell>
          <table:table-cell office:value-type="float" office:value="1680" table:number-columns-spanned="1" table:number-rows-spanned="2" table:style-name="ce9">
            <text:p>1,680</text:p>
          </table:table-cell>
          <table:table-cell office:value-type="float" office:value="2562" table:number-columns-spanned="1" table:number-rows-spanned="2" table:style-name="ce9">
            <text:p>2,562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391" table:number-columns-spanned="1" table:number-rows-spanned="2" table:style-name="ce8">
            <text:p>39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590" table:number-columns-spanned="1" table:number-rows-spanned="2" table:style-name="ce9">
            <text:p>10,5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9145" table:number-columns-spanned="1" table:number-rows-spanned="2" table:style-name="ce9">
            <text:p>9,145</text:p>
          </table:table-cell>
          <table:table-cell office:value-type="float" office:value="5905" table:number-columns-spanned="1" table:number-rows-spanned="2" table:style-name="ce9">
            <text:p>5,905</text:p>
          </table:table-cell>
          <table:table-cell office:value-type="float" office:value="15050" table:number-columns-spanned="1" table:number-rows-spanned="2" table:style-name="ce9">
            <text:p>15,050</text:p>
          </table:table-cell>
          <table:table-cell office:value-type="float" office:value="8318" table:number-columns-spanned="1" table:number-rows-spanned="2" table:style-name="ce9">
            <text:p>8,318</text:p>
          </table:table-cell>
          <table:table-cell office:value-type="float" office:value="3468" table:number-columns-spanned="1" table:number-rows-spanned="2" table:style-name="ce9">
            <text:p>3,468</text:p>
          </table:table-cell>
          <table:table-cell office:value-type="float" office:value="917" table:number-columns-spanned="1" table:number-rows-spanned="2" table:style-name="ce8">
            <text:p>917</text:p>
          </table:table-cell>
          <table:table-cell office:value-type="float" office:value="605" table:number-columns-spanned="1" table:number-rows-spanned="2" table:style-name="ce8">
            <text:p>605</text:p>
          </table:table-cell>
          <table:table-cell office:value-type="float" office:value="414" table:number-columns-spanned="1" table:number-rows-spanned="2" table:style-name="ce8">
            <text:p>414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363" table:number-columns-spanned="1" table:number-rows-spanned="2" table:style-name="ce8">
            <text:p>363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050" table:number-columns-spanned="1" table:number-rows-spanned="2" table:style-name="ce9">
            <text:p>15,0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4893" table:number-columns-spanned="1" table:number-rows-spanned="2" table:style-name="ce9">
            <text:p>4,893</text:p>
          </table:table-cell>
          <table:table-cell office:value-type="float" office:value="7744" table:number-columns-spanned="1" table:number-rows-spanned="2" table:style-name="ce9">
            <text:p>7,744</text:p>
          </table:table-cell>
          <table:table-cell office:value-type="float" office:value="12637" table:number-columns-spanned="1" table:number-rows-spanned="2" table:style-name="ce9">
            <text:p>12,637</text:p>
          </table:table-cell>
          <table:table-cell office:value-type="float" office:value="7647" table:number-columns-spanned="1" table:number-rows-spanned="2" table:style-name="ce9">
            <text:p>7,647</text:p>
          </table:table-cell>
          <table:table-cell office:value-type="float" office:value="2934" table:number-columns-spanned="1" table:number-rows-spanned="2" table:style-name="ce9">
            <text:p>2,934</text:p>
          </table:table-cell>
          <table:table-cell office:value-type="float" office:value="1067" table:number-columns-spanned="1" table:number-rows-spanned="2" table:style-name="ce9">
            <text:p>1,067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351" table:number-columns-spanned="1" table:number-rows-spanned="2" table:style-name="ce8">
            <text:p>351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637" table:number-columns-spanned="1" table:number-rows-spanned="2" table:style-name="ce9">
            <text:p>12,6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4631" table:number-columns-spanned="1" table:number-rows-spanned="2" table:style-name="ce9">
            <text:p>4,631</text:p>
          </table:table-cell>
          <table:table-cell office:value-type="float" office:value="1228" table:number-columns-spanned="1" table:number-rows-spanned="2" table:style-name="ce9">
            <text:p>1,228</text:p>
          </table:table-cell>
          <table:table-cell office:value-type="float" office:value="5859" table:number-columns-spanned="1" table:number-rows-spanned="2" table:style-name="ce9">
            <text:p>5,859</text:p>
          </table:table-cell>
          <table:table-cell office:value-type="float" office:value="3205" table:number-columns-spanned="1" table:number-rows-spanned="2" table:style-name="ce9">
            <text:p>3,205</text:p>
          </table:table-cell>
          <table:table-cell office:value-type="float" office:value="849" table:number-columns-spanned="1" table:number-rows-spanned="2" table:style-name="ce8">
            <text:p>849</text:p>
          </table:table-cell>
          <table:table-cell office:value-type="float" office:value="608" table:number-columns-spanned="1" table:number-rows-spanned="2" table:style-name="ce8">
            <text:p>608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859" table:number-columns-spanned="1" table:number-rows-spanned="2" table:style-name="ce9">
            <text:p>5,85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1091" table:number-columns-spanned="1" table:number-rows-spanned="2" table:style-name="ce9">
            <text:p>1,091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198" table:number-columns-spanned="1" table:number-rows-spanned="2" table:style-name="ce9">
            <text:p>1,198</text:p>
          </table:table-cell>
          <table:table-cell office:value-type="float" office:value="673" table:number-columns-spanned="1" table:number-rows-spanned="2" table:style-name="ce8">
            <text:p>673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98" table:number-columns-spanned="1" table:number-rows-spanned="2" table:style-name="ce9">
            <text:p>1,1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925" table:number-columns-spanned="1" table:number-rows-spanned="2" table:style-name="ce9">
            <text:p>2,925</text:p>
          </table:table-cell>
          <table:table-cell office:value-type="float" office:value="5991" table:number-columns-spanned="1" table:number-rows-spanned="2" table:style-name="ce9">
            <text:p>5,991</text:p>
          </table:table-cell>
          <table:table-cell office:value-type="float" office:value="8916" table:number-columns-spanned="1" table:number-rows-spanned="2" table:style-name="ce9">
            <text:p>8,916</text:p>
          </table:table-cell>
          <table:table-cell office:value-type="float" office:value="6280" table:number-columns-spanned="1" table:number-rows-spanned="2" table:style-name="ce9">
            <text:p>6,280</text:p>
          </table:table-cell>
          <table:table-cell office:value-type="float" office:value="1511" table:number-columns-spanned="1" table:number-rows-spanned="2" table:style-name="ce9">
            <text:p>1,511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469" table:number-columns-spanned="1" table:number-rows-spanned="2" table:style-name="ce8">
            <text:p>46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16" table:number-columns-spanned="1" table:number-rows-spanned="2" table:style-name="ce9">
            <text:p>8,9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2165" table:number-columns-spanned="1" table:number-rows-spanned="2" table:style-name="ce9">
            <text:p>52,165</text:p>
          </table:table-cell>
          <table:table-cell office:value-type="float" office:value="42031" table:number-columns-spanned="1" table:number-rows-spanned="2" table:style-name="ce9">
            <text:p>42,031</text:p>
          </table:table-cell>
          <table:table-cell office:value-type="float" office:value="94196" table:number-columns-spanned="1" table:number-rows-spanned="2" table:style-name="ce9">
            <text:p>94,196</text:p>
          </table:table-cell>
          <table:table-cell office:value-type="float" office:value="52079" table:number-columns-spanned="1" table:number-rows-spanned="2" table:style-name="ce9">
            <text:p>52,079</text:p>
          </table:table-cell>
          <table:table-cell office:value-type="float" office:value="15310" table:number-columns-spanned="1" table:number-rows-spanned="2" table:style-name="ce9">
            <text:p>15,310</text:p>
          </table:table-cell>
          <table:table-cell office:value-type="float" office:value="10120" table:number-columns-spanned="1" table:number-rows-spanned="2" table:style-name="ce9">
            <text:p>10,120</text:p>
          </table:table-cell>
          <table:table-cell office:value-type="float" office:value="2113" table:number-columns-spanned="1" table:number-rows-spanned="2" table:style-name="ce9">
            <text:p>2,113</text:p>
          </table:table-cell>
          <table:table-cell office:value-type="float" office:value="2405" table:number-columns-spanned="1" table:number-rows-spanned="2" table:style-name="ce9">
            <text:p>2,405</text:p>
          </table:table-cell>
          <table:table-cell office:value-type="float" office:value="689" table:number-columns-spanned="1" table:number-rows-spanned="2" table:style-name="ce8">
            <text:p>689</text:p>
          </table:table-cell>
          <table:table-cell office:value-type="float" office:value="446" table:number-columns-spanned="1" table:number-rows-spanned="2" table:style-name="ce8">
            <text:p>446</text:p>
          </table:table-cell>
          <table:table-cell office:value-type="float" office:value="3033" table:number-columns-spanned="1" table:number-rows-spanned="2" table:style-name="ce9">
            <text:p>3,033</text:p>
          </table:table-cell>
          <table:table-cell office:value-type="float" office:value="2407" table:number-columns-spanned="1" table:number-rows-spanned="2" table:style-name="ce9">
            <text:p>2,407</text:p>
          </table:table-cell>
          <table:table-cell office:value-type="float" office:value="2166" table:number-columns-spanned="1" table:number-rows-spanned="2" table:style-name="ce9">
            <text:p>2,166</text:p>
          </table:table-cell>
          <table:table-cell office:value-type="float" office:value="713" table:number-columns-spanned="1" table:number-rows-spanned="2" table:style-name="ce8">
            <text:p>713</text:p>
          </table:table-cell>
          <table:table-cell office:value-type="float" office:value="2042" table:number-columns-spanned="1" table:number-rows-spanned="2" table:style-name="ce9">
            <text:p>2,042</text:p>
          </table:table-cell>
          <table:table-cell office:value-type="float" office:value="673" table:number-columns-spanned="1" table:number-rows-spanned="2" table:style-name="ce8">
            <text:p>673</text:p>
          </table:table-cell>
          <table:table-cell office:value-type="float" office:value="94196" table:number-columns-spanned="1" table:number-rows-spanned="2" table:style-name="ce9">
            <text:p>94,196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22T00:00:00" table:style-name="ce4">
            <text:p>2018/11/22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9月至2018年9月(Data for 2018/9～2018/9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3372" table:number-columns-spanned="1" table:number-rows-spanned="2" table:style-name="ce9">
            <text:p>3,372</text:p>
          </table:table-cell>
          <table:table-cell office:value-type="float" office:value="946" table:number-columns-spanned="1" table:number-rows-spanned="2" table:style-name="ce8">
            <text:p>946</text:p>
          </table:table-cell>
          <table:table-cell office:value-type="float" office:value="4318" table:number-columns-spanned="1" table:number-rows-spanned="2" table:style-name="ce9">
            <text:p>4,318</text:p>
          </table:table-cell>
          <table:table-cell office:value-type="float" office:value="2732" table:number-columns-spanned="1" table:number-rows-spanned="2" table:style-name="ce9">
            <text:p>2,732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579" table:number-columns-spanned="1" table:number-rows-spanned="2" table:style-name="ce8">
            <text:p>579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18" table:number-columns-spanned="1" table:number-rows-spanned="2" table:style-name="ce9">
            <text:p>4,3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4994" table:number-columns-spanned="1" table:number-rows-spanned="2" table:style-name="ce9">
            <text:p>4,994</text:p>
          </table:table-cell>
          <table:table-cell office:value-type="float" office:value="1916" table:number-columns-spanned="1" table:number-rows-spanned="2" table:style-name="ce9">
            <text:p>1,916</text:p>
          </table:table-cell>
          <table:table-cell office:value-type="float" office:value="6910" table:number-columns-spanned="1" table:number-rows-spanned="2" table:style-name="ce9">
            <text:p>6,910</text:p>
          </table:table-cell>
          <table:table-cell office:value-type="float" office:value="3548" table:number-columns-spanned="1" table:number-rows-spanned="2" table:style-name="ce9">
            <text:p>3,548</text:p>
          </table:table-cell>
          <table:table-cell office:value-type="float" office:value="639" table:number-columns-spanned="1" table:number-rows-spanned="2" table:style-name="ce8">
            <text:p>639</text:p>
          </table:table-cell>
          <table:table-cell office:value-type="float" office:value="773" table:number-columns-spanned="1" table:number-rows-spanned="2" table:style-name="ce8">
            <text:p>773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office:value-type="float" office:value="376" table:number-columns-spanned="1" table:number-rows-spanned="2" table:style-name="ce8">
            <text:p>376</text:p>
          </table:table-cell>
          <table:table-cell office:value-type="float" office:value="878" table:number-columns-spanned="1" table:number-rows-spanned="2" table:style-name="ce8">
            <text:p>878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910" table:number-columns-spanned="1" table:number-rows-spanned="2" table:style-name="ce9">
            <text:p>6,9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3247" table:number-columns-spanned="1" table:number-rows-spanned="2" table:style-name="ce9">
            <text:p>3,247</text:p>
          </table:table-cell>
          <table:table-cell office:value-type="float" office:value="1012" table:number-columns-spanned="1" table:number-rows-spanned="2" table:style-name="ce9">
            <text:p>1,012</text:p>
          </table:table-cell>
          <table:table-cell office:value-type="float" office:value="4259" table:number-columns-spanned="1" table:number-rows-spanned="2" table:style-name="ce9">
            <text:p>4,259</text:p>
          </table:table-cell>
          <table:table-cell office:value-type="float" office:value="2009" table:number-columns-spanned="1" table:number-rows-spanned="2" table:style-name="ce9">
            <text:p>2,009</text:p>
          </table:table-cell>
          <table:table-cell office:value-type="float" office:value="549" table:number-columns-spanned="1" table:number-rows-spanned="2" table:style-name="ce8">
            <text:p>549</text:p>
          </table:table-cell>
          <table:table-cell office:value-type="float" office:value="718" table:number-columns-spanned="1" table:number-rows-spanned="2" table:style-name="ce8">
            <text:p>718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59" table:number-columns-spanned="1" table:number-rows-spanned="2" table:style-name="ce9">
            <text:p>4,25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4856" table:number-columns-spanned="1" table:number-rows-spanned="2" table:style-name="ce9">
            <text:p>4,856</text:p>
          </table:table-cell>
          <table:table-cell office:value-type="float" office:value="3734" table:number-columns-spanned="1" table:number-rows-spanned="2" table:style-name="ce9">
            <text:p>3,734</text:p>
          </table:table-cell>
          <table:table-cell office:value-type="float" office:value="8590" table:number-columns-spanned="1" table:number-rows-spanned="2" table:style-name="ce9">
            <text:p>8,590</text:p>
          </table:table-cell>
          <table:table-cell office:value-type="float" office:value="5010" table:number-columns-spanned="1" table:number-rows-spanned="2" table:style-name="ce9">
            <text:p>5,010</text:p>
          </table:table-cell>
          <table:table-cell office:value-type="float" office:value="1004" table:number-columns-spanned="1" table:number-rows-spanned="2" table:style-name="ce9">
            <text:p>1,004</text:p>
          </table:table-cell>
          <table:table-cell office:value-type="float" office:value="694" table:number-columns-spanned="1" table:number-rows-spanned="2" table:style-name="ce8">
            <text:p>694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office:value-type="float" office:value="452" table:number-columns-spanned="1" table:number-rows-spanned="2" table:style-name="ce8">
            <text:p>452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590" table:number-columns-spanned="1" table:number-rows-spanned="2" table:style-name="ce9">
            <text:p>8,5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4729" table:number-columns-spanned="1" table:number-rows-spanned="2" table:style-name="ce9">
            <text:p>4,729</text:p>
          </table:table-cell>
          <table:table-cell office:value-type="float" office:value="345" table:number-columns-spanned="1" table:number-rows-spanned="2" table:style-name="ce8">
            <text:p>345</text:p>
          </table:table-cell>
          <table:table-cell office:value-type="float" office:value="5074" table:number-columns-spanned="1" table:number-rows-spanned="2" table:style-name="ce9">
            <text:p>5,074</text:p>
          </table:table-cell>
          <table:table-cell office:value-type="float" office:value="2571" table:number-columns-spanned="1" table:number-rows-spanned="2" table:style-name="ce9">
            <text:p>2,571</text:p>
          </table:table-cell>
          <table:table-cell office:value-type="float" office:value="379" table:number-columns-spanned="1" table:number-rows-spanned="2" table:style-name="ce8">
            <text:p>379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480" table:number-columns-spanned="1" table:number-rows-spanned="2" table:style-name="ce8">
            <text:p>480</text:p>
          </table:table-cell>
          <table:table-cell office:value-type="float" office:value="595" table:number-columns-spanned="1" table:number-rows-spanned="2" table:style-name="ce8">
            <text:p>595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74" table:number-columns-spanned="1" table:number-rows-spanned="2" table:style-name="ce9">
            <text:p>5,07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4203" table:number-columns-spanned="1" table:number-rows-spanned="2" table:style-name="ce9">
            <text:p>4,203</text:p>
          </table:table-cell>
          <table:table-cell office:value-type="float" office:value="397" table:number-columns-spanned="1" table:number-rows-spanned="2" table:style-name="ce8">
            <text:p>397</text:p>
          </table:table-cell>
          <table:table-cell office:value-type="float" office:value="4600" table:number-columns-spanned="1" table:number-rows-spanned="2" table:style-name="ce9">
            <text:p>4,600</text:p>
          </table:table-cell>
          <table:table-cell office:value-type="float" office:value="2276" table:number-columns-spanned="1" table:number-rows-spanned="2" table:style-name="ce9">
            <text:p>2,276</text:p>
          </table:table-cell>
          <table:table-cell office:value-type="float" office:value="321" table:number-columns-spanned="1" table:number-rows-spanned="2" table:style-name="ce8">
            <text:p>321</text:p>
          </table:table-cell>
          <table:table-cell office:value-type="float" office:value="779" table:number-columns-spanned="1" table:number-rows-spanned="2" table:style-name="ce8">
            <text:p>779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737" table:number-columns-spanned="1" table:number-rows-spanned="2" table:style-name="ce8">
            <text:p>737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00" table:number-columns-spanned="1" table:number-rows-spanned="2" table:style-name="ce9">
            <text:p>4,60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5401" table:number-columns-spanned="1" table:number-rows-spanned="2" table:style-name="ce9">
            <text:p>25,401</text:p>
          </table:table-cell>
          <table:table-cell office:value-type="float" office:value="8350" table:number-columns-spanned="1" table:number-rows-spanned="2" table:style-name="ce9">
            <text:p>8,350</text:p>
          </table:table-cell>
          <table:table-cell office:value-type="float" office:value="33751" table:number-columns-spanned="1" table:number-rows-spanned="2" table:style-name="ce9">
            <text:p>33,751</text:p>
          </table:table-cell>
          <table:table-cell office:value-type="float" office:value="18146" table:number-columns-spanned="1" table:number-rows-spanned="2" table:style-name="ce9">
            <text:p>18,146</text:p>
          </table:table-cell>
          <table:table-cell office:value-type="float" office:value="3166" table:number-columns-spanned="1" table:number-rows-spanned="2" table:style-name="ce9">
            <text:p>3,166</text:p>
          </table:table-cell>
          <table:table-cell office:value-type="float" office:value="3708" table:number-columns-spanned="1" table:number-rows-spanned="2" table:style-name="ce9">
            <text:p>3,708</text:p>
          </table:table-cell>
          <table:table-cell office:value-type="float" office:value="849" table:number-columns-spanned="1" table:number-rows-spanned="2" table:style-name="ce8">
            <text:p>849</text:p>
          </table:table-cell>
          <table:table-cell office:value-type="float" office:value="587" table:number-columns-spanned="1" table:number-rows-spanned="2" table:style-name="ce8">
            <text:p>587</text:p>
          </table:table-cell>
          <table:table-cell office:value-type="float" office:value="443" table:number-columns-spanned="1" table:number-rows-spanned="2" table:style-name="ce8">
            <text:p>443</text:p>
          </table:table-cell>
          <table:table-cell office:value-type="float" office:value="454" table:number-columns-spanned="1" table:number-rows-spanned="2" table:style-name="ce8">
            <text:p>454</text:p>
          </table:table-cell>
          <table:table-cell office:value-type="float" office:value="984" table:number-columns-spanned="1" table:number-rows-spanned="2" table:style-name="ce8">
            <text:p>984</text:p>
          </table:table-cell>
          <table:table-cell office:value-type="float" office:value="1751" table:number-columns-spanned="1" table:number-rows-spanned="2" table:style-name="ce9">
            <text:p>1,751</text:p>
          </table:table-cell>
          <table:table-cell office:value-type="float" office:value="2971" table:number-columns-spanned="1" table:number-rows-spanned="2" table:style-name="ce9">
            <text:p>2,971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432" table:number-columns-spanned="1" table:number-rows-spanned="2" table:style-name="ce8">
            <text:p>4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751" table:number-columns-spanned="1" table:number-rows-spanned="2" table:style-name="ce9">
            <text:p>33,751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22T00:00:00" table:style-name="ce4">
            <text:p>2018/11/22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9月至2018年9月(Data for 2018/9～2018/9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943" table:number-columns-spanned="1" table:number-rows-spanned="2" table:style-name="ce8">
            <text:p>943</text:p>
          </table:table-cell>
          <table:table-cell office:value-type="float" office:value="1788" table:number-columns-spanned="1" table:number-rows-spanned="2" table:style-name="ce9">
            <text:p>1,788</text:p>
          </table:table-cell>
          <table:table-cell office:value-type="float" office:value="2731" table:number-columns-spanned="1" table:number-rows-spanned="2" table:style-name="ce9">
            <text:p>2,731</text:p>
          </table:table-cell>
          <table:table-cell office:value-type="float" office:value="1954" table:number-columns-spanned="1" table:number-rows-spanned="2" table:style-name="ce9">
            <text:p>1,954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534" table:number-columns-spanned="1" table:number-rows-spanned="2" table:style-name="ce8">
            <text:p>5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731" table:number-columns-spanned="1" table:number-rows-spanned="2" table:style-name="ce9">
            <text:p>2,7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6255" table:number-columns-spanned="1" table:number-rows-spanned="2" table:style-name="ce9">
            <text:p>6,255</text:p>
          </table:table-cell>
          <table:table-cell office:value-type="float" office:value="2695" table:number-columns-spanned="1" table:number-rows-spanned="2" table:style-name="ce9">
            <text:p>2,695</text:p>
          </table:table-cell>
          <table:table-cell office:value-type="float" office:value="8950" table:number-columns-spanned="1" table:number-rows-spanned="2" table:style-name="ce9">
            <text:p>8,950</text:p>
          </table:table-cell>
          <table:table-cell office:value-type="float" office:value="7893" table:number-columns-spanned="1" table:number-rows-spanned="2" table:style-name="ce9">
            <text:p>7,893</text:p>
          </table:table-cell>
          <table:table-cell office:value-type="float" office:value="462" table:number-columns-spanned="1" table:number-rows-spanned="2" table:style-name="ce8">
            <text:p>462</text:p>
          </table:table-cell>
          <table:table-cell office:value-type="float" office:value="320" table:number-columns-spanned="1" table:number-rows-spanned="2" table:style-name="ce8">
            <text:p>32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50" table:number-columns-spanned="1" table:number-rows-spanned="2" table:style-name="ce9">
            <text:p>8,9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5761" table:number-columns-spanned="1" table:number-rows-spanned="2" table:style-name="ce9">
            <text:p>5,761</text:p>
          </table:table-cell>
          <table:table-cell office:value-type="float" office:value="6092" table:number-columns-spanned="1" table:number-rows-spanned="2" table:style-name="ce9">
            <text:p>6,092</text:p>
          </table:table-cell>
          <table:table-cell office:value-type="float" office:value="11853" table:number-columns-spanned="1" table:number-rows-spanned="2" table:style-name="ce9">
            <text:p>11,853</text:p>
          </table:table-cell>
          <table:table-cell office:value-type="float" office:value="8346" table:number-columns-spanned="1" table:number-rows-spanned="2" table:style-name="ce9">
            <text:p>8,346</text:p>
          </table:table-cell>
          <table:table-cell office:value-type="float" office:value="2994" table:number-columns-spanned="1" table:number-rows-spanned="2" table:style-name="ce9">
            <text:p>2,994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1853" table:number-columns-spanned="1" table:number-rows-spanned="2" table:style-name="ce9">
            <text:p>11,85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6834" table:number-columns-spanned="1" table:number-rows-spanned="2" table:style-name="ce9">
            <text:p>6,834</text:p>
          </table:table-cell>
          <table:table-cell office:value-type="float" office:value="2985" table:number-columns-spanned="1" table:number-rows-spanned="2" table:style-name="ce9">
            <text:p>2,985</text:p>
          </table:table-cell>
          <table:table-cell office:value-type="float" office:value="9819" table:number-columns-spanned="1" table:number-rows-spanned="2" table:style-name="ce9">
            <text:p>9,819</text:p>
          </table:table-cell>
          <table:table-cell office:value-type="float" office:value="9144" table:number-columns-spanned="1" table:number-rows-spanned="2" table:style-name="ce9">
            <text:p>9,144</text:p>
          </table:table-cell>
          <table:table-cell office:value-type="float" office:value="545" table:number-columns-spanned="1" table:number-rows-spanned="2" table:style-name="ce8">
            <text:p>54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19" table:number-columns-spanned="1" table:number-rows-spanned="2" table:style-name="ce9">
            <text:p>9,8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9793" table:number-columns-spanned="1" table:number-rows-spanned="2" table:style-name="ce9">
            <text:p>19,793</text:p>
          </table:table-cell>
          <table:table-cell office:value-type="float" office:value="13560" table:number-columns-spanned="1" table:number-rows-spanned="2" table:style-name="ce9">
            <text:p>13,560</text:p>
          </table:table-cell>
          <table:table-cell office:value-type="float" office:value="33353" table:number-columns-spanned="1" table:number-rows-spanned="2" table:style-name="ce9">
            <text:p>33,353</text:p>
          </table:table-cell>
          <table:table-cell office:value-type="float" office:value="27337" table:number-columns-spanned="1" table:number-rows-spanned="2" table:style-name="ce9">
            <text:p>27,337</text:p>
          </table:table-cell>
          <table:table-cell office:value-type="float" office:value="4235" table:number-columns-spanned="1" table:number-rows-spanned="2" table:style-name="ce9">
            <text:p>4,235</text:p>
          </table:table-cell>
          <table:table-cell office:value-type="float" office:value="1077" table:number-columns-spanned="1" table:number-rows-spanned="2" table:style-name="ce9">
            <text:p>1,077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33353" table:number-columns-spanned="1" table:number-rows-spanned="2" table:style-name="ce9">
            <text:p>33,353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22T00:00:00" table:style-name="ce4">
            <text:p>2018/11/22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9月至2018年9月(Data for 2018/9～2018/9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718" table:number-columns-spanned="1" table:number-rows-spanned="2" table:style-name="ce8">
            <text:p>718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757" table:number-columns-spanned="1" table:number-rows-spanned="2" table:style-name="ce8">
            <text:p>757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757" table:number-columns-spanned="1" table:number-rows-spanned="2" table:style-name="ce8">
            <text:p>7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</text:p>
          </table:table-cell>
          <table:table-cell office:value-type="float" office:value="3282" table:number-columns-spanned="1" table:number-rows-spanned="2" table:style-name="ce9">
            <text:p>3,282</text:p>
          </table:table-cell>
          <table:table-cell office:value-type="float" office:value="3063" table:number-columns-spanned="1" table:number-rows-spanned="2" table:style-name="ce9">
            <text:p>3,063</text:p>
          </table:table-cell>
          <table:table-cell office:value-type="float" office:value="6345" table:number-columns-spanned="1" table:number-rows-spanned="2" table:style-name="ce9">
            <text:p>6,345</text:p>
          </table:table-cell>
          <table:table-cell office:value-type="float" office:value="6343" table:number-columns-spanned="1" table:number-rows-spanned="2" table:style-name="ce9">
            <text:p>6,3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45" table:number-columns-spanned="1" table:number-rows-spanned="2" table:style-name="ce9">
            <text:p>6,3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370" table:number-columns-spanned="1" table:number-rows-spanned="2" table:style-name="ce9">
            <text:p>1,370</text:p>
          </table:table-cell>
          <table:table-cell office:value-type="float" office:value="2201" table:number-columns-spanned="1" table:number-rows-spanned="2" table:style-name="ce9">
            <text:p>2,201</text:p>
          </table:table-cell>
          <table:table-cell office:value-type="float" office:value="3571" table:number-columns-spanned="1" table:number-rows-spanned="2" table:style-name="ce9">
            <text:p>3,571</text:p>
          </table:table-cell>
          <table:table-cell office:value-type="float" office:value="2928" table:number-columns-spanned="1" table:number-rows-spanned="2" table:style-name="ce9">
            <text:p>2,928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71" table:number-columns-spanned="1" table:number-rows-spanned="2" table:style-name="ce9">
            <text:p>3,5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7436" table:number-columns-spanned="1" table:number-rows-spanned="2" table:style-name="ce9">
            <text:p>7,436</text:p>
          </table:table-cell>
          <table:table-cell office:value-type="float" office:value="3149" table:number-columns-spanned="1" table:number-rows-spanned="2" table:style-name="ce9">
            <text:p>3,149</text:p>
          </table:table-cell>
          <table:table-cell office:value-type="float" office:value="10585" table:number-columns-spanned="1" table:number-rows-spanned="2" table:style-name="ce9">
            <text:p>10,585</text:p>
          </table:table-cell>
          <table:table-cell office:value-type="float" office:value="9950" table:number-columns-spanned="1" table:number-rows-spanned="2" table:style-name="ce9">
            <text:p>9,950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585" table:number-columns-spanned="1" table:number-rows-spanned="2" table:style-name="ce9">
            <text:p>10,5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2997" table:number-columns-spanned="1" table:number-rows-spanned="2" table:style-name="ce9">
            <text:p>2,997</text:p>
          </table:table-cell>
          <table:table-cell office:value-type="float" office:value="1467" table:number-columns-spanned="1" table:number-rows-spanned="2" table:style-name="ce9">
            <text:p>1,467</text:p>
          </table:table-cell>
          <table:table-cell office:value-type="float" office:value="4464" table:number-columns-spanned="1" table:number-rows-spanned="2" table:style-name="ce9">
            <text:p>4,464</text:p>
          </table:table-cell>
          <table:table-cell office:value-type="float" office:value="3218" table:number-columns-spanned="1" table:number-rows-spanned="2" table:style-name="ce9">
            <text:p>3,218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417" table:number-columns-spanned="1" table:number-rows-spanned="2" table:style-name="ce8">
            <text:p>417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64" table:number-columns-spanned="1" table:number-rows-spanned="2" table:style-name="ce9">
            <text:p>4,4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4572" table:number-columns-spanned="1" table:number-rows-spanned="2" table:style-name="ce9">
            <text:p>4,572</text:p>
          </table:table-cell>
          <table:table-cell office:value-type="float" office:value="6390" table:number-columns-spanned="1" table:number-rows-spanned="2" table:style-name="ce9">
            <text:p>6,390</text:p>
          </table:table-cell>
          <table:table-cell office:value-type="float" office:value="10962" table:number-columns-spanned="1" table:number-rows-spanned="2" table:style-name="ce9">
            <text:p>10,962</text:p>
          </table:table-cell>
          <table:table-cell office:value-type="float" office:value="9626" table:number-columns-spanned="1" table:number-rows-spanned="2" table:style-name="ce9">
            <text:p>9,626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962" table:number-columns-spanned="1" table:number-rows-spanned="2" table:style-name="ce9">
            <text:p>10,9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1521" table:number-columns-spanned="1" table:number-rows-spanned="2" table:style-name="ce9">
            <text:p>1,521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office:value-type="float" office:value="1830" table:number-columns-spanned="1" table:number-rows-spanned="2" table:style-name="ce9">
            <text:p>1,830</text:p>
          </table:table-cell>
          <table:table-cell office:value-type="float" office:value="1705" table:number-columns-spanned="1" table:number-rows-spanned="2" table:style-name="ce9">
            <text:p>1,705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30" table:number-columns-spanned="1" table:number-rows-spanned="2" table:style-name="ce9">
            <text:p>1,8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12523" table:number-columns-spanned="1" table:number-rows-spanned="2" table:style-name="ce9">
            <text:p>12,523</text:p>
          </table:table-cell>
          <table:table-cell office:value-type="float" office:value="6596" table:number-columns-spanned="1" table:number-rows-spanned="2" table:style-name="ce9">
            <text:p>6,596</text:p>
          </table:table-cell>
          <table:table-cell office:value-type="float" office:value="19119" table:number-columns-spanned="1" table:number-rows-spanned="2" table:style-name="ce9">
            <text:p>19,119</text:p>
          </table:table-cell>
          <table:table-cell office:value-type="float" office:value="14681" table:number-columns-spanned="1" table:number-rows-spanned="2" table:style-name="ce9">
            <text:p>14,681</text:p>
          </table:table-cell>
          <table:table-cell office:value-type="float" office:value="2763" table:number-columns-spanned="1" table:number-rows-spanned="2" table:style-name="ce9">
            <text:p>2,763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428" table:number-columns-spanned="1" table:number-rows-spanned="2" table:style-name="ce8">
            <text:p>428</text:p>
          </table:table-cell>
          <table:table-cell office:value-type="float" office:value="398" table:number-columns-spanned="1" table:number-rows-spanned="2" table:style-name="ce8">
            <text:p>398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119" table:number-columns-spanned="1" table:number-rows-spanned="2" table:style-name="ce9">
            <text:p>19,1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9267" table:number-columns-spanned="1" table:number-rows-spanned="2" table:style-name="ce9">
            <text:p>9,267</text:p>
          </table:table-cell>
          <table:table-cell office:value-type="float" office:value="14510" table:number-columns-spanned="1" table:number-rows-spanned="2" table:style-name="ce9">
            <text:p>14,510</text:p>
          </table:table-cell>
          <table:table-cell office:value-type="float" office:value="23777" table:number-columns-spanned="1" table:number-rows-spanned="2" table:style-name="ce9">
            <text:p>23,777</text:p>
          </table:table-cell>
          <table:table-cell office:value-type="float" office:value="20607" table:number-columns-spanned="1" table:number-rows-spanned="2" table:style-name="ce9">
            <text:p>20,607</text:p>
          </table:table-cell>
          <table:table-cell office:value-type="float" office:value="1891" table:number-columns-spanned="1" table:number-rows-spanned="2" table:style-name="ce9">
            <text:p>1,891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407" table:number-columns-spanned="1" table:number-rows-spanned="2" table:style-name="ce8">
            <text:p>407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777" table:number-columns-spanned="1" table:number-rows-spanned="2" table:style-name="ce9">
            <text:p>23,7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620" table:number-columns-spanned="1" table:number-rows-spanned="2" table:style-name="ce8">
            <text:p>620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889" table:number-columns-spanned="1" table:number-rows-spanned="2" table:style-name="ce8">
            <text:p>889</text:p>
          </table:table-cell>
          <table:table-cell office:value-type="float" office:value="863" table:number-columns-spanned="1" table:number-rows-spanned="2" table:style-name="ce8">
            <text:p>86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9" table:number-columns-spanned="1" table:number-rows-spanned="2" table:style-name="ce8">
            <text:p>8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5031" table:number-columns-spanned="1" table:number-rows-spanned="2" table:style-name="ce9">
            <text:p>5,031</text:p>
          </table:table-cell>
          <table:table-cell office:value-type="float" office:value="1776" table:number-columns-spanned="1" table:number-rows-spanned="2" table:style-name="ce9">
            <text:p>1,776</text:p>
          </table:table-cell>
          <table:table-cell office:value-type="float" office:value="6807" table:number-columns-spanned="1" table:number-rows-spanned="2" table:style-name="ce9">
            <text:p>6,807</text:p>
          </table:table-cell>
          <table:table-cell office:value-type="float" office:value="6246" table:number-columns-spanned="1" table:number-rows-spanned="2" table:style-name="ce9">
            <text:p>6,246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07" table:number-columns-spanned="1" table:number-rows-spanned="2" table:style-name="ce9">
            <text:p>6,8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4758" table:number-columns-spanned="1" table:number-rows-spanned="2" table:style-name="ce9">
            <text:p>4,758</text:p>
          </table:table-cell>
          <table:table-cell office:value-type="float" office:value="2958" table:number-columns-spanned="1" table:number-rows-spanned="2" table:style-name="ce9">
            <text:p>2,958</text:p>
          </table:table-cell>
          <table:table-cell office:value-type="float" office:value="7716" table:number-columns-spanned="1" table:number-rows-spanned="2" table:style-name="ce9">
            <text:p>7,716</text:p>
          </table:table-cell>
          <table:table-cell office:value-type="float" office:value="6897" table:number-columns-spanned="1" table:number-rows-spanned="2" table:style-name="ce9">
            <text:p>6,897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367" table:number-columns-spanned="1" table:number-rows-spanned="2" table:style-name="ce8">
            <text:p>36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716" table:number-columns-spanned="1" table:number-rows-spanned="2" table:style-name="ce9">
            <text:p>7,7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914" table:number-columns-spanned="1" table:number-rows-spanned="2" table:style-name="ce9">
            <text:p>1,914</text:p>
          </table:table-cell>
          <table:table-cell office:value-type="float" office:value="2397" table:number-columns-spanned="1" table:number-rows-spanned="2" table:style-name="ce9">
            <text:p>2,397</text:p>
          </table:table-cell>
          <table:table-cell office:value-type="float" office:value="4311" table:number-columns-spanned="1" table:number-rows-spanned="2" table:style-name="ce9">
            <text:p>4,311</text:p>
          </table:table-cell>
          <table:table-cell office:value-type="float" office:value="4258" table:number-columns-spanned="1" table:number-rows-spanned="2" table:style-name="ce9">
            <text:p>4,2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11" table:number-columns-spanned="1" table:number-rows-spanned="2" table:style-name="ce9">
            <text:p>4,3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463" table:number-columns-spanned="1" table:number-rows-spanned="2" table:style-name="ce8">
            <text:p>463</text:p>
          </table:table-cell>
          <table:table-cell office:value-type="float" office:value="2322" table:number-columns-spanned="1" table:number-rows-spanned="2" table:style-name="ce9">
            <text:p>2,322</text:p>
          </table:table-cell>
          <table:table-cell office:value-type="float" office:value="2785" table:number-columns-spanned="1" table:number-rows-spanned="2" table:style-name="ce9">
            <text:p>2,785</text:p>
          </table:table-cell>
          <table:table-cell office:value-type="float" office:value="2775" table:number-columns-spanned="1" table:number-rows-spanned="2" table:style-name="ce9">
            <text:p>2,77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85" table:number-columns-spanned="1" table:number-rows-spanned="2" table:style-name="ce9">
            <text:p>2,7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501" table:number-columns-spanned="1" table:number-rows-spanned="2" table:style-name="ce8">
            <text:p>501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716" table:number-columns-spanned="1" table:number-rows-spanned="2" table:style-name="ce8">
            <text:p>716</text:p>
          </table:table-cell>
          <table:table-cell office:value-type="float" office:value="566" table:number-columns-spanned="1" table:number-rows-spanned="2" table:style-name="ce8">
            <text:p>566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6" table:number-columns-spanned="1" table:number-rows-spanned="2" table:style-name="ce8">
            <text:p>7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803" table:number-columns-spanned="1" table:number-rows-spanned="2" table:style-name="ce8">
            <text:p>803</text:p>
          </table:table-cell>
          <table:table-cell office:value-type="float" office:value="886" table:number-columns-spanned="1" table:number-rows-spanned="2" table:style-name="ce8">
            <text:p>886</text:p>
          </table:table-cell>
          <table:table-cell office:value-type="float" office:value="781" table:number-columns-spanned="1" table:number-rows-spanned="2" table:style-name="ce8">
            <text:p>781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6" table:number-columns-spanned="1" table:number-rows-spanned="2" table:style-name="ce8">
            <text:p>8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2442" table:number-columns-spanned="1" table:number-rows-spanned="2" table:style-name="ce9">
            <text:p>2,442</text:p>
          </table:table-cell>
          <table:table-cell office:value-type="float" office:value="1046" table:number-columns-spanned="1" table:number-rows-spanned="2" table:style-name="ce9">
            <text:p>1,046</text:p>
          </table:table-cell>
          <table:table-cell office:value-type="float" office:value="3488" table:number-columns-spanned="1" table:number-rows-spanned="2" table:style-name="ce9">
            <text:p>3,488</text:p>
          </table:table-cell>
          <table:table-cell office:value-type="float" office:value="2761" table:number-columns-spanned="1" table:number-rows-spanned="2" table:style-name="ce9">
            <text:p>2,761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88" table:number-columns-spanned="1" table:number-rows-spanned="2" table:style-name="ce9">
            <text:p>3,4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1656" table:number-columns-spanned="1" table:number-rows-spanned="2" table:style-name="ce9">
            <text:p>1,656</text:p>
          </table:table-cell>
          <table:table-cell office:value-type="float" office:value="3056" table:number-columns-spanned="1" table:number-rows-spanned="2" table:style-name="ce9">
            <text:p>3,056</text:p>
          </table:table-cell>
          <table:table-cell office:value-type="float" office:value="4712" table:number-columns-spanned="1" table:number-rows-spanned="2" table:style-name="ce9">
            <text:p>4,712</text:p>
          </table:table-cell>
          <table:table-cell office:value-type="float" office:value="1182" table:number-columns-spanned="1" table:number-rows-spanned="2" table:style-name="ce9">
            <text:p>1,18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18" table:number-columns-spanned="1" table:number-rows-spanned="2" table:style-name="ce9">
            <text:p>3,5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12" table:number-columns-spanned="1" table:number-rows-spanned="2" table:style-name="ce9">
            <text:p>4,7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1154" table:number-columns-spanned="1" table:number-rows-spanned="2" table:style-name="ce9">
            <text:p>61,154</text:p>
          </table:table-cell>
          <table:table-cell office:value-type="float" office:value="52566" table:number-columns-spanned="1" table:number-rows-spanned="2" table:style-name="ce9">
            <text:p>52,566</text:p>
          </table:table-cell>
          <table:table-cell office:value-type="float" office:value="113720" table:number-columns-spanned="1" table:number-rows-spanned="2" table:style-name="ce9">
            <text:p>113,720</text:p>
          </table:table-cell>
          <table:table-cell office:value-type="float" office:value="95768" table:number-columns-spanned="1" table:number-rows-spanned="2" table:style-name="ce9">
            <text:p>95,768</text:p>
          </table:table-cell>
          <table:table-cell office:value-type="float" office:value="6059" table:number-columns-spanned="1" table:number-rows-spanned="2" table:style-name="ce9">
            <text:p>6,059</text:p>
          </table:table-cell>
          <table:table-cell office:value-type="float" office:value="1452" table:number-columns-spanned="1" table:number-rows-spanned="2" table:style-name="ce9">
            <text:p>1,452</text:p>
          </table:table-cell>
          <table:table-cell office:value-type="float" office:value="888" table:number-columns-spanned="1" table:number-rows-spanned="2" table:style-name="ce8">
            <text:p>888</text:p>
          </table:table-cell>
          <table:table-cell office:value-type="float" office:value="1680" table:number-columns-spanned="1" table:number-rows-spanned="2" table:style-name="ce9">
            <text:p>1,680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4200" table:number-columns-spanned="1" table:number-rows-spanned="2" table:style-name="ce9">
            <text:p>4,200</text:p>
          </table:table-cell>
          <table:table-cell office:value-type="float" office:value="1295" table:number-columns-spanned="1" table:number-rows-spanned="2" table:style-name="ce9">
            <text:p>1,295</text:p>
          </table:table-cell>
          <table:table-cell office:value-type="float" office:value="1438" table:number-columns-spanned="1" table:number-rows-spanned="2" table:style-name="ce9">
            <text:p>1,438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486" table:number-columns-spanned="1" table:number-rows-spanned="2" table:style-name="ce8">
            <text:p>48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13720" table:number-columns-spanned="1" table:number-rows-spanned="2" table:style-name="ce9">
            <text:p>113,720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22T00:00:00" table:style-name="ce4">
            <text:p>2018/11/22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9月至2018年9月(Data for 2018/9～2018/9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1854" table:number-columns-spanned="1" table:number-rows-spanned="2" table:style-name="ce9">
            <text:p>1,854</text:p>
          </table:table-cell>
          <table:table-cell office:value-type="float" office:value="6304" table:number-columns-spanned="1" table:number-rows-spanned="2" table:style-name="ce9">
            <text:p>6,304</text:p>
          </table:table-cell>
          <table:table-cell office:value-type="float" office:value="8158" table:number-columns-spanned="1" table:number-rows-spanned="2" table:style-name="ce9">
            <text:p>8,1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725" table:number-columns-spanned="1" table:number-rows-spanned="2" table:style-name="ce8">
            <text:p>725</text:p>
          </table:table-cell>
          <table:table-cell office:value-type="float" office:value="1596" table:number-columns-spanned="1" table:number-rows-spanned="2" table:style-name="ce9">
            <text:p>1,596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5457" table:number-columns-spanned="1" table:number-rows-spanned="2" table:style-name="ce9">
            <text:p>5,457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58" table:number-columns-spanned="1" table:number-rows-spanned="2" table:style-name="ce9">
            <text:p>8,1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5006" table:number-columns-spanned="1" table:number-rows-spanned="2" table:style-name="ce9">
            <text:p>5,006</text:p>
          </table:table-cell>
          <table:table-cell office:value-type="float" office:value="3466" table:number-columns-spanned="1" table:number-rows-spanned="2" table:style-name="ce9">
            <text:p>3,466</text:p>
          </table:table-cell>
          <table:table-cell office:value-type="float" office:value="8472" table:number-columns-spanned="1" table:number-rows-spanned="2" table:style-name="ce9">
            <text:p>8,472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587" table:number-columns-spanned="1" table:number-rows-spanned="2" table:style-name="ce8">
            <text:p>587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2997" table:number-columns-spanned="1" table:number-rows-spanned="2" table:style-name="ce9">
            <text:p>2,9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91" table:number-columns-spanned="1" table:number-rows-spanned="2" table:style-name="ce9">
            <text:p>1,791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626" table:number-columns-spanned="1" table:number-rows-spanned="2" table:style-name="ce8">
            <text:p>626</text:p>
          </table:table-cell>
          <table:table-cell office:value-type="float" office:value="1544" table:number-columns-spanned="1" table:number-rows-spanned="2" table:style-name="ce9">
            <text:p>1,544</text:p>
          </table:table-cell>
          <table:table-cell office:value-type="float" office:value="8472" table:number-columns-spanned="1" table:number-rows-spanned="2" table:style-name="ce9">
            <text:p>8,4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桃禧航空城酒店</text:p>
          </table:table-cell>
          <table:table-cell office:value-type="float" office:value="2376" table:number-columns-spanned="1" table:number-rows-spanned="2" table:style-name="ce9">
            <text:p>2,376</text:p>
          </table:table-cell>
          <table:table-cell office:value-type="float" office:value="1906" table:number-columns-spanned="1" table:number-rows-spanned="2" table:style-name="ce9">
            <text:p>1,906</text:p>
          </table:table-cell>
          <table:table-cell office:value-type="float" office:value="4282" table:number-columns-spanned="1" table:number-rows-spanned="2" table:style-name="ce9">
            <text:p>4,282</text:p>
          </table:table-cell>
          <table:table-cell office:value-type="float" office:value="2274" table:number-columns-spanned="1" table:number-rows-spanned="2" table:style-name="ce9">
            <text:p>2,274</text:p>
          </table:table-cell>
          <table:table-cell office:value-type="float" office:value="940" table:number-columns-spanned="1" table:number-rows-spanned="2" table:style-name="ce8">
            <text:p>940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82" table:number-columns-spanned="1" table:number-rows-spanned="2" table:style-name="ce9">
            <text:p>4,2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ORCHARD PA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2434" table:number-columns-spanned="1" table:number-rows-spanned="2" table:style-name="ce9">
            <text:p>2,434</text:p>
          </table:table-cell>
          <table:table-cell office:value-type="float" office:value="1865" table:number-columns-spanned="1" table:number-rows-spanned="2" table:style-name="ce9">
            <text:p>1,865</text:p>
          </table:table-cell>
          <table:table-cell office:value-type="float" office:value="4299" table:number-columns-spanned="1" table:number-rows-spanned="2" table:style-name="ce9">
            <text:p>4,299</text:p>
          </table:table-cell>
          <table:table-cell office:value-type="float" office:value="3742" table:number-columns-spanned="1" table:number-rows-spanned="2" table:style-name="ce9">
            <text:p>3,7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7" table:number-columns-spanned="1" table:number-rows-spanned="2" table:style-name="ce8">
            <text:p>447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299" table:number-columns-spanned="1" table:number-rows-spanned="2" table:style-name="ce9">
            <text:p>4,2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2798" table:number-columns-spanned="1" table:number-rows-spanned="2" table:style-name="ce9">
            <text:p>12,798</text:p>
          </table:table-cell>
          <table:table-cell office:value-type="float" office:value="910" table:number-columns-spanned="1" table:number-rows-spanned="2" table:style-name="ce8">
            <text:p>910</text:p>
          </table:table-cell>
          <table:table-cell office:value-type="float" office:value="13708" table:number-columns-spanned="1" table:number-rows-spanned="2" table:style-name="ce9">
            <text:p>13,708</text:p>
          </table:table-cell>
          <table:table-cell office:value-type="float" office:value="4412" table:number-columns-spanned="1" table:number-rows-spanned="2" table:style-name="ce9">
            <text:p>4,412</text:p>
          </table:table-cell>
          <table:table-cell office:value-type="float" office:value="547" table:number-columns-spanned="1" table:number-rows-spanned="2" table:style-name="ce8">
            <text:p>547</text:p>
          </table:table-cell>
          <table:table-cell office:value-type="float" office:value="2661" table:number-columns-spanned="1" table:number-rows-spanned="2" table:style-name="ce9">
            <text:p>2,661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409" table:number-columns-spanned="1" table:number-rows-spanned="2" table:style-name="ce8">
            <text:p>409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2432" table:number-columns-spanned="1" table:number-rows-spanned="2" table:style-name="ce9">
            <text:p>2,432</text:p>
          </table:table-cell>
          <table:table-cell office:value-type="float" office:value="1736" table:number-columns-spanned="1" table:number-rows-spanned="2" table:style-name="ce9">
            <text:p>1,736</text:p>
          </table:table-cell>
          <table:table-cell office:value-type="float" office:value="753" table:number-columns-spanned="1" table:number-rows-spanned="2" table:style-name="ce8">
            <text:p>753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708" table:number-columns-spanned="1" table:number-rows-spanned="2" table:style-name="ce9">
            <text:p>13,70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9172" table:number-columns-spanned="1" table:number-rows-spanned="2" table:style-name="ce9">
            <text:p>9,172</text:p>
          </table:table-cell>
          <table:table-cell office:value-type="float" office:value="3438" table:number-columns-spanned="1" table:number-rows-spanned="2" table:style-name="ce9">
            <text:p>3,438</text:p>
          </table:table-cell>
          <table:table-cell office:value-type="float" office:value="12610" table:number-columns-spanned="1" table:number-rows-spanned="2" table:style-name="ce9">
            <text:p>12,610</text:p>
          </table:table-cell>
          <table:table-cell office:value-type="float" office:value="4164" table:number-columns-spanned="1" table:number-rows-spanned="2" table:style-name="ce9">
            <text:p>4,164</text:p>
          </table:table-cell>
          <table:table-cell office:value-type="float" office:value="1037" table:number-columns-spanned="1" table:number-rows-spanned="2" table:style-name="ce9">
            <text:p>1,037</text:p>
          </table:table-cell>
          <table:table-cell office:value-type="float" office:value="554" table:number-columns-spanned="1" table:number-rows-spanned="2" table:style-name="ce8">
            <text:p>554</text:p>
          </table:table-cell>
          <table:table-cell office:value-type="float" office:value="634" table:number-columns-spanned="1" table:number-rows-spanned="2" table:style-name="ce8">
            <text:p>634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574" table:number-columns-spanned="1" table:number-rows-spanned="2" table:style-name="ce8">
            <text:p>574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702" table:number-columns-spanned="1" table:number-rows-spanned="2" table:style-name="ce8">
            <text:p>702</text:p>
          </table:table-cell>
          <table:table-cell office:value-type="float" office:value="3253" table:number-columns-spanned="1" table:number-rows-spanned="2" table:style-name="ce9">
            <text:p>3,253</text:p>
          </table:table-cell>
          <table:table-cell office:value-type="float" office:value="771" table:number-columns-spanned="1" table:number-rows-spanned="2" table:style-name="ce8">
            <text:p>771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479" table:number-columns-spanned="1" table:number-rows-spanned="2" table:style-name="ce8">
            <text:p>4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610" table:number-columns-spanned="1" table:number-rows-spanned="2" table:style-name="ce9">
            <text:p>12,6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5054" table:number-columns-spanned="1" table:number-rows-spanned="2" table:style-name="ce9">
            <text:p>5,054</text:p>
          </table:table-cell>
          <table:table-cell office:value-type="float" office:value="1336" table:number-columns-spanned="1" table:number-rows-spanned="2" table:style-name="ce9">
            <text:p>1,336</text:p>
          </table:table-cell>
          <table:table-cell office:value-type="float" office:value="6390" table:number-columns-spanned="1" table:number-rows-spanned="2" table:style-name="ce9">
            <text:p>6,390</text:p>
          </table:table-cell>
          <table:table-cell office:value-type="float" office:value="1987" table:number-columns-spanned="1" table:number-rows-spanned="2" table:style-name="ce9">
            <text:p>1,987</text:p>
          </table:table-cell>
          <table:table-cell office:value-type="float" office:value="751" table:number-columns-spanned="1" table:number-rows-spanned="2" table:style-name="ce8">
            <text:p>751</text:p>
          </table:table-cell>
          <table:table-cell office:value-type="float" office:value="724" table:number-columns-spanned="1" table:number-rows-spanned="2" table:style-name="ce8">
            <text:p>724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17" table:number-columns-spanned="1" table:number-rows-spanned="2" table:style-name="ce8">
            <text:p>317</text:p>
          </table:table-cell>
          <table:table-cell office:value-type="float" office:value="631" table:number-columns-spanned="1" table:number-rows-spanned="2" table:style-name="ce8">
            <text:p>631</text:p>
          </table:table-cell>
          <table:table-cell office:value-type="float" office:value="725" table:number-columns-spanned="1" table:number-rows-spanned="2" table:style-name="ce8">
            <text:p>7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2" table:number-columns-spanned="1" table:number-rows-spanned="2" table:style-name="ce9">
            <text:p>1,0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90" table:number-columns-spanned="1" table:number-rows-spanned="2" table:style-name="ce9">
            <text:p>6,3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7312" table:number-columns-spanned="1" table:number-rows-spanned="2" table:style-name="ce9">
            <text:p>7,312</text:p>
          </table:table-cell>
          <table:table-cell office:value-type="float" office:value="684" table:number-columns-spanned="1" table:number-rows-spanned="2" table:style-name="ce8">
            <text:p>684</text:p>
          </table:table-cell>
          <table:table-cell office:value-type="float" office:value="7996" table:number-columns-spanned="1" table:number-rows-spanned="2" table:style-name="ce9">
            <text:p>7,996</text:p>
          </table:table-cell>
          <table:table-cell office:value-type="float" office:value="3147" table:number-columns-spanned="1" table:number-rows-spanned="2" table:style-name="ce9">
            <text:p>3,147</text:p>
          </table:table-cell>
          <table:table-cell office:value-type="float" office:value="633" table:number-columns-spanned="1" table:number-rows-spanned="2" table:style-name="ce8">
            <text:p>633</text:p>
          </table:table-cell>
          <table:table-cell office:value-type="float" office:value="346" table:number-columns-spanned="1" table:number-rows-spanned="2" table:style-name="ce8">
            <text:p>346</text:p>
          </table:table-cell>
          <table:table-cell office:value-type="float" office:value="619" table:number-columns-spanned="1" table:number-rows-spanned="2" table:style-name="ce8">
            <text:p>619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907" table:number-columns-spanned="1" table:number-rows-spanned="2" table:style-name="ce8">
            <text:p>907</text:p>
          </table:table-cell>
          <table:table-cell office:value-type="float" office:value="1664" table:number-columns-spanned="1" table:number-rows-spanned="2" table:style-name="ce9">
            <text:p>1,66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996" table:number-columns-spanned="1" table:number-rows-spanned="2" table:style-name="ce9">
            <text:p>7,99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1778" table:number-columns-spanned="1" table:number-rows-spanned="2" table:style-name="ce9">
            <text:p>1,778</text:p>
          </table:table-cell>
          <table:table-cell office:value-type="float" office:value="5199" table:number-columns-spanned="1" table:number-rows-spanned="2" table:style-name="ce9">
            <text:p>5,199</text:p>
          </table:table-cell>
          <table:table-cell office:value-type="float" office:value="6977" table:number-columns-spanned="1" table:number-rows-spanned="2" table:style-name="ce9">
            <text:p>6,977</text:p>
          </table:table-cell>
          <table:table-cell office:value-type="float" office:value="435" table:number-columns-spanned="1" table:number-rows-spanned="2" table:style-name="ce8">
            <text:p>435</text:p>
          </table:table-cell>
          <table:table-cell office:value-type="float" office:value="495" table:number-columns-spanned="1" table:number-rows-spanned="2" table:style-name="ce8">
            <text:p>495</text:p>
          </table:table-cell>
          <table:table-cell office:value-type="float" office:value="915" table:number-columns-spanned="1" table:number-rows-spanned="2" table:style-name="ce8">
            <text:p>915</text:p>
          </table:table-cell>
          <table:table-cell office:value-type="float" office:value="2788" table:number-columns-spanned="1" table:number-rows-spanned="2" table:style-name="ce9">
            <text:p>2,788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1008" table:number-columns-spanned="1" table:number-rows-spanned="2" table:style-name="ce9">
            <text:p>1,008</text:p>
          </table:table-cell>
          <table:table-cell office:value-type="float" office:value="305" table:number-columns-spanned="1" table:number-rows-spanned="2" table:style-name="ce8">
            <text:p>305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595" table:number-columns-spanned="1" table:number-rows-spanned="2" table:style-name="ce8">
            <text:p>59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977" table:number-columns-spanned="1" table:number-rows-spanned="2" table:style-name="ce9">
            <text:p>6,9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7239" table:number-columns-spanned="1" table:number-rows-spanned="2" table:style-name="ce9">
            <text:p>7,239</text:p>
          </table:table-cell>
          <table:table-cell office:value-type="float" office:value="872" table:number-columns-spanned="1" table:number-rows-spanned="2" table:style-name="ce8">
            <text:p>872</text:p>
          </table:table-cell>
          <table:table-cell office:value-type="float" office:value="8111" table:number-columns-spanned="1" table:number-rows-spanned="2" table:style-name="ce9">
            <text:p>8,111</text:p>
          </table:table-cell>
          <table:table-cell office:value-type="float" office:value="3542" table:number-columns-spanned="1" table:number-rows-spanned="2" table:style-name="ce9">
            <text:p>3,542</text:p>
          </table:table-cell>
          <table:table-cell office:value-type="float" office:value="858" table:number-columns-spanned="1" table:number-rows-spanned="2" table:style-name="ce8">
            <text:p>858</text:p>
          </table:table-cell>
          <table:table-cell office:value-type="float" office:value="671" table:number-columns-spanned="1" table:number-rows-spanned="2" table:style-name="ce8">
            <text:p>671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323" table:number-columns-spanned="1" table:number-rows-spanned="2" table:style-name="ce8">
            <text:p>323</text:p>
          </table:table-cell>
          <table:table-cell office:value-type="float" office:value="539" table:number-columns-spanned="1" table:number-rows-spanned="2" table:style-name="ce8">
            <text:p>539</text:p>
          </table:table-cell>
          <table:table-cell office:value-type="float" office:value="355" table:number-columns-spanned="1" table:number-rows-spanned="2" table:style-name="ce8">
            <text:p>355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1089" table:number-columns-spanned="1" table:number-rows-spanned="2" table:style-name="ce9">
            <text:p>1,08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11" table:number-columns-spanned="1" table:number-rows-spanned="2" table:style-name="ce9">
            <text:p>8,1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3607" table:number-columns-spanned="1" table:number-rows-spanned="2" table:style-name="ce9">
            <text:p>3,607</text:p>
          </table:table-cell>
          <table:table-cell office:value-type="float" office:value="1132" table:number-columns-spanned="1" table:number-rows-spanned="2" table:style-name="ce9">
            <text:p>1,132</text:p>
          </table:table-cell>
          <table:table-cell office:value-type="float" office:value="4739" table:number-columns-spanned="1" table:number-rows-spanned="2" table:style-name="ce9">
            <text:p>4,739</text:p>
          </table:table-cell>
          <table:table-cell office:value-type="float" office:value="1549" table:number-columns-spanned="1" table:number-rows-spanned="2" table:style-name="ce9">
            <text:p>1,549</text:p>
          </table:table-cell>
          <table:table-cell office:value-type="float" office:value="523" table:number-columns-spanned="1" table:number-rows-spanned="2" table:style-name="ce8">
            <text:p>523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865" table:number-columns-spanned="1" table:number-rows-spanned="2" table:style-name="ce8">
            <text:p>865</text:p>
          </table:table-cell>
          <table:table-cell office:value-type="float" office:value="892" table:number-columns-spanned="1" table:number-rows-spanned="2" table:style-name="ce8">
            <text:p>89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39" table:number-columns-spanned="1" table:number-rows-spanned="2" table:style-name="ce9">
            <text:p>4,7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3840" table:number-columns-spanned="1" table:number-rows-spanned="2" table:style-name="ce9">
            <text:p>3,840</text:p>
          </table:table-cell>
          <table:table-cell office:value-type="float" office:value="1533" table:number-columns-spanned="1" table:number-rows-spanned="2" table:style-name="ce9">
            <text:p>1,533</text:p>
          </table:table-cell>
          <table:table-cell office:value-type="float" office:value="5373" table:number-columns-spanned="1" table:number-rows-spanned="2" table:style-name="ce9">
            <text:p>5,373</text:p>
          </table:table-cell>
          <table:table-cell office:value-type="float" office:value="1592" table:number-columns-spanned="1" table:number-rows-spanned="2" table:style-name="ce9">
            <text:p>1,592</text:p>
          </table:table-cell>
          <table:table-cell office:value-type="float" office:value="683" table:number-columns-spanned="1" table:number-rows-spanned="2" table:style-name="ce8">
            <text:p>683</text:p>
          </table:table-cell>
          <table:table-cell office:value-type="float" office:value="1069" table:number-columns-spanned="1" table:number-rows-spanned="2" table:style-name="ce9">
            <text:p>1,069</text:p>
          </table:table-cell>
          <table:table-cell office:value-type="float" office:value="674" table:number-columns-spanned="1" table:number-rows-spanned="2" table:style-name="ce8">
            <text:p>674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392" table:number-columns-spanned="1" table:number-rows-spanned="2" table:style-name="ce8">
            <text:p>392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21" table:number-columns-spanned="1" table:number-rows-spanned="2" table:style-name="ce8">
            <text:p>4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73" table:number-columns-spanned="1" table:number-rows-spanned="2" table:style-name="ce9">
            <text:p>5,3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2292" table:number-columns-spanned="1" table:number-rows-spanned="2" table:style-name="ce9">
            <text:p>2,292</text:p>
          </table:table-cell>
          <table:table-cell office:value-type="float" office:value="858" table:number-columns-spanned="1" table:number-rows-spanned="2" table:style-name="ce8">
            <text:p>858</text:p>
          </table:table-cell>
          <table:table-cell office:value-type="float" office:value="3150" table:number-columns-spanned="1" table:number-rows-spanned="2" table:style-name="ce9">
            <text:p>3,150</text:p>
          </table:table-cell>
          <table:table-cell office:value-type="float" office:value="1041" table:number-columns-spanned="1" table:number-rows-spanned="2" table:style-name="ce9">
            <text:p>1,041</text:p>
          </table:table-cell>
          <table:table-cell office:value-type="float" office:value="259" table:number-columns-spanned="1" table:number-rows-spanned="2" table:style-name="ce8">
            <text:p>259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813" table:number-columns-spanned="1" table:number-rows-spanned="2" table:style-name="ce8">
            <text:p>813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50" table:number-columns-spanned="1" table:number-rows-spanned="2" table:style-name="ce9">
            <text:p>3,1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2934" table:number-columns-spanned="1" table:number-rows-spanned="2" table:style-name="ce9">
            <text:p>2,934</text:p>
          </table:table-cell>
          <table:table-cell office:value-type="float" office:value="4995" table:number-columns-spanned="1" table:number-rows-spanned="2" table:style-name="ce9">
            <text:p>4,995</text:p>
          </table:table-cell>
          <table:table-cell office:value-type="float" office:value="7929" table:number-columns-spanned="1" table:number-rows-spanned="2" table:style-name="ce9">
            <text:p>7,929</text:p>
          </table:table-cell>
          <table:table-cell office:value-type="float" office:value="7419" table:number-columns-spanned="1" table:number-rows-spanned="2" table:style-name="ce9">
            <text:p>7,419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929" table:number-columns-spanned="1" table:number-rows-spanned="2" table:style-name="ce9">
            <text:p>7,9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7696" table:number-columns-spanned="1" table:number-rows-spanned="2" table:style-name="ce9">
            <text:p>67,696</text:p>
          </table:table-cell>
          <table:table-cell office:value-type="float" office:value="34498" table:number-columns-spanned="1" table:number-rows-spanned="2" table:style-name="ce9">
            <text:p>34,498</text:p>
          </table:table-cell>
          <table:table-cell office:value-type="float" office:value="102194" table:number-columns-spanned="1" table:number-rows-spanned="2" table:style-name="ce9">
            <text:p>102,194</text:p>
          </table:table-cell>
          <table:table-cell office:value-type="float" office:value="35598" table:number-columns-spanned="1" table:number-rows-spanned="2" table:style-name="ce9">
            <text:p>35,598</text:p>
          </table:table-cell>
          <table:table-cell office:value-type="float" office:value="7686" table:number-columns-spanned="1" table:number-rows-spanned="2" table:style-name="ce9">
            <text:p>7,686</text:p>
          </table:table-cell>
          <table:table-cell office:value-type="float" office:value="8417" table:number-columns-spanned="1" table:number-rows-spanned="2" table:style-name="ce9">
            <text:p>8,417</text:p>
          </table:table-cell>
          <table:table-cell office:value-type="float" office:value="11285" table:number-columns-spanned="1" table:number-rows-spanned="2" table:style-name="ce9">
            <text:p>11,285</text:p>
          </table:table-cell>
          <table:table-cell office:value-type="float" office:value="2064" table:number-columns-spanned="1" table:number-rows-spanned="2" table:style-name="ce9">
            <text:p>2,064</text:p>
          </table:table-cell>
          <table:table-cell office:value-type="float" office:value="1420" table:number-columns-spanned="1" table:number-rows-spanned="2" table:style-name="ce9">
            <text:p>1,420</text:p>
          </table:table-cell>
          <table:table-cell office:value-type="float" office:value="967" table:number-columns-spanned="1" table:number-rows-spanned="2" table:style-name="ce8">
            <text:p>967</text:p>
          </table:table-cell>
          <table:table-cell office:value-type="float" office:value="12822" table:number-columns-spanned="1" table:number-rows-spanned="2" table:style-name="ce9">
            <text:p>12,822</text:p>
          </table:table-cell>
          <table:table-cell office:value-type="float" office:value="9007" table:number-columns-spanned="1" table:number-rows-spanned="2" table:style-name="ce9">
            <text:p>9,007</text:p>
          </table:table-cell>
          <table:table-cell office:value-type="float" office:value="5361" table:number-columns-spanned="1" table:number-rows-spanned="2" table:style-name="ce9">
            <text:p>5,361</text:p>
          </table:table-cell>
          <table:table-cell office:value-type="float" office:value="696" table:number-columns-spanned="1" table:number-rows-spanned="2" table:style-name="ce8">
            <text:p>696</text:p>
          </table:table-cell>
          <table:table-cell office:value-type="float" office:value="5305" table:number-columns-spanned="1" table:number-rows-spanned="2" table:style-name="ce9">
            <text:p>5,305</text:p>
          </table:table-cell>
          <table:table-cell office:value-type="float" office:value="1566" table:number-columns-spanned="1" table:number-rows-spanned="2" table:style-name="ce9">
            <text:p>1,566</text:p>
          </table:table-cell>
          <table:table-cell office:value-type="float" office:value="102194" table:number-columns-spanned="1" table:number-rows-spanned="2" table:style-name="ce9">
            <text:p>102,194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22T00:00:00" table:style-name="ce4">
            <text:p>2018/11/22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9月至2018年9月(Data for 2018/9～2018/9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2622" table:number-columns-spanned="1" table:number-rows-spanned="2" table:style-name="ce9">
            <text:p>2,622</text:p>
          </table:table-cell>
          <table:table-cell office:value-type="float" office:value="4216" table:number-columns-spanned="1" table:number-rows-spanned="2" table:style-name="ce9">
            <text:p>4,216</text:p>
          </table:table-cell>
          <table:table-cell office:value-type="float" office:value="6838" table:number-columns-spanned="1" table:number-rows-spanned="2" table:style-name="ce9">
            <text:p>6,838</text:p>
          </table:table-cell>
          <table:table-cell office:value-type="float" office:value="2948" table:number-columns-spanned="1" table:number-rows-spanned="2" table:style-name="ce9">
            <text:p>2,94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68" table:number-columns-spanned="1" table:number-rows-spanned="2" table:style-name="ce9">
            <text:p>3,7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38" table:number-columns-spanned="1" table:number-rows-spanned="2" table:style-name="ce9">
            <text:p>6,8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2105" table:number-columns-spanned="1" table:number-rows-spanned="2" table:style-name="ce9">
            <text:p>2,105</text:p>
          </table:table-cell>
          <table:table-cell office:value-type="float" office:value="4600" table:number-columns-spanned="1" table:number-rows-spanned="2" table:style-name="ce9">
            <text:p>4,600</text:p>
          </table:table-cell>
          <table:table-cell office:value-type="float" office:value="6705" table:number-columns-spanned="1" table:number-rows-spanned="2" table:style-name="ce9">
            <text:p>6,705</text:p>
          </table:table-cell>
          <table:table-cell office:value-type="float" office:value="6688" table:number-columns-spanned="1" table:number-rows-spanned="2" table:style-name="ce9">
            <text:p>6,6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05" table:number-columns-spanned="1" table:number-rows-spanned="2" table:style-name="ce9">
            <text:p>6,7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9268" table:number-columns-spanned="1" table:number-rows-spanned="2" table:style-name="ce9">
            <text:p>9,268</text:p>
          </table:table-cell>
          <table:table-cell office:value-type="float" office:value="1960" table:number-columns-spanned="1" table:number-rows-spanned="2" table:style-name="ce9">
            <text:p>1,960</text:p>
          </table:table-cell>
          <table:table-cell office:value-type="float" office:value="11228" table:number-columns-spanned="1" table:number-rows-spanned="2" table:style-name="ce9">
            <text:p>11,228</text:p>
          </table:table-cell>
          <table:table-cell office:value-type="float" office:value="3164" table:number-columns-spanned="1" table:number-rows-spanned="2" table:style-name="ce9">
            <text:p>3,164</text:p>
          </table:table-cell>
          <table:table-cell office:value-type="float" office:value="753" table:number-columns-spanned="1" table:number-rows-spanned="2" table:style-name="ce8">
            <text:p>753</text:p>
          </table:table-cell>
          <table:table-cell office:value-type="float" office:value="1586" table:number-columns-spanned="1" table:number-rows-spanned="2" table:style-name="ce9">
            <text:p>1,586</text:p>
          </table:table-cell>
          <table:table-cell office:value-type="float" office:value="2137" table:number-columns-spanned="1" table:number-rows-spanned="2" table:style-name="ce9">
            <text:p>2,137</text:p>
          </table:table-cell>
          <table:table-cell office:value-type="float" office:value="861" table:number-columns-spanned="1" table:number-rows-spanned="2" table:style-name="ce8">
            <text:p>861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53" table:number-columns-spanned="1" table:number-rows-spanned="2" table:style-name="ce9">
            <text:p>1,753</text:p>
          </table:table-cell>
          <table:table-cell office:value-type="float" office:value="359" table:number-columns-spanned="1" table:number-rows-spanned="2" table:style-name="ce8">
            <text:p>359</text:p>
          </table:table-cell>
          <table:table-cell office:value-type="float" office:value="262" table:number-columns-spanned="1" table:number-rows-spanned="2" table:style-name="ce8">
            <text:p>262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28" table:number-columns-spanned="1" table:number-rows-spanned="2" table:style-name="ce9">
            <text:p>11,2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2976" table:number-columns-spanned="1" table:number-rows-spanned="2" table:style-name="ce9">
            <text:p>2,976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float" office:value="3272" table:number-columns-spanned="1" table:number-rows-spanned="2" table:style-name="ce9">
            <text:p>3,272</text:p>
          </table:table-cell>
          <table:table-cell office:value-type="float" office:value="1599" table:number-columns-spanned="1" table:number-rows-spanned="2" table:style-name="ce9">
            <text:p>1,599</text:p>
          </table:table-cell>
          <table:table-cell office:value-type="float" office:value="320" table:number-columns-spanned="1" table:number-rows-spanned="2" table:style-name="ce8">
            <text:p>320</text:p>
          </table:table-cell>
          <table:table-cell office:value-type="float" office:value="956" table:number-columns-spanned="1" table:number-rows-spanned="2" table:style-name="ce8">
            <text:p>95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5" table:number-columns-spanned="1" table:number-rows-spanned="2" table:style-name="ce8">
            <text:p>275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72" table:number-columns-spanned="1" table:number-rows-spanned="2" table:style-name="ce9">
            <text:p>3,2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4426" table:number-columns-spanned="1" table:number-rows-spanned="2" table:style-name="ce9">
            <text:p>4,426</text:p>
          </table:table-cell>
          <table:table-cell office:value-type="float" office:value="4649" table:number-columns-spanned="1" table:number-rows-spanned="2" table:style-name="ce9">
            <text:p>4,649</text:p>
          </table:table-cell>
          <table:table-cell office:value-type="float" office:value="9075" table:number-columns-spanned="1" table:number-rows-spanned="2" table:style-name="ce9">
            <text:p>9,075</text:p>
          </table:table-cell>
          <table:table-cell office:value-type="float" office:value="6224" table:number-columns-spanned="1" table:number-rows-spanned="2" table:style-name="ce9">
            <text:p>6,224</text:p>
          </table:table-cell>
          <table:table-cell office:value-type="float" office:value="906" table:number-columns-spanned="1" table:number-rows-spanned="2" table:style-name="ce8">
            <text:p>906</text:p>
          </table:table-cell>
          <table:table-cell office:value-type="float" office:value="741" table:number-columns-spanned="1" table:number-rows-spanned="2" table:style-name="ce8">
            <text:p>741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office:value-type="float" office:value="397" table:number-columns-spanned="1" table:number-rows-spanned="2" table:style-name="ce8">
            <text:p>39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75" table:number-columns-spanned="1" table:number-rows-spanned="2" table:style-name="ce9">
            <text:p>9,0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7080" table:number-columns-spanned="1" table:number-rows-spanned="2" table:style-name="ce9">
            <text:p>7,080</text:p>
          </table:table-cell>
          <table:table-cell office:value-type="float" office:value="1167" table:number-columns-spanned="1" table:number-rows-spanned="2" table:style-name="ce9">
            <text:p>1,167</text:p>
          </table:table-cell>
          <table:table-cell office:value-type="float" office:value="8247" table:number-columns-spanned="1" table:number-rows-spanned="2" table:style-name="ce9">
            <text:p>8,247</text:p>
          </table:table-cell>
          <table:table-cell office:value-type="float" office:value="6862" table:number-columns-spanned="1" table:number-rows-spanned="2" table:style-name="ce9">
            <text:p>6,862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402" table:number-columns-spanned="1" table:number-rows-spanned="2" table:style-name="ce8">
            <text:p>4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47" table:number-columns-spanned="1" table:number-rows-spanned="2" table:style-name="ce9">
            <text:p>8,2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9059" table:number-columns-spanned="1" table:number-rows-spanned="2" table:style-name="ce9">
            <text:p>9,059</text:p>
          </table:table-cell>
          <table:table-cell office:value-type="float" office:value="1531" table:number-columns-spanned="1" table:number-rows-spanned="2" table:style-name="ce9">
            <text:p>1,531</text:p>
          </table:table-cell>
          <table:table-cell office:value-type="float" office:value="10590" table:number-columns-spanned="1" table:number-rows-spanned="2" table:style-name="ce9">
            <text:p>10,590</text:p>
          </table:table-cell>
          <table:table-cell office:value-type="float" office:value="6238" table:number-columns-spanned="1" table:number-rows-spanned="2" table:style-name="ce9">
            <text:p>6,238</text:p>
          </table:table-cell>
          <table:table-cell office:value-type="float" office:value="780" table:number-columns-spanned="1" table:number-rows-spanned="2" table:style-name="ce8">
            <text:p>780</text:p>
          </table:table-cell>
          <table:table-cell office:value-type="float" office:value="884" table:number-columns-spanned="1" table:number-rows-spanned="2" table:style-name="ce8">
            <text:p>884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425" table:number-columns-spanned="1" table:number-rows-spanned="2" table:style-name="ce8">
            <text:p>425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1007" table:number-columns-spanned="1" table:number-rows-spanned="2" table:style-name="ce9">
            <text:p>1,007</text:p>
          </table:table-cell>
          <table:table-cell office:value-type="float" office:value="503" table:number-columns-spanned="1" table:number-rows-spanned="2" table:style-name="ce8">
            <text:p>503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590" table:number-columns-spanned="1" table:number-rows-spanned="2" table:style-name="ce9">
            <text:p>10,5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3876" table:number-columns-spanned="1" table:number-rows-spanned="2" table:style-name="ce9">
            <text:p>3,876</text:p>
          </table:table-cell>
          <table:table-cell office:value-type="float" office:value="1681" table:number-columns-spanned="1" table:number-rows-spanned="2" table:style-name="ce9">
            <text:p>1,681</text:p>
          </table:table-cell>
          <table:table-cell office:value-type="float" office:value="5557" table:number-columns-spanned="1" table:number-rows-spanned="2" table:style-name="ce9">
            <text:p>5,557</text:p>
          </table:table-cell>
          <table:table-cell office:value-type="float" office:value="5088" table:number-columns-spanned="1" table:number-rows-spanned="2" table:style-name="ce9">
            <text:p>5,088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57" table:number-columns-spanned="1" table:number-rows-spanned="2" table:style-name="ce9">
            <text:p>5,5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8132" table:number-columns-spanned="1" table:number-rows-spanned="2" table:style-name="ce9">
            <text:p>8,132</text:p>
          </table:table-cell>
          <table:table-cell office:value-type="float" office:value="16138" table:number-columns-spanned="1" table:number-rows-spanned="2" table:style-name="ce9">
            <text:p>16,138</text:p>
          </table:table-cell>
          <table:table-cell office:value-type="float" office:value="24270" table:number-columns-spanned="1" table:number-rows-spanned="2" table:style-name="ce9">
            <text:p>24,270</text:p>
          </table:table-cell>
          <table:table-cell office:value-type="float" office:value="23606" table:number-columns-spanned="1" table:number-rows-spanned="2" table:style-name="ce9">
            <text:p>23,606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270" table:number-columns-spanned="1" table:number-rows-spanned="2" table:style-name="ce9">
            <text:p>24,2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2846" table:number-columns-spanned="1" table:number-rows-spanned="2" table:style-name="ce9">
            <text:p>12,846</text:p>
          </table:table-cell>
          <table:table-cell office:value-type="float" office:value="1407" table:number-columns-spanned="1" table:number-rows-spanned="2" table:style-name="ce9">
            <text:p>1,407</text:p>
          </table:table-cell>
          <table:table-cell office:value-type="float" office:value="14253" table:number-columns-spanned="1" table:number-rows-spanned="2" table:style-name="ce9">
            <text:p>14,253</text:p>
          </table:table-cell>
          <table:table-cell office:value-type="float" office:value="13627" table:number-columns-spanned="1" table:number-rows-spanned="2" table:style-name="ce9">
            <text:p>13,627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8" table:number-columns-spanned="1" table:number-rows-spanned="2" table:style-name="ce8">
            <text:p>408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253" table:number-columns-spanned="1" table:number-rows-spanned="2" table:style-name="ce9">
            <text:p>14,25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6463" table:number-columns-spanned="1" table:number-rows-spanned="2" table:style-name="ce9">
            <text:p>6,463</text:p>
          </table:table-cell>
          <table:table-cell office:value-type="float" office:value="2961" table:number-columns-spanned="1" table:number-rows-spanned="2" table:style-name="ce9">
            <text:p>2,961</text:p>
          </table:table-cell>
          <table:table-cell office:value-type="float" office:value="9424" table:number-columns-spanned="1" table:number-rows-spanned="2" table:style-name="ce9">
            <text:p>9,424</text:p>
          </table:table-cell>
          <table:table-cell office:value-type="float" office:value="8978" table:number-columns-spanned="1" table:number-rows-spanned="2" table:style-name="ce9">
            <text:p>8,978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24" table:number-columns-spanned="1" table:number-rows-spanned="2" table:style-name="ce9">
            <text:p>9,4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223" table:number-columns-spanned="1" table:number-rows-spanned="2" table:style-name="ce9">
            <text:p>1,223</text:p>
          </table:table-cell>
          <table:table-cell office:value-type="float" office:value="917" table:number-columns-spanned="1" table:number-rows-spanned="2" table:style-name="ce8">
            <text:p>917</text:p>
          </table:table-cell>
          <table:table-cell office:value-type="float" office:value="2140" table:number-columns-spanned="1" table:number-rows-spanned="2" table:style-name="ce9">
            <text:p>2,140</text:p>
          </table:table-cell>
          <table:table-cell office:value-type="float" office:value="2140" table:number-columns-spanned="1" table:number-rows-spanned="2" table:style-name="ce9">
            <text:p>2,1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40" table:number-columns-spanned="1" table:number-rows-spanned="2" table:style-name="ce9">
            <text:p>2,1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138" table:number-columns-spanned="1" table:number-rows-spanned="2" table:style-name="ce9">
            <text:p>1,138</text:p>
          </table:table-cell>
          <table:table-cell office:value-type="float" office:value="1620" table:number-columns-spanned="1" table:number-rows-spanned="2" table:style-name="ce9">
            <text:p>1,620</text:p>
          </table:table-cell>
          <table:table-cell office:value-type="float" office:value="2758" table:number-columns-spanned="1" table:number-rows-spanned="2" table:style-name="ce9">
            <text:p>2,758</text:p>
          </table:table-cell>
          <table:table-cell office:value-type="float" office:value="2474" table:number-columns-spanned="1" table:number-rows-spanned="2" table:style-name="ce9">
            <text:p>2,474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58" table:number-columns-spanned="1" table:number-rows-spanned="2" table:style-name="ce9">
            <text:p>2,7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4224" table:number-columns-spanned="1" table:number-rows-spanned="2" table:style-name="ce9">
            <text:p>4,224</text:p>
          </table:table-cell>
          <table:table-cell office:value-type="float" office:value="2190" table:number-columns-spanned="1" table:number-rows-spanned="2" table:style-name="ce9">
            <text:p>2,190</text:p>
          </table:table-cell>
          <table:table-cell office:value-type="float" office:value="6414" table:number-columns-spanned="1" table:number-rows-spanned="2" table:style-name="ce9">
            <text:p>6,414</text:p>
          </table:table-cell>
          <table:table-cell office:value-type="float" office:value="5631" table:number-columns-spanned="1" table:number-rows-spanned="2" table:style-name="ce9">
            <text:p>5,631</text:p>
          </table:table-cell>
          <table:table-cell office:value-type="float" office:value="332" table:number-columns-spanned="1" table:number-rows-spanned="2" table:style-name="ce8">
            <text:p>33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14" table:number-columns-spanned="1" table:number-rows-spanned="2" table:style-name="ce9">
            <text:p>6,4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5515" table:number-columns-spanned="1" table:number-rows-spanned="2" table:style-name="ce9">
            <text:p>5,515</text:p>
          </table:table-cell>
          <table:table-cell office:value-type="float" office:value="5393" table:number-columns-spanned="1" table:number-rows-spanned="2" table:style-name="ce9">
            <text:p>5,393</text:p>
          </table:table-cell>
          <table:table-cell office:value-type="float" office:value="10908" table:number-columns-spanned="1" table:number-rows-spanned="2" table:style-name="ce9">
            <text:p>10,908</text:p>
          </table:table-cell>
          <table:table-cell office:value-type="float" office:value="9654" table:number-columns-spanned="1" table:number-rows-spanned="2" table:style-name="ce9">
            <text:p>9,654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026" table:number-columns-spanned="1" table:number-rows-spanned="2" table:style-name="ce9">
            <text:p>1,02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908" table:number-columns-spanned="1" table:number-rows-spanned="2" table:style-name="ce9">
            <text:p>10,90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712" table:number-columns-spanned="1" table:number-rows-spanned="2" table:style-name="ce9">
            <text:p>2,712</text:p>
          </table:table-cell>
          <table:table-cell office:value-type="float" office:value="6571" table:number-columns-spanned="1" table:number-rows-spanned="2" table:style-name="ce9">
            <text:p>6,571</text:p>
          </table:table-cell>
          <table:table-cell office:value-type="float" office:value="9283" table:number-columns-spanned="1" table:number-rows-spanned="2" table:style-name="ce9">
            <text:p>9,283</text:p>
          </table:table-cell>
          <table:table-cell office:value-type="float" office:value="7459" table:number-columns-spanned="1" table:number-rows-spanned="2" table:style-name="ce9">
            <text:p>7,459</text:p>
          </table:table-cell>
          <table:table-cell office:value-type="float" office:value="1232" table:number-columns-spanned="1" table:number-rows-spanned="2" table:style-name="ce9">
            <text:p>1,232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283" table:number-columns-spanned="1" table:number-rows-spanned="2" table:style-name="ce9">
            <text:p>9,2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721" table:number-columns-spanned="1" table:number-rows-spanned="2" table:style-name="ce8">
            <text:p>7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1" table:number-columns-spanned="1" table:number-rows-spanned="2" table:style-name="ce8">
            <text:p>721</text:p>
          </table:table-cell>
          <table:table-cell office:value-type="float" office:value="600" table:number-columns-spanned="1" table:number-rows-spanned="2" table:style-name="ce8">
            <text:p>60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1" table:number-columns-spanned="1" table:number-rows-spanned="2" table:style-name="ce8">
            <text:p>7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瓏山林台北中和飯店</text:p>
          </table:table-cell>
          <table:table-cell office:value-type="float" office:value="1761" table:number-columns-spanned="1" table:number-rows-spanned="2" table:style-name="ce9">
            <text:p>1,7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61" table:number-columns-spanned="1" table:number-rows-spanned="2" table:style-name="ce9">
            <text:p>1,761</text:p>
          </table:table-cell>
          <table:table-cell office:value-type="float" office:value="790" table:number-columns-spanned="1" table:number-rows-spanned="2" table:style-name="ce8">
            <text:p>790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61" table:number-columns-spanned="1" table:number-rows-spanned="2" table:style-name="ce9">
            <text:p>1,7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SL Hotel Taipei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411" table:number-columns-spanned="1" table:number-rows-spanned="2" table:style-name="ce8">
            <text:p>411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11" table:number-columns-spanned="1" table:number-rows-spanned="2" table:style-name="ce8">
            <text:p>4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3521" table:number-columns-spanned="1" table:number-rows-spanned="2" table:style-name="ce9">
            <text:p>3,521</text:p>
          </table:table-cell>
          <table:table-cell office:value-type="float" office:value="3696" table:number-columns-spanned="1" table:number-rows-spanned="2" table:style-name="ce9">
            <text:p>3,696</text:p>
          </table:table-cell>
          <table:table-cell office:value-type="float" office:value="2633" table:number-columns-spanned="1" table:number-rows-spanned="2" table:style-name="ce9">
            <text:p>2,633</text:p>
          </table:table-cell>
          <table:table-cell office:value-type="float" office:value="659" table:number-columns-spanned="1" table:number-rows-spanned="2" table:style-name="ce8">
            <text:p>6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4" table:number-columns-spanned="1" table:number-rows-spanned="2" table:style-name="ce8">
            <text:p>40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96" table:number-columns-spanned="1" table:number-rows-spanned="2" table:style-name="ce9">
            <text:p>3,69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4416" table:number-columns-spanned="1" table:number-rows-spanned="2" table:style-name="ce9">
            <text:p>4,416</text:p>
          </table:table-cell>
          <table:table-cell office:value-type="float" office:value="1633" table:number-columns-spanned="1" table:number-rows-spanned="2" table:style-name="ce9">
            <text:p>1,633</text:p>
          </table:table-cell>
          <table:table-cell office:value-type="float" office:value="6049" table:number-columns-spanned="1" table:number-rows-spanned="2" table:style-name="ce9">
            <text:p>6,049</text:p>
          </table:table-cell>
          <table:table-cell office:value-type="float" office:value="5945" table:number-columns-spanned="1" table:number-rows-spanned="2" table:style-name="ce9">
            <text:p>5,945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49" table:number-columns-spanned="1" table:number-rows-spanned="2" table:style-name="ce9">
            <text:p>6,04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酒店</text:p>
          </table:table-cell>
          <table:table-cell office:value-type="float" office:value="3250" table:number-columns-spanned="1" table:number-rows-spanned="2" table:style-name="ce9">
            <text:p>3,250</text:p>
          </table:table-cell>
          <table:table-cell office:value-type="float" office:value="3240" table:number-columns-spanned="1" table:number-rows-spanned="2" table:style-name="ce9">
            <text:p>3,240</text:p>
          </table:table-cell>
          <table:table-cell office:value-type="float" office:value="6490" table:number-columns-spanned="1" table:number-rows-spanned="2" table:style-name="ce9">
            <text:p>6,490</text:p>
          </table:table-cell>
          <table:table-cell office:value-type="float" office:value="6078" table:number-columns-spanned="1" table:number-rows-spanned="2" table:style-name="ce9">
            <text:p>6,078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90" table:number-columns-spanned="1" table:number-rows-spanned="2" table:style-name="ce9">
            <text:p>6,4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540" table:number-columns-spanned="1" table:number-rows-spanned="2" table:style-name="ce8">
            <text:p>540</text:p>
          </table:table-cell>
          <table:table-cell office:value-type="float" office:value="480" table:number-columns-spanned="1" table:number-rows-spanned="2" table:style-name="ce8">
            <text:p>480</text:p>
          </table:table-cell>
          <table:table-cell office:value-type="float" office:value="1020" table:number-columns-spanned="1" table:number-rows-spanned="2" table:style-name="ce9">
            <text:p>1,020</text:p>
          </table:table-cell>
          <table:table-cell office:value-type="float" office:value="1003" table:number-columns-spanned="1" table:number-rows-spanned="2" table:style-name="ce9">
            <text:p>1,00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20" table:number-columns-spanned="1" table:number-rows-spanned="2" table:style-name="ce9">
            <text:p>1,0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3466" table:number-columns-spanned="1" table:number-rows-spanned="2" table:style-name="ce9">
            <text:p>3,466</text:p>
          </table:table-cell>
          <table:table-cell office:value-type="float" office:value="2563" table:number-columns-spanned="1" table:number-rows-spanned="2" table:style-name="ce9">
            <text:p>2,563</text:p>
          </table:table-cell>
          <table:table-cell office:value-type="float" office:value="6029" table:number-columns-spanned="1" table:number-rows-spanned="2" table:style-name="ce9">
            <text:p>6,029</text:p>
          </table:table-cell>
          <table:table-cell office:value-type="float" office:value="5469" table:number-columns-spanned="1" table:number-rows-spanned="2" table:style-name="ce9">
            <text:p>5,469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29" table:number-columns-spanned="1" table:number-rows-spanned="2" table:style-name="ce9">
            <text:p>6,0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777" table:number-columns-spanned="1" table:number-rows-spanned="2" table:style-name="ce8">
            <text:p>777</text:p>
          </table:table-cell>
          <table:table-cell office:value-type="float" office:value="773" table:number-columns-spanned="1" table:number-rows-spanned="2" table:style-name="ce8">
            <text:p>773</text:p>
          </table:table-cell>
          <table:table-cell office:value-type="float" office:value="1550" table:number-columns-spanned="1" table:number-rows-spanned="2" table:style-name="ce9">
            <text:p>1,550</text:p>
          </table:table-cell>
          <table:table-cell office:value-type="float" office:value="447" table:number-columns-spanned="1" table:number-rows-spanned="2" table:style-name="ce8">
            <text:p>447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97" table:number-columns-spanned="1" table:number-rows-spanned="2" table:style-name="ce8">
            <text:p>79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50" table:number-columns-spanned="1" table:number-rows-spanned="2" table:style-name="ce9">
            <text:p>1,5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1231" table:number-columns-spanned="1" table:number-rows-spanned="2" table:style-name="ce9">
            <text:p>1,231</text:p>
          </table:table-cell>
          <table:table-cell office:value-type="float" office:value="1433" table:number-columns-spanned="1" table:number-rows-spanned="2" table:style-name="ce9">
            <text:p>1,433</text:p>
          </table:table-cell>
          <table:table-cell office:value-type="float" office:value="811" table:number-columns-spanned="1" table:number-rows-spanned="2" table:style-name="ce8">
            <text:p>811</text:p>
          </table:table-cell>
          <table:table-cell office:value-type="float" office:value="595" table:number-columns-spanned="1" table:number-rows-spanned="2" table:style-name="ce8">
            <text:p>59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33" table:number-columns-spanned="1" table:number-rows-spanned="2" table:style-name="ce9">
            <text:p>1,4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99593" table:number-columns-spanned="1" table:number-rows-spanned="2" table:style-name="ce9">
            <text:p>99,593</text:p>
          </table:table-cell>
          <table:table-cell office:value-type="float" office:value="71150" table:number-columns-spanned="1" table:number-rows-spanned="2" table:style-name="ce9">
            <text:p>71,150</text:p>
          </table:table-cell>
          <table:table-cell office:value-type="float" office:value="170743" table:number-columns-spanned="1" table:number-rows-spanned="2" table:style-name="ce9">
            <text:p>170,743</text:p>
          </table:table-cell>
          <table:table-cell office:value-type="float" office:value="136989" table:number-columns-spanned="1" table:number-rows-spanned="2" table:style-name="ce9">
            <text:p>136,989</text:p>
          </table:table-cell>
          <table:table-cell office:value-type="float" office:value="7719" table:number-columns-spanned="1" table:number-rows-spanned="2" table:style-name="ce9">
            <text:p>7,719</text:p>
          </table:table-cell>
          <table:table-cell office:value-type="float" office:value="5097" table:number-columns-spanned="1" table:number-rows-spanned="2" table:style-name="ce9">
            <text:p>5,097</text:p>
          </table:table-cell>
          <table:table-cell office:value-type="float" office:value="2609" table:number-columns-spanned="1" table:number-rows-spanned="2" table:style-name="ce9">
            <text:p>2,609</text:p>
          </table:table-cell>
          <table:table-cell office:value-type="float" office:value="2769" table:number-columns-spanned="1" table:number-rows-spanned="2" table:style-name="ce9">
            <text:p>2,769</text:p>
          </table:table-cell>
          <table:table-cell office:value-type="float" office:value="582" table:number-columns-spanned="1" table:number-rows-spanned="2" table:style-name="ce8">
            <text:p>582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4471" table:number-columns-spanned="1" table:number-rows-spanned="2" table:style-name="ce9">
            <text:p>4,471</text:p>
          </table:table-cell>
          <table:table-cell office:value-type="float" office:value="3735" table:number-columns-spanned="1" table:number-rows-spanned="2" table:style-name="ce9">
            <text:p>3,735</text:p>
          </table:table-cell>
          <table:table-cell office:value-type="float" office:value="1607" table:number-columns-spanned="1" table:number-rows-spanned="2" table:style-name="ce9">
            <text:p>1,607</text:p>
          </table:table-cell>
          <table:table-cell office:value-type="float" office:value="385" table:number-columns-spanned="1" table:number-rows-spanned="2" table:style-name="ce8">
            <text:p>385</text:p>
          </table:table-cell>
          <table:table-cell office:value-type="float" office:value="4539" table:number-columns-spanned="1" table:number-rows-spanned="2" table:style-name="ce9">
            <text:p>4,53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70743" table:number-columns-spanned="1" table:number-rows-spanned="2" table:style-name="ce9">
            <text:p>170,743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88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5:40:52Z</meta:creation-date>
    <dc:date>2020-08-28T05:41:14Z</dc:date>
  </office:meta>
</office:document-meta>
</file>